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paragraph-rsid="0021601c" style:font-size-asian="12pt" style:font-size-complex="12pt"/>
    </style:style>
    <style:style style:name="P2" style:family="paragraph" style:parent-style-name="Standard">
      <style:text-properties style:font-name="Liberation Serif" fo:font-size="12pt" officeooo:rsid="0021601c" officeooo:paragraph-rsid="0021601c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242626" style:font-size-asian="12pt" style:font-size-complex="12pt"/>
    </style:style>
    <style:style style:name="P4" style:family="paragraph" style:parent-style-name="Standard">
      <style:text-properties style:font-name="Liberation Serif" fo:font-size="12pt" fo:font-weight="bold" officeooo:paragraph-rsid="0021601c" style:font-size-asian="12pt" style:font-weight-asian="bold" style:font-size-complex="12pt"/>
    </style:style>
    <style:style style:name="P5" style:family="paragraph" style:parent-style-name="Standard">
      <style:text-properties fo:color="#c45911" style:font-name="Liberation Serif" fo:font-size="12pt" officeooo:paragraph-rsid="0021601c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272162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292d26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2a64ec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af90e" style:font-size-asian="12pt" style:font-size-complex="12pt"/>
    </style:style>
    <style:style style:name="P10" style:family="paragraph" style:parent-style-name="Standard" style:master-page-name="Standard">
      <style:paragraph-properties style:page-number="auto"/>
      <style:text-properties fo:color="#262626" style:font-name="Liberation Serif" fo:font-size="12pt" officeooo:paragraph-rsid="0021601c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color="#ff6600" fo:font-weight="normal"/>
    </style:style>
    <style:style style:name="T6" style:family="text">
      <style:text-properties fo:color="#ff6600" fo:font-weight="normal" style:font-weight-asian="bold"/>
    </style:style>
    <style:style style:name="T7" style:family="text">
      <style:text-properties fo:color="#000000" fo:font-weight="normal"/>
    </style:style>
    <style:style style:name="T8" style:family="text">
      <style:text-properties fo:color="#000000" fo:font-weight="normal" style:font-weight-asian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"><text:span text:style-name="T3">Vāženāme</text:span> Vāženāme</text:p>
        <text:p text:style-name="P5"><text:span text:style-name="T1">Dars-e</text:span> 1</text:p>
        <text:p text:style-name="P6"><text:span text:style-name="T2">ahvālporsi </text:span><text:span text:style-name="T4">Gruß m; Begrüßung f</text:span></text:p>
        <text:p text:style-name="P6"><text:span text:style-name="T2">aknun </text:span><text:span text:style-name="T4">jetzt; nun</text:span></text:p>
        <text:p text:style-name="P6"><text:span text:style-name="T2">alāqemand </text:span><text:span text:style-name="T4">interessiert; zugeneigt</text:span></text:p>
        <text:p text:style-name="P6"><text:span text:style-name="T2">amme </text:span><text:span text:style-name="T4">Schwester des Vaters; Tante f</text:span></text:p>
        <text:p text:style-name="P6"><text:span text:style-name="T2">amu </text:span><text:span text:style-name="T4">Bruder des Vaters; Onkel m</text:span></text:p>
        <text:p text:style-name="P6"><text:span text:style-name="T2">āmuzgār </text:span><text:span text:style-name="T4">Lehrer(in f) m; Lehrmeister m</text:span></text:p>
        <text:p text:style-name="P6"><text:span text:style-name="T2">ānhā </text:span><text:span text:style-name="T4">jene; sie</text:span></text:p>
        <text:p text:style-name="P6"><text:span text:style-name="T2">asr be xeyr </text:span><text:span text:style-name="T4">guten Abend</text:span></text:p>
        <text:p text:style-name="P6"><text:span text:style-name="T2">barādar </text:span><text:span text:style-name="T4">Bruder m</text:span></text:p>
        <text:p text:style-name="P1"><text:span text:style-name="T2">bāzi </text:span><text:span text:style-name="T4">Spiel n</text:span></text:p>
        <text:p text:style-name="P1"><text:span text:style-name="T2">be </text:span><text:span text:style-name="T4">nach; zu; auf; in</text:span></text:p>
        <text:p text:style-name="P6"><text:span text:style-name="T2">bimār </text:span><text:span text:style-name="T4">krank; Kranke f/m; Patient(in f) m</text:span></text:p>
        <text:p text:style-name="P6"><text:span text:style-name="T2">boland </text:span><text:span text:style-name="T4">hoch; lang; laut</text:span></text:p>
        <text:p text:style-name="P6"><text:span text:style-name="T2">budan (hast, bāš) </text:span><text:span text:style-name="T4">sein; existieren</text:span></text:p>
        <text:p text:style-name="P6"><text:span text:style-name="T2">cāq </text:span><text:span text:style-name="T4">dick; fett</text:span></text:p>
        <text:p text:style-name="P6"><text:span text:style-name="T2">cetowr </text:span><text:span text:style-name="T4">wie</text:span></text:p>
        <text:p text:style-name="P6"><text:span text:style-name="T2">ci </text:span><text:span text:style-name="T4">was</text:span></text:p>
        <text:p text:style-name="P6"><text:span text:style-name="T2">daftar </text:span><text:span text:style-name="T4">Büro n; Heft n</text:span></text:p>
        <text:p text:style-name="P6"><text:span text:style-name="T2">dānešāmuz </text:span><text:span text:style-name="T4">Schüler(in f) m</text:span></text:p>
        <text:p text:style-name="P6"><text:span text:style-name="T2">dānešju </text:span><text:span text:style-name="T4">Student(in f) m</text:span></text:p>
        <text:p text:style-name="P6"><text:span text:style-name="T2">dar </text:span><text:span text:style-name="T4">in; an; Tür f; Deckel m</text:span></text:p>
        <text:p text:style-name="P6"><text:span text:style-name="T2">dāyi </text:span><text:span text:style-name="T4">Bruder der Mutter; Onkel m</text:span></text:p>
        <text:p text:style-name="P6"><text:span text:style-name="T2">doxtar </text:span><text:span text:style-name="T4">Mädchen n; Tochter f</text:span></text:p>
        <text:p text:style-name="P7"><text:span text:style-name="T2">doxtaramme </text:span><text:span text:style-name="T4">Cousine f; Kusine f;</text:span><text:span text:style-name="T2"> </text:span><text:span text:style-name="T4">Tochter der Schwester des Vaters</text:span></text:p>
        <text:p text:style-name="P7"><text:span text:style-name="T2">doxtaramu </text:span><text:span text:style-name="T4">Cousine f; Kusine f; Tochter</text:span><text:span text:style-name="T2"> </text:span><text:span text:style-name="T4">des Bruders des Vaters</text:span></text:p>
        <text:p text:style-name="P1"><text:span text:style-name="T2">doxtardāyi </text:span><text:span text:style-name="T4">Cousine f; Kusine f; Tochter</text:span><text:span text:style-name="T2"> </text:span><text:span text:style-name="T4">des Bruders der Mutter</text:span></text:p>
        <text:p text:style-name="P1"><text:span text:style-name="T2">doxtarxāle </text:span><text:span text:style-name="T4">Cousine f; Kusine f; Tochter</text:span><text:span text:style-name="T2"> </text:span><text:span text:style-name="T4">der Schwester der Mutter</text:span></text:p>
        <text:p text:style-name="P1"><text:span text:style-name="T2">esm </text:span><text:span text:style-name="T4">Name m</text:span></text:p>
        <text:p text:style-name="P6"><text:span text:style-name="T2">fārsi </text:span><text:span text:style-name="T4">persisch; Persisch n</text:span></text:p>
        <text:p text:style-name="P6"><text:span text:style-name="T2">gorosne </text:span><text:span text:style-name="T4">hungrig</text:span></text:p>
        <text:p text:style-name="P6"><text:span text:style-name="T2">hāl </text:span><text:span text:style-name="T4">Stimmung f; Laune f</text:span></text:p>
        <text:p text:style-name="P6"><text:span text:style-name="T2">ham </text:span><text:span text:style-name="T4">auch</text:span></text:p>
        <text:p text:style-name="P6"><text:span text:style-name="T2">hamconin </text:span><text:span text:style-name="T4">auch; ebenfalls</text:span></text:p>
        <text:p text:style-name="P6"><text:span text:style-name="T2">hamintowr </text:span><text:span text:style-name="T4">auch; ebenso</text:span></text:p>
        <text:p text:style-name="P1"><text:span text:style-name="T2">irāni </text:span><text:span text:style-name="T4">Iraner(in f) m; iranisch; Perser(in f)</text:span><text:span text:style-name="T2"> </text:span><text:span text:style-name="T4">m</text:span></text:p>
        <text:p text:style-name="P1"><text:span text:style-name="T2">jāru </text:span><text:span text:style-name="T4">Besen m</text:span></text:p>
        <text:p text:style-name="P6"><text:span text:style-name="T2">kānādāyi </text:span><text:span text:style-name="T4">Kanadier(in f) m; kanadisch</text:span></text:p>
        <text:p text:style-name="P6"><text:span text:style-name="T2">kārgar </text:span><text:span text:style-name="T4">Arbeiter(in f) m</text:span></text:p>
        <text:p text:style-name="P1"><text:span text:style-name="T2">kārmand </text:span><text:span text:style-name="T4">Angestellte f/m</text:span></text:p>
        <text:p text:style-name="P6"><text:span text:style-name="T2">kelās </text:span><text:span text:style-name="T4">Klasse f; Klassenzimmer n; Kurs m</text:span></text:p>
        <text:p text:style-name="P6"><text:span text:style-name="T2">ketāb </text:span><text:span text:style-name="T4">Buch m</text:span></text:p>
        <text:p text:style-name="P6"><text:span text:style-name="T2">lebās </text:span><text:span text:style-name="T4">Kleidung f</text:span></text:p>
        <text:p text:style-name="P6"><text:span text:style-name="T2">mā </text:span><text:span text:style-name="T4">wir; uns; unser</text:span></text:p>
        <text:p text:style-name="P6"><text:span text:style-name="T2">mādar </text:span><text:span text:style-name="T4">Mutter f</text:span></text:p>
        <text:p text:style-name="P6"><text:span text:style-name="T2">mamnun </text:span><text:span text:style-name="T4">dankbar</text:span></text:p>
        <text:p text:style-name="P6"><text:span text:style-name="T2">man </text:span><text:span text:style-name="T4">ich; mich; mein</text:span></text:p>
        <text:p text:style-name="P6"><text:span text:style-name="T2">māšin </text:span><text:span text:style-name="T4">Auto n; Maschine f</text:span></text:p>
        <text:p text:style-name="P6"><text:span text:style-name="T2">mersi </text:span><text:span text:style-name="T4">danke</text:span></text:p>
        <text:p text:style-name="P6"><text:span text:style-name="T2">metro </text:span><text:span text:style-name="T4">U‐Bahn f</text:span></text:p>
        <text:p text:style-name="P6"><text:span text:style-name="T2">moallem </text:span><text:span text:style-name="T4">Lehrer(in f) m</text:span></text:p>
        <text:p text:style-name="P6"><text:span text:style-name="T2">mohandes </text:span><text:span text:style-name="T4">Ingenieur(in f) m</text:span></text:p>
        <text:p text:style-name="P6"><text:span text:style-name="T2">motešakker </text:span><text:span text:style-name="T4">dankbar</text:span></text:p>
        <text:p text:style-name="P6"><text:span text:style-name="T2">nām </text:span><text:span text:style-name="T4">Name m; Ruf m</text:span></text:p>
        <text:p text:style-name="P6"><text:span text:style-name="T2">nānvā </text:span><text:span text:style-name="T4">Bäcker m</text:span></text:p>
        <text:p text:style-name="P1"><text:soft-page-break/><text:span text:style-name="T2">nevisande </text:span><text:span text:style-name="T4">Autor(in f) m; Schreiber m;</text:span><text:span text:style-name="T2"> </text:span><text:span text:style-name="T4">Schriftsteller(in f) m</text:span></text:p>
        <text:p text:style-name="P6"><text:span text:style-name="T2">ostād </text:span><text:span text:style-name="T4">Meister(in f) m; Professor(in f) m</text:span></text:p>
        <text:p text:style-name="P6"><text:span text:style-name="T2">parastār </text:span><text:span text:style-name="T4">Krankenschwester f</text:span></text:p>
        <text:p text:style-name="P6"><text:span text:style-name="T2">pārk </text:span><text:span text:style-name="T4">Park m; Parken n; Parkplatz m</text:span></text:p>
        <text:p text:style-name="P6"><text:span text:style-name="T2">pedar </text:span><text:span text:style-name="T4">Vater m</text:span></text:p>
        <text:p text:style-name="P1"><text:span text:style-name="T2">pesar </text:span><text:span text:style-name="T4">Sohn m; Junge m</text:span></text:p>
        <text:p text:style-name="P1"><text:span text:style-name="T2">pesaramme </text:span><text:span text:style-name="T4">Cousin m; Vetter m; Sohn</text:span><text:span text:style-name="T2"> </text:span><text:span text:style-name="T4">der Schwester des Vaters</text:span></text:p>
        <text:p text:style-name="P1"><text:span text:style-name="T2">pesaramu </text:span><text:span text:style-name="T4">Cousin m; Vetter m; Sohn des</text:span><text:span text:style-name="T2"> </text:span><text:span text:style-name="T4">Bruders des Vaters</text:span></text:p>
        <text:p text:style-name="P1"><text:span text:style-name="T2">pesardāyi </text:span><text:span text:style-name="T4">Cousin m; Vetter m; Sohn des</text:span><text:span text:style-name="T2"> </text:span><text:span text:style-name="T4">Bruders der Mutter</text:span></text:p>
        <text:p text:style-name="P1"><text:span text:style-name="T2">pesarxāle </text:span><text:span text:style-name="T4">Cousin m; Vetter m; Sohn der</text:span><text:span text:style-name="T2"> </text:span><text:span text:style-name="T4">Schwester der Mutter</text:span></text:p>
        <text:p text:style-name="P6"><text:span text:style-name="T2">pezešk </text:span><text:span text:style-name="T4">Arzt m; Ärztin f</text:span></text:p>
        <text:p text:style-name="P6"><text:span text:style-name="T2">polis </text:span><text:span text:style-name="T4">Polizei f; Polizist(in f) m</text:span></text:p>
        <text:p text:style-name="P6"><text:span text:style-name="T2">qadkutāh </text:span><text:span text:style-name="T4">klein</text:span></text:p>
        <text:p text:style-name="P6"><text:span text:style-name="T2">rādio </text:span><text:span text:style-name="T4">Radio n; Rundfunk m</text:span></text:p>
        <text:p text:style-name="P6"><text:span text:style-name="T2">rang </text:span><text:span text:style-name="T4">Farbe f; Farbton m</text:span></text:p>
        <text:p text:style-name="P6"><text:span text:style-name="T2">rāzi </text:span><text:span text:style-name="T4">zufrieden</text:span></text:p>
        <text:p text:style-name="P3"><text:span text:style-name="T2">Ruz e xub i dāšte bāšid! </text:span><text:span text:style-name="T4">Haben Sie einen</text:span><text:span text:style-name="T2"> </text:span><text:span text:style-name="T4">schönen Tag!</text:span></text:p>
        <text:p text:style-name="P6"><text:span text:style-name="T2">šab be xeyr </text:span><text:span text:style-name="T4">gute Nacht; guten Abend</text:span></text:p>
        <text:p text:style-name="P6"><text:span text:style-name="T2">sabz </text:span><text:span text:style-name="T4">grün; Grün n</text:span></text:p>
        <text:p text:style-name="P1"><text:span text:style-name="T2">salām </text:span><text:span text:style-name="T4">Gruß m</text:span></text:p>
        <text:p text:style-name="P1"><text:span text:style-name="T2">sedā </text:span><text:span text:style-name="T4">Stimme f; Klang m; Laut m; Ton m</text:span></text:p>
        <text:p text:style-name="P1"><text:span text:style-name="T2">širin </text:span><text:span text:style-name="T4">süß</text:span></text:p>
        <text:p text:style-name="P6"><text:span text:style-name="T2">sobh be xeyr </text:span><text:span text:style-name="T4">guten Morgen</text:span></text:p>
        <text:p text:style-name="P6"><text:span text:style-name="T2">šomā </text:span><text:span text:style-name="T4">ihr; euch; euer</text:span></text:p>
        <text:p text:style-name="P6"><text:span text:style-name="T2">šoql </text:span><text:span text:style-name="T4">Arbeit f; Beruf m</text:span></text:p>
        <text:p text:style-name="P6"><text:span text:style-name="T2">tešne </text:span><text:span text:style-name="T4">durstig</text:span></text:p>
        <text:p text:style-name="P1"><text:span text:style-name="T2">to </text:span><text:span text:style-name="T4">du; dich; dein</text:span></text:p>
        <text:p text:style-name="P6"><text:span text:style-name="T2">u </text:span><text:span text:style-name="T4">er; sie; ihn; ihm; ihr; sein</text:span></text:p>
        <text:p text:style-name="P6"><text:span text:style-name="T2">va </text:span><text:span text:style-name="T4">und</text:span></text:p>
        <text:p text:style-name="P1"><text:span text:style-name="T2">xāhar </text:span><text:span text:style-name="T4">Schwester f</text:span></text:p>
        <text:p text:style-name="P6"><text:span text:style-name="T2">xāle </text:span><text:span text:style-name="T4">Schwester der Mutter; Tante f</text:span></text:p>
        <text:p text:style-name="P6"><text:span text:style-name="T2">xāne </text:span><text:span text:style-name="T4">Haus n; Heim n</text:span></text:p>
        <text:p text:style-name="P6"><text:span text:style-name="T2">xayyāt </text:span><text:span text:style-name="T4">Schneider(in f) m</text:span></text:p>
        <text:p text:style-name="P7"><text:span text:style-name="T2">xayyāti </text:span><text:span text:style-name="T4">Schneiderei f;</text:span><text:span text:style-name="T2"> </text:span><text:span text:style-name="T4">Schneiderwerkstatt f</text:span></text:p>
        <text:p text:style-name="P7"><text:span text:style-name="T2">xeyl‐i </text:span><text:span text:style-name="T4">sehr; viel</text:span></text:p>
        <text:p text:style-name="P6"><text:span text:style-name="T2">Xodā hāfez </text:span><text:span text:style-name="T4">Auf Wiedersehen!</text:span></text:p>
        <text:p text:style-name="P6"><text:span text:style-name="T2">Xodā negahdār </text:span><text:span text:style-name="T4">Auf Wiedersehen!</text:span></text:p>
        <text:p text:style-name="P6"><text:span text:style-name="T2">xošbaxt‐am </text:span><text:span text:style-name="T4">ich bin erfreut</text:span></text:p>
        <text:p text:style-name="P6"><text:span text:style-name="T2">xošhāl </text:span><text:span text:style-name="T4">froh; fröhlich</text:span></text:p>
        <text:p text:style-name="P1"><text:span text:style-name="T2">xub </text:span><text:span text:style-name="T4">gut; also</text:span></text:p>
        <text:p text:style-name="P6"><text:span text:style-name="T2">zabān </text:span><text:span text:style-name="T4">Sprache f; Zunge f</text:span></text:p>
        <text:p text:style-name="P6"><text:span text:style-name="T2">zohr be xeyr </text:span><text:span text:style-name="T4">guten Tag</text:span></text:p>
        <text:p text:style-name="P5"><text:span text:style-name="T1">Dars-e</text:span> 2</text:p>
        <text:p text:style-name="P1"><text:span text:style-name="T2">ābi </text:span><text:span text:style-name="T4">blau</text:span></text:p>
        <text:p text:style-name="P6"><text:span text:style-name="T2">Afqānestān </text:span><text:span text:style-name="T4">Afghanistan n</text:span></text:p>
        <text:p text:style-name="P6"><text:span text:style-name="T2">ahl </text:span><text:span text:style-name="T4">Einwohner m</text:span></text:p>
        <text:p text:style-name="P6"><text:span text:style-name="T2">ājil </text:span><text:span text:style-name="T4">Naschwerk n</text:span></text:p>
        <text:p text:style-name="P6"><text:span text:style-name="T2">akkās </text:span><text:span text:style-name="T4">Fotograf(in f) m</text:span></text:p>
        <text:p text:style-name="P1"><text:span text:style-name="T2">akkāsi </text:span><text:span text:style-name="T4">Fotoatelier n; Fotografie f;</text:span><text:span text:style-name="T2"> </text:span><text:span text:style-name="T4">Fotographie f</text:span></text:p>
        <text:p text:style-name="P1"><text:span text:style-name="T2">Ālmān </text:span><text:span text:style-name="T4">Deutschland n</text:span></text:p>
        <text:p text:style-name="P6"><text:span text:style-name="T2">ālmāni </text:span><text:span text:style-name="T4">deutsch; Deutsche f/m</text:span></text:p>
        <text:p text:style-name="P6"><text:span text:style-name="T2">Āmrikā </text:span><text:span text:style-name="T4">Amerika</text:span></text:p>
        <text:p text:style-name="P1"><text:span text:style-name="T2">āqā </text:span><text:span text:style-name="T4">Herr m</text:span></text:p>
        <text:p text:style-name="P1"><text:span text:style-name="T2">Arāq </text:span><text:span text:style-name="T4">Irak m</text:span></text:p>
        <text:p text:style-name="P1"><text:span text:style-name="T2">Armanestān </text:span><text:span text:style-name="T4">Armenien</text:span></text:p>
        <text:p text:style-name="P6"><text:span text:style-name="T2">Āsiyā </text:span><text:span text:style-name="T4">Asien n</text:span></text:p>
        <text:p text:style-name="P6"><text:soft-page-break/><text:span text:style-name="T2">āteliye </text:span><text:span text:style-name="T4">Atelier n</text:span></text:p>
        <text:p text:style-name="P6"><text:span text:style-name="T2">az </text:span><text:span text:style-name="T4">von; aus; ab; seit</text:span></text:p>
        <text:p text:style-name="P6"><text:span text:style-name="T2">Āzarbāyjān </text:span><text:span text:style-name="T4">Aserbaidschan</text:span></text:p>
        <text:p text:style-name="P6"><text:span text:style-name="T2">bā </text:span><text:span text:style-name="T4">mit; zu; durch</text:span></text:p>
        <text:p text:style-name="P6"><text:span text:style-name="T2">bā ham </text:span><text:span text:style-name="T4">zusammen</text:span></text:p>
        <text:p text:style-name="P6"><text:span text:style-name="T2">barā </text:span><text:span text:style-name="T4">für</text:span></text:p>
        <text:p text:style-name="P1"><text:span text:style-name="T2">bastani </text:span><text:span text:style-name="T4">Eis n; Speiseeis n</text:span></text:p>
        <text:p text:style-name="P6"><text:span text:style-name="T2">bāz </text:span><text:span text:style-name="T4">offen; wieder; auf; Falke m; geöffnet</text:span></text:p>
        <text:p text:style-name="P6"><text:span text:style-name="T2">bebaxšid </text:span><text:span text:style-name="T4">entschuldigen Sie</text:span></text:p>
        <text:p text:style-name="P6"><text:span text:style-name="T2">bist </text:span><text:span text:style-name="T4">zwanzig</text:span></text:p>
        <text:p text:style-name="P6"><text:span text:style-name="T2">boluz </text:span><text:span text:style-name="T4">Bluse f</text:span></text:p>
        <text:p text:style-name="P6"><text:span text:style-name="T2">bozorg </text:span><text:span text:style-name="T4">groß; großartig; erwachsen</text:span></text:p>
        <text:p text:style-name="P6"><text:span text:style-name="T2">camanzani </text:span><text:span text:style-name="T4">Mähen n</text:span></text:p>
        <text:p text:style-name="P1"><text:span text:style-name="T2">Cin </text:span><text:span text:style-name="T4">China</text:span></text:p>
        <text:p text:style-name="P1"><text:span text:style-name="T2">cini </text:span><text:span text:style-name="T4">Chinese m; Chinesin f; chinesisch;</text:span><text:span text:style-name="T2"> </text:span><text:span text:style-name="T4">Porzellan n</text:span></text:p>
        <text:p text:style-name="P6"><text:span text:style-name="T2">dandānpezešk </text:span><text:span text:style-name="T4">Zahnarzt m; Zahnärztin f</text:span></text:p>
        <text:p text:style-name="P6"><text:span text:style-name="T2">daryā </text:span><text:span text:style-name="T4">Meer n</text:span></text:p>
        <text:p text:style-name="P6"><text:span text:style-name="T2">dāštan (dār) </text:span><text:span text:style-name="T4">haben; besitzen</text:span></text:p>
        <text:p text:style-name="P6"><text:span text:style-name="T2">do </text:span><text:span text:style-name="T4">zwei</text:span></text:p>
        <text:p text:style-name="P6"><text:span text:style-name="T2">dokme </text:span><text:span text:style-name="T4">Knopf m; Taste f</text:span></text:p>
        <text:p text:style-name="P6"><text:span text:style-name="T2">dušize </text:span><text:span text:style-name="T4">Fräulein n</text:span></text:p>
        <text:p text:style-name="P6"><text:span text:style-name="T2">dust </text:span><text:span text:style-name="T4">Freund(in f) m; Bekannte m/f</text:span></text:p>
        <text:p text:style-name="P6"><text:span text:style-name="T2">dust dāštan (dār) </text:span><text:span text:style-name="T4">mögen; lieben</text:span></text:p>
        <text:p text:style-name="P6"><text:span text:style-name="T2">emruz </text:span><text:span text:style-name="T4">heute; heutig</text:span></text:p>
        <text:p text:style-name="P1"><text:span text:style-name="T2">emšab </text:span><text:span text:style-name="T4">heute Abend; heute Nacht</text:span></text:p>
        <text:p text:style-name="P6"><text:span text:style-name="T2">Engelestān </text:span><text:span text:style-name="T4">England</text:span></text:p>
        <text:p text:style-name="P6"><text:span text:style-name="T2">engelisi </text:span><text:span text:style-name="T4">englisch</text:span></text:p>
        <text:p text:style-name="P6"><text:span text:style-name="T2">eynak </text:span><text:span text:style-name="T4">Brille f</text:span></text:p>
        <text:p text:style-name="P1"><text:span text:style-name="T2">farānsavi </text:span><text:span text:style-name="T4">Franzose m; Französin f;</text:span><text:span text:style-name="T2"> </text:span><text:span text:style-name="T4">französisch</text:span></text:p>
        <text:p text:style-name="P6"><text:span text:style-name="T2">Farānse </text:span><text:span text:style-name="T4">Frankreich n</text:span></text:p>
        <text:p text:style-name="P6"><text:span text:style-name="T2">fardā </text:span><text:span text:style-name="T4">morgen</text:span></text:p>
        <text:p text:style-name="P1"><text:span text:style-name="T2">film </text:span><text:span text:style-name="T4">Film m; Streifen m</text:span></text:p>
        <text:p text:style-name="P1"><text:span text:style-name="T2">forsat </text:span><text:span text:style-name="T4">Anlass m; Chance f; Gelegenheit f;</text:span><text:span text:style-name="T2"> </text:span><text:span text:style-name="T4">Möglichkeit f</text:span></text:p>
        <text:p text:style-name="P6"><text:span text:style-name="T2">gerān </text:span><text:span text:style-name="T4">teuer; wertvoll</text:span></text:p>
        <text:p text:style-name="P6"><text:span text:style-name="T2">gereftār </text:span><text:span text:style-name="T4">beschäftigt</text:span></text:p>
        <text:p text:style-name="P1"><text:span text:style-name="T2">hamkelāsi </text:span><text:span text:style-name="T4">Klassenkamerad(in f) m;</text:span><text:span text:style-name="T2"> </text:span><text:span text:style-name="T4">Mitschüler(in f) m</text:span></text:p>
        <text:p text:style-name="P6"><text:span text:style-name="T2">hamsāye </text:span><text:span text:style-name="T4">Nachbar(in f) m; benachbart</text:span></text:p>
        <text:p text:style-name="P6"><text:span text:style-name="T2">hatman </text:span><text:span text:style-name="T4">ganz gewiss; unbedingt</text:span></text:p>
        <text:p text:style-name="P6"><text:span text:style-name="T2">in </text:span><text:span text:style-name="T4">diese(r)[s]; das</text:span></text:p>
        <text:p text:style-name="P6"><text:span text:style-name="T2">Itāliyā </text:span><text:span text:style-name="T4">Italien n</text:span></text:p>
        <text:p text:style-name="P6"><text:span text:style-name="T2">itāliyāyi </text:span><text:span text:style-name="T4">italienisch</text:span></text:p>
        <text:p text:style-name="P6"><text:span text:style-name="T2">jahān </text:span><text:span text:style-name="T4">Welt f</text:span></text:p>
        <text:p text:style-name="P6"><text:span text:style-name="T2">jib </text:span><text:span text:style-name="T4">Tasche f</text:span></text:p>
        <text:p text:style-name="P6"><text:span text:style-name="T2">jomhuri </text:span><text:span text:style-name="T4">Republik f</text:span></text:p>
        <text:p text:style-name="P6"><text:span text:style-name="T2">jonub </text:span><text:span text:style-name="T4">Süd; Süden m</text:span></text:p>
        <text:p text:style-name="P6"><text:span text:style-name="T2">joqrāfiyā </text:span><text:span text:style-name="T4">Geographie f</text:span></text:p>
        <text:p text:style-name="P6"><text:span text:style-name="T2">jozv(‐e) </text:span><text:span text:style-name="T4">unter; Bestandteil m</text:span></text:p>
        <text:p text:style-name="P6"><text:span text:style-name="T2">kešvar </text:span><text:span text:style-name="T4">Land n</text:span></text:p>
        <text:p text:style-name="P6"><text:span text:style-name="T2">kojā </text:span><text:span text:style-name="T4">wo; wohin</text:span></text:p>
        <text:p text:style-name="P6"><text:span text:style-name="T2">kuh </text:span><text:span text:style-name="T4">Berg m</text:span></text:p>
        <text:p text:style-name="P6"><text:span text:style-name="T2">lāqar </text:span><text:span text:style-name="T4">dünn</text:span></text:p>
        <text:p text:style-name="P3"><text:span text:style-name="T2">mazerat mixāham </text:span><text:span text:style-name="T4">Verzeihung f; ich</text:span><text:span text:style-name="T2"> </text:span><text:span text:style-name="T4">entschuldige mich</text:span></text:p>
        <text:p text:style-name="P6"><text:span text:style-name="T2">mantaqe </text:span><text:span text:style-name="T4">Gegend m; Gebiet n; Zone f</text:span></text:p>
        <text:p text:style-name="P6"><text:span text:style-name="T2">mas’uliyat </text:span><text:span text:style-name="T4">Verantwortung f</text:span></text:p>
        <text:p text:style-name="P1"><text:span text:style-name="T2">melliyat </text:span><text:span text:style-name="T4">Nationalität</text:span></text:p>
        <text:p text:style-name="P6"><text:span text:style-name="T2">motālee </text:span><text:span text:style-name="T4">Studium n; Studieren n</text:span></text:p>
        <text:p text:style-name="P6"><text:soft-page-break/><text:span text:style-name="T2">moteassef budan (hast, bāš) </text:span><text:span text:style-name="T4">Leid tun;</text:span><text:span text:style-name="T2"> </text:span><text:span text:style-name="T4">bedauern</text:span></text:p>
        <text:p text:style-name="P3"><text:span text:style-name="T2">nām e xānevādegi </text:span><text:span text:style-name="T4">Familienname m;</text:span><text:span text:style-name="T2"> </text:span><text:span text:style-name="T4">Nachname m; Zuname m</text:span></text:p>
        <text:p text:style-name="P1"><text:span text:style-name="T2">Orupā </text:span><text:span text:style-name="T4">Europa n</text:span></text:p>
        <text:p text:style-name="P3"><text:span text:style-name="T2">ozr mixāham </text:span><text:span text:style-name="T4">Verzeihung f; ich</text:span><text:span text:style-name="T2"> </text:span><text:span text:style-name="T4">entschuldige mich</text:span></text:p>
        <text:p text:style-name="P6"><text:span text:style-name="T2">Pākestān </text:span><text:span text:style-name="T4">Pakistan</text:span></text:p>
        <text:p text:style-name="P6"><text:span text:style-name="T2">panj </text:span><text:span text:style-name="T4">fünf</text:span></text:p>
        <text:p text:style-name="P6"><text:span text:style-name="T2">pāytaxt </text:span><text:span text:style-name="T4">Hauptstadt f</text:span></text:p>
        <text:p text:style-name="P6"><text:span text:style-name="T2">porjam’iyat </text:span><text:span text:style-name="T4">bevölkerungsreich</text:span></text:p>
        <text:p text:style-name="P6"><text:span text:style-name="T2">qadboland </text:span><text:span text:style-name="T4">groß</text:span></text:p>
        <text:p text:style-name="P1"><text:span text:style-name="T2">qadimi </text:span><text:span text:style-name="T4">alt; altmodisch; veraltet</text:span></text:p>
        <text:p text:style-name="P3"><text:span text:style-name="T2">qarār dāštan (dār) </text:span><text:span text:style-name="T4">liegen; stehen; einen</text:span><text:span text:style-name="T2"> </text:span><text:span text:style-name="T4">Termin haben</text:span></text:p>
        <text:p text:style-name="P1"><text:span text:style-name="T2">qarb </text:span><text:span text:style-name="T4">Abendland n; Okzident m; West;</text:span><text:span text:style-name="T2"> </text:span><text:span text:style-name="T4">Westen m</text:span></text:p>
        <text:p text:style-name="P6"><text:span text:style-name="T2">qārre </text:span><text:span text:style-name="T4">Kontinent m</text:span></text:p>
        <text:p text:style-name="P6"><text:span text:style-name="T2">qermez </text:span><text:span text:style-name="T4">rot</text:span></text:p>
        <text:p text:style-name="P6"><text:span text:style-name="T2">reštekuh </text:span><text:span text:style-name="T4">Gebirgskette f</text:span></text:p>
        <text:p text:style-name="P6"><text:span text:style-name="T2">rud </text:span><text:span text:style-name="T4">Fluss m</text:span></text:p>
        <text:p text:style-name="P6"><text:span text:style-name="T2">šahr </text:span><text:span text:style-name="T4">Stadt f</text:span></text:p>
        <text:p text:style-name="P6"><text:span text:style-name="T2">sāl </text:span><text:span text:style-name="T4">Jahr n</text:span></text:p>
        <text:p text:style-name="P6"><text:span text:style-name="T2">samimi </text:span><text:span text:style-name="T4">aufrichtig; eng; herzlich</text:span></text:p>
        <text:p text:style-name="P6"><text:span text:style-name="T2">sargarmi </text:span><text:span text:style-name="T4">Beschäftigung f; Hobby n;</text:span><text:span text:style-name="T2"> </text:span><text:span text:style-name="T4">Unterhaltung f; Zeitvertreib m</text:span></text:p>
        <text:p text:style-name="P1"><text:span text:style-name="T2">šarq </text:span><text:span text:style-name="T4">Morgenland n; Orient m; Ost m;</text:span><text:span text:style-name="T2"> </text:span><text:span text:style-name="T4">Osten m</text:span></text:p>
        <text:p text:style-name="P6"><text:span text:style-name="T2">šenāsnāme </text:span><text:span text:style-name="T4">Geburtsurkunde f</text:span></text:p>
        <text:p text:style-name="P6"><text:span text:style-name="T2">širini </text:span><text:span text:style-name="T4">Gebäck n</text:span></text:p>
        <text:p text:style-name="P6"><text:span text:style-name="T2">šomāl </text:span><text:span text:style-name="T4">Nord; Norden m</text:span></text:p>
        <text:p text:style-name="P6"><text:span text:style-name="T2">surat </text:span><text:span text:style-name="T4">Gesicht n; Form f</text:span></text:p>
        <text:p text:style-name="P6"><text:span text:style-name="T2">ta’til </text:span><text:span text:style-name="T4">geschlossen; Feiertag m</text:span></text:p>
        <text:p text:style-name="P6"><text:span text:style-name="T2">televizion </text:span><text:span text:style-name="T4">Fernsehen n; Fernseher m</text:span></text:p>
        <text:p text:style-name="P6"><text:span text:style-name="T2">tišert </text:span><text:span text:style-name="T4">T‐Shirt n</text:span></text:p>
        <text:p text:style-name="P1"><text:span text:style-name="T2">Tork </text:span><text:span text:style-name="T4">Türke m; Türkin f</text:span></text:p>
        <text:p text:style-name="P6"><text:span text:style-name="T2">Torkamanestān </text:span><text:span text:style-name="T4">Turkmenistan</text:span></text:p>
        <text:p text:style-name="P6"><text:span text:style-name="T2">Torkiye </text:span><text:span text:style-name="T4">Türkei f</text:span></text:p>
        <text:p text:style-name="P6"><text:span text:style-name="T2">xākandāz </text:span><text:span text:style-name="T4">Kehrblech n; Kehrschaufel f</text:span></text:p>
        <text:p text:style-name="P6"><text:span text:style-name="T2">xalij </text:span><text:span text:style-name="T4">Golf m</text:span></text:p>
        <text:p text:style-name="P1"><text:span text:style-name="T2">xān </text:span><text:span text:style-name="T4">Khan m</text:span></text:p>
        <text:p text:style-name="P6"><text:span text:style-name="T2">xānom </text:span><text:span text:style-name="T4">Dame f; Ehefrau f; Frau f; Gattin f</text:span></text:p>
        <text:p text:style-name="P6"><text:span text:style-name="T2">xaste </text:span><text:span text:style-name="T4">müde</text:span></text:p>
        <text:p text:style-name="P6"><text:span text:style-name="T2">Xāvar‐e Miyāne </text:span><text:span text:style-name="T4">Mittlerer Osten</text:span></text:p>
        <text:p text:style-name="P6"><text:span text:style-name="T2">xošbaxt </text:span><text:span text:style-name="T4">glücklich</text:span></text:p>
        <text:p text:style-name="P6"><text:span text:style-name="T2">yek </text:span><text:span text:style-name="T4">eins; eine</text:span></text:p>
        <text:p text:style-name="P6"><text:span text:style-name="T2">Žāpon </text:span><text:span text:style-name="T4">Japan</text:span></text:p>
        <text:p text:style-name="P6"><text:span text:style-name="T2">žāponi </text:span><text:span text:style-name="T4">japanisch</text:span></text:p>
        <text:p text:style-name="P6"><text:span text:style-name="T2">zendegi </text:span><text:span text:style-name="T4">Leben n</text:span></text:p>
        <text:p text:style-name="P6"><text:span text:style-name="T2">zibā </text:span><text:span text:style-name="T4">hübsch; schön</text:span></text:p>
        <text:p text:style-name="P5"><text:span text:style-name="T1">Dars-e</text:span> 3</text:p>
        <text:p text:style-name="P6"><text:span text:style-name="T2">āb </text:span><text:span text:style-name="T4">Wasser n</text:span></text:p>
        <text:p text:style-name="P6"><text:span text:style-name="T2">ābohavā </text:span><text:span text:style-name="T4">Klima n</text:span></text:p>
        <text:p text:style-name="P1"><text:span text:style-name="T2">āmadan (ā) </text:span><text:span text:style-name="T4">kommen</text:span></text:p>
        <text:p text:style-name="P1"><text:span text:style-name="T2">ārāyešgar </text:span><text:span text:style-name="T4">Friseur m; Friseurin f; Friseuse</text:span><text:span text:style-name="T2"> </text:span><text:span text:style-name="T4">f</text:span></text:p>
        <text:p text:style-name="P6"><text:span text:style-name="T2">āšpazi </text:span><text:span text:style-name="T4">Kochen n; Kochkunst f</text:span></text:p>
        <text:p text:style-name="P6"><text:span text:style-name="T2">aziyat kardan (kon) </text:span><text:span text:style-name="T4">ärgern</text:span></text:p>
        <text:p text:style-name="P6"><text:span text:style-name="T2">bacce </text:span><text:span text:style-name="T4">Kind n</text:span></text:p>
        <text:p text:style-name="P1"><text:span text:style-name="T2">bāqce </text:span><text:span text:style-name="T4">Garten m</text:span></text:p>
        <text:p text:style-name="P3"><text:span text:style-name="T2">bar dāštan (dār) </text:span><text:span text:style-name="T4">nehmen</text:span></text:p>
        <text:p text:style-name="P3"><text:span text:style-name="T2">bar gaštan (gard) </text:span><text:span text:style-name="T4">zurückkehren;</text:span><text:span text:style-name="T2"> </text:span><text:span text:style-name="T4">zurückkommen</text:span></text:p>
        <text:p text:style-name="P1"><text:span text:style-name="T2">baxšidan (baxš) </text:span><text:span text:style-name="T4">entschuldigen; geben;</text:span><text:span text:style-name="T2"> </text:span><text:span text:style-name="T4">stiften; vergeben; verzeihen</text:span></text:p>
        <text:p text:style-name="P6"><text:span text:style-name="T2">besyār </text:span><text:span text:style-name="T4">viel; sehr</text:span></text:p>
        <text:p text:style-name="P6"><text:soft-page-break/><text:span text:style-name="T2">bimārestān </text:span><text:span text:style-name="T4">Krankenhaus n</text:span></text:p>
        <text:p text:style-name="P7"><text:span text:style-name="T2">bordan (bar) </text:span><text:span text:style-name="T4">nehmen; tragen;</text:span><text:span text:style-name="T2"> </text:span><text:span text:style-name="T4">gewinnen; siegen; schlagen</text:span></text:p>
        <text:p text:style-name="P7"><text:span text:style-name="T2">cand </text:span><text:span text:style-name="T4">einige; paar; wie viele</text:span></text:p>
        <text:p text:style-name="P6"><text:span text:style-name="T2">cekāre </text:span><text:span text:style-name="T4">was (vom Beruf)</text:span></text:p>
        <text:p text:style-name="P1"><text:span text:style-name="T2">ciz </text:span><text:span text:style-name="T4">Ding n; Gegenstand m; Sache f; Zeug</text:span><text:span text:style-name="T2"> </text:span><text:span text:style-name="T4">n</text:span></text:p>
        <text:p text:style-name="P6"><text:span text:style-name="T2">dānešgāh </text:span><text:span text:style-name="T4">Universität f</text:span></text:p>
        <text:p text:style-name="P6"><text:span text:style-name="T2">darāvardan (āvar) </text:span><text:span text:style-name="T4">herausnehmen;</text:span><text:span text:style-name="T2"> </text:span><text:span text:style-name="T4">herausziehen</text:span></text:p>
        <text:p text:style-name="P1"><text:span text:style-name="T2">dast </text:span><text:span text:style-name="T4">Hand f; Arm m</text:span></text:p>
        <text:p text:style-name="P6"><text:span text:style-name="T2">didan (bin) </text:span><text:span text:style-name="T4">sehen; ansehen; treffen</text:span></text:p>
        <text:p text:style-name="P6"><text:span text:style-name="T2">didani </text:span><text:span text:style-name="T4">sehenswert; Sehenswürdigkeit f</text:span></text:p>
        <text:p text:style-name="P6"><text:span text:style-name="T2">eštebāhi </text:span><text:span text:style-name="T4">falsch</text:span></text:p>
        <text:p text:style-name="P6"><text:span text:style-name="T2">form e sabtenām </text:span><text:span text:style-name="T4">Anmeldeformular n</text:span></text:p>
        <text:p text:style-name="P6"><text:span text:style-name="T2">futbāl </text:span><text:span text:style-name="T4">Fußball m</text:span></text:p>
        <text:p text:style-name="P1"><text:span text:style-name="T2">garm </text:span><text:span text:style-name="T4">warm</text:span></text:p>
        <text:p text:style-name="P7"><text:span text:style-name="T2">gereftan (gir) </text:span><text:span text:style-name="T4">bekommen; erhalten;</text:span><text:span text:style-name="T2"> </text:span><text:span text:style-name="T4">kriegen; nehmen; verhaften</text:span></text:p>
        <text:p text:style-name="P7"><text:span text:style-name="T2">goftan (gu) </text:span><text:span text:style-name="T4">sagen; erzählen</text:span></text:p>
        <text:p text:style-name="P6"><text:span text:style-name="T2">hameciz </text:span><text:span text:style-name="T4">alles</text:span></text:p>
        <text:p text:style-name="P6"><text:span text:style-name="T2">hamiše </text:span><text:span text:style-name="T4">immer; ewig</text:span></text:p>
        <text:p text:style-name="P6"><text:span text:style-name="T2">havā </text:span><text:span text:style-name="T4">Wetter n; Luft f</text:span></text:p>
        <text:p text:style-name="P6"><text:span text:style-name="T2">hayāt </text:span><text:span text:style-name="T4">Hof m; Innenhof m; Leben n</text:span></text:p>
        <text:p text:style-name="P6"><text:span text:style-name="T2">honar </text:span><text:span text:style-name="T4">Kunst f</text:span></text:p>
        <text:p text:style-name="P6"><text:span text:style-name="T2">jāru kešidan (keš) </text:span><text:span text:style-name="T4">kehren</text:span></text:p>
        <text:p text:style-name="P6"><text:span text:style-name="T2">kār </text:span><text:span text:style-name="T4">Arbeit f; Beruf m; Werk n</text:span></text:p>
        <text:p text:style-name="P6"><text:span text:style-name="T2">kardan (kon) </text:span><text:span text:style-name="T4">machen; tun</text:span></text:p>
        <text:p text:style-name="P6"><text:span text:style-name="T2">kenār e </text:span><text:span text:style-name="T4">neben</text:span></text:p>
        <text:p text:style-name="P6"><text:span text:style-name="T2">kerāvāt </text:span><text:span text:style-name="T4">Krawatte f; Schlips m</text:span></text:p>
        <text:p text:style-name="P6"><text:span text:style-name="T2">komak </text:span><text:span text:style-name="T4">Hilfe f</text:span></text:p>
        <text:p text:style-name="P1"><text:span text:style-name="T2">list </text:span><text:span text:style-name="T4">Liste f</text:span></text:p>
        <text:p text:style-name="P6"><text:span text:style-name="T2">livān </text:span><text:span text:style-name="T4">Becher m; Glas n</text:span></text:p>
        <text:p text:style-name="P6"><text:span text:style-name="T2">ma’ruf </text:span><text:span text:style-name="T4">berühmt</text:span></text:p>
        <text:p text:style-name="P6"><text:span text:style-name="T2">mādarbozorg </text:span><text:span text:style-name="T4">Großmutter f; Oma f</text:span></text:p>
        <text:p text:style-name="P6"><text:span text:style-name="T2">mahalli </text:span><text:span text:style-name="T4">einheimisch; lokal</text:span></text:p>
        <text:p text:style-name="P6"><text:span text:style-name="T2">ma’mulan </text:span><text:span text:style-name="T4">gewöhnlich; normalerweise</text:span></text:p>
        <text:p text:style-name="P6"><text:span text:style-name="T2">māndan (mān) </text:span><text:span text:style-name="T4">bleiben</text:span></text:p>
        <text:p text:style-name="P6"><text:span text:style-name="T2">markaz </text:span><text:span text:style-name="T4">Zentrum n</text:span></text:p>
        <text:p text:style-name="P6"><text:span text:style-name="T2">martub </text:span><text:span text:style-name="T4">feucht</text:span></text:p>
        <text:p text:style-name="P6"><text:span text:style-name="T2">me’mār </text:span><text:span text:style-name="T4">Architekt m</text:span></text:p>
        <text:p text:style-name="P6"><text:span text:style-name="T2">mehmān </text:span><text:span text:style-name="T4">Besuch m; Gast m</text:span></text:p>
        <text:p text:style-name="P6"><text:span text:style-name="T2">mekānik </text:span><text:span text:style-name="T4">Mechanik f; Mechaniker m</text:span></text:p>
        <text:p text:style-name="P6"><text:span text:style-name="T2">mo’tadel </text:span><text:span text:style-name="T4">mäßig; mild</text:span></text:p>
        <text:p text:style-name="P6"><text:span text:style-name="T2">mosābeqe </text:span><text:span text:style-name="T4">Wettbewerb m; Spiel n</text:span></text:p>
        <text:p text:style-name="P6"><text:span text:style-name="T2">mosāferat </text:span><text:span text:style-name="T4">Reise f</text:span></text:p>
        <text:p text:style-name="P1"><text:span text:style-name="T2">naqqāš </text:span><text:span text:style-name="T4">Maler(in f) m</text:span></text:p>
        <text:p text:style-name="P1"><text:span text:style-name="T2">nemune </text:span><text:span text:style-name="T4">Beispiel n; Muster n; Probe f;</text:span><text:span text:style-name="T2"> </text:span><text:span text:style-name="T4">Vorbild n</text:span></text:p>
        <text:p text:style-name="P6"><text:span text:style-name="T2">neveštan (nevis) </text:span><text:span text:style-name="T4">schreiben</text:span></text:p>
        <text:p text:style-name="P6"><text:span text:style-name="T2">oftādan (oft) </text:span><text:span text:style-name="T4">fallen; stürzen</text:span></text:p>
        <text:p text:style-name="P6"><text:span text:style-name="T2">ostān </text:span><text:span text:style-name="T4">Provinz f</text:span></text:p>
        <text:p text:style-name="P6"><text:span text:style-name="T2">otāq e pazirāyi </text:span><text:span text:style-name="T4">Wohnzimmer n</text:span></text:p>
        <text:p text:style-name="P6"><text:span text:style-name="T2">pedarbozorg </text:span><text:span text:style-name="T4">Großvater m</text:span></text:p>
        <text:p text:style-name="P6"><text:span text:style-name="T2">por kardan (kon) </text:span><text:span text:style-name="T4">füllen; ausfüllen</text:span></text:p>
        <text:p text:style-name="P6"><text:span text:style-name="T2">porsidan (pors) </text:span><text:span text:style-name="T4">fragen</text:span></text:p>
        <text:p text:style-name="P1"><text:span text:style-name="T2">qal’e </text:span><text:span text:style-name="T4">Burg f</text:span></text:p>
        <text:p text:style-name="P6"><text:span text:style-name="T2">qazā </text:span><text:span text:style-name="T4">Essen n. Speise f; Gericht n</text:span></text:p>
        <text:p text:style-name="P6"><text:span text:style-name="T2">qesse </text:span><text:span text:style-name="T4">Geschichte f; Märchen n;</text:span><text:span text:style-name="T2"> </text:span><text:span text:style-name="T4">Erzählung f</text:span></text:p>
        <text:p text:style-name="P6"><text:span text:style-name="T2">rafiq </text:span><text:span text:style-name="T4">Freund m; Kumpel m</text:span></text:p>
        <text:p text:style-name="P6"><text:span text:style-name="T2">raftan (rav, row) </text:span><text:span text:style-name="T4">gehen</text:span></text:p>
        <text:p text:style-name="P6"><text:soft-page-break/><text:span text:style-name="T2">rāsti </text:span><text:span text:style-name="T4">übrigens</text:span></text:p>
        <text:p text:style-name="P7"><text:span text:style-name="T2">resāndan (resān) </text:span><text:span text:style-name="T4">übermitteln;</text:span><text:span text:style-name="T2"> </text:span><text:span text:style-name="T4">jemanden mitnehmen; ausrichten</text:span></text:p>
        <text:p text:style-name="P7"><text:span text:style-name="T2">rixtan (riz) </text:span><text:span text:style-name="T4">gießen; schütten;</text:span><text:span text:style-name="T2"> </text:span><text:span text:style-name="T4">verschütten</text:span></text:p>
        <text:p text:style-name="P1"><text:span text:style-name="T2">rustā </text:span><text:span text:style-name="T4">Dorf n</text:span></text:p>
        <text:p text:style-name="P1"><text:span text:style-name="T2">ruznāmenegār </text:span><text:span text:style-name="T4">Journalist(in f) m;</text:span><text:span text:style-name="T2"> </text:span><text:span text:style-name="T4">Publizist(in f) m</text:span></text:p>
        <text:p text:style-name="P6"><text:span text:style-name="T2">šab </text:span><text:span text:style-name="T4">Abend m; abends; Nacht f; nachts</text:span></text:p>
        <text:p text:style-name="P6"><text:span text:style-name="T2">sabr </text:span><text:span text:style-name="T4">Geduld f</text:span></text:p>
        <text:p text:style-name="P6"><text:span text:style-name="T2">sābun </text:span><text:span text:style-name="T4">Seife f</text:span></text:p>
        <text:p text:style-name="P6"><text:span text:style-name="T2">sar </text:span><text:span text:style-name="T4">Kopf m</text:span></text:p>
        <text:p text:style-name="P6"><text:span text:style-name="T2">sarsabz </text:span><text:span text:style-name="T4">grün</text:span></text:p>
        <text:p text:style-name="P6"><text:span text:style-name="T2">šodan (šav,</text:span></text:p>
        <text:p text:style-name="P6"><text:span text:style-name="T2">šow) </text:span><text:span text:style-name="T4">werden</text:span></text:p>
        <text:p text:style-name="P6"><text:span text:style-name="T2">sohbat kardan (kon) </text:span><text:span text:style-name="T4">sprechen; reden</text:span></text:p>
        <text:p text:style-name="P6"><text:span text:style-name="T2">šostan (šu) </text:span><text:span text:style-name="T4">waschen</text:span></text:p>
        <text:p text:style-name="P1"><text:span text:style-name="T2">šowhar </text:span><text:span text:style-name="T4">Ehemann m</text:span></text:p>
        <text:p text:style-name="P3"><text:span text:style-name="T2">tamāšā kardan (kon) </text:span><text:span text:style-name="T4">zuschauen;</text:span><text:span text:style-name="T2"> </text:span><text:span text:style-name="T4">beobachten</text:span></text:p>
        <text:p text:style-name="P1"><text:span text:style-name="T2">tamiz </text:span><text:span text:style-name="T4">sauber</text:span></text:p>
        <text:p text:style-name="P1"><text:span text:style-name="T2">tanhā </text:span><text:span text:style-name="T4">allein; einsam; nur</text:span></text:p>
        <text:p text:style-name="P3"><text:span text:style-name="T2">ta’rif kardan (kon) </text:span><text:span text:style-name="T4">erzählen; definieren;</text:span><text:span text:style-name="T2"> </text:span><text:span text:style-name="T4">loben</text:span></text:p>
        <text:p text:style-name="P6"><text:span text:style-name="T2">vakil </text:span><text:span text:style-name="T4">Anwalt m</text:span></text:p>
        <text:p text:style-name="P6"><text:span text:style-name="T2">vali </text:span><text:span text:style-name="T4">aber</text:span></text:p>
        <text:p text:style-name="P1"><text:span text:style-name="T2">xāndan (xān) </text:span><text:span text:style-name="T4">lesen; lernen; studieren;</text:span><text:span text:style-name="T2"> </text:span><text:span text:style-name="T4">singen</text:span></text:p>
        <text:p text:style-name="P6"><text:span text:style-name="T2">xānevāde </text:span><text:span text:style-name="T4">Familie f</text:span></text:p>
        <text:p text:style-name="P6"><text:span text:style-name="T2">xarid </text:span><text:span text:style-name="T4">Einkauf m; Kauf m</text:span></text:p>
        <text:p text:style-name="P6"><text:span text:style-name="T2">xaridan (xar) </text:span><text:span text:style-name="T4">kaufen</text:span></text:p>
        <text:p text:style-name="P6"><text:span text:style-name="T2">yād </text:span><text:span text:style-name="T4">Erinnerung f; Gedächtnis n</text:span></text:p>
        <text:p text:style-name="P6"><text:span text:style-name="T2">yekkam </text:span><text:span text:style-name="T4">ein wenig</text:span></text:p>
        <text:p text:style-name="P1"><text:span text:style-name="T2">zan </text:span><text:span text:style-name="T4">Ehefrau f; Frau f</text:span></text:p>
        <text:p text:style-name="P5"><text:span text:style-name="T1">Dars-e</text:span> 4</text:p>
        <text:p text:style-name="P1"><text:span text:style-name="T2">ādine </text:span><text:span text:style-name="T4">Freitag m</text:span></text:p>
        <text:p text:style-name="P6"><text:span text:style-name="T2">ādres </text:span><text:span text:style-name="T4">Adresse f; Anschrift f</text:span></text:p>
        <text:p text:style-name="P6"><text:span text:style-name="T2">adviye </text:span><text:span text:style-name="T4">Gewürze n/pl</text:span></text:p>
        <text:p text:style-name="P1"><text:span text:style-name="T2">albatte </text:span><text:span text:style-name="T4">natürlich; selbstverständlich;</text:span><text:span text:style-name="T2"> </text:span><text:span text:style-name="T4">jedoch</text:span></text:p>
        <text:p text:style-name="P6"><text:span text:style-name="T2">ālude </text:span><text:span text:style-name="T4">beschmutzt; schmutzig</text:span></text:p>
        <text:p text:style-name="P6"><text:span text:style-name="T2">āmādegi </text:span><text:span text:style-name="T4">Bereitschaft f; Vorbereitung f</text:span></text:p>
        <text:p text:style-name="P6"><text:span text:style-name="T2">ān </text:span><text:span text:style-name="T4">es; jene(r)[s]; Moment m</text:span></text:p>
        <text:p text:style-name="P1"><text:span text:style-name="T2">ānjā </text:span><text:span text:style-name="T4">da; dort</text:span></text:p>
        <text:p text:style-name="P6"><text:span text:style-name="T2">ārāyešgāh </text:span><text:span text:style-name="T4">Frisiersalon m; Friseursalon m</text:span></text:p>
        <text:p text:style-name="P6"><text:span text:style-name="T2">āsān </text:span><text:span text:style-name="T4">leicht</text:span></text:p>
        <text:p text:style-name="P1"><text:span text:style-name="T2">ātaš </text:span><text:span text:style-name="T4">Feuer n</text:span></text:p>
        <text:p text:style-name="P6"><text:span text:style-name="T2">bāhuš </text:span><text:span text:style-name="T4">intelligent; klug</text:span></text:p>
        <text:p text:style-name="P6"><text:span text:style-name="T2">baste </text:span><text:span text:style-name="T4">geschlossen; Paket n</text:span></text:p>
        <text:p text:style-name="P6"><text:span text:style-name="T2">bāzār </text:span><text:span text:style-name="T4">Basar m; Markt m</text:span></text:p>
        <text:p text:style-name="P6"><text:span text:style-name="T2">borj </text:span><text:span text:style-name="T4">Tower m; Turm m</text:span></text:p>
        <text:p text:style-name="P6"><text:span text:style-name="T2">buq </text:span><text:span text:style-name="T4">Hupe f</text:span></text:p>
        <text:p text:style-name="P6"><text:span text:style-name="T2">cāhārpā </text:span><text:span text:style-name="T4">Vierfüßler m</text:span></text:p>
        <text:p text:style-name="P6"><text:span text:style-name="T2">cāhāršanbe </text:span><text:span text:style-name="T4">Mittwoch m</text:span></text:p>
        <text:p text:style-name="P6"><text:span text:style-name="T2">ce </text:span><text:span text:style-name="T4">was; was für ein</text:span></text:p>
        <text:p text:style-name="P6"><text:span text:style-name="T2">cešm </text:span><text:span text:style-name="T4">Auge n</text:span></text:p>
        <text:p text:style-name="P6"><text:span text:style-name="T2">dādan (deh) </text:span><text:span text:style-name="T4">geben</text:span></text:p>
        <text:p text:style-name="P6"><text:span text:style-name="T2">dādgāh </text:span><text:span text:style-name="T4">Gericht n</text:span></text:p>
        <text:p text:style-name="P6"><text:span text:style-name="T2">dāmane </text:span><text:span text:style-name="T4">Domäne f</text:span></text:p>
        <text:p text:style-name="P6"><text:span text:style-name="T2">dāneškade </text:span><text:span text:style-name="T4">Fakultät f</text:span></text:p>
        <text:p text:style-name="P6"><text:span text:style-name="T2">dānešmand </text:span><text:span text:style-name="T4">Wissenschaftler(in f) m</text:span></text:p>
        <text:p text:style-name="P6"><text:span text:style-name="T2">darmāngāh </text:span><text:span text:style-name="T4">Klinik f</text:span></text:p>
        <text:p text:style-name="P1"><text:span text:style-name="T2">darre </text:span><text:span text:style-name="T4">Tal n</text:span></text:p>
        <text:p text:style-name="P6"><text:soft-page-break/><text:span text:style-name="T2">dars xāndan (xān) </text:span><text:span text:style-name="T4">studieren; lernen</text:span></text:p>
        <text:p text:style-name="P6"><text:span text:style-name="T2">daryāce </text:span><text:span text:style-name="T4">See m</text:span></text:p>
        <text:p text:style-name="P6"><text:span text:style-name="T2">delpazir </text:span><text:span text:style-name="T4">angenehm; schön</text:span></text:p>
        <text:p text:style-name="P6"><text:span text:style-name="T2">deraxt </text:span><text:span text:style-name="T4">Baum m</text:span></text:p>
        <text:p text:style-name="P1"><text:span text:style-name="T2">došanbe </text:span><text:span text:style-name="T4">Montag m</text:span></text:p>
        <text:p text:style-name="P3"><text:span text:style-name="T2">emtehān gereftan (gir) </text:span><text:span text:style-name="T4">eine Prüfung</text:span><text:span text:style-name="T2"> </text:span><text:span text:style-name="T4">durchführen</text:span></text:p>
        <text:p text:style-name="P6"><text:span text:style-name="T2">eškāl </text:span><text:span text:style-name="T4">Fehler m; Mangel m</text:span></text:p>
        <text:p text:style-name="P6"><text:span text:style-name="T2">eski </text:span><text:span text:style-name="T4">Ski m</text:span></text:p>
        <text:p text:style-name="P1"><text:span text:style-name="T2">farš </text:span><text:span text:style-name="T4">Teppich m</text:span></text:p>
        <text:p text:style-name="P6"><text:span text:style-name="T2">gerānbahā </text:span><text:span text:style-name="T4">kostbar; wertvoll</text:span></text:p>
        <text:p text:style-name="P6"><text:span text:style-name="T2">hamejā </text:span><text:span text:style-name="T4">überall</text:span></text:p>
        <text:p text:style-name="P1"><text:span text:style-name="T2">jadid </text:span><text:span text:style-name="T4">neu; modern</text:span></text:p>
        <text:p text:style-name="P6"><text:span text:style-name="T2">jāleb </text:span><text:span text:style-name="T4">interessant; sehenswert</text:span></text:p>
        <text:p text:style-name="P6"><text:span text:style-name="T2">javāherāt </text:span><text:span text:style-name="T4">Schmuck m; Juwelen pl</text:span></text:p>
        <text:p text:style-name="P6"><text:span text:style-name="T2">jom’e </text:span><text:span text:style-name="T4">Freitag m</text:span></text:p>
        <text:p text:style-name="P6"><text:span text:style-name="T2">jonubi </text:span><text:span text:style-name="T4">südlich</text:span></text:p>
        <text:p text:style-name="P6"><text:span text:style-name="T2">kalāntari </text:span><text:span text:style-name="T4">Polizeistation f</text:span></text:p>
        <text:p text:style-name="P6"><text:span text:style-name="T2">kam </text:span><text:span text:style-name="T4">wenig; gering</text:span></text:p>
        <text:p text:style-name="P6"><text:span text:style-name="T2">kamābiš </text:span><text:span text:style-name="T4">nahezu; fast</text:span></text:p>
        <text:p text:style-name="P6"><text:span text:style-name="T2">kār kardan (kon) </text:span><text:span text:style-name="T4">arbeiten; funktionieren</text:span></text:p>
        <text:p text:style-name="P6"><text:span text:style-name="T2">kārxāne </text:span><text:span text:style-name="T4">Betrieb m; Fabrik f; Werk n</text:span></text:p>
        <text:p text:style-name="P6"><text:span text:style-name="T2">kāxmuze </text:span><text:span text:style-name="T4">Palastmuseum n</text:span></text:p>
        <text:p text:style-name="P1"><text:span text:style-name="T2">ke </text:span><text:span text:style-name="T4">dass; wer</text:span></text:p>
        <text:p text:style-name="P6"><text:span text:style-name="T2">kešāvarz </text:span><text:span text:style-name="T4">Bauer m; Landwirt m</text:span></text:p>
        <text:p text:style-name="P6"><text:span text:style-name="T2">kucak </text:span><text:span text:style-name="T4">klein</text:span></text:p>
        <text:p text:style-name="P1"><text:span text:style-name="T2">kuce </text:span><text:span text:style-name="T4">Gasse f; Straße f</text:span></text:p>
        <text:p text:style-name="P6"><text:span text:style-name="T2">mahal(l) </text:span><text:span text:style-name="T4">Lage f; Ort m; Platz m; Stelle f</text:span></text:p>
        <text:p text:style-name="P6"><text:span text:style-name="T2">mard </text:span><text:span text:style-name="T4">Mann m</text:span></text:p>
        <text:p text:style-name="P1"><text:span text:style-name="T2">mardom </text:span><text:span text:style-name="T4">Leute pl; Bevölkerung f; Volk n</text:span></text:p>
        <text:p text:style-name="P6"><text:span text:style-name="T2">matab </text:span><text:span text:style-name="T4">Praxis f</text:span></text:p>
        <text:p text:style-name="P6"><text:span text:style-name="T2">mehmānnavāz </text:span><text:span text:style-name="T4">gastfreundlich</text:span></text:p>
        <text:p text:style-name="P6"><text:span text:style-name="T2">mellat </text:span><text:span text:style-name="T4">Nation f</text:span></text:p>
        <text:p text:style-name="P6"><text:span text:style-name="T2">melli </text:span><text:span text:style-name="T4">national</text:span></text:p>
        <text:p text:style-name="P6"><text:span text:style-name="T2">miz </text:span><text:span text:style-name="T4">Tisch m</text:span></text:p>
        <text:p text:style-name="P6"><text:span text:style-name="T2">mohem(m) </text:span><text:span text:style-name="T4">wichtig; bedeutend</text:span></text:p>
        <text:p text:style-name="P6"><text:span text:style-name="T2">monāseb </text:span><text:span text:style-name="T4">geeignet; günstig</text:span></text:p>
        <text:p text:style-name="P6"><text:span text:style-name="T2">monši </text:span><text:span text:style-name="T4">Sekretär(in f) m</text:span></text:p>
        <text:p text:style-name="P6"><text:span text:style-name="T2">moškel </text:span><text:span text:style-name="T4">schwer; Problem n</text:span></text:p>
        <text:p text:style-name="P6"><text:span text:style-name="T2">moteassefāne </text:span><text:span text:style-name="T4">leider</text:span></text:p>
        <text:p text:style-name="P6"><text:span text:style-name="T2">muze </text:span><text:span text:style-name="T4">Museum n</text:span></text:p>
        <text:p text:style-name="P6"><text:span text:style-name="T2">nāšenās </text:span><text:span text:style-name="T4">fremd; unbekannt</text:span></text:p>
        <text:p text:style-name="P6"><text:span text:style-name="T2">nasim </text:span><text:span text:style-name="T4">Brise f</text:span></text:p>
        <text:p text:style-name="P6"><text:span text:style-name="T2">nešān </text:span><text:span text:style-name="T4">Wahrzeichen n; Zeichen n</text:span></text:p>
        <text:p text:style-name="P6"><text:span text:style-name="T2">nešāni </text:span><text:span text:style-name="T4">Adresse f; Anschrift f</text:span></text:p>
        <text:p text:style-name="P6"><text:span text:style-name="T2">nesbatan </text:span><text:span text:style-name="T4">relativ; verhältnismäßig;</text:span><text:span text:style-name="T2"> </text:span><text:span text:style-name="T4">ziemlich</text:span></text:p>
        <text:p text:style-name="P6"><text:span text:style-name="T2">niz </text:span><text:span text:style-name="T4">auch; ebenfalls</text:span></text:p>
        <text:p text:style-name="P6"><text:span text:style-name="T2">noqre </text:span><text:span text:style-name="T4">Silber n</text:span></text:p>
        <text:p text:style-name="P6"><text:span text:style-name="T2">oqyānus </text:span><text:span text:style-name="T4">Ozean m</text:span></text:p>
        <text:p text:style-name="P6"><text:span text:style-name="T2">panjšanbe </text:span><text:span text:style-name="T4">Donnerstag m</text:span></text:p>
        <text:p text:style-name="P6"><text:span text:style-name="T2">parande </text:span><text:span text:style-name="T4">Vogel m</text:span></text:p>
        <text:p text:style-name="P6"><text:span text:style-name="T2">pārce </text:span><text:span text:style-name="T4">Stoff m</text:span></text:p>
        <text:p text:style-name="P6"><text:span text:style-name="T2">pāsox </text:span><text:span text:style-name="T4">Antwort f</text:span></text:p>
        <text:p text:style-name="P6"><text:span text:style-name="T2">pelāk </text:span><text:span text:style-name="T4">Schild n; Hausnummer f</text:span></text:p>
        <text:p text:style-name="P6"><text:span text:style-name="T2">qābeledidan </text:span><text:span text:style-name="T4">sichtbar</text:span></text:p>
        <text:p text:style-name="P6"><text:span text:style-name="T2">qabul šodan (šav, šow) </text:span><text:span text:style-name="T4">bestehen</text:span></text:p>
        <text:p text:style-name="P6"><text:span text:style-name="T2">qafase </text:span><text:span text:style-name="T4">Regal n</text:span></text:p>
        <text:p text:style-name="P6"><text:soft-page-break/><text:span text:style-name="T2">qāli </text:span><text:span text:style-name="T4">Teppich m</text:span></text:p>
        <text:p text:style-name="P6"><text:span text:style-name="T2">resturān </text:span><text:span text:style-name="T4">Restaurant n</text:span></text:p>
        <text:p text:style-name="P6"><text:span text:style-name="T2">ruz </text:span><text:span text:style-name="T4">Tag m</text:span></text:p>
        <text:p text:style-name="P6"><text:span text:style-name="T2">šanbe </text:span><text:span text:style-name="T4">Samstag m; Sonnabend m</text:span></text:p>
        <text:p text:style-name="P6"><text:span text:style-name="T2">sandali </text:span><text:span text:style-name="T4">Stuhl m</text:span></text:p>
        <text:p text:style-name="P6"><text:span text:style-name="T2">saqf </text:span><text:span text:style-name="T4">Dach n; Decke f</text:span></text:p>
        <text:p text:style-name="P6"><text:span text:style-name="T2">sarmā </text:span><text:span text:style-name="T4">Frost m; Kälte f</text:span></text:p>
        <text:p text:style-name="P6"><text:span text:style-name="T2">saxre </text:span><text:span text:style-name="T4">Fels m; Felsen m</text:span></text:p>
        <text:p text:style-name="P6"><text:span text:style-name="T2">saxtgir </text:span><text:span text:style-name="T4">hart; streng</text:span></text:p>
        <text:p text:style-name="P6"><text:span text:style-name="T2">sešanbe </text:span><text:span text:style-name="T4">Dienstag m</text:span></text:p>
        <text:p text:style-name="P6"><text:span text:style-name="T2">seyl </text:span><text:span text:style-name="T4">Flut f</text:span></text:p>
        <text:p text:style-name="P6"><text:span text:style-name="T2">sobh </text:span><text:span text:style-name="T4">Morgen m; morgens</text:span></text:p>
        <text:p text:style-name="P6"><text:span text:style-name="T2">šomāre </text:span><text:span text:style-name="T4">Nummer f; Zahl f</text:span></text:p>
        <text:p text:style-name="P6"><text:span text:style-name="T2">tā </text:span><text:span text:style-name="T4">bis; damit; Stück n</text:span></text:p>
        <text:p text:style-name="P6"><text:span text:style-name="T2">ta’mirgāh </text:span><text:span text:style-name="T4">Werkstatt f</text:span></text:p>
        <text:p text:style-name="P6"><text:span text:style-name="T2">tābestān </text:span><text:span text:style-name="T4">Sommer m</text:span></text:p>
        <text:p text:style-name="P6"><text:span text:style-name="T2">tafrih </text:span><text:span text:style-name="T4">Vergnügen n; Unterhaltung f</text:span></text:p>
        <text:p text:style-name="P6"><text:span text:style-name="T2">talā </text:span><text:span text:style-name="T4">Gold n</text:span></text:p>
        <text:p text:style-name="P6"><text:span text:style-name="T2">taqriban </text:span><text:span text:style-name="T4">ungefähr; fast; zirka</text:span></text:p>
        <text:p text:style-name="P6"><text:span text:style-name="T2">tarsidan (tars) </text:span><text:span text:style-name="T4">Angst haben; sich</text:span><text:span text:style-name="T2"> </text:span><text:span text:style-name="T4">fürchten</text:span></text:p>
        <text:p text:style-name="P1"><text:span text:style-name="T2">tāzi </text:span><text:span text:style-name="T4">Araber m</text:span></text:p>
        <text:p text:style-name="P1"><text:span text:style-name="T2">telefon </text:span><text:span text:style-name="T4">Anruf m; Telefon n; Telefonanruf</text:span><text:span text:style-name="T2"> </text:span><text:span text:style-name="T4">m</text:span></text:p>
        <text:p text:style-name="P6"><text:span text:style-name="T2">telekābin </text:span><text:span text:style-name="T4">Lift m; Sessellift m</text:span></text:p>
        <text:p text:style-name="P6"><text:span text:style-name="T2">tufān </text:span><text:span text:style-name="T4">Sturm m</text:span></text:p>
        <text:p text:style-name="P1"><text:span text:style-name="T2">vaqt </text:span><text:span text:style-name="T4">Zeit f</text:span></text:p>
        <text:p text:style-name="P3"><text:span text:style-name="T2">vojud dāštan (dār) </text:span><text:span text:style-name="T4">existieren</text:span></text:p>
        <text:p text:style-name="P1"><text:span text:style-name="T2">xāreji </text:span><text:span text:style-name="T4">Ausländer(in f) m; ausländisch;</text:span><text:span text:style-name="T2"> </text:span><text:span text:style-name="T4">äußerlich</text:span></text:p>
        <text:p text:style-name="P6"><text:span text:style-name="T2">xāstan (xāh) </text:span><text:span text:style-name="T4">wollen; verlangen</text:span></text:p>
        <text:p text:style-name="P6"><text:span text:style-name="T2">xatarnāk </text:span><text:span text:style-name="T4">gefährlich</text:span></text:p>
        <text:p text:style-name="P1"><text:span text:style-name="T2">xiyābān </text:span><text:span text:style-name="T4">Straße f</text:span></text:p>
        <text:p text:style-name="P6"><text:span text:style-name="T2">xonak </text:span><text:span text:style-name="T4">erfrischend; frisch; kühl</text:span></text:p>
        <text:p text:style-name="P6"><text:span text:style-name="T2">xoškbār </text:span><text:span text:style-name="T4">Trockenobst n</text:span></text:p>
        <text:p text:style-name="P6"><text:span text:style-name="T2">xungarm </text:span><text:span text:style-name="T4">warmherzig; temperamentvoll</text:span></text:p>
        <text:p text:style-name="P6"><text:span text:style-name="T2">yekšanbe </text:span><text:span text:style-name="T4">Sonntag m</text:span></text:p>
        <text:p text:style-name="P6"><text:span text:style-name="T2">zendegi kardan (kon) </text:span><text:span text:style-name="T4">leben; wohnen</text:span></text:p>
        <text:p text:style-name="P6"><text:span text:style-name="T2">zerang </text:span><text:span text:style-name="T4">fleißig; clever; schlau</text:span></text:p>
        <text:p text:style-name="P1"><text:span text:style-name="T2">ziyād </text:span><text:span text:style-name="T4">sehr; viel</text:span></text:p>
        <text:p text:style-name="P5"><text:span text:style-name="T1">Dars-e</text:span> 5</text:p>
        <text:p text:style-name="P1"><text:span text:style-name="T2">ādam </text:span><text:span text:style-name="T4">Adam m; man; Mensch m; Person</text:span><text:span text:style-name="T2"> </text:span><text:span text:style-name="T4">f</text:span></text:p>
        <text:p text:style-name="P1"><text:span text:style-name="T2">ādāms </text:span><text:span text:style-name="T4">Kaugummi m</text:span></text:p>
        <text:p text:style-name="P6"><text:span text:style-name="T2">āhang </text:span><text:span text:style-name="T4">Lied n; Melodie f; Musik f</text:span></text:p>
        <text:p text:style-name="P6"><text:span text:style-name="T2">āqāz </text:span><text:span text:style-name="T4">Beginn m; Start m</text:span></text:p>
        <text:p text:style-name="P1"><text:span text:style-name="T2">āšnāyi </text:span><text:span text:style-name="T4">Bekanntschaft f</text:span></text:p>
        <text:p text:style-name="P6"><text:span text:style-name="T2">ātašbāzi </text:span><text:span text:style-name="T4">Feuerwerk n</text:span></text:p>
        <text:p text:style-name="P6"><text:span text:style-name="T2">avval </text:span><text:span text:style-name="T4">erste(r)[s]; zunächst</text:span></text:p>
        <text:p text:style-name="P6"><text:span text:style-name="T2">avvalin </text:span><text:span text:style-name="T4">erste(r)[s]</text:span></text:p>
        <text:p text:style-name="P6"><text:span text:style-name="T2">āxar </text:span><text:span text:style-name="T4">Ende n; letzte(r)[s]</text:span></text:p>
        <text:p text:style-name="P6"><text:span text:style-name="T2">bahār </text:span><text:span text:style-name="T4">Frühjahr n; Frühling m</text:span></text:p>
        <text:p text:style-name="P6"><text:span text:style-name="T2">barābar </text:span><text:span text:style-name="T4">gleich; gleichwertig</text:span></text:p>
        <text:p text:style-name="P6"><text:span text:style-name="T2">barg </text:span><text:span text:style-name="T4">Blatt n</text:span></text:p>
        <text:p text:style-name="P1"><text:span text:style-name="T2">bāstāni </text:span><text:span text:style-name="T4">antik</text:span></text:p>
        <text:p text:style-name="P3"><text:span text:style-name="T2">baxš bar </text:span><text:span text:style-name="T4">dividiert durch</text:span></text:p>
        <text:p text:style-name="P6"><text:span text:style-name="T2">be alāve‐ye </text:span><text:span text:style-name="T4">zusätzlich zu; plus</text:span></text:p>
        <text:p text:style-name="P6"><text:span text:style-name="T2">be ezāfe‐ye </text:span><text:span text:style-name="T4">zusätzlich zu; plus</text:span></text:p>
        <text:p text:style-name="P3"><text:span text:style-name="T2">be pišvāz raftan (rav, row) </text:span><text:span text:style-name="T4">willkommen</text:span><text:span text:style-name="T2"> </text:span><text:span text:style-name="T4">heißen</text:span></text:p>
        <text:p text:style-name="P6"><text:span text:style-name="T2">beviže </text:span><text:span text:style-name="T4">besonders, insbesondere</text:span></text:p>
        <text:p text:style-name="P6"><text:soft-page-break/><text:span text:style-name="T2">bištar </text:span><text:span text:style-name="T4">mehr; weitere</text:span></text:p>
        <text:p text:style-name="P6"><text:span text:style-name="T2">candom </text:span><text:span text:style-name="T4">der wievielte</text:span></text:p>
        <text:p text:style-name="P6"><text:span text:style-name="T2">candomin </text:span><text:span text:style-name="T4">der wievielte</text:span></text:p>
        <text:p text:style-name="P6"><text:span text:style-name="T2">cekār </text:span><text:span text:style-name="T4">was</text:span></text:p>
        <text:p text:style-name="P6"><text:span text:style-name="T2">dāne </text:span><text:span text:style-name="T4">Stück n; Korn n; Saat f</text:span></text:p>
        <text:p text:style-name="P6"><text:span text:style-name="T2">dastejam’i </text:span><text:span text:style-name="T4">kollektiv; zusammen</text:span></text:p>
        <text:p text:style-name="P6"><text:span text:style-name="T2">derāz </text:span><text:span text:style-name="T4">lang</text:span></text:p>
        <text:p text:style-name="P1"><text:span text:style-name="T2">derāzi </text:span><text:span text:style-name="T4">Länge f</text:span></text:p>
        <text:p text:style-name="P6"><text:span text:style-name="T2">didobāzdid </text:span><text:span text:style-name="T4">Besuch und Gegenbesuch</text:span></text:p>
        <text:p text:style-name="P6"><text:span text:style-name="T2">digar </text:span><text:span text:style-name="T4">andere(r)[s]; weitere; sonstige</text:span></text:p>
        <text:p text:style-name="P6"><text:span text:style-name="T2">dorost </text:span><text:span text:style-name="T4">richtig; korrekt</text:span></text:p>
        <text:p text:style-name="P6"><text:span text:style-name="T2">dotāyi </text:span><text:span text:style-name="T4">doppelt; zweifach</text:span></text:p>
        <text:p text:style-name="P6"><text:span text:style-name="T2">dowr‐e </text:span><text:span text:style-name="T4">um; herum; ringsherum</text:span></text:p>
        <text:p text:style-name="P6"><text:span text:style-name="T2">eyd </text:span><text:span text:style-name="T4">Fest n</text:span></text:p>
        <text:p text:style-name="P6"><text:span text:style-name="T2">eydi </text:span><text:span text:style-name="T4">Neujahrsgeschenk n</text:span></text:p>
        <text:p text:style-name="P6"><text:span text:style-name="T2">farvand </text:span><text:span text:style-name="T4">Zählwort für Flugzeuge</text:span></text:p>
        <text:p text:style-name="P6"><text:span text:style-name="T2">farzand </text:span><text:span text:style-name="T4">Kind n</text:span></text:p>
        <text:p text:style-name="P6"><text:span text:style-name="T2">fasl </text:span><text:span text:style-name="T4">Jahreszeit f; Kapitel n</text:span></text:p>
        <text:p text:style-name="P6"><text:span text:style-name="T2">foruxtan (foruš) </text:span><text:span text:style-name="T4">verkaufen</text:span></text:p>
        <text:p text:style-name="P6"><text:span text:style-name="T2">gāh‐i </text:span><text:span text:style-name="T4">manchmal</text:span></text:p>
        <text:p text:style-name="P6"><text:span text:style-name="T2">gardeš </text:span><text:span text:style-name="T4">Spaziergang m; Drehung f</text:span></text:p>
        <text:p text:style-name="P6"><text:span text:style-name="T2">gāv </text:span><text:span text:style-name="T4">Kuh f; Rind n</text:span></text:p>
        <text:p text:style-name="P6"><text:span text:style-name="T2">gozarāndan (gozarān) </text:span><text:span text:style-name="T4">verbringen</text:span></text:p>
        <text:p text:style-name="P6"><text:span text:style-name="T2">gusfand </text:span><text:span text:style-name="T4">Schaf n</text:span></text:p>
        <text:p text:style-name="P6"><text:span text:style-name="T2">hafte </text:span><text:span text:style-name="T4">Woche f</text:span></text:p>
        <text:p text:style-name="P6"><text:span text:style-name="T2">hame </text:span><text:span text:style-name="T4">alle; ganz</text:span></text:p>
        <text:p text:style-name="P6"><text:span text:style-name="T2">hamegāni </text:span><text:span text:style-name="T4">allgemein; öffentlich</text:span></text:p>
        <text:p text:style-name="P6"><text:span text:style-name="T2">havāpeymā </text:span><text:span text:style-name="T4">Flugzeug n</text:span></text:p>
        <text:p text:style-name="P6"><text:span text:style-name="T2">hengām(‐e) </text:span><text:span text:style-name="T4">Zeit f; während</text:span></text:p>
        <text:p text:style-name="P6"><text:span text:style-name="T2">jānevar </text:span><text:span text:style-name="T4">Lebewesen n; Tier n</text:span></text:p>
        <text:p text:style-name="P1"><text:span text:style-name="T2">jašn </text:span><text:span text:style-name="T4">Feier f; Fest n</text:span></text:p>
        <text:p text:style-name="P6"><text:span text:style-name="T2">javān </text:span><text:span text:style-name="T4">jung; Jugendliche f/m</text:span></text:p>
        <text:p text:style-name="P6"><text:span text:style-name="T2">jeld </text:span><text:span text:style-name="T4">Band m; Etui n; Hülle f</text:span></text:p>
        <text:p text:style-name="P6"><text:span text:style-name="T2">joft </text:span><text:span text:style-name="T4">Paar n</text:span></text:p>
        <text:p text:style-name="P6"><text:span text:style-name="T2">jurāb </text:span><text:span text:style-name="T4">Socke f; Strumpf m</text:span></text:p>
        <text:p text:style-name="P6"><text:span text:style-name="T2">kafš </text:span><text:span text:style-name="T4">Schuh m</text:span></text:p>
        <text:p text:style-name="P6"><text:span text:style-name="T2">kebrit </text:span><text:span text:style-name="T4">Streichholz n</text:span></text:p>
        <text:p text:style-name="P6"><text:span text:style-name="T2">kodām </text:span><text:span text:style-name="T4">welche(r)[s]</text:span></text:p>
        <text:p text:style-name="P6"><text:span text:style-name="T2">kohne </text:span><text:span text:style-name="T4">alt; gebraucht</text:span></text:p>
        <text:p text:style-name="P6"><text:span text:style-name="T2">kotšalvār </text:span><text:span text:style-name="T4">Anzug m</text:span></text:p>
        <text:p text:style-name="P6"><text:span text:style-name="T2">kuhnavardi </text:span><text:span text:style-name="T4">Bergsport m; Bergsteigen n</text:span></text:p>
        <text:p text:style-name="P6"><text:span text:style-name="T2">madrese </text:span><text:span text:style-name="T4">Schule f</text:span></text:p>
        <text:p text:style-name="P6"><text:span text:style-name="T2">magar </text:span><text:span text:style-name="T4">es sei denn; außer</text:span></text:p>
        <text:p text:style-name="P6"><text:span text:style-name="T2">māh </text:span><text:span text:style-name="T4">Monat m; Mond m</text:span></text:p>
        <text:p text:style-name="P6"><text:span text:style-name="T2">mazrae </text:span><text:span text:style-name="T4">Farm f</text:span></text:p>
        <text:p text:style-name="P6"><text:span text:style-name="T2">menhā‐ye </text:span><text:span text:style-name="T4">minus</text:span></text:p>
        <text:p text:style-name="P1"><text:span text:style-name="T2">mive </text:span><text:span text:style-name="T4">Frucht f; Obst n</text:span></text:p>
        <text:p text:style-name="P6"><text:span text:style-name="T2">mobl </text:span><text:span text:style-name="T4">Möbel pl; Möbelstück n</text:span></text:p>
        <text:p text:style-name="P6"><text:span text:style-name="T2">nafar </text:span><text:span text:style-name="T4">Mann m; Person f</text:span></text:p>
        <text:p text:style-name="P6"><text:span text:style-name="T2">nāme </text:span><text:span text:style-name="T4">Brief m</text:span></text:p>
        <text:p text:style-name="P1"><text:span text:style-name="T2">nān </text:span><text:span text:style-name="T4">Brot n</text:span></text:p>
        <text:p text:style-name="P6"><text:span text:style-name="T2">nešastan (nešin) </text:span><text:span text:style-name="T4">sitzen; sich setzen</text:span></text:p>
        <text:p text:style-name="P6"><text:span text:style-name="T2">now </text:span><text:span text:style-name="T4">neu; modern</text:span></text:p>
        <text:p text:style-name="P6"><text:span text:style-name="T2">noxost </text:span><text:span text:style-name="T4">erste(r)[s]; zuerst</text:span></text:p>
        <text:p text:style-name="P6"><text:span text:style-name="T2">noxostin </text:span><text:span text:style-name="T4">erste(r)[s]</text:span></text:p>
        <text:p text:style-name="P6"><text:span text:style-name="T2">omr </text:span><text:span text:style-name="T4">Leben n; Lebensdauer f</text:span></text:p>
        <text:p text:style-name="P6"><text:soft-page-break/><text:span text:style-name="T2">paridan (par) </text:span><text:span text:style-name="T4">fliegen; springen</text:span></text:p>
        <text:p text:style-name="P6"><text:span text:style-name="T2">pas </text:span><text:span text:style-name="T4">dann; also; zurück</text:span></text:p>
        <text:p text:style-name="P6"><text:span text:style-name="T2">pāyiz </text:span><text:span text:style-name="T4">Herbst m</text:span></text:p>
        <text:p text:style-name="P6"><text:span text:style-name="T2">pir </text:span><text:span text:style-name="T4">alt</text:span></text:p>
        <text:p text:style-name="P1"><text:span text:style-name="T2">pirāhan </text:span><text:span text:style-name="T4">Hemd n</text:span></text:p>
        <text:p text:style-name="P6"><text:span text:style-name="T2">qabl </text:span><text:span text:style-name="T4">letzte(r)[s]; früher; vergangen; vor</text:span></text:p>
        <text:p text:style-name="P6"><text:span text:style-name="T2">ra’s </text:span><text:span text:style-name="T4">Zählwort für Tiere; Spitze f</text:span></text:p>
        <text:p text:style-name="P6"><text:span text:style-name="T2">radif </text:span><text:span text:style-name="T4">Reihe f; Serie f</text:span></text:p>
        <text:p text:style-name="P6"><text:span text:style-name="T2">ru </text:span><text:span text:style-name="T4">auf; Gesicht n</text:span></text:p>
        <text:p text:style-name="P3"><text:span text:style-name="T2">rubusi kardan (kon) </text:span><text:span text:style-name="T4">küssen und</text:span><text:span text:style-name="T2"> </text:span><text:span text:style-name="T4">umarmen</text:span></text:p>
        <text:p text:style-name="P6"><text:span text:style-name="T2">sabze </text:span><text:span text:style-name="T4">Gras n</text:span></text:p>
        <text:p text:style-name="P6"><text:span text:style-name="T2">sālem </text:span><text:span text:style-name="T4">gesund</text:span></text:p>
        <text:p text:style-name="P6"><text:span text:style-name="T2">sālruz </text:span><text:span text:style-name="T4">Jahrestag m</text:span></text:p>
        <text:p text:style-name="P1"><text:span text:style-name="T2">sāltahvil </text:span><text:span text:style-name="T4">Moment des Jahresübergangs</text:span></text:p>
        <text:p text:style-name="P6"><text:span text:style-name="T2">šalvār </text:span><text:span text:style-name="T4">Hose f</text:span></text:p>
        <text:p text:style-name="P6"><text:span text:style-name="T2">sarbāz </text:span><text:span text:style-name="T4">Soldat m</text:span></text:p>
        <text:p text:style-name="P6"><text:span text:style-name="T2">sard </text:span><text:span text:style-name="T4">kalt</text:span></text:p>
        <text:p text:style-name="P6"><text:span text:style-name="T2">sekke </text:span><text:span text:style-name="T4">Münze f</text:span></text:p>
        <text:p text:style-name="P6"><text:span text:style-name="T2">senjed </text:span><text:span text:style-name="T4">Mehlbeere f</text:span></text:p>
        <text:p text:style-name="P6"><text:span text:style-name="T2">serke </text:span><text:span text:style-name="T4">Essig m</text:span></text:p>
        <text:p text:style-name="P6"><text:span text:style-name="T2">sešanbešab </text:span><text:span text:style-name="T4">Dienstag Nacht</text:span></text:p>
        <text:p text:style-name="P6"><text:span text:style-name="T2">sib </text:span><text:span text:style-name="T4">Apfel m</text:span></text:p>
        <text:p text:style-name="P1"><text:span text:style-name="T2">sigār </text:span><text:span text:style-name="T4">Zigarette f</text:span></text:p>
        <text:p text:style-name="P6"><text:span text:style-name="T2">sir </text:span><text:span text:style-name="T4">satt; Knoblauch m</text:span></text:p>
        <text:p text:style-name="P6"><text:span text:style-name="T2">sofre </text:span><text:span text:style-name="T4">Tischtuch n</text:span></text:p>
        <text:p text:style-name="P6"><text:span text:style-name="T2">šokolāt </text:span><text:span text:style-name="T4">Schokolade f</text:span></text:p>
        <text:p text:style-name="P6"><text:span text:style-name="T2">šokufe dādan (deh) </text:span><text:span text:style-name="T4">blühen</text:span></text:p>
        <text:p text:style-name="P6"><text:span text:style-name="T2">somāq </text:span><text:span text:style-name="T4">Sumach m</text:span></text:p>
        <text:p text:style-name="P6"><text:span text:style-name="T2">šoru’ </text:span><text:span text:style-name="T4">Beginn m; Start m</text:span></text:p>
        <text:p text:style-name="P6"><text:span text:style-name="T2">sorxi </text:span><text:span text:style-name="T4">Röte f</text:span></text:p>
        <text:p text:style-name="P1"><text:span text:style-name="T2">ta’tilāt </text:span><text:span text:style-name="T4">Ferien f</text:span></text:p>
        <text:p text:style-name="P6"><text:span text:style-name="T2">tabrik goftan (gu) </text:span><text:span text:style-name="T4">gratulieren</text:span></text:p>
        <text:p text:style-name="P6"><text:span text:style-name="T2">tamām </text:span><text:span text:style-name="T4">aus; fertig; ganz; sämtlich</text:span></text:p>
        <text:p text:style-name="P1"><text:span text:style-name="T2">tamizi </text:span><text:span text:style-name="T4">Reinheit f</text:span></text:p>
        <text:p text:style-name="P6"><text:span text:style-name="T2">tan </text:span><text:span text:style-name="T4">Körper m; Leib m</text:span></text:p>
        <text:p text:style-name="P6"><text:span text:style-name="T2">taqsim bar </text:span><text:span text:style-name="T4">dividiert durch</text:span></text:p>
        <text:p text:style-name="P6"><text:span text:style-name="T2">term </text:span><text:span text:style-name="T4">Semester n</text:span></text:p>
        <text:p text:style-name="P6"><text:span text:style-name="T2">tiq </text:span><text:span text:style-name="T4">Dorn m; Klinge f</text:span></text:p>
        <text:p text:style-name="P6"><text:span text:style-name="T2">toxmemorq </text:span><text:span text:style-name="T4">Ei n</text:span></text:p>
        <text:p text:style-name="P6"><text:span text:style-name="T2">vasāyel </text:span><text:span text:style-name="T4">Werkzeuge pl; Sachen pl</text:span></text:p>
        <text:p text:style-name="P6"><text:span text:style-name="T2">viže </text:span><text:span text:style-name="T4">besonders; speziell</text:span></text:p>
        <text:p text:style-name="P6"><text:span text:style-name="T2">xānetekāni </text:span><text:span text:style-name="T4">Hausputz m</text:span></text:p>
        <text:p text:style-name="P1"><text:span text:style-name="T2">xatkeš </text:span><text:span text:style-name="T4">Lineal n</text:span></text:p>
        <text:p text:style-name="P1"><text:span text:style-name="T2">yā </text:span><text:span text:style-name="T4">oder; entweder</text:span></text:p>
        <text:p text:style-name="P6"><text:span text:style-name="T2">ya’ni </text:span><text:span text:style-name="T4">nämlich; das bedeutet</text:span></text:p>
        <text:p text:style-name="P6"><text:span text:style-name="T2">yekdigar </text:span><text:span text:style-name="T4">einander</text:span></text:p>
        <text:p text:style-name="P1"><text:span text:style-name="T2">zamin </text:span><text:span text:style-name="T4">Erde f; Fußboden m; Grundstück</text:span><text:span text:style-name="T2"> </text:span><text:span text:style-name="T4">n</text:span></text:p>
        <text:p text:style-name="P6"><text:span text:style-name="T2">zarb dar </text:span><text:span text:style-name="T4">multipliziert mit</text:span></text:p>
        <text:p text:style-name="P6"><text:span text:style-name="T2">zard </text:span><text:span text:style-name="T4">gelb</text:span></text:p>
        <text:p text:style-name="P6"><text:span text:style-name="T2">zarf </text:span><text:span text:style-name="T4">Behälter m; Schale f</text:span></text:p>
        <text:p text:style-name="P6"><text:span text:style-name="T2">zemestān </text:span><text:span text:style-name="T4">Winter m</text:span></text:p>
        <text:p text:style-name="P5"><text:span text:style-name="T1">Dars-e</text:span> 6</text:p>
        <text:p text:style-name="P6"><text:span text:style-name="T2">āmāde kardan (kon) </text:span><text:span text:style-name="T4">vorbereiten</text:span></text:p>
        <text:p text:style-name="P6"><text:span text:style-name="T2">andāxtan (andāz) </text:span><text:span text:style-name="T4">werfen</text:span></text:p>
        <text:p text:style-name="P1"><text:span text:style-name="T2">ātaškade </text:span><text:span text:style-name="T4">Feuertempel m</text:span></text:p>
        <text:p text:style-name="P6"><text:span text:style-name="T2">āvardan (āvar) </text:span><text:span text:style-name="T4">bringen</text:span></text:p>
        <text:p text:style-name="P6"><text:soft-page-break/><text:span text:style-name="T2">aziz </text:span><text:span text:style-name="T4">lieb; Liebling m</text:span></text:p>
        <text:p text:style-name="P6"><text:span text:style-name="T2">azjomle </text:span><text:span text:style-name="T4">darunter; einschließlich</text:span></text:p>
        <text:p text:style-name="P6"><text:span text:style-name="T2">ba’d </text:span><text:span text:style-name="T4">nächste(r)[s]; dann; danach</text:span></text:p>
        <text:p text:style-name="P6"><text:span text:style-name="T2">banā </text:span><text:span text:style-name="T4">Bau m; Gebäude n</text:span></text:p>
        <text:p text:style-name="P6"><text:span text:style-name="T2">bar farāz‐e </text:span><text:span text:style-name="T4">über; oberhalb</text:span></text:p>
        <text:p text:style-name="P6"><text:span text:style-name="T2">cāhārrāh </text:span><text:span text:style-name="T4">Kreuzung f</text:span></text:p>
        <text:p text:style-name="P1"><text:span text:style-name="T2">cap </text:span><text:span text:style-name="T4">links</text:span></text:p>
        <text:p text:style-name="P1"><text:span text:style-name="T2">cerā </text:span><text:span text:style-name="T4">warum; doch</text:span></text:p>
        <text:p text:style-name="P3"><text:span text:style-name="T2">cerāq‐e rāhnamāyi </text:span><text:span text:style-name="T4">Ampel f;</text:span><text:span text:style-name="T2"> </text:span><text:span text:style-name="T4">Verkehrsampel f</text:span></text:p>
        <text:p text:style-name="P6"><text:span text:style-name="T2">con </text:span><text:span text:style-name="T4">da; denn; weil</text:span></text:p>
        <text:p text:style-name="P6"><text:span text:style-name="T2">cubi </text:span><text:span text:style-name="T4">hölzern</text:span></text:p>
        <text:p text:style-name="P6"><text:span text:style-name="T2">dalil </text:span><text:span text:style-name="T4">Grund m</text:span></text:p>
        <text:p text:style-name="P6"><text:span text:style-name="T2">dām </text:span><text:span text:style-name="T4">Falle f</text:span></text:p>
        <text:p text:style-name="P6"><text:span text:style-name="T2">daqiqe </text:span><text:span text:style-name="T4">Minute f</text:span></text:p>
        <text:p text:style-name="P6"><text:span text:style-name="T2">dārā budan (hast; bāš) </text:span><text:span text:style-name="T4">haben; besitzen</text:span></text:p>
        <text:p text:style-name="P6"><text:span text:style-name="T2">daraje </text:span><text:span text:style-name="T4">Grad m; Rang m</text:span></text:p>
        <text:p text:style-name="P1"><text:span text:style-name="T2">dir </text:span><text:span text:style-name="T4">spät</text:span></text:p>
        <text:p text:style-name="P6"><text:span text:style-name="T2">dowr zadan (zan) </text:span><text:span text:style-name="T4">umdrehen</text:span></text:p>
        <text:p text:style-name="P6"><text:span text:style-name="T2">entehā </text:span><text:span text:style-name="T4">Ende n; Schluss m</text:span></text:p>
        <text:p text:style-name="P6"><text:span text:style-name="T2">estesnāan </text:span><text:span text:style-name="T4">ausnahmsweise</text:span></text:p>
        <text:p text:style-name="P6"><text:span text:style-name="T2">e’temād </text:span><text:span text:style-name="T4">Vertrauen n</text:span></text:p>
        <text:p text:style-name="P6"><text:span text:style-name="T2">fer </text:span><text:span text:style-name="T4">Ofen m; Locke f</text:span></text:p>
        <text:p text:style-name="P6"><text:span text:style-name="T2">ferizer </text:span><text:span text:style-name="T4">Gefrierschrank m</text:span></text:p>
        <text:p text:style-name="P6"><text:span text:style-name="T2">garm kardan (kon) </text:span><text:span text:style-name="T4">wärmen; erhitzen</text:span></text:p>
        <text:p text:style-name="P6"><text:span text:style-name="T2">gaštan (gard) </text:span><text:span text:style-name="T4">suchen; drehen</text:span></text:p>
        <text:p text:style-name="P1"><text:span text:style-name="T2">gol </text:span><text:span text:style-name="T4">Blume f; Tor n</text:span></text:p>
        <text:p text:style-name="P1"><text:span text:style-name="T2">gozāštan (gozār) </text:span><text:span text:style-name="T4">lassen; erlauben; legen;</text:span><text:span text:style-name="T2"> </text:span><text:span text:style-name="T4">stellen</text:span></text:p>
        <text:p text:style-name="P1"><text:span text:style-name="T2">haminjā </text:span><text:span text:style-name="T4">genau hier</text:span></text:p>
        <text:p text:style-name="P6"><text:span text:style-name="T2">harārat </text:span><text:span text:style-name="T4">Hitze f; Temperatur f</text:span></text:p>
        <text:p text:style-name="P6"><text:span text:style-name="T2">harekat </text:span><text:span text:style-name="T4">Bewegung f; Abfahrt f</text:span></text:p>
        <text:p text:style-name="P6"><text:span text:style-name="T2">hotel </text:span><text:span text:style-name="T4">Hotel n</text:span></text:p>
        <text:p text:style-name="P1"><text:span text:style-name="T2">injā </text:span><text:span text:style-name="T4">hier</text:span></text:p>
        <text:p text:style-name="P1"><text:span text:style-name="T2">jahāngard </text:span><text:span text:style-name="T4">Tourist(in f) m</text:span></text:p>
        <text:p text:style-name="P1"><text:span text:style-name="T2">jāme’ </text:span><text:span text:style-name="T4">umfassend</text:span></text:p>
        <text:p text:style-name="P6"><text:span text:style-name="T2">lahje </text:span><text:span text:style-name="T4">Akzent m; Dialekt m</text:span></text:p>
        <text:p text:style-name="P6"><text:span text:style-name="T2">lotfan </text:span><text:span text:style-name="T4">bitte</text:span></text:p>
        <text:p text:style-name="P6"><text:span text:style-name="T2">makān </text:span><text:span text:style-name="T4">Lokation f; Platz m</text:span></text:p>
        <text:p text:style-name="P6"><text:span text:style-name="T2">maqāle </text:span><text:span text:style-name="T4">Artikel m; Beitrag m</text:span></text:p>
        <text:p text:style-name="P6"><text:span text:style-name="T2">masjed </text:span><text:span text:style-name="T4">Moschee f</text:span></text:p>
        <text:p text:style-name="P6"><text:span text:style-name="T2">me’māri </text:span><text:span text:style-name="T4">Architektur f</text:span></text:p>
        <text:p text:style-name="P6"><text:span text:style-name="T2">meydān </text:span><text:span text:style-name="T4">Platz m; Feld n</text:span></text:p>
        <text:p text:style-name="P6"><text:span text:style-name="T2">miyān </text:span><text:span text:style-name="T4">zwischen; Mitte f</text:span></text:p>
        <text:p text:style-name="P6"><text:span text:style-name="T2">moddat </text:span><text:span text:style-name="T4">Dauer f; Frist f; Zeit f</text:span></text:p>
        <text:p text:style-name="P6"><text:span text:style-name="T2">mojassamesāzi </text:span><text:span text:style-name="T4">Bildhauerei f</text:span></text:p>
        <text:p text:style-name="P6"><text:span text:style-name="T2">monabbatkāri </text:span><text:span text:style-name="T4">Holzschnitzereien pl</text:span></text:p>
        <text:p text:style-name="P6"><text:span text:style-name="T2">monhaserbefard </text:span><text:span text:style-name="T4">einzigartig</text:span></text:p>
        <text:p text:style-name="P6"><text:span text:style-name="T2">montazer māndan (mān) </text:span><text:span text:style-name="T4">warten</text:span><text:span text:style-name="T2"> </text:span><text:span text:style-name="T4">bleiben</text:span></text:p>
        <text:p text:style-name="P1"><text:span text:style-name="T2">mostaqim </text:span><text:span text:style-name="T4">direkt; gerade; geradeaus;</text:span><text:span text:style-name="T2"> </text:span><text:span text:style-name="T4">unmittelbar</text:span></text:p>
        <text:p text:style-name="P1"><text:span text:style-name="T2">na </text:span><text:span text:style-name="T4">nein; nicht</text:span></text:p>
        <text:p text:style-name="P6"><text:span text:style-name="T2">nārāhat </text:span><text:span text:style-name="T4">besorgt; unbequem</text:span></text:p>
        <text:p text:style-name="P6"><text:span text:style-name="T2">nareside </text:span><text:span text:style-name="T4">vor; unreif</text:span></text:p>
        <text:p text:style-name="P6"><text:span text:style-name="T2">nazdik </text:span><text:span text:style-name="T4">nah; beinahe</text:span></text:p>
        <text:p text:style-name="P6"><text:span text:style-name="T2">negarān </text:span><text:span text:style-name="T4">besorgt; beunruhigt</text:span></text:p>
        <text:p text:style-name="P6"><text:span text:style-name="T2">nimevaqt </text:span><text:span text:style-name="T4">Teilzeit f</text:span></text:p>
        <text:p text:style-name="P6"><text:span text:style-name="T2">omumi </text:span><text:span text:style-name="T4">allgemein; Allgemein‐; öffentlich</text:span></text:p>
        <text:p text:style-name="P6"><text:span text:style-name="T2">otu kešidan (keš) </text:span><text:span text:style-name="T4">bügeln</text:span></text:p>
        <text:p text:style-name="P6"><text:soft-page-break/><text:span text:style-name="T2">pāšidan (pāš) </text:span><text:span text:style-name="T4">sprühen; streuen</text:span></text:p>
        <text:p text:style-name="P6"><text:span text:style-name="T2">pellekāni </text:span><text:span text:style-name="T4">treppenförmig</text:span></text:p>
        <text:p text:style-name="P6"><text:span text:style-name="T2">picidan (pic) </text:span><text:span text:style-name="T4">abbiegen; wickeln</text:span></text:p>
        <text:p text:style-name="P6"><text:span text:style-name="T2">pitzā </text:span><text:span text:style-name="T4">Pizza f</text:span></text:p>
        <text:p text:style-name="P6"><text:span text:style-name="T2">pitzā‐ye hāzeri </text:span><text:span text:style-name="T4">Fertigpizza f</text:span></text:p>
        <text:p text:style-name="P6"><text:span text:style-name="T2">pušeš </text:span><text:span text:style-name="T4">Abdeckung f</text:span></text:p>
        <text:p text:style-name="P6"><text:span text:style-name="T2">pušidan (puš) </text:span><text:span text:style-name="T4">anziehen; tragen</text:span></text:p>
        <text:p text:style-name="P6"><text:span text:style-name="T2">qabl az </text:span><text:span text:style-name="T4">vor</text:span></text:p>
        <text:p text:style-name="P6"><text:span text:style-name="T2">qabul kardan (kon) </text:span><text:span text:style-name="T4">akzeptieren</text:span></text:p>
        <text:p text:style-name="P6"><text:span text:style-name="T2">rāst </text:span><text:span text:style-name="T4">rechts; wahr</text:span></text:p>
        <text:p text:style-name="P6"><text:span text:style-name="T2">rowšan </text:span><text:span text:style-name="T4">deutlich; hell; klar; an</text:span></text:p>
        <text:p text:style-name="P6"><text:span text:style-name="T2">ruyehamrafte </text:span><text:span text:style-name="T4">alles in allem; insgesamt;</text:span><text:span text:style-name="T2"> </text:span><text:span text:style-name="T4">zusammen</text:span></text:p>
        <text:p text:style-name="P6"><text:span text:style-name="T2">šād </text:span><text:span text:style-name="T4">froh; fröhlich</text:span></text:p>
        <text:p text:style-name="P6"><text:span text:style-name="T2">šāh </text:span><text:span text:style-name="T4">König m; Schah m</text:span></text:p>
        <text:p text:style-name="P6"><text:span text:style-name="T2">šām </text:span><text:span text:style-name="T4">Abendessen n</text:span></text:p>
        <text:p text:style-name="P6"><text:span text:style-name="T2">samt </text:span><text:span text:style-name="T4">Richtung f; Seite f; Weg m</text:span></text:p>
        <text:p text:style-name="P6"><text:span text:style-name="T2">sar‐e </text:span><text:span text:style-name="T4">auf; an; um</text:span></text:p>
        <text:p text:style-name="P6"><text:span text:style-name="T2">serāhi </text:span><text:span text:style-name="T4">Gabelung f</text:span></text:p>
        <text:p text:style-name="P6"><text:span text:style-name="T2">šomāli </text:span><text:span text:style-name="T4">Nord‐; nördlich</text:span></text:p>
        <text:p text:style-name="P6"><text:span text:style-name="T2">sonnat </text:span><text:span text:style-name="T4">Tradition f</text:span></text:p>
        <text:p text:style-name="P1"><text:span text:style-name="T2">sonnati </text:span><text:span text:style-name="T4">traditionell; herkömmlich;</text:span><text:span text:style-name="T2"> </text:span><text:span text:style-name="T4">klassisch</text:span></text:p>
        <text:p text:style-name="P1"><text:span text:style-name="T2">sorx </text:span><text:span text:style-name="T4">rot</text:span></text:p>
        <text:p text:style-name="P1"><text:span text:style-name="T2">sorxrang </text:span><text:span text:style-name="T4">rotfarbig</text:span></text:p>
        <text:p text:style-name="P7"><text:span text:style-name="T2">šowharamme </text:span><text:span text:style-name="T4">Ehemann der Tante</text:span><text:span text:style-name="T2"> </text:span><text:span text:style-name="T4">väterlicherseits; Onkel m</text:span></text:p>
        <text:p text:style-name="P7"><text:span text:style-name="T2">šowharxāle </text:span><text:span text:style-name="T4">Ehemann der Tante</text:span><text:span text:style-name="T2"> </text:span><text:span text:style-name="T4">mütterlicherseits; Onkel m</text:span></text:p>
        <text:p text:style-name="P6"><text:span text:style-name="T2">tārixi </text:span><text:span text:style-name="T4">geschichtlich; historisch</text:span></text:p>
        <text:p text:style-name="P6"><text:span text:style-name="T2">tavallod </text:span><text:span text:style-name="T4">Geburt f; Geburtstag m</text:span></text:p>
        <text:p text:style-name="P6"><text:span text:style-name="T2">tekān xordan (xor) </text:span><text:span text:style-name="T4">bewegen</text:span></text:p>
        <text:p text:style-name="P1"><text:span text:style-name="T2">tu </text:span><text:span text:style-name="T4">in; innen</text:span></text:p>
        <text:p text:style-name="P3"><text:span text:style-name="T2">tul kešidan (keš) </text:span><text:span text:style-name="T4">dauern</text:span></text:p>
        <text:p text:style-name="P1"><text:span text:style-name="T2">vižegi </text:span><text:span text:style-name="T4">Besonderheit f; Kennzeichen n;</text:span><text:span text:style-name="T2"> </text:span><text:span text:style-name="T4">Merkmal n</text:span></text:p>
        <text:p text:style-name="P6"><text:span text:style-name="T2">vorudmamnu’ </text:span><text:span text:style-name="T4">Einbahnstraße f</text:span></text:p>
        <text:p text:style-name="P6"><text:span text:style-name="T2">xabar dādan (deh) </text:span><text:span text:style-name="T4">benachrichtigen</text:span></text:p>
        <text:p text:style-name="P6"><text:span text:style-name="T2">xāheš kardan (kon) </text:span><text:span text:style-name="T4">bitten</text:span></text:p>
        <text:p text:style-name="P6"><text:span text:style-name="T2">xāk </text:span><text:span text:style-name="T4">Erdboden m; Staub m</text:span></text:p>
        <text:p text:style-name="P6"><text:span text:style-name="T2">xalabān </text:span><text:span text:style-name="T4">Pilot(in f) m</text:span></text:p>
        <text:p text:style-name="P6"><text:span text:style-name="T2">xānande </text:span><text:span text:style-name="T4">Leser(in f) m; Sänger(in f) m</text:span></text:p>
        <text:p text:style-name="P6"><text:span text:style-name="T2">xordan (xor) </text:span><text:span text:style-name="T4">essen</text:span></text:p>
        <text:p text:style-name="P6"><text:span text:style-name="T2">xoruji </text:span><text:span text:style-name="T4">Ausfahrt f; Ausgang m</text:span></text:p>
        <text:p text:style-name="P6"><text:span text:style-name="T2">yād gereftan (gir) </text:span><text:span text:style-name="T4">lernen</text:span></text:p>
        <text:p text:style-name="P6"><text:span text:style-name="T2">yāddāšt </text:span><text:span text:style-name="T4">Notiz f; Zettel m</text:span></text:p>
        <text:p text:style-name="P6"><text:span text:style-name="T2">yāftan (yāb) </text:span><text:span text:style-name="T4">finden; entdecken</text:span></text:p>
        <text:p text:style-name="P6"><text:span text:style-name="T2">yaxcāl </text:span><text:span text:style-name="T4">Kühlschrank m</text:span></text:p>
        <text:p text:style-name="P6"><text:span text:style-name="T2">yektarafe </text:span><text:span text:style-name="T4">Einbahn‐; einseitig</text:span></text:p>
        <text:p text:style-name="P6"><text:span text:style-name="T2">zanamu </text:span><text:span text:style-name="T4">Frau des Onkels</text:span><text:span text:style-name="T2"> </text:span><text:span text:style-name="T4">väterlicherseits; Tante f</text:span></text:p>
        <text:p text:style-name="P1"><text:span text:style-name="T2">zandāyi </text:span><text:span text:style-name="T4">Frau des Onkels mütterlicher‐</text:span><text:span text:style-name="T2"> </text:span><text:span text:style-name="T4">seits; Tante f</text:span></text:p>
        <text:p text:style-name="P5"><text:span text:style-name="T1">Dars-e</text:span> 7</text:p>
        <text:p text:style-name="P6"><text:span text:style-name="T2">ādāb </text:span><text:span text:style-name="T4">Bräuche pl</text:span></text:p>
        <text:p text:style-name="P6"><text:span text:style-name="T2">aksariyat </text:span><text:span text:style-name="T4">Mehrheit f</text:span></text:p>
        <text:p text:style-name="P6"><text:span text:style-name="T2">al’ān </text:span><text:span text:style-name="T4">jetzt; nun</text:span></text:p>
        <text:p text:style-name="P6"><text:span text:style-name="T2">aqalliyat </text:span><text:span text:style-name="T4">Minderheit f</text:span></text:p>
        <text:p text:style-name="P6"><text:span text:style-name="T2">aqlab </text:span><text:span text:style-name="T4">oft</text:span></text:p>
        <text:p text:style-name="P6"><text:span text:style-name="T2">aqlab‐e </text:span><text:span text:style-name="T4">meist; die meisten</text:span></text:p>
        <text:p text:style-name="P6"><text:span text:style-name="T2">aqrabe </text:span><text:span text:style-name="T4">Zeiger m</text:span></text:p>
        <text:p text:style-name="P6"><text:span text:style-name="T2">aqvām </text:span><text:span text:style-name="T4">Völker pl</text:span></text:p>
        <text:p text:style-name="P6"><text:span text:style-name="T2">Arab </text:span><text:span text:style-name="T4">Araber m</text:span></text:p>
        <text:p text:style-name="P1"><text:soft-page-break/><text:span text:style-name="T2">ārāmeš </text:span><text:span text:style-name="T4">Frieden m; Ruhe f</text:span></text:p>
        <text:p text:style-name="P1"><text:span text:style-name="T2">āri </text:span><text:span text:style-name="T4">ja</text:span></text:p>
        <text:p text:style-name="P6"><text:span text:style-name="T2">armani </text:span><text:span text:style-name="T4">Armenier; armenisch</text:span></text:p>
        <text:p text:style-name="P6"><text:span text:style-name="T2">arusi </text:span><text:span text:style-name="T4">Hochzeit f; Trauung f</text:span></text:p>
        <text:p text:style-name="P6"><text:span text:style-name="T2">āryāyi </text:span><text:span text:style-name="T4">Arier m; arisch</text:span></text:p>
        <text:p text:style-name="P1"><text:span text:style-name="T2">āšnā </text:span><text:span text:style-name="T4">bekannt; Bekannte f/m</text:span></text:p>
        <text:p text:style-name="P1"><text:span text:style-name="T2">asr </text:span><text:span text:style-name="T4">Abend m; Spätnachmittag m; Epoche</text:span><text:span text:style-name="T2"> </text:span><text:span text:style-name="T4">f; Zeitalter n</text:span></text:p>
        <text:p text:style-name="P6"><text:span text:style-name="T2">āšti </text:span><text:span text:style-name="T4">Versöhnung f; Frieden m</text:span></text:p>
        <text:p text:style-name="P6"><text:span text:style-name="T2">āšuri </text:span><text:span text:style-name="T4">Assyrer m; assyrisch</text:span></text:p>
        <text:p text:style-name="P6"><text:span text:style-name="T2">ba’dazzohr </text:span><text:span text:style-name="T4">Nachmittag m</text:span></text:p>
        <text:p text:style-name="P6"><text:span text:style-name="T2">ba’z‐i </text:span><text:span text:style-name="T4">einige; manche</text:span></text:p>
        <text:p text:style-name="P1"><text:span text:style-name="T2">bār </text:span><text:span text:style-name="T4">Mal n; Gepäck n</text:span></text:p>
        <text:p text:style-name="P6"><text:span text:style-name="T2">bargašt </text:span><text:span text:style-name="T4">Rückfahrt f; Rückkehr f; zurück</text:span></text:p>
        <text:p text:style-name="P6"><text:span text:style-name="T2">barx‐i az </text:span><text:span text:style-name="T4">einige; manche(r)[s]</text:span></text:p>
        <text:p text:style-name="P6"><text:span text:style-name="T2">barx‐i </text:span><text:span text:style-name="T4">einige; manche(r)[s]</text:span></text:p>
        <text:p text:style-name="P6"><text:span text:style-name="T2">behtar </text:span><text:span text:style-name="T4">besser</text:span></text:p>
        <text:p text:style-name="P1"><text:span text:style-name="T2">besyār‐i </text:span><text:span text:style-name="T4">viele</text:span></text:p>
        <text:p text:style-name="P6"><text:span text:style-name="T2">bidār šodan (šav, šow) </text:span><text:span text:style-name="T4">aufwachen</text:span></text:p>
        <text:p text:style-name="P6"><text:span text:style-name="T2">bištar‐e </text:span><text:span text:style-name="T4">meist; die meisten</text:span></text:p>
        <text:p text:style-name="P6"><text:span text:style-name="T2">candin </text:span><text:span text:style-name="T4">mehrere</text:span></text:p>
        <text:p text:style-name="P6"><text:span text:style-name="T2">candšanbe </text:span><text:span text:style-name="T4">welcher Wochentag</text:span></text:p>
        <text:p text:style-name="P6"><text:span text:style-name="T2">cetowr magar </text:span><text:span text:style-name="T4">wieso</text:span></text:p>
        <text:p text:style-name="P6"><text:span text:style-name="T2">dānestan (dān) </text:span><text:span text:style-name="T4">kennen; wissen</text:span></text:p>
        <text:p text:style-name="P6"><text:span text:style-name="T2">daqiqešomār </text:span><text:span text:style-name="T4">Minutenzeiger m</text:span></text:p>
        <text:p text:style-name="P6"><text:span text:style-name="T2">dars </text:span><text:span text:style-name="T4">Lektion f; Studium m;</text:span><text:span text:style-name="T2"> </text:span><text:span text:style-name="T4">Lehrveranstaltung f</text:span></text:p>
        <text:p text:style-name="P3"><text:span text:style-name="T2">dars dādan (deh) </text:span><text:span text:style-name="T4">lehren</text:span></text:p>
        <text:p text:style-name="P6"><text:span text:style-name="T2">daste </text:span><text:span text:style-name="T4">Bündel n; Griff m; Gruppe f</text:span></text:p>
        <text:p text:style-name="P6"><text:span text:style-name="T2">davidan </text:span><text:span text:style-name="T4">(dav, dow) rennen</text:span></text:p>
        <text:p text:style-name="P1"><text:span text:style-name="T2">donyā </text:span><text:span text:style-name="T4">Welt f</text:span></text:p>
        <text:p text:style-name="P6"><text:span text:style-name="T2">dur </text:span><text:span text:style-name="T4">entfernt; fern; weit</text:span></text:p>
        <text:p text:style-name="P6"><text:span text:style-name="T2">duš </text:span><text:span text:style-name="T4">Dusche f; Schulter f</text:span></text:p>
        <text:p text:style-name="P3"><text:span text:style-name="T2">e’temād kardan (kon) </text:span><text:span text:style-name="T4">vertrauen; sich</text:span><text:span text:style-name="T2"> </text:span><text:span text:style-name="T4">verlassen</text:span></text:p>
        <text:p text:style-name="P1"><text:span text:style-name="T2">emruze </text:span><text:span text:style-name="T4">heutzutage</text:span></text:p>
        <text:p text:style-name="P6"><text:span text:style-name="T2">esterāhat kardan (kon) </text:span><text:span text:style-name="T4">ruhen; erholen</text:span></text:p>
        <text:p text:style-name="P6"><text:span text:style-name="T2">farhang </text:span><text:span text:style-name="T4">Kultur f</text:span></text:p>
        <text:p text:style-name="P3"><text:span text:style-name="T2">fekr kardan (kon) </text:span><text:span text:style-name="T4">denken; überlegen;</text:span><text:span text:style-name="T2"> </text:span><text:span text:style-name="T4">glauben</text:span></text:p>
        <text:p text:style-name="P6"><text:span text:style-name="T2">film e sinamāyi </text:span><text:span text:style-name="T4">Spielfilm m</text:span></text:p>
        <text:p text:style-name="P6"><text:span text:style-name="T2">gorji </text:span><text:span text:style-name="T4">Georgier m; Georgisch</text:span></text:p>
        <text:p text:style-name="P6"><text:span text:style-name="T2">gozašte </text:span><text:span text:style-name="T4">letzte(r)[s]; vergangen;</text:span><text:span text:style-name="T2"> </text:span><text:span text:style-name="T4">Vergangenheit f</text:span></text:p>
        <text:p text:style-name="P6"><text:span text:style-name="T2">gunāgun </text:span><text:span text:style-name="T4">verschieden</text:span></text:p>
        <text:p text:style-name="P6"><text:span text:style-name="T2">hamān </text:span><text:span text:style-name="T4">dasselbe</text:span></text:p>
        <text:p text:style-name="P6"><text:span text:style-name="T2">hamekas </text:span><text:span text:style-name="T4">jede(r)[s]; alle</text:span></text:p>
        <text:p text:style-name="P6"><text:span text:style-name="T2">hamin </text:span><text:span text:style-name="T4">dasselbe</text:span></text:p>
        <text:p text:style-name="P6"><text:span text:style-name="T2">har </text:span><text:span text:style-name="T4">jede(r)[s]; je; irgendein</text:span></text:p>
        <text:p text:style-name="P6"><text:span text:style-name="T2">harciz </text:span><text:span text:style-name="T4">alles; was immer</text:span></text:p>
        <text:p text:style-name="P6"><text:span text:style-name="T2">harjā </text:span><text:span text:style-name="T4">überall; wo immer</text:span></text:p>
        <text:p text:style-name="P6"><text:span text:style-name="T2">harkas </text:span><text:span text:style-name="T4">jeder(r); wem; wer; wer immer</text:span></text:p>
        <text:p text:style-name="P6"><text:span text:style-name="T2">harkodām </text:span><text:span text:style-name="T4">jede(r)[s]; jeweils</text:span></text:p>
        <text:p text:style-name="P6"><text:span text:style-name="T2">haryek </text:span><text:span text:style-name="T4">jede(r)[s]</text:span></text:p>
        <text:p text:style-name="P6"><text:span text:style-name="T2">hic </text:span><text:span text:style-name="T4">nichts; kein(e)</text:span></text:p>
        <text:p text:style-name="P6"><text:span text:style-name="T2">hicjā </text:span><text:span text:style-name="T4">nirgends; nirgendwo</text:span></text:p>
        <text:p text:style-name="P6"><text:span text:style-name="T2">hickas </text:span><text:span text:style-name="T4">keine(r); niemand</text:span></text:p>
        <text:p text:style-name="P6"><text:span text:style-name="T2">hickodām </text:span><text:span text:style-name="T4">kein(r)[s]</text:span></text:p>
        <text:p text:style-name="P6"><text:span text:style-name="T2">jā </text:span><text:span text:style-name="T4">Platz m; Sitz m; Stelle f; Ort m</text:span></text:p>
        <text:p text:style-name="P6"><text:span text:style-name="T2">jašn‐e tavallod </text:span><text:span text:style-name="T4">Geburtstagsfeier f</text:span></text:p>
        <text:p text:style-name="P6"><text:span text:style-name="T2">jur </text:span><text:span text:style-name="T4">Art f; Sorte f; passend</text:span></text:p>
        <text:p text:style-name="P6"><text:soft-page-break/><text:span text:style-name="T2">kas </text:span><text:span text:style-name="T4">Person f; Individuum n</text:span></text:p>
        <text:p text:style-name="P6"><text:span text:style-name="T2">konsert </text:span><text:span text:style-name="T4">Konzert n</text:span></text:p>
        <text:p text:style-name="P6"><text:span text:style-name="T2">ma’mulan </text:span><text:span text:style-name="T4">normalerweise; gewöhnlich</text:span></text:p>
        <text:p text:style-name="P6"><text:span text:style-name="T2">ma’ni </text:span><text:span text:style-name="T4">Bedeutung f; Sinn m</text:span></text:p>
        <text:p text:style-name="P6"><text:span text:style-name="T2">masihi </text:span><text:span text:style-name="T4">Christ(in f) m; christlich</text:span></text:p>
        <text:p text:style-name="P6"><text:span text:style-name="T2">mazhabi </text:span><text:span text:style-name="T4">religiös</text:span></text:p>
        <text:p text:style-name="P6"><text:span text:style-name="T2">momken </text:span><text:span text:style-name="T4">möglich</text:span></text:p>
        <text:p text:style-name="P6"><text:span text:style-name="T2">morur </text:span><text:span text:style-name="T4">Wiederholung f</text:span></text:p>
        <text:p text:style-name="P1"><text:span text:style-name="T2">mosalmān </text:span><text:span text:style-name="T4">Moslem(in f) m</text:span></text:p>
        <text:p text:style-name="P6"><text:span text:style-name="T2">moxtalef </text:span><text:span text:style-name="T4">unterschiedlich; verschieden</text:span></text:p>
        <text:p text:style-name="P6"><text:span text:style-name="T2">nāhār </text:span><text:span text:style-name="T4">Mittagessen n</text:span></text:p>
        <text:p text:style-name="P6"><text:span text:style-name="T2">narmeš </text:span><text:span text:style-name="T4">Gymnastik f</text:span></text:p>
        <text:p text:style-name="P6"><text:span text:style-name="T2">nešān dādan (deh) </text:span><text:span text:style-name="T4">zeigen</text:span></text:p>
        <text:p text:style-name="P6"><text:span text:style-name="T2">nežād </text:span><text:span text:style-name="T4">Abstammung f; Rasse f</text:span></text:p>
        <text:p text:style-name="P6"><text:span text:style-name="T2">nim </text:span><text:span text:style-name="T4">halb; Hälfte f</text:span></text:p>
        <text:p text:style-name="P1"><text:span text:style-name="T2">Pārs </text:span><text:span text:style-name="T4">Persien n</text:span></text:p>
        <text:p text:style-name="P1"><text:span text:style-name="T2">pārsi </text:span><text:span text:style-name="T4">Perser(in f) m; persisch</text:span></text:p>
        <text:p text:style-name="P6"><text:span text:style-name="T2">paxš‐e mostaqim </text:span><text:span text:style-name="T4">Live‐Übertragung f</text:span></text:p>
        <text:p text:style-name="P6"><text:span text:style-name="T2">peydā kardan (kon) </text:span><text:span text:style-name="T4">finden</text:span></text:p>
        <text:p text:style-name="P6"><text:span text:style-name="T2">rasmi </text:span><text:span text:style-name="T4">amtlich; offiziell</text:span></text:p>
        <text:p text:style-name="P6"><text:span text:style-name="T2">riyāziyāt </text:span><text:span text:style-name="T4">Mathematik f</text:span></text:p>
        <text:p text:style-name="P6"><text:span text:style-name="T2">rob’ </text:span><text:span text:style-name="T4">Viertel m</text:span></text:p>
        <text:p text:style-name="P6"><text:span text:style-name="T2">rosum </text:span><text:span text:style-name="T4">Sitten; Gebräuche</text:span></text:p>
        <text:p text:style-name="P6"><text:span text:style-name="T2">ruzmarre </text:span><text:span text:style-name="T4">alltäglich</text:span></text:p>
        <text:p text:style-name="P1"><text:span text:style-name="T2">sāat </text:span><text:span text:style-name="T4">Uhrzeit f; Stunde f; Uhr f</text:span></text:p>
        <text:p text:style-name="P6"><text:span text:style-name="T2">sālon‐e qazāxori‐ye dānešgāh </text:span><text:span text:style-name="T4">Mensa f</text:span></text:p>
        <text:p text:style-name="P6"><text:span text:style-name="T2">sāniye </text:span><text:span text:style-name="T4">Sekunde f</text:span></text:p>
        <text:p text:style-name="P6"><text:span text:style-name="T2">sāniyešomār </text:span><text:span text:style-name="T4">Sekundenzeiger m</text:span></text:p>
        <text:p text:style-name="P6"><text:span text:style-name="T2">sarzamin </text:span><text:span text:style-name="T4">Land n; Territorium n</text:span></text:p>
        <text:p text:style-name="P6"><text:span text:style-name="T2">sepas </text:span><text:span text:style-name="T4">danach; dann; nachher</text:span></text:p>
        <text:p text:style-name="P6"><text:span text:style-name="T2">sinamā </text:span><text:span text:style-name="T4">Kino n</text:span></text:p>
        <text:p text:style-name="P6"><text:span text:style-name="T2">sobhāne </text:span><text:span text:style-name="T4">Frühstück n</text:span></text:p>
        <text:p text:style-name="P6"><text:span text:style-name="T2">solh </text:span><text:span text:style-name="T4">Frieden m</text:span></text:p>
        <text:p text:style-name="P6"><text:span text:style-name="T2">šoru’</text:span></text:p>
        <text:p text:style-name="P6"><text:span text:style-name="T2">šodan (šav, šow) </text:span><text:span text:style-name="T4">beginnen</text:span></text:p>
        <text:p text:style-name="P6"><text:span text:style-name="T2">su </text:span><text:span text:style-name="T4">Seite f; Richtung f</text:span></text:p>
        <text:p text:style-name="P6"><text:span text:style-name="T2">tafrih kardan (kon) </text:span><text:span text:style-name="T4">amüsieren</text:span></text:p>
        <text:p text:style-name="P6"><text:span text:style-name="T2">tanbal </text:span><text:span text:style-name="T4">faul; träge</text:span></text:p>
        <text:p text:style-name="P6"><text:span text:style-name="T2">teātr </text:span><text:span text:style-name="T4">Theater n</text:span></text:p>
        <text:p text:style-name="P6"><text:span text:style-name="T2">tenis </text:span><text:span text:style-name="T4">Tennis n</text:span></text:p>
        <text:p text:style-name="P1"><text:span text:style-name="T2">tire </text:span><text:span text:style-name="T4">Stamm m; dunkel</text:span></text:p>
        <text:p text:style-name="P6"><text:span text:style-name="T2">Torkaman </text:span><text:span text:style-name="T4">Turkoman m; turkmenisch</text:span></text:p>
        <text:p text:style-name="P6"><text:span text:style-name="T2">xāb </text:span><text:span text:style-name="T4">Schlaf m; Traum m</text:span></text:p>
        <text:p text:style-name="P6"><text:span text:style-name="T2">yahudi </text:span><text:span text:style-name="T4">Jude m; Jüdin f; jüdisch</text:span></text:p>
        <text:p text:style-name="P6"><text:span text:style-name="T2">zartošti </text:span><text:span text:style-name="T4">Zoroastrier m; Zarathustrier m</text:span></text:p>
        <text:p text:style-name="P6"><text:span text:style-name="T2">zohr </text:span><text:span text:style-name="T4">Mittag m; mittags</text:span></text:p>
        <text:p text:style-name="P5"><text:span text:style-name="T1">Dars-e</text:span> 8</text:p>
        <text:p text:style-name="P6"><text:span text:style-name="T2">abrišam </text:span><text:span text:style-name="T4">Seide f</text:span></text:p>
        <text:p text:style-name="P6"><text:span text:style-name="T2">ajale </text:span><text:span text:style-name="T4">Eile f; Hast f</text:span></text:p>
        <text:p text:style-name="P6"><text:span text:style-name="T2">aqab </text:span><text:span text:style-name="T4">zurück; hinten</text:span></text:p>
        <text:p text:style-name="P6"><text:span text:style-name="T2">asbābkeši </text:span><text:span text:style-name="T4">Umzug m</text:span></text:p>
        <text:p text:style-name="P1"><text:span text:style-name="T2">āvizān </text:span><text:span text:style-name="T4">aufgehängt</text:span></text:p>
        <text:p text:style-name="P6"><text:span text:style-name="T2">āvizān kardan (kon) </text:span><text:span text:style-name="T4">aufhängen</text:span></text:p>
        <text:p text:style-name="P6"><text:span text:style-name="T2">bā vojud‐e </text:span><text:span text:style-name="T4">trotz</text:span></text:p>
        <text:p text:style-name="P6"><text:span text:style-name="T2">bāarzeš </text:span><text:span text:style-name="T4">kostbar</text:span></text:p>
        <text:p text:style-name="P6"><text:span text:style-name="T2">bāfande </text:span><text:span text:style-name="T4">Weber m</text:span></text:p>
        <text:p text:style-name="P6"><text:soft-page-break/><text:span text:style-name="T2">bāft </text:span><text:span text:style-name="T4">Gewebe n</text:span></text:p>
        <text:p text:style-name="P6"><text:span text:style-name="T2">bālā </text:span><text:span text:style-name="T4">oben; hoch</text:span></text:p>
        <text:p text:style-name="P6"><text:span text:style-name="T2">bālkon </text:span><text:span text:style-name="T4">Balkon m</text:span></text:p>
        <text:p text:style-name="P6"><text:span text:style-name="T2">banafš </text:span><text:span text:style-name="T4">lila; violett</text:span></text:p>
        <text:p text:style-name="P6"><text:span text:style-name="T2">bar </text:span><text:span text:style-name="T4">auf</text:span></text:p>
        <text:p text:style-name="P6"><text:span text:style-name="T2">bārāni </text:span><text:span text:style-name="T4">Regenmantel m; regnerisch</text:span></text:p>
        <text:p text:style-name="P6"><text:span text:style-name="T2">bastegi dāštan (dār) </text:span><text:span text:style-name="T4">abhängen</text:span></text:p>
        <text:p text:style-name="P6"><text:span text:style-name="T2">be xāter‐e </text:span><text:span text:style-name="T4">wegen</text:span></text:p>
        <text:p text:style-name="P6"><text:span text:style-name="T2">be dun‐e </text:span><text:span text:style-name="T4">ohne</text:span></text:p>
        <text:p text:style-name="P6"><text:span text:style-name="T2">beyn(‐e) </text:span><text:span text:style-name="T4">zwischen; unter</text:span></text:p>
        <text:p text:style-name="P6"><text:span text:style-name="T2">bi </text:span><text:span text:style-name="T4">ohne</text:span></text:p>
        <text:p text:style-name="P6"><text:span text:style-name="T2">birun(‐e) </text:span><text:span text:style-name="T4">aus; außen; außerhalb</text:span></text:p>
        <text:p text:style-name="P6"><text:span text:style-name="T2">candsadsāle </text:span><text:span text:style-name="T4">ein paar hundert Jahre alt</text:span></text:p>
        <text:p text:style-name="P6"><text:span text:style-name="T2">dāman </text:span><text:span text:style-name="T4">Rock m</text:span></text:p>
        <text:p text:style-name="P6"><text:span text:style-name="T2">dar arz‐e </text:span><text:span text:style-name="T4">innerhalb</text:span></text:p>
        <text:p text:style-name="P6"><text:span text:style-name="T2">dar bāre‐ye </text:span><text:span text:style-name="T4">über</text:span></text:p>
        <text:p text:style-name="P6"><text:span text:style-name="T2">dar tul‐e </text:span><text:span text:style-name="T4">entlang</text:span></text:p>
        <text:p text:style-name="P6"><text:span text:style-name="T2">darbāzkon </text:span><text:span text:style-name="T4">Öffner m</text:span></text:p>
        <text:p text:style-name="P1"><text:span text:style-name="T2">darun(‐e) </text:span><text:span text:style-name="T4">in; innerhalb</text:span></text:p>
        <text:p text:style-name="P6"><text:span text:style-name="T2">dastmāl kešidan (keš) </text:span><text:span text:style-name="T4">abwischen</text:span></text:p>
        <text:p text:style-name="P6"><text:span text:style-name="T2">dāxel(‐e) </text:span><text:span text:style-name="T4">in; innerhalb</text:span></text:p>
        <text:p text:style-name="P1"><text:span text:style-name="T2">diruz </text:span><text:span text:style-name="T4">gestern</text:span></text:p>
        <text:p text:style-name="P6"><text:span text:style-name="T2">divār </text:span><text:span text:style-name="T4">Wand f; Mauer f</text:span></text:p>
        <text:p text:style-name="P6"><text:span text:style-name="T2">docarxe </text:span><text:span text:style-name="T4">Fahrrad n</text:span></text:p>
        <text:p text:style-name="P1"><text:span text:style-name="T2">emtehān </text:span><text:span text:style-name="T4">Examen n; Prüfung f; Test m;</text:span><text:span text:style-name="T2"> </text:span><text:span text:style-name="T4">Versuch m</text:span></text:p>
        <text:p text:style-name="P1"><text:span text:style-name="T2">faqat </text:span><text:span text:style-name="T4">nur; bloß</text:span></text:p>
        <text:p text:style-name="P6"><text:span text:style-name="T2">forušgāh </text:span><text:span text:style-name="T4">Geschäft n; Laden m</text:span></text:p>
        <text:p text:style-name="P6"><text:span text:style-name="T2">gārāž </text:span><text:span text:style-name="T4">Garage f</text:span></text:p>
        <text:p text:style-name="P6"><text:span text:style-name="T2">garmkon </text:span><text:span text:style-name="T4">Sportanzug m</text:span></text:p>
        <text:p text:style-name="P6"><text:span text:style-name="T2">goldān </text:span><text:span text:style-name="T4">Blumentopf m; Vase f</text:span></text:p>
        <text:p text:style-name="P1"><text:span text:style-name="T2">gozāreš </text:span><text:span text:style-name="T4">Bericht m; Report m; Reportage</text:span><text:span text:style-name="T2"> </text:span><text:span text:style-name="T4">f</text:span></text:p>
        <text:p text:style-name="P3"><text:span text:style-name="T2">harekat kardan (kon) </text:span><text:span text:style-name="T4">bewegen;</text:span><text:span text:style-name="T2"> </text:span><text:span text:style-name="T4">abfahren</text:span></text:p>
        <text:p text:style-name="P6"><text:span text:style-name="T2">hezārānsāle </text:span><text:span text:style-name="T4">Tausende von Jahren alt</text:span></text:p>
        <text:p text:style-name="P6"><text:span text:style-name="T2">hodud‐e </text:span><text:span text:style-name="T4">etwa</text:span></text:p>
        <text:p text:style-name="P6"><text:span text:style-name="T2">istgāh </text:span><text:span text:style-name="T4">Haltestelle f; Station f</text:span></text:p>
        <text:p text:style-name="P6"><text:span text:style-name="T2">jeliqe </text:span><text:span text:style-name="T4">Weste f</text:span></text:p>
        <text:p text:style-name="P1"><text:span text:style-name="T2">jelow </text:span><text:span text:style-name="T4">vorn</text:span></text:p>
        <text:p text:style-name="P6"><text:span text:style-name="T2">jens </text:span><text:span text:style-name="T4">Geschlecht n; Material n</text:span></text:p>
        <text:p text:style-name="P6"><text:span text:style-name="T2">joz </text:span><text:span text:style-name="T4">außer</text:span></text:p>
        <text:p text:style-name="P6"><text:span text:style-name="T2">kāmpiyuter </text:span><text:span text:style-name="T4">Computer m</text:span></text:p>
        <text:p text:style-name="P6"><text:span text:style-name="T2">kāpšen </text:span><text:span text:style-name="T4">Anorak m; Jacke f</text:span></text:p>
        <text:p text:style-name="P6"><text:span text:style-name="T2">kārt </text:span><text:span text:style-name="T4">Karte f</text:span></text:p>
        <text:p text:style-name="P6"><text:span text:style-name="T2">kārton </text:span><text:span text:style-name="T4">Karton m; Schachtel f</text:span></text:p>
        <text:p text:style-name="P6"><text:span text:style-name="T2">kelid </text:span><text:span text:style-name="T4">Schlüssel m</text:span></text:p>
        <text:p text:style-name="P6"><text:span text:style-name="T2">kerem </text:span><text:span text:style-name="T4">creme; Creme f</text:span></text:p>
        <text:p text:style-name="P6"><text:span text:style-name="T2">kešow </text:span><text:span text:style-name="T4">Schublade f</text:span></text:p>
        <text:p text:style-name="P1"><text:span text:style-name="T2">ketābxāne </text:span><text:span text:style-name="T4">Bibliothek f; Bücherei f;</text:span><text:span text:style-name="T2"> </text:span><text:span text:style-name="T4">Bücherregal n</text:span></text:p>
        <text:p text:style-name="P6"><text:span text:style-name="T2">keyfiyat </text:span><text:span text:style-name="T4">Güte f; Qualität f</text:span></text:p>
        <text:p text:style-name="P6"><text:span text:style-name="T2">kodāmyek </text:span><text:span text:style-name="T4">welche(r)[s]</text:span></text:p>
        <text:p text:style-name="P6"><text:span text:style-name="T2">komak kardan (kon) </text:span><text:span text:style-name="T4">helfen</text:span></text:p>
        <text:p text:style-name="P6"><text:span text:style-name="T2">komod </text:span><text:span text:style-name="T4">Schrank m</text:span></text:p>
        <text:p text:style-name="P6"><text:span text:style-name="T2">kot </text:span><text:span text:style-name="T4">Jacke f; Jackett n</text:span></text:p>
        <text:p text:style-name="P6"><text:span text:style-name="T2">lebās </text:span><text:span text:style-name="T4">Kleidung f</text:span></text:p>
        <text:p text:style-name="P6"><text:span text:style-name="T2">mahsul </text:span><text:span text:style-name="T4">Erzeugnis n; Produkt n</text:span></text:p>
        <text:p text:style-name="P6"><text:span text:style-name="T2">manzur </text:span><text:span text:style-name="T4">Absicht f</text:span></text:p>
        <text:p text:style-name="P6"><text:span text:style-name="T2">mašqul </text:span><text:span text:style-name="T4">beschäftigt; besetzt</text:span></text:p>
        <text:p text:style-name="P6"><text:soft-page-break/><text:span text:style-name="T2">meški </text:span><text:span text:style-name="T4">schwarz</text:span></text:p>
        <text:p text:style-name="P6"><text:span text:style-name="T2">miān‐e </text:span><text:span text:style-name="T4">unter; zwischen</text:span></text:p>
        <text:p text:style-name="P6"><text:span text:style-name="T2">miztahrir </text:span><text:span text:style-name="T4">Schreibtisch m</text:span></text:p>
        <text:p text:style-name="P6"><text:span text:style-name="T2">mosāferat kardan (kon) </text:span><text:span text:style-name="T4">reisen</text:span></text:p>
        <text:p text:style-name="P6"><text:span text:style-name="T2">naqš </text:span><text:span text:style-name="T4">Rolle f; Muster n</text:span></text:p>
        <text:p text:style-name="P1"><text:span text:style-name="T2">nārenji </text:span><text:span text:style-name="T4">orange</text:span></text:p>
        <text:p text:style-name="P6"><text:span text:style-name="T2">Nowruz </text:span><text:span text:style-name="T4">iran. Neujahr</text:span></text:p>
        <text:p text:style-name="P6"><text:span text:style-name="T2">pāltow </text:span><text:span text:style-name="T4">Mantel m</text:span></text:p>
        <text:p text:style-name="P6"><text:span text:style-name="T2">panjere </text:span><text:span text:style-name="T4">Fenster n</text:span></text:p>
        <text:p text:style-name="P6"><text:span text:style-name="T2">pašm </text:span><text:span text:style-name="T4">Fell n; Wolle f</text:span></text:p>
        <text:p text:style-name="P6"><text:span text:style-name="T2">pāyin </text:span><text:span text:style-name="T4">unten; niedrig</text:span></text:p>
        <text:p text:style-name="P1"><text:span text:style-name="T2">piš(‐e) </text:span><text:span text:style-name="T4">letzte(r)[s]; vergangen; vor; vorn;</text:span><text:span text:style-name="T2"> </text:span><text:span text:style-name="T4">bei</text:span></text:p>
        <text:p text:style-name="P6"><text:span text:style-name="T2">pišine </text:span><text:span text:style-name="T4">Vergangenheit f</text:span></text:p>
        <text:p text:style-name="P6"><text:span text:style-name="T2">poliver </text:span><text:span text:style-name="T4">Pullover m</text:span></text:p>
        <text:p text:style-name="P6"><text:span text:style-name="T2">pošt </text:span><text:span text:style-name="T4">hinten; Rücken m</text:span></text:p>
        <text:p text:style-name="P6"><text:span text:style-name="T2">pušāk </text:span><text:span text:style-name="T4">Kleidung f</text:span></text:p>
        <text:p text:style-name="P6"><text:span text:style-name="T2">qahvei </text:span><text:span text:style-name="T4">braun</text:span></text:p>
        <text:p text:style-name="P1"><text:span text:style-name="T2">qālibāfi </text:span><text:span text:style-name="T4">Teppichweben n</text:span></text:p>
        <text:p text:style-name="P6"><text:span text:style-name="T2">qarār dādan (deh) </text:span><text:span text:style-name="T4">setzen; stellen; legen</text:span></text:p>
        <text:p text:style-name="P6"><text:span text:style-name="T2">qeyr az </text:span><text:span text:style-name="T4">außer</text:span></text:p>
        <text:p text:style-name="P1"><text:span text:style-name="T2">qolle </text:span><text:span text:style-name="T4">Gipfel m</text:span></text:p>
        <text:p text:style-name="P6"><text:span text:style-name="T2">rāje’</text:span></text:p>
        <text:p text:style-name="P6"><text:span text:style-name="T2">be </text:span><text:span text:style-name="T4">über; bezüglich</text:span></text:p>
        <text:p text:style-name="P6"><text:span text:style-name="T2">sabad </text:span><text:span text:style-name="T4">Korb m</text:span></text:p>
        <text:p text:style-name="P6"><text:span text:style-name="T2">sabr kardan (kon) </text:span><text:span text:style-name="T4">warten</text:span></text:p>
        <text:p text:style-name="P6"><text:span text:style-name="T2">sāder kardan (kon) </text:span><text:span text:style-name="T4">exportieren;</text:span><text:span text:style-name="T2"> </text:span><text:span text:style-name="T4">ausstellen</text:span></text:p>
        <text:p text:style-name="P1"><text:span text:style-name="T2">sāderkonande </text:span><text:span text:style-name="T4">Exporteur m</text:span></text:p>
        <text:p text:style-name="P6"><text:span text:style-name="T2">šalvārjin </text:span><text:span text:style-name="T4">Jeans pl; Jeanshose f</text:span></text:p>
        <text:p text:style-name="P6"><text:span text:style-name="T2">sanāye‐e dasti </text:span><text:span text:style-name="T4">Handarbeit f;</text:span><text:span text:style-name="T2"> </text:span><text:span text:style-name="T4">Kunsthandwerk n</text:span></text:p>
        <text:p text:style-name="P6"><text:span text:style-name="T2">sarāsar </text:span><text:span text:style-name="T4">überall; ganz</text:span></text:p>
        <text:p text:style-name="P6"><text:span text:style-name="T2">sefid </text:span><text:span text:style-name="T4">Weiß</text:span></text:p>
        <text:p text:style-name="P1"><text:span text:style-name="T2">siyāh </text:span><text:span text:style-name="T4">schwarz</text:span></text:p>
        <text:p text:style-name="P6"><text:span text:style-name="T2">sohbat </text:span><text:span text:style-name="T4">Gespräch n; Unterhaltung f</text:span></text:p>
        <text:p text:style-name="P6"><text:span text:style-name="T2">sormei </text:span><text:span text:style-name="T4">dunkelblau</text:span></text:p>
        <text:p text:style-name="P1"><text:span text:style-name="T2">surati </text:span><text:span text:style-name="T4">rosa</text:span></text:p>
        <text:p text:style-name="P6"><text:span text:style-name="T2">tāblow </text:span><text:span text:style-name="T4">Bild n; Schild n</text:span></text:p>
        <text:p text:style-name="P6"><text:span text:style-name="T2">tappe </text:span><text:span text:style-name="T4">Hügel m</text:span></text:p>
        <text:p text:style-name="P1"><text:span text:style-name="T2">taraf </text:span><text:span text:style-name="T4">Seite f; Richtung f</text:span></text:p>
        <text:p text:style-name="P6"><text:span text:style-name="T2">tarh </text:span><text:span text:style-name="T4">Entwurf m; Skizze f; Zeichnung f</text:span></text:p>
        <text:p text:style-name="P6"><text:span text:style-name="T2">tārix </text:span><text:span text:style-name="T4">Geschichte f</text:span></text:p>
        <text:p text:style-name="P6"><text:span text:style-name="T2">taxt </text:span><text:span text:style-name="T4">Bett n; Thron m</text:span></text:p>
        <text:p text:style-name="P6"><text:span text:style-name="T2">taxtexāb </text:span><text:span text:style-name="T4">Bett n</text:span></text:p>
        <text:p text:style-name="P1"><text:span text:style-name="T2">Tumān </text:span><text:span text:style-name="T4">iran. Währungseinheit; zehn</text:span><text:span text:style-name="T2"> </text:span><text:span text:style-name="T4">Riyal</text:span></text:p>
        <text:p text:style-name="P3"><text:span text:style-name="T2">vāred kardan (kon) </text:span><text:span text:style-name="T4">importieren; einfüh‐</text:span><text:span text:style-name="T2"> </text:span><text:span text:style-name="T4">ren</text:span></text:p>
        <text:p text:style-name="P6"><text:span text:style-name="T2">vasat </text:span><text:span text:style-name="T4">Mitte f</text:span></text:p>
        <text:p text:style-name="P6"><text:span text:style-name="T2">vasile </text:span><text:span text:style-name="T4">Instrument n</text:span></text:p>
        <text:p text:style-name="P6"><text:span text:style-name="T2">vitrin </text:span><text:span text:style-name="T4">Schaufenster n</text:span></text:p>
        <text:p text:style-name="P6"><text:span text:style-name="T2">xāli </text:span><text:span text:style-name="T4">leer</text:span></text:p>
        <text:p text:style-name="P1"><text:span text:style-name="T2">xārej(‐e) </text:span><text:span text:style-name="T4">Ausland n; aus; außen; außer‐</text:span><text:span text:style-name="T2"> </text:span><text:span text:style-name="T4">halb</text:span></text:p>
        <text:p text:style-name="P1"><text:span text:style-name="T2">žākat </text:span><text:span text:style-name="T4">Jacke f</text:span></text:p>
        <text:p text:style-name="P6"><text:span text:style-name="T2">zir‐e </text:span><text:span text:style-name="T4">unter; unterhalb</text:span></text:p>
        <text:p text:style-name="P6"><text:span text:style-name="T2">zirzamin </text:span><text:span text:style-name="T4">Keller m</text:span></text:p>
        <text:p text:style-name="P1"><text:span text:style-name="T2">zur </text:span><text:span text:style-name="T4">Gewalt f; Kraft f; Macht f; Stärke f;</text:span><text:span text:style-name="T2"> </text:span><text:span text:style-name="T4">Zwang m</text:span></text:p>
        <text:p text:style-name="P5"><text:span text:style-name="T1">Dars-e</text:span> 9</text:p>
        <text:p text:style-name="P1"><text:span text:style-name="T2">ābrizeš </text:span><text:span text:style-name="T4">Schnupfen m</text:span></text:p>
        <text:p text:style-name="P6"><text:span text:style-name="T2">adab </text:span><text:span text:style-name="T4">Höflichkeit f; Literatur f</text:span></text:p>
        <text:p text:style-name="P6"><text:soft-page-break/><text:span text:style-name="T2">adas </text:span><text:span text:style-name="T4">Linse f</text:span></text:p>
        <text:p text:style-name="P1"><text:span text:style-name="T2">afsāne </text:span><text:span text:style-name="T4">Fabel f; Märchen n; Mythos m;</text:span><text:span text:style-name="T2"> </text:span><text:span text:style-name="T4">Sage f</text:span></text:p>
        <text:p text:style-name="P6"><text:span text:style-name="T2">ālbālu </text:span><text:span text:style-name="T4">Sauerkirche f</text:span></text:p>
        <text:p text:style-name="P6"><text:span text:style-name="T2">ālu </text:span><text:span text:style-name="T4">Pflaume f</text:span></text:p>
        <text:p text:style-name="P6"><text:span text:style-name="T2">āmuzeš </text:span><text:span text:style-name="T4">Bildung f; Lehre f; Schulung f</text:span></text:p>
        <text:p text:style-name="P6"><text:span text:style-name="T2">anār </text:span><text:span text:style-name="T4">Granatapfel m</text:span></text:p>
        <text:p text:style-name="P1"><text:span text:style-name="T2">angur </text:span><text:span text:style-name="T4">Traube f</text:span></text:p>
        <text:p text:style-name="P1"><text:span text:style-name="T2">anjām </text:span><text:span text:style-name="T4">Durchführung f; Erledigung f; Tun</text:span><text:span text:style-name="T2"> </text:span><text:span text:style-name="T4">n</text:span></text:p>
        <text:p text:style-name="P6"><text:span text:style-name="T2">ārd </text:span><text:span text:style-name="T4">Mehl n</text:span></text:p>
        <text:p text:style-name="P6"><text:span text:style-name="T2">arzān </text:span><text:span text:style-name="T4">billig</text:span></text:p>
        <text:p text:style-name="P6"><text:span text:style-name="T2">asar </text:span><text:span text:style-name="T4">Effekt m; Werk n</text:span></text:p>
        <text:p text:style-name="P6"><text:span text:style-name="T2">āsār </text:span><text:span text:style-name="T4">Effekte pl; Werke pl</text:span></text:p>
        <text:p text:style-name="P6"><text:span text:style-name="T2">asātir </text:span><text:span text:style-name="T4">Mythologie f</text:span></text:p>
        <text:p text:style-name="P6"><text:span text:style-name="T2">āsemān </text:span><text:span text:style-name="T4">Himmel m</text:span></text:p>
        <text:p text:style-name="P6"><text:span text:style-name="T2">ātašfešāni </text:span><text:span text:style-name="T4">vulkanisch</text:span></text:p>
        <text:p text:style-name="P1"><text:span text:style-name="T2">āyā </text:span><text:span text:style-name="T4">ob</text:span></text:p>
        <text:p text:style-name="P6"><text:span text:style-name="T2">bāšokuh </text:span><text:span text:style-name="T4">prunkvoll; prachtvoll</text:span></text:p>
        <text:p text:style-name="P6"><text:span text:style-name="T2">bāzu </text:span><text:span text:style-name="T4">Arm m</text:span></text:p>
        <text:p text:style-name="P6"><text:span text:style-name="T2">be onvān‐e </text:span><text:span text:style-name="T4">als</text:span></text:p>
        <text:p text:style-name="P6"><text:span text:style-name="T2">bini </text:span><text:span text:style-name="T4">Nase f</text:span></text:p>
        <text:p text:style-name="P6"><text:span text:style-name="T2">bolvār </text:span><text:span text:style-name="T4">Boulevard m</text:span></text:p>
        <text:p text:style-name="P6"><text:span text:style-name="T2">cegune </text:span><text:span text:style-name="T4">wie</text:span></text:p>
        <text:p text:style-name="P6"><text:span text:style-name="T2">cejur </text:span><text:span text:style-name="T4">was für</text:span></text:p>
        <text:p text:style-name="P6"><text:span text:style-name="T2">ceqadr </text:span><text:span text:style-name="T4">wie viel</text:span></text:p>
        <text:p text:style-name="P6"><text:span text:style-name="T2">didār </text:span><text:span text:style-name="T4">Besuch m; Treffen n</text:span></text:p>
        <text:p text:style-name="P6"><text:span text:style-name="T2">donbāl gaštan (gard) </text:span><text:span text:style-name="T4">suchen</text:span></text:p>
        <text:p text:style-name="P6"><text:span text:style-name="T2">ertefā’ </text:span><text:span text:style-name="T4">Höhe f</text:span></text:p>
        <text:p text:style-name="P1"><text:span text:style-name="T2">ešāre </text:span><text:span text:style-name="T4">Hinweis m; Signal n</text:span></text:p>
        <text:p text:style-name="P6"><text:span text:style-name="T2">farāvān </text:span><text:span text:style-name="T4">reichlich; zahlreich</text:span></text:p>
        <text:p text:style-name="P6"><text:span text:style-name="T2">farmāyeš </text:span><text:span text:style-name="T4">Befehl m; Wunsch m</text:span></text:p>
        <text:p text:style-name="P1"><text:span text:style-name="T2">fehrest </text:span><text:span text:style-name="T4">Verzeichnis n; Index m; Register</text:span><text:span text:style-name="T2"> </text:span><text:span text:style-name="T4">n</text:span></text:p>
        <text:p text:style-name="P6"><text:span text:style-name="T2">gandom </text:span><text:span text:style-name="T4">Weizen m</text:span></text:p>
        <text:p text:style-name="P6"><text:span text:style-name="T2">gilās </text:span><text:span text:style-name="T4">Kirsche f</text:span></text:p>
        <text:p text:style-name="P6"><text:span text:style-name="T2">golābi </text:span><text:span text:style-name="T4">Birne f</text:span></text:p>
        <text:p text:style-name="P6"><text:span text:style-name="T2">holu </text:span><text:span text:style-name="T4">Pfirsich m</text:span></text:p>
        <text:p text:style-name="P6"><text:span text:style-name="T2">inqadr </text:span><text:span text:style-name="T4">so viel; so sehr</text:span></text:p>
        <text:p text:style-name="P6"><text:span text:style-name="T2">jādde </text:span><text:span text:style-name="T4">Straße f; Weg m</text:span></text:p>
        <text:p text:style-name="P6"><text:span text:style-name="T2">jāygāh </text:span><text:span text:style-name="T4">Lage f; Position f; Stellung f</text:span></text:p>
        <text:p text:style-name="P6"><text:span text:style-name="T2">jostoju </text:span><text:span text:style-name="T4">Suche f</text:span></text:p>
        <text:p text:style-name="P6"><text:span text:style-name="T2">ketābforuši </text:span><text:span text:style-name="T4">Buchhandlung f</text:span></text:p>
        <text:p text:style-name="P6"><text:span text:style-name="T2">key </text:span><text:span text:style-name="T4">wann</text:span></text:p>
        <text:p text:style-name="P6"><text:span text:style-name="T2">keyk </text:span><text:span text:style-name="T4">Kuchen m</text:span></text:p>
        <text:p text:style-name="P6"><text:span text:style-name="T2">ki </text:span><text:span text:style-name="T4">wer</text:span></text:p>
        <text:p text:style-name="P1"><text:span text:style-name="T2">kilu </text:span><text:span text:style-name="T4">Kilo n</text:span></text:p>
        <text:p text:style-name="P1"><text:span text:style-name="T2">lappe </text:span><text:span text:style-name="T4">halbe Kichererbsen</text:span></text:p>
        <text:p text:style-name="P6"><text:span text:style-name="T2">lāzem dāštan (dār) </text:span><text:span text:style-name="T4">benötigen; brauchen</text:span></text:p>
        <text:p text:style-name="P6"><text:span text:style-name="T2">litr </text:span><text:span text:style-name="T4">Liter m/n</text:span></text:p>
        <text:p text:style-name="P1"><text:span text:style-name="T2">lubiyā </text:span><text:span text:style-name="T4">Bohne f</text:span></text:p>
        <text:p text:style-name="P6"><text:span text:style-name="T2">maqāzedār </text:span><text:span text:style-name="T4">Ladenbesitzer m</text:span></text:p>
        <text:p text:style-name="P6"><text:span text:style-name="T2">maxrutišekl </text:span><text:span text:style-name="T4">kegelförmig</text:span></text:p>
        <text:p text:style-name="P6"><text:span text:style-name="T2">metr </text:span><text:span text:style-name="T4">Meter m</text:span></text:p>
        <text:p text:style-name="P6"><text:span text:style-name="T2">moštari </text:span><text:span text:style-name="T4">Kunde m; Kundin f; Kundschaft f</text:span></text:p>
        <text:p text:style-name="P6"><text:span text:style-name="T2">mowz </text:span><text:span text:style-name="T4">Banane f</text:span></text:p>
        <text:p text:style-name="P6"><text:span text:style-name="T2">nārengi </text:span><text:span text:style-name="T4">Mandarine f</text:span></text:p>
        <text:p text:style-name="P6"><text:span text:style-name="T2">nāxon </text:span><text:span text:style-name="T4">Nagel m</text:span></text:p>
        <text:p text:style-name="P6"><text:span text:style-name="T2">noxod </text:span><text:span text:style-name="T4">Erbse f; Kichererbse f</text:span></text:p>
        <text:p text:style-name="P6"><text:soft-page-break/><text:span text:style-name="T2">omid </text:span><text:span text:style-name="T4">Hoffnung f; Erwartung f</text:span></text:p>
        <text:p text:style-name="P6"><text:span text:style-name="T2">onvān </text:span><text:span text:style-name="T4">Titel m; Schlagzeile f;</text:span><text:span text:style-name="T2"> </text:span><text:span text:style-name="T4">Bezeichnung f</text:span></text:p>
        <text:p text:style-name="P6"><text:span text:style-name="T2">pasandidan (pasand) </text:span><text:span text:style-name="T4">gefallen</text:span></text:p>
        <text:p text:style-name="P6"><text:span text:style-name="T2">paziroftan (pazir) </text:span><text:span text:style-name="T4">akzeptieren;</text:span><text:span text:style-name="T2"> </text:span><text:span text:style-name="T4">annehmen; zustimmen</text:span></text:p>
        <text:p text:style-name="P1"><text:span text:style-name="T2">peste </text:span><text:span text:style-name="T4">Pistazie f</text:span></text:p>
        <text:p text:style-name="P6"><text:span text:style-name="T2">pezeški </text:span><text:span text:style-name="T4">Medizin f; medizinisch</text:span></text:p>
        <text:p text:style-name="P6"><text:span text:style-name="T2">pišnahād </text:span><text:span text:style-name="T4">Empfehlung f; Vorschlag m;</text:span><text:span text:style-name="T2"> </text:span><text:span text:style-name="T4">Angebot n</text:span></text:p>
        <text:p text:style-name="P1"><text:span text:style-name="T2">porseš </text:span><text:span text:style-name="T4">Frage f</text:span></text:p>
        <text:p text:style-name="P6"><text:span text:style-name="T2">porteqāl </text:span><text:span text:style-name="T4">Apfelsine f; Orange f</text:span></text:p>
        <text:p text:style-name="P6"><text:span text:style-name="T2">poxtan (paz) </text:span><text:span text:style-name="T4">kochen</text:span></text:p>
        <text:p text:style-name="P6"><text:span text:style-name="T2">qābelero’yat </text:span><text:span text:style-name="T4">sichtbar</text:span></text:p>
        <text:p text:style-name="P6"><text:span text:style-name="T2">qamgin </text:span><text:span text:style-name="T4">traurig; unglücklich</text:span></text:p>
        <text:p text:style-name="P6"><text:span text:style-name="T2">qašang </text:span><text:span text:style-name="T4">hübsch; schön</text:span></text:p>
        <text:p text:style-name="P6"><text:span text:style-name="T2">rāhat </text:span><text:span text:style-name="T4">bequem; leicht</text:span></text:p>
        <text:p text:style-name="P6"><text:span text:style-name="T2">šāer </text:span><text:span text:style-name="T4">Dichter m</text:span></text:p>
        <text:p text:style-name="P6"><text:span text:style-name="T2">sabok </text:span><text:span text:style-name="T4">leicht</text:span></text:p>
        <text:p text:style-name="P6"><text:span text:style-name="T2">sabtšode </text:span><text:span text:style-name="T4">registriert; eingetragen</text:span></text:p>
        <text:p text:style-name="P6"><text:span text:style-name="T2">sāf </text:span><text:span text:style-name="T4">klar; flach; glatt</text:span></text:p>
        <text:p text:style-name="P1"><text:span text:style-name="T2">sag </text:span><text:span text:style-name="T4">Hund m</text:span></text:p>
        <text:p text:style-name="P1"><text:span text:style-name="T2">šenāxtan (šenās) </text:span><text:span text:style-name="T4">kennen</text:span></text:p>
        <text:p text:style-name="P6"><text:span text:style-name="T2">šir </text:span><text:span text:style-name="T4">Milch f; Löwe m; Wasserhahn m</text:span></text:p>
        <text:p text:style-name="P6"><text:span text:style-name="T2">soāl </text:span><text:span text:style-name="T4">Frage f</text:span></text:p>
        <text:p text:style-name="P1"><text:span text:style-name="T2">tabii </text:span><text:span text:style-name="T4">natürlich</text:span></text:p>
        <text:p text:style-name="P6"><text:span text:style-name="T2">tārixce </text:span><text:span text:style-name="T4">Geschichte f; Historie f</text:span></text:p>
        <text:p text:style-name="P6"><text:span text:style-name="T2">tutfarangi </text:span><text:span text:style-name="T4">Erdbeere f</text:span></text:p>
        <text:p text:style-name="P6"><text:span text:style-name="T2">varaq zadan (zan) </text:span><text:span text:style-name="T4">umblättern</text:span></text:p>
        <text:p text:style-name="P6"><text:span text:style-name="T2">xās(s) </text:span><text:span text:style-name="T4">besonders; speziell; typisch</text:span></text:p>
        <text:p text:style-name="P6"><text:span text:style-name="T2">zerešk </text:span><text:span text:style-name="T4">Berberitze f</text:span></text:p>
        <text:p text:style-name="P5"><text:span text:style-name="T1">Dars-e</text:span> 10</text:p>
        <text:p text:style-name="P1"><text:span text:style-name="T2">āftāb </text:span><text:span text:style-name="T4">Sonnenschein m</text:span></text:p>
        <text:p text:style-name="P6"><text:span text:style-name="T2">āšpazxāne </text:span><text:span text:style-name="T4">Küche f</text:span></text:p>
        <text:p text:style-name="P6"><text:span text:style-name="T2">baqal‐e </text:span><text:span text:style-name="T4">neben</text:span></text:p>
        <text:p text:style-name="P6"><text:span text:style-name="T2">baqaldast‐e </text:span><text:span text:style-name="T4">neben</text:span></text:p>
        <text:p text:style-name="P3"><text:span text:style-name="T2">bāqi māndan (mān) </text:span><text:span text:style-name="T4">verbleiben; übrig</text:span><text:span text:style-name="T2"> </text:span><text:span text:style-name="T4">bleiben</text:span></text:p>
        <text:p text:style-name="P6"><text:span text:style-name="T2">bāvar kardan (kon) </text:span><text:span text:style-name="T4">glauben</text:span></text:p>
        <text:p text:style-name="P6"><text:span text:style-name="T2">bāyad </text:span><text:span text:style-name="T4">muss; soll</text:span></text:p>
        <text:p text:style-name="P6"><text:span text:style-name="T2">bāzdid </text:span><text:span text:style-name="T4">Besichtigung f</text:span></text:p>
        <text:p text:style-name="P6"><text:span text:style-name="T2">belit </text:span><text:span text:style-name="T4">Ticket n</text:span></text:p>
        <text:p text:style-name="P6"><text:span text:style-name="T2">berenj </text:span><text:span text:style-name="T4">Reis m</text:span></text:p>
        <text:p text:style-name="P6"><text:span text:style-name="T2">bošqāb </text:span><text:span text:style-name="T4">Teller m</text:span></text:p>
        <text:p text:style-name="P6"><text:span text:style-name="T2">bufe </text:span><text:span text:style-name="T4">Büffet n; Geschirrschrank m</text:span></text:p>
        <text:p text:style-name="P6"><text:span text:style-name="T2">cangāl </text:span><text:span text:style-name="T4">Gabel f</text:span></text:p>
        <text:p text:style-name="P1"><text:span text:style-name="T2">cāqu </text:span><text:span text:style-name="T4">Messer n</text:span></text:p>
        <text:p text:style-name="P6"><text:span text:style-name="T2">cešmnavāz </text:span><text:span text:style-name="T4">ins Auge springend</text:span></text:p>
        <text:p text:style-name="P6"><text:span text:style-name="T2">cidan (cin) </text:span><text:span text:style-name="T4">decken; pflücken</text:span></text:p>
        <text:p text:style-name="P6"><text:span text:style-name="T2">dahān </text:span><text:span text:style-name="T4">Mund m</text:span></text:p>
        <text:p text:style-name="P1"><text:span text:style-name="T2">dandān </text:span><text:span text:style-name="T4">Zahn m</text:span></text:p>
        <text:p text:style-name="P3"><text:span text:style-name="T2">dar bar gereftan (gir) </text:span><text:span text:style-name="T4">umfassen;</text:span><text:span text:style-name="T2"> </text:span><text:span text:style-name="T4">enthalten</text:span></text:p>
        <text:p text:style-name="P1"><text:span text:style-name="T2">dis </text:span><text:span text:style-name="T4">Platte f</text:span></text:p>
        <text:p text:style-name="P3"><text:span text:style-name="T2">donbāl āmadan (ā) </text:span><text:span text:style-name="T4">folgen</text:span></text:p>
        <text:p text:style-name="P3"><text:span text:style-name="T2">dorost kardan (kon) </text:span><text:span text:style-name="T4">kochen; machen;</text:span><text:span text:style-name="T2"> </text:span><text:span text:style-name="T4">bauen; reparieren</text:span></text:p>
        <text:p text:style-name="P6"><text:span text:style-name="T2">ehtemālan </text:span><text:span text:style-name="T4">eventuell; wahrscheinlich</text:span></text:p>
        <text:p text:style-name="P6"><text:span text:style-name="T2">ejāze dādan (deh) </text:span><text:span text:style-name="T4">erlauben; lassen</text:span></text:p>
        <text:p text:style-name="P6"><text:span text:style-name="T2">emsāl </text:span><text:span text:style-name="T4">dieses Jahr</text:span></text:p>
        <text:p text:style-name="P6"><text:span text:style-name="T2">emteh</text:span><text:span text:style-name="T8">ān</text:span><text:span text:style-name="T2"> kardan (kon) </text:span><text:span text:style-name="T4">testen; prüfen</text:span></text:p>
        <text:p text:style-name="P6"><text:span text:style-name="T2">entexāb kardan (kon) </text:span><text:span text:style-name="T4">wählen;</text:span><text:span text:style-name="T2"> </text:span><text:span text:style-name="T4">auswählen</text:span></text:p>
        <text:p text:style-name="P1"><text:soft-page-break/><text:span text:style-name="T2">fenjān </text:span><text:span text:style-name="T4">Tasse f</text:span></text:p>
        <text:p text:style-name="P6"><text:span text:style-name="T2">guš kardan (kon) </text:span><text:span text:style-name="T4">hören; zuhören</text:span></text:p>
        <text:p text:style-name="P6"><text:span text:style-name="T2">hamānand </text:span><text:span text:style-name="T4">wie; ähnlich</text:span></text:p>
        <text:p text:style-name="P6"><text:span text:style-name="T2">hamrāh </text:span><text:span text:style-name="T4">Begleiter(in f) m; beglietet</text:span></text:p>
        <text:p text:style-name="P6"><text:span text:style-name="T2">hamsāyegi </text:span><text:span text:style-name="T4">Nachbarschaft f</text:span></text:p>
        <text:p text:style-name="P1"><text:span text:style-name="T2">harce </text:span><text:span text:style-name="T4">was immer</text:span></text:p>
        <text:p text:style-name="P6"><text:span text:style-name="T2">harf </text:span><text:span text:style-name="T4">Wort n; Buchstabe m; Gerede n</text:span></text:p>
        <text:p text:style-name="P6"><text:span text:style-name="T2">havādār </text:span><text:span text:style-name="T4">Fan m; Anhänger(in f) m</text:span></text:p>
        <text:p text:style-name="P6"><text:span text:style-name="T2">hāzer šodan (šav, šow) </text:span><text:span text:style-name="T4">fertig werden</text:span></text:p>
        <text:p text:style-name="P6"><text:span text:style-name="T2">heyf </text:span><text:span text:style-name="T4">schade</text:span></text:p>
        <text:p text:style-name="P6"><text:span text:style-name="T2">intowri </text:span><text:span text:style-name="T4">so</text:span></text:p>
        <text:p text:style-name="P6"><text:span text:style-name="T2">jow </text:span><text:span text:style-name="T4">Gerste f</text:span></text:p>
        <text:p text:style-name="P6"><text:span text:style-name="T2">kābinet </text:span><text:span text:style-name="T4">Kabinett n; Schrank m</text:span></text:p>
        <text:p text:style-name="P6"><text:span text:style-name="T2">kāfi </text:span><text:span text:style-name="T4">ausreichend; genug; genügend</text:span></text:p>
        <text:p text:style-name="P6"><text:span text:style-name="T2">kāmel </text:span><text:span text:style-name="T4">komplett; perfekt; vollständig</text:span></text:p>
        <text:p text:style-name="P6"><text:span text:style-name="T2">kārd </text:span><text:span text:style-name="T4">Messer n</text:span></text:p>
        <text:p text:style-name="P6"><text:span text:style-name="T2">kāse </text:span><text:span text:style-name="T4">Schale f; Schüssel f</text:span></text:p>
        <text:p text:style-name="P6"><text:span text:style-name="T2">ketri </text:span><text:span text:style-name="T4">Wasserkessel m</text:span></text:p>
        <text:p text:style-name="P6"><text:span text:style-name="T2">kohan </text:span><text:span text:style-name="T4">alt; antik</text:span></text:p>
        <text:p text:style-name="P1"><text:span text:style-name="T2">lab </text:span><text:span text:style-name="T4">Lippe f</text:span></text:p>
        <text:p text:style-name="P6"><text:span text:style-name="T2">lotf </text:span><text:span text:style-name="T4">Freundlichkeit f; Güte f</text:span></text:p>
        <text:p text:style-name="P6"><text:span text:style-name="T2">māhi </text:span><text:span text:style-name="T4">Fisch m</text:span></text:p>
        <text:p text:style-name="P6"><text:span text:style-name="T2">majbur </text:span><text:span text:style-name="T4">genötigt; gezwungen</text:span></text:p>
        <text:p text:style-name="P6"><text:span text:style-name="T2">māmān </text:span><text:span text:style-name="T4">Mama f; Mutti f</text:span></text:p>
        <text:p text:style-name="P6"><text:span text:style-name="T2">masalan </text:span><text:span text:style-name="T4">beispielsweise; zum Beispiel</text:span></text:p>
        <text:p text:style-name="P6"><text:span text:style-name="T2">mavād(d) </text:span><text:span text:style-name="T4">Materialien pl</text:span></text:p>
        <text:p text:style-name="P3"><text:span text:style-name="T2">māye</text:span><text:span text:style-name="T8">l</text:span><text:span text:style-name="T2"> budan (hast, bāš) </text:span><text:span text:style-name="T4">geneigt sein</text:span></text:p>
        <text:p text:style-name="P6"><text:span text:style-name="T2">maze </text:span><text:span text:style-name="T4">Geschmack m</text:span></text:p>
        <text:p text:style-name="P6"><text:span text:style-name="T2">moqāyese </text:span><text:span text:style-name="T4">Vergleich m</text:span></text:p>
        <text:p text:style-name="P6"><text:span text:style-name="T2">mošaxxasāt </text:span><text:span text:style-name="T4">Personalien pl; Daten pl</text:span></text:p>
        <text:p text:style-name="P6"><text:span text:style-name="T2">movāzeb budan (hast, bāš) </text:span><text:span text:style-name="T4">achten;</text:span><text:span text:style-name="T2"> </text:span><text:span text:style-name="T4">vorsichtig sein</text:span></text:p>
        <text:p text:style-name="P1"><text:span text:style-name="T2">musiqi </text:span><text:span text:style-name="T4">Musik f</text:span></text:p>
        <text:p text:style-name="P1"><text:span text:style-name="T2">nāgozir </text:span><text:span text:style-name="T4">gezwungenermaßen;</text:span><text:span text:style-name="T2"> </text:span><text:span text:style-name="T4">notgedrungen</text:span></text:p>
        <text:p text:style-name="P6"><text:span text:style-name="T2">niyāz </text:span><text:span text:style-name="T4">Bedürfnis n</text:span></text:p>
        <text:p text:style-name="P6"><text:span text:style-name="T2">ojāq </text:span><text:span text:style-name="T4">Herd m; Ofen m</text:span></text:p>
        <text:p text:style-name="P6"><text:span text:style-name="T2">otāq‐</text:span><text:span text:style-name="T8">e</text:span><text:span text:style-name="T2"> nāhārxori </text:span><text:span text:style-name="T4">Esszimmer n</text:span></text:p>
        <text:p text:style-name="P6"><text:span text:style-name="T2">otobus </text:span><text:span text:style-name="T4">Autobus m</text:span></text:p>
        <text:p text:style-name="P6"><text:span text:style-name="T2">ozrxāh</text:span><text:span text:style-name="T8">i</text:span><text:span text:style-name="T2"> kardan (kon) </text:span><text:span text:style-name="T4">sich entschuldigen</text:span></text:p>
        <text:p text:style-name="P6"><text:span text:style-name="T2">pišdasti </text:span><text:span text:style-name="T4">Teller n</text:span></text:p>
        <text:p text:style-name="P6"><text:span text:style-name="T2">polow </text:span><text:span text:style-name="T4">Pilau m; Pilaw m; Reis m</text:span></text:p>
        <text:p text:style-name="P6"><text:span text:style-name="T2">qarār </text:span><text:span text:style-name="T4">Termin m; Verabredung f;</text:span><text:span text:style-name="T2"> </text:span><text:span text:style-name="T4">Vereinbarung f</text:span></text:p>
        <text:p text:style-name="P3"><text:span text:style-name="T2">qarā</text:span><text:span text:style-name="T8">r</text:span><text:span text:style-name="T2"> budan (hast, bāš) </text:span><text:span text:style-name="T4">sollten</text:span><text:span text:style-name="T2"> </text:span><text:span text:style-name="T4">eigentlich</text:span></text:p>
        <text:p text:style-name="P6"><text:span text:style-name="T2">qas</text:span><text:span text:style-name="T8">d</text:span><text:span text:style-name="T2"> dāštan (dār) </text:span><text:span text:style-name="T4">beabsichtigen</text:span></text:p>
        <text:p text:style-name="P6"><text:span text:style-name="T2">qāšoq </text:span><text:span text:style-name="T4">Löffel m</text:span></text:p>
        <text:p text:style-name="P6"><text:span text:style-name="T2">qatār </text:span><text:span text:style-name="T4">Bahn f; Zug m</text:span></text:p>
        <text:p text:style-name="P6"><text:span text:style-name="T2">qorub </text:span><text:span text:style-name="T4">Sonnenuntergang m</text:span></text:p>
        <text:p text:style-name="P6"><text:span text:style-name="T2">quri </text:span><text:span text:style-name="T4">Kanne f; Teekanne f</text:span></text:p>
        <text:p text:style-name="P6"><text:span text:style-name="T2">rāh </text:span><text:span text:style-name="T4">Weg m; Weise f</text:span></text:p>
        <text:p text:style-name="P6"><text:span text:style-name="T2">rezer</text:span><text:span text:style-name="T8">v</text:span><text:span text:style-name="T2"> kardan (kon) </text:span><text:span text:style-name="T4">reservieren; buchen</text:span></text:p>
        <text:p text:style-name="P6"><text:span text:style-name="T2">safar </text:span><text:span text:style-name="T4">Reise f</text:span></text:p>
        <text:p text:style-name="P1"><text:span text:style-name="T2">sāhel </text:span><text:span text:style-name="T4">Küste f; Strand m; Ufer n</text:span></text:p>
        <text:p text:style-name="P3"><text:span text:style-name="T2">šāme</text:span><text:span text:style-name="T8">l</text:span><text:span text:style-name="T2"> šodan (šav, šow) </text:span><text:span text:style-name="T4">enthalten;</text:span><text:span text:style-name="T2"> </text:span><text:span text:style-name="T4">umfassen</text:span></text:p>
        <text:p text:style-name="P6"><text:span text:style-name="T2">šāyad </text:span><text:span text:style-name="T4">vielleicht</text:span></text:p>
        <text:p text:style-name="P6"><text:span text:style-name="T2">sini </text:span><text:span text:style-name="T4">Tablett n</text:span></text:p>
        <text:p text:style-name="P3"><text:span text:style-name="T2">soā</text:span><text:span text:style-name="T8">l</text:span><text:span text:style-name="T2"> kardan (kon) </text:span><text:span text:style-name="T4">fragen</text:span></text:p>
        <text:p text:style-name="P1"><text:span text:style-name="T2">tahvil </text:span><text:span text:style-name="T4">Lieferung f; Zustellung f; Aufgabe</text:span><text:span text:style-name="T2"> </text:span><text:span text:style-name="T4">f; Ausgabe f</text:span></text:p>
        <text:p text:style-name="P1"><text:soft-page-break/><text:span text:style-name="T2">tamaddon </text:span><text:span text:style-name="T4">Zivilisation f</text:span></text:p>
        <text:p text:style-name="P6"><text:span text:style-name="T2">tarji</text:span><text:span text:style-name="T8">h</text:span><text:span text:style-name="T2"> dādan (deh) </text:span><text:span text:style-name="T4">bevorzugen</text:span></text:p>
        <text:p text:style-name="P8"><text:span text:style-name="T2">tarkibāt‐e qazāy</text:span><text:span text:style-name="T8">i </text:span>Nahrungskombinationen pl</text:p>
        <text:p text:style-name="P8"><text:span text:style-name="T2">tasmi</text:span><text:span text:style-name="T8">m</text:span><text:span text:style-name="T2"> dāštan (dār) </text:span><text:span text:style-name="T4">beabsichtigen</text:span></text:p>
        <text:p text:style-name="P6"><text:span text:style-name="T2">ta’tilāt </text:span><text:span text:style-name="T4">Ferien pl</text:span></text:p>
        <text:p text:style-name="P6"><text:span text:style-name="T2">tavānestan (tavān) </text:span><text:span text:style-name="T4">können</text:span></text:p>
        <text:p text:style-name="P6"><text:span text:style-name="T2">tolu’ </text:span><text:span text:style-name="T4">Sonnenaufgang m</text:span></text:p>
        <text:p text:style-name="P3"><text:span text:style-name="T2">xarā</text:span><text:span text:style-name="T8">b</text:span><text:span text:style-name="T2"> šodan (šav, šow) </text:span><text:span text:style-name="T4">kaputt werden;</text:span><text:span text:style-name="T2"> </text:span><text:span text:style-name="T4">zerstört werden</text:span></text:p>
        <text:p text:style-name="P6"><text:span text:style-name="T2">xošbu </text:span><text:span text:style-name="T4">duftend; wohlriechend</text:span></text:p>
        <text:p text:style-name="P6"><text:span text:style-name="T2">xošmaze </text:span><text:span text:style-name="T4">köstlich; lecker</text:span></text:p>
        <text:p text:style-name="P6"><text:span text:style-name="T2">xošrang </text:span><text:span text:style-name="T4">von einer hübschen Farbe</text:span></text:p>
        <text:p text:style-name="P6"><text:span text:style-name="T2">zamān </text:span><text:span text:style-name="T4">Zeit f; Epoche f; Zeitpunkt m</text:span></text:p>
        <text:p text:style-name="P6"><text:span text:style-name="T2">zarfšuyi </text:span><text:span text:style-name="T4">Geschirrspüler m;</text:span><text:span text:style-name="T2"> </text:span><text:span text:style-name="T4">Geschirrspülen n</text:span></text:p>
        <text:p text:style-name="P1"><text:span text:style-name="T2">zud </text:span><text:span text:style-name="T4">früh; bald</text:span></text:p>
        <text:p text:style-name="P5"><text:span text:style-name="T1">Dars-e</text:span> 11</text:p>
        <text:p text:style-name="P6"><text:span text:style-name="T2">ābšār </text:span><text:span text:style-name="T4">Wasserfall m</text:span></text:p>
        <text:p text:style-name="P6"><text:span text:style-name="T2">ādami </text:span><text:span text:style-name="T4">man; einen</text:span></text:p>
        <text:p text:style-name="P6"><text:span text:style-name="T2">afsus </text:span><text:span text:style-name="T4">schade</text:span></text:p>
        <text:p text:style-name="P6"><text:span text:style-name="T2">alāqe </text:span><text:span text:style-name="T4">Interesse n</text:span></text:p>
        <text:p text:style-name="P6"><text:span text:style-name="T2">ārāmgāh </text:span><text:span text:style-name="T4">Mausoleum n; Grabmal n</text:span></text:p>
        <text:p text:style-name="P6"><text:span text:style-name="T2">ārenj </text:span><text:span text:style-name="T4">Ellbogen m</text:span></text:p>
        <text:p text:style-name="P6"><text:span text:style-name="T2">arg </text:span><text:span text:style-name="T4">Zitadelle f; Festung f</text:span></text:p>
        <text:p text:style-name="P6"><text:span text:style-name="T2">asb </text:span><text:span text:style-name="T4">Pferd n</text:span></text:p>
        <text:p text:style-name="P6"><text:span text:style-name="T2">atr </text:span><text:span text:style-name="T4">Aroma n; Duft m; Parfüm n</text:span></text:p>
        <text:p text:style-name="P6"><text:span text:style-name="T2">āvāz </text:span><text:span text:style-name="T4">Gesang m; Lied n</text:span></text:p>
        <text:p text:style-name="P6"><text:span text:style-name="T2">āxarehafte </text:span><text:span text:style-name="T4">Wochenende n</text:span></text:p>
        <text:p text:style-name="P6"><text:span text:style-name="T2">āyande </text:span><text:span text:style-name="T4">Zukunft f; nächste(r)[s];</text:span><text:span text:style-name="T2"> </text:span><text:span text:style-name="T4">zukünftig</text:span></text:p>
        <text:p text:style-name="P6"><text:span text:style-name="T2">bāq </text:span><text:span text:style-name="T4">Garten m</text:span></text:p>
        <text:p text:style-name="P6"><text:span text:style-name="T2">bāxtan (bāz) </text:span><text:span text:style-name="T4">verlieren</text:span></text:p>
        <text:p text:style-name="P6"><text:span text:style-name="T2">bejoz </text:span><text:span text:style-name="T4">außer</text:span></text:p>
        <text:p text:style-name="P6"><text:span text:style-name="T2">b</text:span><text:span text:style-name="T8">e</text:span><text:span text:style-name="T2"> šomār āmadan (ā) </text:span><text:span text:style-name="T4">zählen</text:span></text:p>
        <text:p text:style-name="P6"><text:span text:style-name="T2">bigāne </text:span><text:span text:style-name="T4">fremd; Fremde m/f</text:span></text:p>
        <text:p text:style-name="P6"><text:span text:style-name="T2">biš az </text:span><text:span text:style-name="T4">mehr als</text:span></text:p>
        <text:p text:style-name="P6"><text:span text:style-name="T2">bu </text:span><text:span text:style-name="T4">Geruch m</text:span></text:p>
        <text:p text:style-name="P6"><text:span text:style-name="T2">cāyxāne </text:span><text:span text:style-name="T4">Teehaus n</text:span></text:p>
        <text:p text:style-name="P6"><text:span text:style-name="T2">dar</text:span><text:span text:style-name="T8">d</text:span><text:span text:style-name="T2"> āvardan (āvar) </text:span><text:span text:style-name="T4">schmerzen</text:span></text:p>
        <text:p text:style-name="P6"><text:span text:style-name="T2">dišab </text:span><text:span text:style-name="T4">gestern Abend; gestern Nacht;</text:span><text:span text:style-name="T2"> </text:span><text:span text:style-name="T4">letzte Nacht</text:span></text:p>
        <text:p text:style-name="P6"><text:span text:style-name="T2">doroške </text:span><text:span text:style-name="T4">Droschke f; Kutsche f</text:span></text:p>
        <text:p text:style-name="P6"><text:span text:style-name="T2">dowr‐e ham jam’ budan (hast, bāš) </text:span><text:span text:style-name="T4">zusammen sein</text:span></text:p>
        <text:p text:style-name="P6"><text:span text:style-name="T2">farāmušnašodani </text:span><text:span text:style-name="T4">unvergesslich</text:span></text:p>
        <text:p text:style-name="P6"><text:span text:style-name="T2">farhangi </text:span><text:span text:style-name="T4">kulturell</text:span></text:p>
        <text:p text:style-name="P6"><text:span text:style-name="T2">ferestādan (ferest) </text:span><text:span text:style-name="T4">schicken; senden</text:span></text:p>
        <text:p text:style-name="P6"><text:span text:style-name="T2">gardešgari </text:span><text:span text:style-name="T4">Tourismus m</text:span></text:p>
        <text:p text:style-name="P6"><text:span text:style-name="T2">gorbe </text:span><text:span text:style-name="T4">Katze f</text:span></text:p>
        <text:p text:style-name="P6"><text:span text:style-name="T2">gowjefarangi </text:span><text:span text:style-name="T4">Tomate f</text:span></text:p>
        <text:p text:style-name="P1"><text:span text:style-name="T2">gozaštan (gozar) </text:span><text:span text:style-name="T4">vergehen; passieren;</text:span><text:span text:style-name="T2"> </text:span><text:span text:style-name="T4">überqueren; vergeben</text:span></text:p>
        <text:p text:style-name="P6"><text:span text:style-name="T2">hammām </text:span><text:span text:style-name="T4">Bad n; Badezimmer n</text:span></text:p>
        <text:p text:style-name="P6"><text:span text:style-name="T2">havij </text:span><text:span text:style-name="T4">Karotte f; Möhre f</text:span></text:p>
        <text:p text:style-name="P6"><text:span text:style-name="T2">hedye </text:span><text:span text:style-name="T4">Geschenk n</text:span></text:p>
        <text:p text:style-name="P6"><text:span text:style-name="T2">kāhu </text:span><text:span text:style-name="T4">grüner Salat</text:span></text:p>
        <text:p text:style-name="P6"><text:span text:style-name="T2">kāmiyon </text:span><text:span text:style-name="T4">Lastwagen m</text:span></text:p>
        <text:p text:style-name="P6"><text:span text:style-name="T2">kutāh </text:span><text:span text:style-name="T4">kurz</text:span></text:p>
        <text:p text:style-name="P1"><text:span text:style-name="T2">majalle </text:span><text:span text:style-name="T4">Zeitschrift f</text:span></text:p>
        <text:p text:style-name="P1"><text:span text:style-name="T2">majmue </text:span><text:span text:style-name="T4">Menge f; Sammlung f; Komplex</text:span><text:span text:style-name="T2"> </text:span><text:span text:style-name="T4">m</text:span></text:p>
        <text:p text:style-name="P6"><text:span text:style-name="T2">manāteq </text:span><text:span text:style-name="T4">Gebiete pl; Regionen pl</text:span></text:p>
        <text:p text:style-name="P6"><text:span text:style-name="T2">mast </text:span><text:span text:style-name="T4">besoffen; betrunken; trunken</text:span></text:p>
        <text:p text:style-name="P6"><text:soft-page-break/><text:span text:style-name="T2">mostaqa</text:span><text:span text:style-name="T8">r</text:span><text:span text:style-name="T2"> šodan (šav, šow) </text:span><text:span text:style-name="T4">niederlassen</text:span></text:p>
        <text:p text:style-name="P6"><text:span text:style-name="T2">naqqāši kardan (kon) </text:span><text:span text:style-name="T4">malen</text:span></text:p>
        <text:p text:style-name="P6"><text:span text:style-name="T2">nārenj </text:span><text:span text:style-name="T4">Pomeranze f</text:span></text:p>
        <text:p text:style-name="P6"><text:span text:style-name="T2">nazdiki </text:span><text:span text:style-name="T4">Nähe f</text:span></text:p>
        <text:p text:style-name="P1"><text:span text:style-name="T2">pā </text:span><text:span text:style-name="T4">Bein n; Fuß m</text:span></text:p>
        <text:p text:style-name="P6"><text:span text:style-name="T2">pā‐y</text:span><text:span text:style-name="T8">e</text:span><text:span text:style-name="T2"> telefon </text:span><text:span text:style-name="T4">am Telefon</text:span></text:p>
        <text:p text:style-name="P6"><text:span text:style-name="T2">pariruz </text:span><text:span text:style-name="T4">vorgestern</text:span></text:p>
        <text:p text:style-name="P1"><text:span text:style-name="T2">parišab </text:span><text:span text:style-name="T4">vorgestern Abend; vorgestern</text:span><text:span text:style-name="T2"> </text:span><text:span text:style-name="T4">Nacht</text:span></text:p>
        <text:p text:style-name="P6"><text:span text:style-name="T2">piyād</text:span><text:span text:style-name="T8">e</text:span><text:span text:style-name="T2"> šodan (šav, šow) </text:span><text:span text:style-name="T4">aussteigen</text:span></text:p>
        <text:p text:style-name="P6"><text:span text:style-name="T2">piyāderow </text:span><text:span text:style-name="T4">Bürgersteig m; Gehweg m</text:span></text:p>
        <text:p text:style-name="P6"><text:span text:style-name="T2">piyāz </text:span><text:span text:style-name="T4">Zwiebel f</text:span></text:p>
        <text:p text:style-name="P6"><text:span text:style-name="T2">pompbenzin </text:span><text:span text:style-name="T4">Tankstelle f</text:span></text:p>
        <text:p text:style-name="P6"><text:span text:style-name="T2">porbāzdid </text:span><text:span text:style-name="T4">oft besucht</text:span></text:p>
        <text:p text:style-name="P6"><text:span text:style-name="T2">postxāne </text:span><text:span text:style-name="T4">Postamt n</text:span></text:p>
        <text:p text:style-name="P1"><text:span text:style-name="T2">pul </text:span><text:span text:style-name="T4">Geld n</text:span></text:p>
        <text:p text:style-name="P6"><text:span text:style-name="T2">qad(d) </text:span><text:span text:style-name="T4">Körperlänge f</text:span></text:p>
        <text:p text:style-name="P6"><text:span text:style-name="T2">qāyeq </text:span><text:span text:style-name="T4">Boot n</text:span></text:p>
        <text:p text:style-name="P6"><text:span text:style-name="T2">raqs </text:span><text:span text:style-name="T4">Tanz m</text:span></text:p>
        <text:p text:style-name="P6"><text:span text:style-name="T2">ruberu(‐ye) </text:span><text:span text:style-name="T4">gegenüber</text:span></text:p>
        <text:p text:style-name="P6"><text:span text:style-name="T2">ruznāme </text:span><text:span text:style-name="T4">Tageszeitung f; Zeitung f</text:span></text:p>
        <text:p text:style-name="P6"><text:span text:style-name="T2">sāed </text:span><text:span text:style-name="T4">Unterarm m</text:span></text:p>
        <text:p text:style-name="P6"><text:span text:style-name="T2">sālād </text:span><text:span text:style-name="T4">Salat m</text:span></text:p>
        <text:p text:style-name="P6"><text:span text:style-name="T2">šāmpu </text:span><text:span text:style-name="T4">Shampoo n</text:span></text:p>
        <text:p text:style-name="P6"><text:span text:style-name="T2">savā</text:span><text:span text:style-name="T8">r</text:span><text:span text:style-name="T2"> šodan (šav, šow) </text:span><text:span text:style-name="T4">einsteigen</text:span></text:p>
        <text:p text:style-name="P6"><text:span text:style-name="T2">sāxt </text:span><text:span text:style-name="T4">Konstruktion f; Herstellung f</text:span></text:p>
        <text:p text:style-name="P1"><text:span text:style-name="T2">šekastan (šekan) </text:span><text:span text:style-name="T4">brechen</text:span></text:p>
        <text:p text:style-name="P1"><text:span text:style-name="T2">šenā </text:span><text:span text:style-name="T4">Schwimmen n</text:span></text:p>
        <text:p text:style-name="P3"><text:span text:style-name="T2">tavallod‐a</text:span><text:span text:style-name="T8">t</text:span><text:span text:style-name="T2"> mobārak </text:span><text:span text:style-name="T4">alles Gute zum</text:span><text:span text:style-name="T2"> </text:span><text:span text:style-name="T4">Geburtstag</text:span></text:p>
        <text:p text:style-name="P6"><text:span text:style-name="T2">vān </text:span><text:span text:style-name="T4">Wanne f; Badewanne f</text:span></text:p>
        <text:p text:style-name="P6"><text:span text:style-name="T2">varzeš </text:span><text:span text:style-name="T4">Sport m</text:span></text:p>
        <text:p text:style-name="P1"><text:span text:style-name="T2">xiyār </text:span><text:span text:style-name="T4">Gurke f</text:span></text:p>
        <text:p text:style-name="P1"><text:span text:style-name="T2">xoš </text:span><text:span text:style-name="T4">angenehm; erfreulich; gut</text:span></text:p>
        <text:p text:style-name="P3"><text:span text:style-name="T2">xo</text:span><text:span text:style-name="T8">š</text:span><text:span text:style-name="T2"> gozaštan (gozar) </text:span><text:span text:style-name="T4">eine schöne Zeit</text:span><text:span text:style-name="T2"> </text:span><text:span text:style-name="T4">haben</text:span></text:p>
        <text:p text:style-name="P6"><text:span text:style-name="T2">zādgāh </text:span><text:span text:style-name="T4">Geburtsort m; Heimat f</text:span></text:p>
        <text:p text:style-name="P6"><text:span text:style-name="T2">zorrat </text:span><text:span text:style-name="T4">Mais m</text:span></text:p>
        <text:p text:style-name="P5"><text:span text:style-name="T1">Dars-e</text:span> 12</text:p>
        <text:p text:style-name="P1"><text:span text:style-name="T2">A’rāb </text:span><text:span text:style-name="T4">Araber pl</text:span></text:p>
        <text:p text:style-name="P1"><text:span text:style-name="T2">ābma’dani </text:span><text:span text:style-name="T4">Mineralwasser n</text:span></text:p>
        <text:p text:style-name="P6"><text:span text:style-name="T2">ābporteqāl </text:span><text:span text:style-name="T4">Orangensaft m</text:span></text:p>
        <text:p text:style-name="P6"><text:span text:style-name="T2">āli </text:span><text:span text:style-name="T4">ausgezeichnet; toll</text:span></text:p>
        <text:p text:style-name="P1"><text:span text:style-name="T2">amr </text:span><text:span text:style-name="T4">Befehl m; Angelegenheit f</text:span></text:p>
        <text:p text:style-name="P6"><text:span text:style-name="T2">ānconān </text:span><text:span text:style-name="T4">so</text:span></text:p>
        <text:p text:style-name="P6"><text:span text:style-name="T2">aslan </text:span><text:span text:style-name="T4">überhaupt</text:span></text:p>
        <text:p text:style-name="P6"><text:span text:style-name="T2">asli </text:span><text:span text:style-name="T4">Haupt‐; hauptsächlich</text:span></text:p>
        <text:p text:style-name="P6"><text:span text:style-name="T2">āxarin </text:span><text:span text:style-name="T4">letzte(r)[s]</text:span></text:p>
        <text:p text:style-name="P6"><text:span text:style-name="T2">barp</text:span><text:span text:style-name="T8">ā</text:span><text:span text:style-name="T2"> kardan (kon) </text:span><text:span text:style-name="T4">errichten; einrichten</text:span></text:p>
        <text:p text:style-name="P6"><text:span text:style-name="T2">bāstān </text:span><text:span text:style-name="T4">Altertum n; Antike f</text:span></text:p>
        <text:p text:style-name="P1"><text:span text:style-name="T2">baxš </text:span><text:span text:style-name="T4">Abschnitt m; Abteilung f;</text:span><text:span text:style-name="T2"> </text:span><text:span text:style-name="T4">Gemeinde f</text:span></text:p>
        <text:p text:style-name="P6"><text:span text:style-name="T2">b</text:span><text:span text:style-name="T8">e</text:span><text:span text:style-name="T2"> cāleš kešidan </text:span><text:span text:style-name="T4">herausfordern</text:span></text:p>
        <text:p text:style-name="P6"><text:span text:style-name="T2">be dast‐e </text:span><text:span text:style-name="T4">durch; von</text:span></text:p>
        <text:p text:style-name="P3"><text:span text:style-name="T2">b</text:span><text:span text:style-name="T8">e</text:span><text:span text:style-name="T2"> qodrat residan (res) </text:span><text:span text:style-name="T4">an die Macht</text:span><text:span text:style-name="T2"> </text:span><text:span text:style-name="T4">kommen</text:span></text:p>
        <text:p text:style-name="P1"><text:span text:style-name="T2">cešmgir </text:span><text:span text:style-name="T4">beeindruckend</text:span></text:p>
        <text:p text:style-name="P3"><text:span text:style-name="T2">da</text:span><text:span text:style-name="T8">r</text:span><text:span text:style-name="T2"> extiyār dāštan (dār) </text:span><text:span text:style-name="T4">verfügen;</text:span><text:span text:style-name="T2"> </text:span><text:span text:style-name="T4">besitzen</text:span></text:p>
        <text:p text:style-name="P6"><text:span text:style-name="T2">de</text:span><text:span text:style-name="T8">l</text:span><text:span text:style-name="T2"> xāstan (xāh) </text:span><text:span text:style-name="T4">mögen</text:span></text:p>
        <text:p text:style-name="P6"><text:span text:style-name="T2">din </text:span><text:span text:style-name="T4">Religion f</text:span></text:p>
        <text:p text:style-name="P6"><text:span text:style-name="T2">dobāre </text:span><text:span text:style-name="T4">wieder</text:span></text:p>
        <text:p text:style-name="P6"><text:soft-page-break/><text:span text:style-name="T2">dovvom </text:span><text:span text:style-name="T4">zweite(r)[s]</text:span></text:p>
        <text:p text:style-name="P6"><text:span text:style-name="T2">dowrān </text:span><text:span text:style-name="T4">Epoche f; Periode f; Zeitalter n</text:span></text:p>
        <text:p text:style-name="P6"><text:span text:style-name="T2">dowre </text:span><text:span text:style-name="T4">Epoche f; Kurs m; Periode f</text:span></text:p>
        <text:p text:style-name="P6"><text:span text:style-name="T2">ehterām gozāštan (gozār) </text:span><text:span text:style-name="T4">respektieren</text:span></text:p>
        <text:p text:style-name="P6"><text:span text:style-name="T2">elmi </text:span><text:span text:style-name="T4">wissenschaftlich</text:span></text:p>
        <text:p text:style-name="P6"><text:span text:style-name="T2">emperāturi </text:span><text:span text:style-name="T4">Imperium n</text:span></text:p>
        <text:p text:style-name="P6"><text:span text:style-name="T2">eslāmi </text:span><text:span text:style-name="T4">islamisch</text:span></text:p>
        <text:p text:style-name="P6"><text:span text:style-name="T2">eyālat </text:span><text:span text:style-name="T4">Staat m; Provinz f</text:span></text:p>
        <text:p text:style-name="P6"><text:span text:style-name="T2">farmānravāyi </text:span><text:span text:style-name="T4">Herrschaft f</text:span></text:p>
        <text:p text:style-name="P6"><text:span text:style-name="T2">gārson </text:span><text:span text:style-name="T4">Kellner m; Ober m</text:span></text:p>
        <text:p text:style-name="P6"><text:span text:style-name="T2">gostareš </text:span><text:span text:style-name="T4">Verbreitung f</text:span></text:p>
        <text:p text:style-name="P6"><text:span text:style-name="T2">gu</text:span><text:span text:style-name="T8">š</text:span><text:span text:style-name="T2"> dādan (deh) </text:span><text:span text:style-name="T4">hören; zuhören</text:span></text:p>
        <text:p text:style-name="P6"><text:span text:style-name="T2">gušt </text:span><text:span text:style-name="T4">Fleisch n</text:span></text:p>
        <text:p text:style-name="P6"><text:span text:style-name="T2">hālā </text:span><text:span text:style-name="T4">jetzt; nun</text:span></text:p>
        <text:p text:style-name="P6"><text:span text:style-name="T2">hamle </text:span><text:span text:style-name="T4">Angriff m</text:span></text:p>
        <text:p text:style-name="P6"><text:span text:style-name="T2">hamtā </text:span><text:span text:style-name="T4">Peer m; Gegenstück n</text:span></text:p>
        <text:p text:style-name="P6"><text:span text:style-name="T2">hanuz </text:span><text:span text:style-name="T4">noch</text:span></text:p>
        <text:p text:style-name="P1"><text:span text:style-name="T2">harruz </text:span><text:span text:style-name="T4">täglich</text:span></text:p>
        <text:p text:style-name="P6"><text:span text:style-name="T2">hendoorupāyi </text:span><text:span text:style-name="T4">indoeuropäisch</text:span></text:p>
        <text:p text:style-name="P6"><text:span text:style-name="T2">hezāre </text:span><text:span text:style-name="T4">Jahrtausend n</text:span></text:p>
        <text:p text:style-name="P6"><text:span text:style-name="T2">hodud‐e </text:span><text:span text:style-name="T4">ungefähr</text:span></text:p>
        <text:p text:style-name="P6"><text:span text:style-name="T2">hokumat </text:span><text:span text:style-name="T4">Regierung f; Regime n</text:span></text:p>
        <text:p text:style-name="P6"><text:span text:style-name="T2">jahāni </text:span><text:span text:style-name="T4">global</text:span></text:p>
        <text:p text:style-name="P6"><text:span text:style-name="T2">kabāb </text:span><text:span text:style-name="T4">Grillade f; Kebab m</text:span></text:p>
        <text:p text:style-name="P6"><text:span text:style-name="T2">kare </text:span><text:span text:style-name="T4">Butter f</text:span></text:p>
        <text:p text:style-name="P6"><text:span text:style-name="T2">kuc </text:span><text:span text:style-name="T4">Auswanderung f; Einwanderung f</text:span></text:p>
        <text:p text:style-name="P6"><text:span text:style-name="T2">lezzat bordan (bar) </text:span><text:span text:style-name="T4">genießen</text:span></text:p>
        <text:p text:style-name="P6"><text:span text:style-name="T2">lot</text:span><text:span text:style-name="T8">f</text:span><text:span text:style-name="T2"> kardan (kon) </text:span><text:span text:style-name="T4">Güte zeigen</text:span></text:p>
        <text:p text:style-name="P6"><text:span text:style-name="T2">maqduni </text:span><text:span text:style-name="T4">Mazedonier; mazedonisch</text:span></text:p>
        <text:p text:style-name="P6"><text:span text:style-name="T2">marākez </text:span><text:span text:style-name="T4">Zentren pl</text:span></text:p>
        <text:p text:style-name="P6"><text:span text:style-name="T2">marbut </text:span><text:span text:style-name="T4">verbunden; zusammengehängt</text:span></text:p>
        <text:p text:style-name="P6"><text:span text:style-name="T2">marbut budan be </text:span><text:span text:style-name="T4">zurückgehen auf</text:span></text:p>
        <text:p text:style-name="P6"><text:span text:style-name="T2">mariz </text:span><text:span text:style-name="T4">krank; Kranke f/m; Patient(in f) m</text:span></text:p>
        <text:p text:style-name="P6"><text:span text:style-name="T2">markazi </text:span><text:span text:style-name="T4">zentral</text:span></text:p>
        <text:p text:style-name="P6"><text:span text:style-name="T2">meyl </text:span><text:span text:style-name="T4">Appetit m; Lust f; Neigung f</text:span></text:p>
        <text:p text:style-name="P6"><text:span text:style-name="T2">meyl farmudan (farmā) </text:span><text:span text:style-name="T4">essen; trinken</text:span></text:p>
        <text:p text:style-name="P6"><text:span text:style-name="T2">miyāne </text:span><text:span text:style-name="T4">mittlere(r)[s]</text:span></text:p>
        <text:p text:style-name="P6"><text:span text:style-name="T2">milād </text:span><text:span text:style-name="T4">Geburt f; Geburt Christi</text:span></text:p>
        <text:p text:style-name="P6"><text:span text:style-name="T2">milādi </text:span><text:span text:style-name="T4">n. Chr.</text:span></text:p>
        <text:p text:style-name="P1"><text:span text:style-name="T2">mohājerat </text:span><text:span text:style-name="T4">Auswanderung f;</text:span><text:span text:style-name="T2"> </text:span><text:span text:style-name="T4">Einwanderung f</text:span></text:p>
        <text:p text:style-name="P6"><text:span text:style-name="T2">Moqol </text:span><text:span text:style-name="T4">Mongole m; Mongolin f</text:span></text:p>
        <text:p text:style-name="P6"><text:span text:style-name="T2">mordan (mir) </text:span><text:span text:style-name="T4">sterben</text:span></text:p>
        <text:p text:style-name="P6"><text:span text:style-name="T2">morq </text:span><text:span text:style-name="T4">Hähnchen n; Huhn n</text:span></text:p>
        <text:p text:style-name="P6"><text:span text:style-name="T2">moteassefāne </text:span><text:span text:style-name="T4">leider</text:span></text:p>
        <text:p text:style-name="P6"><text:span text:style-name="T2">negahdāri </text:span><text:span text:style-name="T4">Aufbewahrung f; Pflege f</text:span></text:p>
        <text:p text:style-name="P6"><text:span text:style-name="T2">nešāndan (nešān) </text:span><text:span text:style-name="T4">setzen</text:span></text:p>
        <text:p text:style-name="P6"><text:span text:style-name="T2">nofuz </text:span><text:span text:style-name="T4">Eindringen n; Einfluss m</text:span></text:p>
        <text:p text:style-name="P6"><text:span text:style-name="T2">nušidani </text:span><text:span text:style-name="T4">Getränk n</text:span></text:p>
        <text:p text:style-name="P6"><text:span text:style-name="T2">orupāyi </text:span><text:span text:style-name="T4">Europäer(in f) m; europäisch</text:span></text:p>
        <text:p text:style-name="P6"><text:span text:style-name="T2">pādšāhi </text:span><text:span text:style-name="T4">Königreich n</text:span></text:p>
        <text:p text:style-name="P6"><text:span text:style-name="T2">pahnāvar </text:span><text:span text:style-name="T4">groß; breit</text:span></text:p>
        <text:p text:style-name="P6"><text:span text:style-name="T2">panir </text:span><text:span text:style-name="T4">Käse m</text:span></text:p>
        <text:p text:style-name="P6"><text:span text:style-name="T2">pārsāl </text:span><text:span text:style-name="T4">voriges Jahr; Vorjahr n</text:span></text:p>
        <text:p text:style-name="P6"><text:span text:style-name="T2">peydarpey </text:span><text:span text:style-name="T4">sukzessive; aufeinander</text:span><text:span text:style-name="T2"> </text:span><text:span text:style-name="T4">folgend</text:span></text:p>
        <text:p text:style-name="P6"><text:span text:style-name="T2">peydāyeš </text:span><text:span text:style-name="T4">Erscheinung f</text:span></text:p>
        <text:p text:style-name="P6"><text:span text:style-name="T2">pip </text:span><text:span text:style-name="T4">Pfeife f</text:span></text:p>
        <text:p text:style-name="P1"><text:soft-page-break/><text:span text:style-name="T2">pišazin </text:span><text:span text:style-name="T4">früher; vorher</text:span></text:p>
        <text:p text:style-name="P6"><text:span text:style-name="T2">pišxedmat </text:span><text:span text:style-name="T4">Kellner(in f) m; Ober m</text:span></text:p>
        <text:p text:style-name="P6"><text:span text:style-name="T2">pors </text:span><text:span text:style-name="T4">Portion f</text:span></text:p>
        <text:p text:style-name="P6"><text:span text:style-name="T2">qablan </text:span><text:span text:style-name="T4">früher; schon; vorher; zuvor</text:span></text:p>
        <text:p text:style-name="P6"><text:span text:style-name="T2">qahve </text:span><text:span text:style-name="T4">Kaffee m</text:span></text:p>
        <text:p text:style-name="P6"><text:span text:style-name="T2">qarn </text:span><text:span text:style-name="T4">Jahrhundert n</text:span></text:p>
        <text:p text:style-name="P6"><text:span text:style-name="T2">qodrat </text:span><text:span text:style-name="T4">Macht f; Stärke f</text:span></text:p>
        <text:p text:style-name="P6"><text:span text:style-name="T2">qodratmand </text:span><text:span text:style-name="T4">mächtig</text:span></text:p>
        <text:p text:style-name="P6"><text:span text:style-name="T2">raftār </text:span><text:span text:style-name="T4">Verhalten n</text:span></text:p>
        <text:p text:style-name="P6"><text:span text:style-name="T2">rafte‐rafte </text:span><text:span text:style-name="T4">allmählich</text:span></text:p>
        <text:p text:style-name="P6"><text:span text:style-name="T2">rāndan (rān) </text:span><text:span text:style-name="T4">fahren; vertreiben</text:span></text:p>
        <text:p text:style-name="P6"><text:span text:style-name="T2">residan (res) </text:span><text:span text:style-name="T4">ankommen; erreichen;</text:span><text:span text:style-name="T2"> </text:span><text:span text:style-name="T4">gelangen</text:span></text:p>
        <text:p text:style-name="P6"><text:span text:style-name="T2">romi </text:span><text:span text:style-name="T4">Römer m; römisch</text:span></text:p>
        <text:p text:style-name="P6"><text:span text:style-name="T2">sade </text:span><text:span text:style-name="T4">Jahrhundert n</text:span></text:p>
        <text:p text:style-name="P1"><text:span text:style-name="T2">šāhanšāhi </text:span><text:span text:style-name="T4">Imperium n; imperial</text:span></text:p>
        <text:p text:style-name="P1"><text:span text:style-name="T2">šarbat </text:span><text:span text:style-name="T4">Sirup m</text:span></text:p>
        <text:p text:style-name="P6"><text:span text:style-name="T2">šekast </text:span><text:span text:style-name="T4">Misserfolg m; Niederlage f</text:span></text:p>
        <text:p text:style-name="P6"><text:span text:style-name="T2">selsele </text:span><text:span text:style-name="T4">Dynastie f</text:span></text:p>
        <text:p text:style-name="P3"><text:span text:style-name="T2">sigā</text:span><text:span text:style-name="T8">r</text:span><text:span text:style-name="T2"> kešidan (keš) </text:span><text:span text:style-name="T4">rauchen</text:span></text:p>
        <text:p text:style-name="P6"><text:span text:style-name="T2">šokufāyi </text:span><text:span text:style-name="T4">Boom; m; Aufschwung m</text:span></text:p>
        <text:p text:style-name="P6"><text:span text:style-name="T2">sokunat kardan (kon) </text:span><text:span text:style-name="T4">wohnen;</text:span><text:span text:style-name="T2"> </text:span><text:span text:style-name="T4">residieren</text:span></text:p>
        <text:p text:style-name="P6"><text:span text:style-name="T2">solte </text:span><text:span text:style-name="T4">Vorherrschaft f</text:span></text:p>
        <text:p text:style-name="P6"><text:span text:style-name="T2">šomār </text:span><text:span text:style-name="T4">Anzahl f; Zahl f</text:span></text:p>
        <text:p text:style-name="P6"><text:span text:style-name="T2">sosis </text:span><text:span text:style-name="T4">Würstchen n</text:span></text:p>
        <text:p text:style-name="P6"><text:span text:style-name="T2">surathesāb </text:span><text:span text:style-name="T4">Rechnung f</text:span></text:p>
        <text:p text:style-name="P6"><text:span text:style-name="T2">suratqazā </text:span><text:span text:style-name="T4">Speisekarte f</text:span></text:p>
        <text:p text:style-name="P1"><text:span text:style-name="T2">ta’sirgozār </text:span><text:span text:style-name="T4">wirksam; effektiv</text:span></text:p>
        <text:p text:style-name="P6"><text:span text:style-name="T2">ta’si</text:span><text:span text:style-name="T8">s</text:span><text:span text:style-name="T2"> kardan (kon) </text:span><text:span text:style-name="T4">errichten; gründen</text:span></text:p>
        <text:p text:style-name="P6"><text:span text:style-name="T2">tahājom </text:span><text:span text:style-name="T4">Invasion f</text:span></text:p>
        <text:p text:style-name="P1"><text:span text:style-name="T2">talx </text:span><text:span text:style-name="T4">bitter</text:span></text:p>
        <text:p text:style-name="P1"><text:span text:style-name="T2">tārixnegār </text:span><text:span text:style-name="T4">Historiker m;</text:span><text:span text:style-name="T2"> </text:span><text:span text:style-name="T4">Geschichtsschreiber m</text:span></text:p>
        <text:p text:style-name="P3"><text:span text:style-name="T2">taz’i</text:span><text:span text:style-name="T8">f</text:span><text:span text:style-name="T2"> šodan (šav, šow) </text:span><text:span text:style-name="T4">geschwächt</text:span><text:span text:style-name="T2"> </text:span><text:span text:style-name="T4">werden</text:span></text:p>
        <text:p text:style-name="P1"><text:span text:style-name="T2">vāqean </text:span><text:span text:style-name="T4">wirklich</text:span></text:p>
        <text:p text:style-name="P6"><text:span text:style-name="T2">xāme </text:span><text:span text:style-name="T4">Rahm m; Sahne f</text:span></text:p>
        <text:p text:style-name="P6"><text:span text:style-name="T2">xandedār </text:span><text:span text:style-name="T4">lustig</text:span></text:p>
        <text:p text:style-name="P6"><text:span text:style-name="T2">xedmat </text:span><text:span text:style-name="T4">Dienst m</text:span></text:p>
        <text:p text:style-name="P6"><text:span text:style-name="T2">zan</text:span><text:span text:style-name="T8">g</text:span><text:span text:style-name="T2"> zadan (zan) </text:span><text:span text:style-name="T4">klingeln</text:span></text:p>
        <text:p text:style-name="P6"><text:span text:style-name="T2">zānu </text:span><text:span text:style-name="T4">Knie n</text:span></text:p>
        <text:p text:style-name="P6"><text:span text:style-name="T2">zende </text:span><text:span text:style-name="T4">lebendig; lebend</text:span></text:p>
        <text:p text:style-name="P6"><text:span text:style-name="T2">zohur </text:span><text:span text:style-name="T4">Erscheinung f</text:span></text:p>
        <text:p text:style-name="P5"><text:span text:style-name="T1">Dars-e</text:span> 13</text:p>
        <text:p text:style-name="P6"><text:span text:style-name="T2">āfaridegār </text:span><text:span text:style-name="T4">Gott m; Schöpfer m</text:span></text:p>
        <text:p text:style-name="P6"><text:span text:style-name="T2">Āfriqā </text:span><text:span text:style-name="T4">Afrika</text:span></text:p>
        <text:p text:style-name="P1"><text:span text:style-name="T2">Ahriman </text:span><text:span text:style-name="T4">Dämon m</text:span></text:p>
        <text:p text:style-name="P6"><text:span text:style-name="T2">āmuze </text:span><text:span text:style-name="T4">Lehre f</text:span></text:p>
        <text:p text:style-name="P6"><text:span text:style-name="T2">andišmand </text:span><text:span text:style-name="T4">Denker(in f) m</text:span></text:p>
        <text:p text:style-name="P6"><text:span text:style-name="T2">angošt </text:span><text:span text:style-name="T4">Finger m</text:span></text:p>
        <text:p text:style-name="P1"><text:span text:style-name="T2">asl </text:span><text:span text:style-name="T4">Prinzip n; original</text:span></text:p>
        <text:p text:style-name="P3"><text:span text:style-name="T2">āšn</text:span><text:span text:style-name="T8">ā</text:span><text:span text:style-name="T2"> šodan (šav, šow) </text:span><text:span text:style-name="T4">kennenlernen</text:span></text:p>
        <text:p text:style-name="P1"><text:span text:style-name="T2">Avestā </text:span><text:span text:style-name="T4">Avesta n</text:span></text:p>
        <text:p text:style-name="P6"><text:span text:style-name="T2">āyin </text:span><text:span text:style-name="T4">Kult m; Zeremonie f</text:span></text:p>
        <text:p text:style-name="P6"><text:span text:style-name="T2">āzād </text:span><text:span text:style-name="T4">frei</text:span></text:p>
        <text:p text:style-name="P3"><text:span text:style-name="T2">āzā</text:span><text:span text:style-name="T8">d</text:span><text:span text:style-name="T2"> gozāštan (gozār) </text:span><text:span text:style-name="T4">erlauben;</text:span><text:span text:style-name="T2"> </text:span><text:span text:style-name="T4">gestatten</text:span></text:p>
        <text:p text:style-name="P1"><text:span text:style-name="T2">ba’dan </text:span><text:span text:style-name="T4">danach</text:span></text:p>
        <text:p text:style-name="P1"><text:span text:style-name="T2">ba’di </text:span><text:span text:style-name="T4">nachfolgende; spätere</text:span></text:p>
        <text:p text:style-name="P3"><text:span text:style-name="T2">bala</text:span><text:span text:style-name="T8">d</text:span><text:span text:style-name="T2"> budan (hast, bāš) </text:span><text:span text:style-name="T4">können; in der</text:span><text:span text:style-name="T2"> </text:span><text:span text:style-name="T4">Lage sein</text:span></text:p>
        <text:p text:style-name="P1"><text:soft-page-break/><text:span text:style-name="T2">bale </text:span><text:span text:style-name="T4">ja</text:span></text:p>
        <text:p text:style-name="P1"><text:span text:style-name="T2">barf </text:span><text:span text:style-name="T4">Schnee m</text:span></text:p>
        <text:p text:style-name="P6"><text:span text:style-name="T2">bāridan (bār) </text:span><text:span text:style-name="T4">regnen; schneien</text:span></text:p>
        <text:p text:style-name="P6"><text:span text:style-name="T2">bārik </text:span><text:span text:style-name="T4">schmal; dünn</text:span></text:p>
        <text:p text:style-name="P1"><text:span text:style-name="T2">bāšad </text:span><text:span text:style-name="T4">OK</text:span></text:p>
        <text:p text:style-name="P6"><text:span text:style-name="T2">bozorgrāh </text:span><text:span text:style-name="T4">Autobahn f; Schnellstraße f</text:span></text:p>
        <text:p text:style-name="P6"><text:span text:style-name="T2">carxegušt </text:span><text:span text:style-name="T4">Fleischwolf m</text:span></text:p>
        <text:p text:style-name="P6"><text:span text:style-name="T2">conin </text:span><text:span text:style-name="T4">so; solche; solch ein</text:span></text:p>
        <text:p text:style-name="P6"><text:span text:style-name="T2">daf’e </text:span><text:span text:style-name="T4">Mal n</text:span></text:p>
        <text:p text:style-name="P1"><text:span text:style-name="T2">damāq </text:span><text:span text:style-name="T4">Nase f</text:span></text:p>
        <text:p text:style-name="P6"><text:span text:style-name="T2">dastyābi </text:span><text:span text:style-name="T4">Erreichen n; Erzielen n</text:span></text:p>
        <text:p text:style-name="P6"><text:span text:style-name="T2">doktor </text:span><text:span text:style-name="T4">Arzt m; Doktor m</text:span></text:p>
        <text:p text:style-name="P6"><text:span text:style-name="T2">dozd </text:span><text:span text:style-name="T4">Dieb m; Einbrecher m; Räuber m</text:span></text:p>
        <text:p text:style-name="P6"><text:span text:style-name="T2">ejbāri </text:span><text:span text:style-name="T4">obligatorisch</text:span></text:p>
        <text:p text:style-name="P6"><text:span text:style-name="T2">ensān </text:span><text:span text:style-name="T4">man; Mensch m</text:span></text:p>
        <text:p text:style-name="P6"><text:span text:style-name="T2">entexāb </text:span><text:span text:style-name="T4">Wahl f; Auswahl f</text:span></text:p>
        <text:p text:style-name="P1"><text:span text:style-name="T2">erāde </text:span><text:span text:style-name="T4">Wille m</text:span></text:p>
        <text:p text:style-name="P6"><text:span text:style-name="T2">eslāhtalab </text:span><text:span text:style-name="T4">Reformer m; Reformist m</text:span></text:p>
        <text:p text:style-name="P6"><text:span text:style-name="T2">ettefāq oftādan (oft) </text:span><text:span text:style-name="T4">passieren;</text:span><text:span text:style-name="T2"> </text:span><text:span text:style-name="T4">geschehen</text:span></text:p>
        <text:p text:style-name="P1"><text:span text:style-name="T2">falsafe </text:span><text:span text:style-name="T4">Philosophie f</text:span></text:p>
        <text:p text:style-name="P6"><text:span text:style-name="T2">farāmu</text:span><text:span text:style-name="T8">š</text:span><text:span text:style-name="T2"> kardan (kon) </text:span><text:span text:style-name="T4">vergessen</text:span></text:p>
        <text:p text:style-name="P6"><text:span text:style-name="T2">farār kardan (kon) </text:span><text:span text:style-name="T4">fliehen</text:span></text:p>
        <text:p text:style-name="P1"><text:span text:style-name="T2">filsuf </text:span><text:span text:style-name="T4">Philosoph m</text:span></text:p>
        <text:p text:style-name="P6"><text:span text:style-name="T2">gārānti </text:span><text:span text:style-name="T4">Garantie f; Gewähr f</text:span></text:p>
        <text:p text:style-name="P6"><text:span text:style-name="T2">gerdāvari </text:span><text:span text:style-name="T4">Zusammenstellung f;</text:span><text:span text:style-name="T2"> </text:span><text:span text:style-name="T4">Sammeln n</text:span></text:p>
        <text:p text:style-name="P6"><text:span text:style-name="T2">girande </text:span><text:span text:style-name="T4">Empfänger m</text:span></text:p>
        <text:p text:style-name="P6"><text:span text:style-name="T2">goftār </text:span><text:span text:style-name="T4">Rede f; Wort n</text:span></text:p>
        <text:p text:style-name="P6"><text:span text:style-name="T2">gonde </text:span><text:span text:style-name="T4">groß; riesig</text:span></text:p>
        <text:p text:style-name="P6"><text:span text:style-name="T2">gozineš </text:span><text:span text:style-name="T4">Wahl f; Auswahl f</text:span></text:p>
        <text:p text:style-name="P6"><text:span text:style-name="T2">hargez </text:span><text:span text:style-name="T4">nie; niemals</text:span></text:p>
        <text:p text:style-name="P6"><text:span text:style-name="T2">hattā </text:span><text:span text:style-name="T4">sogar</text:span></text:p>
        <text:p text:style-name="P6"><text:span text:style-name="T2">hendevāne </text:span><text:span text:style-name="T4">Wassermelone f</text:span></text:p>
        <text:p text:style-name="P6"><text:span text:style-name="T2">hesābi </text:span><text:span text:style-name="T4">ordentlich; wirklich</text:span></text:p>
        <text:p text:style-name="P6"><text:span text:style-name="T2">hicciz </text:span><text:span text:style-name="T4">nichts</text:span></text:p>
        <text:p text:style-name="P6"><text:span text:style-name="T2">hicvaqt </text:span><text:span text:style-name="T4">nie</text:span></text:p>
        <text:p text:style-name="P6"><text:span text:style-name="T2">hodudan </text:span><text:span text:style-name="T4">ungefähr</text:span></text:p>
        <text:p text:style-name="P6"><text:span text:style-name="T2">inbār </text:span><text:span text:style-name="T4">diesmal</text:span></text:p>
        <text:p text:style-name="P9"><text:span text:style-name="T2">jam’āvari </text:span><text:span text:style-name="T4">Sammeln n;</text:span><text:span text:style-name="T2"> </text:span><text:span text:style-name="T4">Zusammenstellung f</text:span></text:p>
        <text:p text:style-name="P9"><text:span text:style-name="T2">kerdār </text:span><text:span text:style-name="T4">Verhalten n</text:span></text:p>
        <text:p text:style-name="P6"><text:span text:style-name="T2">konun </text:span><text:span text:style-name="T4">nun</text:span></text:p>
        <text:p text:style-name="P6"><text:span text:style-name="T2">kuler </text:span><text:span text:style-name="T4">Klimaanlage f</text:span></text:p>
        <text:p text:style-name="P6"><text:span text:style-name="T2">māhvāre </text:span><text:span text:style-name="T4">Satellit m</text:span></text:p>
        <text:p text:style-name="P6"><text:span text:style-name="T2">mardomān </text:span><text:span text:style-name="T4">Leute pl; Völker pl</text:span></text:p>
        <text:p text:style-name="P6"><text:span text:style-name="T2">māšin‐e lebāsšuyi </text:span><text:span text:style-name="T4">Waschmachine f</text:span></text:p>
        <text:p text:style-name="P6"><text:span text:style-name="T2">maxlutkon </text:span><text:span text:style-name="T4">Mixer m</text:span></text:p>
        <text:p text:style-name="P6"><text:span text:style-name="T2">mowjud </text:span><text:span text:style-name="T4">Kreatur f; verfügbar; existent</text:span></text:p>
        <text:p text:style-name="P6"><text:span text:style-name="T2">mowqe’ </text:span><text:span text:style-name="T4">Zeit f; Zeitpunkt m</text:span></text:p>
        <text:p text:style-name="P1"><text:span text:style-name="T2">muš </text:span><text:span text:style-name="T4">Maus f</text:span></text:p>
        <text:p text:style-name="P6"><text:span text:style-name="T2">nabard </text:span><text:span text:style-name="T4">Kampf m; Schlacht f</text:span></text:p>
        <text:p text:style-name="P6"><text:span text:style-name="T2">nik </text:span><text:span text:style-name="T4">gut</text:span></text:p>
        <text:p text:style-name="P6"><text:span text:style-name="T2">niki </text:span><text:span text:style-name="T4">Güte f</text:span></text:p>
        <text:p text:style-name="P6"><text:span text:style-name="T2">pahn </text:span><text:span text:style-name="T4">breit</text:span></text:p>
        <text:p text:style-name="P6"><text:span text:style-name="T2">pakar </text:span><text:span text:style-name="T4">nachdenklich</text:span></text:p>
        <text:p text:style-name="P6"><text:span text:style-name="T2">palid </text:span><text:span text:style-name="T4">böse; schmutzig</text:span></text:p>
        <text:p text:style-name="P1"><text:span text:style-name="T2">pardāxtan (pardāz) </text:span><text:span text:style-name="T4">bezahlen; zahlen;</text:span><text:span text:style-name="T2"> </text:span><text:span text:style-name="T4">sich beschäftigen</text:span></text:p>
        <text:p text:style-name="P6"><text:span text:style-name="T2">pazireš </text:span><text:span text:style-name="T4">Annahme f; Rezeption f</text:span></text:p>
        <text:p text:style-name="P6"><text:soft-page-break/><text:span text:style-name="T2">pendār </text:span><text:span text:style-name="T4">Gedanke m; Vorstellung f</text:span></text:p>
        <text:p text:style-name="P6"><text:span text:style-name="T2">qarbi </text:span><text:span text:style-name="T4">abendländisch; okzidental; West‐;</text:span><text:span text:style-name="T2"> </text:span><text:span text:style-name="T4">westlich; Abendländer m</text:span></text:p>
        <text:p text:style-name="P3"><text:span text:style-name="T2">qelyā</text:span><text:span text:style-name="T8">n</text:span><text:span text:style-name="T2"> kešidan (keš) </text:span><text:span text:style-name="T4">Wasserpfeife</text:span><text:span text:style-name="T2"> </text:span><text:span text:style-name="T4">rauchen</text:span></text:p>
        <text:p text:style-name="P6"><text:span text:style-name="T2">ranginkamān </text:span><text:span text:style-name="T4">Regenbogen m</text:span></text:p>
        <text:p text:style-name="P6"><text:span text:style-name="T2">sahne </text:span><text:span text:style-name="T4">Bühne f; Szene f</text:span></text:p>
        <text:p text:style-name="P6"><text:span text:style-name="T2">šar</text:span><text:span text:style-name="T8">t</text:span><text:span text:style-name="T2"> bastan (band) </text:span><text:span text:style-name="T4">wetten</text:span></text:p>
        <text:p text:style-name="P6"><text:span text:style-name="T2">šartbandi </text:span><text:span text:style-name="T4">Wette f</text:span></text:p>
        <text:p text:style-name="P1"><text:span text:style-name="T2">šekl </text:span><text:span text:style-name="T4">Figur f; Form f; Gestalt f; Aussehen</text:span><text:span text:style-name="T2"> </text:span><text:span text:style-name="T4">n</text:span></text:p>
        <text:p text:style-name="P6"><text:span text:style-name="T2">šek</text:span><text:span text:style-name="T8">l</text:span><text:span text:style-name="T2"> gereftan (gir) </text:span><text:span text:style-name="T4">geformt werden</text:span></text:p>
        <text:p text:style-name="P6"><text:span text:style-name="T2">šenidan (šenav, šenow) </text:span><text:span text:style-name="T4">hören</text:span></text:p>
        <text:p text:style-name="P1"><text:span text:style-name="T2">šur </text:span><text:span text:style-name="T4">salzig; Leidenschaft f</text:span></text:p>
        <text:p text:style-name="P1"><text:span text:style-name="T2">suxtan (suz) </text:span><text:span text:style-name="T4">brennen; anbrennen;</text:span><text:span text:style-name="T2"> </text:span><text:span text:style-name="T4">verbrennen</text:span></text:p>
        <text:p text:style-name="P1"><text:span text:style-name="T2">suzāndan (suzān) </text:span><text:span text:style-name="T4">anbrennen;</text:span><text:span text:style-name="T2"> </text:span><text:span text:style-name="T4">verbrennen</text:span></text:p>
        <text:p text:style-name="P1"><text:span text:style-name="T2">taālim </text:span><text:span text:style-name="T4">Lehren pl</text:span></text:p>
        <text:p text:style-name="P6"><text:span text:style-name="T2">ta’mi</text:span><text:span text:style-name="T8">r</text:span><text:span text:style-name="T2"> kardan (kon) </text:span><text:span text:style-name="T4">reparieren</text:span></text:p>
        <text:p text:style-name="P6"><text:span text:style-name="T2">ta’sir </text:span><text:span text:style-name="T4">Einfluss m</text:span></text:p>
        <text:p text:style-name="P6"><text:span text:style-name="T2">tafsir </text:span><text:span text:style-name="T4">Interpretation f; Kommentar m</text:span></text:p>
        <text:p text:style-name="P6"><text:span text:style-name="T2">tārik </text:span><text:span text:style-name="T4">dunkel</text:span></text:p>
        <text:p text:style-name="P6"><text:span text:style-name="T2">tarjome </text:span><text:span text:style-name="T4">Übersetzung f</text:span></text:p>
        <text:p text:style-name="P6"><text:span text:style-name="T2">towzih dādan (deh) </text:span><text:span text:style-name="T4">erklären</text:span></text:p>
        <text:p text:style-name="P6"><text:span text:style-name="T2">xabar </text:span><text:span text:style-name="T4">Nachricht f; Neuigkeit f</text:span></text:p>
        <text:p text:style-name="P6"><text:span text:style-name="T2">xāleq </text:span><text:span text:style-name="T4">Schöpfer m</text:span></text:p>
        <text:p text:style-name="P3"><text:span text:style-name="T2">xāmu</text:span><text:span text:style-name="T8">š</text:span><text:span text:style-name="T2"> kardan (kon) </text:span><text:span text:style-name="T4">ausmachen;</text:span><text:span text:style-name="T2"> </text:span><text:span text:style-name="T4">löschen</text:span></text:p>
        <text:p text:style-name="P6"><text:span text:style-name="T2">Xodā </text:span><text:span text:style-name="T4">Gott m; Herr m</text:span></text:p>
        <text:p text:style-name="P6"><text:span text:style-name="T2">xubi </text:span><text:span text:style-name="T4">Güte f</text:span></text:p>
        <text:p text:style-name="P6"><text:span text:style-name="T2">yā</text:span><text:span text:style-name="T8">d</text:span><text:span text:style-name="T2"> dādan (deh) </text:span><text:span text:style-name="T4">unterrichten; lehren</text:span></text:p>
        <text:p text:style-name="P6"><text:span text:style-name="T2">Yunān </text:span><text:span text:style-name="T4">Griechenland n</text:span></text:p>
        <text:p text:style-name="P6"><text:span text:style-name="T2">zabtesowt </text:span><text:span text:style-name="T4">Kassettenrekorder m</text:span></text:p>
        <text:p text:style-name="P6"><text:span text:style-name="T2">zistan (zi) </text:span><text:span text:style-name="T4">leben</text:span></text:p>
        <text:p text:style-name="P5"><text:span text:style-name="T1">Dars-e</text:span> 14</text:p>
        <text:p text:style-name="P1"><text:span text:style-name="T2">āmpul </text:span><text:span text:style-name="T4">Spritze f</text:span></text:p>
        <text:p text:style-name="P6"><text:span text:style-name="T2">āmpu</text:span><text:span text:style-name="T8">l</text:span><text:span text:style-name="T2"> zadan (zan) </text:span><text:span text:style-name="T4">spritzen</text:span></text:p>
        <text:p text:style-name="P6"><text:span text:style-name="T2">andām </text:span><text:span text:style-name="T4">Glied n; Organ n; Körper m</text:span></text:p>
        <text:p text:style-name="P6"><text:span text:style-name="T2">az qabil‐e </text:span><text:span text:style-name="T4">wie</text:span></text:p>
        <text:p text:style-name="P6"><text:span text:style-name="T2">bad </text:span><text:span text:style-name="T4">schlecht; schlimm</text:span></text:p>
        <text:p text:style-name="P6"><text:span text:style-name="T2">bād </text:span><text:span text:style-name="T4">Wind m</text:span></text:p>
        <text:p text:style-name="P6"><text:span text:style-name="T2">badan </text:span><text:span text:style-name="T4">Körper m</text:span></text:p>
        <text:p text:style-name="P6"><text:span text:style-name="T2">bārān </text:span><text:span text:style-name="T4">Regen m</text:span></text:p>
        <text:p text:style-name="P6"><text:span text:style-name="T2">bartar </text:span><text:span text:style-name="T4">superior; überlegen</text:span></text:p>
        <text:p text:style-name="P6"><text:span text:style-name="T2">bihessi </text:span><text:span text:style-name="T4">Anästhesie f</text:span></text:p>
        <text:p text:style-name="P6"><text:span text:style-name="T2">binazir </text:span><text:span text:style-name="T4">beispiellos; einmalig</text:span></text:p>
        <text:p text:style-name="P6"><text:span text:style-name="T2">bišomār </text:span><text:span text:style-name="T4">zahllos; viel</text:span></text:p>
        <text:p text:style-name="P6"><text:span text:style-name="T2">candvaqt </text:span><text:span text:style-name="T4">wie lange</text:span></text:p>
        <text:p text:style-name="P6"><text:span text:style-name="T2">cexabar‐ast </text:span><text:span text:style-name="T4">was ist los</text:span></text:p>
        <text:p text:style-name="P6"><text:span text:style-name="T2">dandān‐</text:span><text:span text:style-name="T8">e</text:span><text:span text:style-name="T2"> kermxorde </text:span><text:span text:style-name="T4">kariösen Zahn</text:span></text:p>
        <text:p text:style-name="P6"><text:span text:style-name="T2">dard </text:span><text:span text:style-name="T4">Schmerz m; Beschwerde f</text:span></text:p>
        <text:p text:style-name="P6"><text:span text:style-name="T2">dard kardan (kon) </text:span><text:span text:style-name="T4">weh tun</text:span></text:p>
        <text:p text:style-name="P1"><text:span text:style-name="T2">dāru </text:span><text:span text:style-name="T4">Arznei n; Arzneimittel n;</text:span><text:span text:style-name="T2"> </text:span><text:span text:style-name="T4">Medikament n</text:span></text:p>
        <text:p text:style-name="P1"><text:span text:style-name="T2">dastgir </text:span><text:span text:style-name="T4">verhaftet</text:span></text:p>
        <text:p text:style-name="P1"><text:span text:style-name="T2">davā </text:span><text:span text:style-name="T4">Arznei n; Arzneimittel n;</text:span><text:span text:style-name="T2"> </text:span><text:span text:style-name="T4">Medikament n</text:span></text:p>
        <text:p text:style-name="P6"><text:span text:style-name="T2">del </text:span><text:span text:style-name="T4">Bauch m; Herz n; Magen m</text:span></text:p>
        <text:p text:style-name="P6"><text:span text:style-name="T2">deldard </text:span><text:span text:style-name="T4">Bauchschmerzen m/pl;</text:span><text:span text:style-name="T2"> </text:span><text:span text:style-name="T4">Magenschmerzen m/pl</text:span></text:p>
        <text:p text:style-name="P6"><text:span text:style-name="T2">derā</text:span><text:span text:style-name="T8">z</text:span><text:span text:style-name="T2"> kešidan (keš) </text:span><text:span text:style-name="T4">liegen</text:span></text:p>
        <text:p text:style-name="P6"><text:span text:style-name="T2">dorošt </text:span><text:span text:style-name="T4">grob; groß</text:span></text:p>
        <text:p text:style-name="P3"><text:span text:style-name="T2">ehtemā</text:span><text:span text:style-name="T8">l</text:span><text:span text:style-name="T2"> dāštan (dār) </text:span><text:span text:style-name="T4">wahrscheinlich</text:span><text:span text:style-name="T2"> </text:span><text:span text:style-name="T4">sein</text:span></text:p>
        <text:p text:style-name="P3"><text:span text:style-name="T2">emtehā</text:span><text:span text:style-name="T8">n</text:span><text:span text:style-name="T2"> dādan (deh) </text:span><text:span text:style-name="T4">eine Prüfung</text:span><text:span text:style-name="T2"> </text:span><text:span text:style-name="T4">ablegen</text:span></text:p>
        <text:p text:style-name="P6"><text:soft-page-break/><text:span text:style-name="T2">eqāmat </text:span><text:span text:style-name="T4">Aufenthalt m</text:span></text:p>
        <text:p text:style-name="P6"><text:span text:style-name="T2">estekān </text:span><text:span text:style-name="T4">Gläschen n</text:span></text:p>
        <text:p text:style-name="P1"><text:span text:style-name="T2">ettelā’ </text:span><text:span text:style-name="T4">Information f; Bekanntmachung</text:span><text:span text:style-name="T2"> </text:span><text:span text:style-name="T4">f; Benachrichtigung f</text:span></text:p>
        <text:p text:style-name="P6"><text:span text:style-name="T2">fāsele </text:span><text:span text:style-name="T4">Abstand m; Distanz f</text:span></text:p>
        <text:p text:style-name="P6"><text:span text:style-name="T2">fešārxun </text:span><text:span text:style-name="T4">Blutdruck m</text:span></text:p>
        <text:p text:style-name="P3"><text:span text:style-name="T2">fešārxu</text:span><text:span text:style-name="T8">n</text:span><text:span text:style-name="T2"> gereftan (gir) </text:span><text:span text:style-name="T4">Blutdruck</text:span><text:span text:style-name="T2"> </text:span><text:span text:style-name="T4">messen</text:span></text:p>
        <text:p text:style-name="P6"><text:span text:style-name="T2">galu </text:span><text:span text:style-name="T4">Hals m</text:span></text:p>
        <text:p text:style-name="P6"><text:span text:style-name="T2">gardan </text:span><text:span text:style-name="T4">Nacken m</text:span></text:p>
        <text:p text:style-name="P6"><text:span text:style-name="T2">gardandard </text:span><text:span text:style-name="T4">Nackenschmerzen pl</text:span></text:p>
        <text:p text:style-name="P9"><text:span text:style-name="T2">gerd‐e ham āmadan (ā) </text:span><text:span text:style-name="T4">sich</text:span><text:span text:style-name="T2"> </text:span><text:span text:style-name="T4">versammeln; zusammenkommen</text:span></text:p>
        <text:p text:style-name="P9"><text:span text:style-name="T2">guš </text:span><text:span text:style-name="T4">Ohr n</text:span></text:p>
        <text:p text:style-name="P6"><text:span text:style-name="T2">gušdard </text:span><text:span text:style-name="T4">Ohrenschmerzen m/pl</text:span></text:p>
        <text:p text:style-name="P6"><text:span text:style-name="T2">hālattahavvo’ </text:span><text:span text:style-name="T4">Übelkeit f</text:span></text:p>
        <text:p text:style-name="P6"><text:span text:style-name="T2">honari </text:span><text:span text:style-name="T4">Kunst‐; künstlerisch</text:span></text:p>
        <text:p text:style-name="P6"><text:span text:style-name="T2">jahāniyān </text:span><text:span text:style-name="T4">Menschen weltweit</text:span></text:p>
        <text:p text:style-name="P6"><text:span text:style-name="T2">janbe </text:span><text:span text:style-name="T4">Aspekt m</text:span></text:p>
        <text:p text:style-name="P6"><text:span text:style-name="T2">jeddi </text:span><text:span text:style-name="T4">ernst; ernsthaft</text:span></text:p>
        <text:p text:style-name="P6"><text:span text:style-name="T2">jelve </text:span><text:span text:style-name="T4">Anblick m</text:span></text:p>
        <text:p text:style-name="P6"><text:span text:style-name="T2">kaf </text:span><text:span text:style-name="T4">Boden m; Schaum m; Beifall m</text:span></text:p>
        <text:p text:style-name="P6"><text:span text:style-name="T2">kamar </text:span><text:span text:style-name="T4">Rücken m</text:span></text:p>
        <text:p text:style-name="P6"><text:span text:style-name="T2">kamardard </text:span><text:span text:style-name="T4">Rückenschmerzen pl</text:span></text:p>
        <text:p text:style-name="P6"><text:span text:style-name="T2">kāmelan </text:span><text:span text:style-name="T4">ganz; total; völlig; vollkommen;</text:span><text:span text:style-name="T2"> </text:span><text:span text:style-name="T4">vollständig</text:span></text:p>
        <text:p text:style-name="P6"><text:span text:style-name="T2">kapsul </text:span><text:span text:style-name="T4">Kapsel f</text:span></text:p>
        <text:p text:style-name="P6"><text:span text:style-name="T2">kasif </text:span><text:span text:style-name="T4">schmutzig</text:span></text:p>
        <text:p text:style-name="P6"><text:span text:style-name="T2">kāx </text:span><text:span text:style-name="T4">Palast m; Schloss n</text:span></text:p>
        <text:p text:style-name="P6"><text:span text:style-name="T2">kelisā </text:span><text:span text:style-name="T4">Kirche f</text:span></text:p>
        <text:p text:style-name="P1"><text:span text:style-name="T2">kešidan (keš) </text:span><text:span text:style-name="T4">ziehen; dehnen; malen;</text:span><text:span text:style-name="T2"> </text:span><text:span text:style-name="T4">zeichnen</text:span></text:p>
        <text:p text:style-name="P6"><text:span text:style-name="T2">limu </text:span><text:span text:style-name="T4">Limette f; Limone f; Zitrone f</text:span></text:p>
        <text:p text:style-name="P6"><text:span text:style-name="T2">mālidan (māl) </text:span><text:span text:style-name="T4">einreiben</text:span></text:p>
        <text:p text:style-name="P1"><text:span text:style-name="T2">me’de </text:span><text:span text:style-name="T4">Magen m</text:span></text:p>
        <text:p text:style-name="P6"><text:span text:style-name="T2">me’dedard </text:span><text:span text:style-name="T4">Magenschmerzen pl</text:span></text:p>
        <text:p text:style-name="P6"><text:span text:style-name="T2">minākāri </text:span><text:span text:style-name="T4">Emaille f</text:span></text:p>
        <text:p text:style-name="P6"><text:span text:style-name="T2">miniyātur </text:span><text:span text:style-name="T4">Miniatur f</text:span></text:p>
        <text:p text:style-name="P6"><text:span text:style-name="T2">moāyene </text:span><text:span text:style-name="T4">Untersuchung f</text:span></text:p>
        <text:p text:style-name="P6"><text:span text:style-name="T2">moāyen</text:span><text:span text:style-name="T8">e</text:span><text:span text:style-name="T2"> kardan (kon) </text:span><text:span text:style-name="T4">untersuchen</text:span></text:p>
        <text:p text:style-name="P6"><text:span text:style-name="T2">mošāhede kardan (kon) </text:span><text:span text:style-name="T4">beobachten;</text:span><text:span text:style-name="T2"> </text:span><text:span text:style-name="T4">ansehen</text:span></text:p>
        <text:p text:style-name="P6"><text:span text:style-name="T2">nāhiye </text:span><text:span text:style-name="T4">Gegend m; Gebiet n; Region f</text:span></text:p>
        <text:p text:style-name="P6"><text:span text:style-name="T2">na’lbeki </text:span><text:span text:style-name="T4">Untertasse f</text:span></text:p>
        <text:p text:style-name="P9"><text:span text:style-name="T2">namāyande </text:span><text:span text:style-name="T4">Abgeordnete f/m;</text:span><text:span text:style-name="T2"> </text:span><text:span text:style-name="T4">Parlamentarier(in f) m; Vertreter(in f) m</text:span></text:p>
        <text:p text:style-name="P9"><text:span text:style-name="T2">negārgari </text:span><text:span text:style-name="T4">Malerei f</text:span></text:p>
        <text:p text:style-name="P6"><text:span text:style-name="T2">omidvār </text:span><text:span text:style-name="T4">hoffnungsvoll; zuversichtlich</text:span></text:p>
        <text:p text:style-name="P6"><text:span text:style-name="T2">owj </text:span><text:span text:style-name="T4">Gipfel m; Höhe f; Spitze f</text:span></text:p>
        <text:p text:style-name="P6"><text:span text:style-name="T2">pādard </text:span><text:span text:style-name="T4">Beinschmerzen m/pl</text:span></text:p>
        <text:p text:style-name="P6"><text:span text:style-name="T2">parde </text:span><text:span text:style-name="T4">Vorhang m</text:span></text:p>
        <text:p text:style-name="P6"><text:span text:style-name="T2">pol </text:span><text:span text:style-name="T4">Brücke f</text:span></text:p>
        <text:p text:style-name="P6"><text:span text:style-name="T2">pomād </text:span><text:span text:style-name="T4">Pomade f; Salbe f</text:span></text:p>
        <text:p text:style-name="P6"><text:span text:style-name="T2">pust </text:span><text:span text:style-name="T4">Haut f; Schale f</text:span></text:p>
        <text:p text:style-name="P6"><text:span text:style-name="T2">qarib </text:span><text:span text:style-name="T4">fremd; Fremde f/m; seltsam</text:span></text:p>
        <text:p text:style-name="P6"><text:span text:style-name="T2">qatre </text:span><text:span text:style-name="T4">Tropfen m; Tröpfen pl</text:span></text:p>
        <text:p text:style-name="P6"><text:span text:style-name="T2">qors </text:span><text:span text:style-name="T4">Pille f; Tablette f</text:span></text:p>
        <text:p text:style-name="P6"><text:span text:style-name="T2">raftoāmad </text:span><text:span text:style-name="T4">Kontakt m; Verkehr m</text:span></text:p>
        <text:p text:style-name="P6"><text:span text:style-name="T2">riz </text:span><text:span text:style-name="T4">fein; klein; winzig</text:span></text:p>
        <text:p text:style-name="P6"><text:span text:style-name="T2">šadid </text:span><text:span text:style-name="T4">heftig; drastisch</text:span></text:p>
        <text:p text:style-name="P6"><text:span text:style-name="T2">sāndevic </text:span><text:span text:style-name="T4">Sandwich m/n</text:span></text:p>
        <text:p text:style-name="P6"><text:span text:style-name="T2">sardard </text:span><text:span text:style-name="T4">Kopfschmerzen m/pl</text:span></text:p>
        <text:p text:style-name="P6"><text:span text:style-name="T2">šekam </text:span><text:span text:style-name="T4">Bauch m</text:span></text:p>
        <text:p text:style-name="P6"><text:soft-page-break/><text:span text:style-name="T2">šekamdard </text:span><text:span text:style-name="T4">Bauchschmerzen m/pl</text:span></text:p>
        <text:p text:style-name="P6"><text:span text:style-name="T2">sibzamini </text:span><text:span text:style-name="T4">Kartoffel f</text:span></text:p>
        <text:p text:style-name="P6"><text:span text:style-name="T2">sine </text:span><text:span text:style-name="T4">Brust f; Busen m</text:span></text:p>
        <text:p text:style-name="P6"><text:span text:style-name="T2">sinedard </text:span><text:span text:style-name="T4">Brustschmerzen pl</text:span></text:p>
        <text:p text:style-name="P6"><text:span text:style-name="T2">tab </text:span><text:span text:style-name="T4">Fieber n</text:span></text:p>
        <text:p text:style-name="P6"><text:span text:style-name="T2">tagarg </text:span><text:span text:style-name="T4">Hagel m</text:span></text:p>
        <text:p text:style-name="P6"><text:span text:style-name="T2">tāze </text:span><text:span text:style-name="T4">erst; frisch; neu</text:span></text:p>
        <text:p text:style-name="P6"><text:span text:style-name="T2">tufāni </text:span><text:span text:style-name="T4">stürmisch</text:span></text:p>
        <text:p text:style-name="P6"><text:span text:style-name="T2">xātamkāri </text:span><text:span text:style-name="T4">Einlegearbeit f</text:span></text:p>
        <text:p text:style-name="P6"><text:span text:style-name="T2">xāter </text:span><text:span text:style-name="T4">Gedächtnis n</text:span></text:p>
        <text:p text:style-name="P6"><text:span text:style-name="T2">xirekonande </text:span><text:span text:style-name="T4">erstaunlich</text:span></text:p>
        <text:p text:style-name="P6"><text:span text:style-name="T2">xis </text:span><text:span text:style-name="T4">nass</text:span></text:p>
        <text:p text:style-name="P6"><text:span text:style-name="T2">xošbaxtāne </text:span><text:span text:style-name="T4">glücklicherweise; zum Glück</text:span></text:p>
        <text:p text:style-name="P6"><text:span text:style-name="T2">xošk </text:span><text:span text:style-name="T4">trocken</text:span></text:p>
        <text:p text:style-name="P1"><text:span text:style-name="T2">yax </text:span><text:span text:style-name="T4">Eis n</text:span></text:p>
        <text:p text:style-name="P5"><text:span text:style-name="T1">Dars-e</text:span> 15</text:p>
        <text:p text:style-name="P6"><text:span text:style-name="T2">ak</text:span><text:span text:style-name="T8">s</text:span><text:span text:style-name="T2"> gereftan (gir) </text:span><text:span text:style-name="T4">fotografieren</text:span></text:p>
        <text:p text:style-name="P6"><text:span text:style-name="T2">al’ān </text:span><text:span text:style-name="T4">jetzt; nun</text:span></text:p>
        <text:p text:style-name="P6"><text:span text:style-name="T2">andāz</text:span><text:span text:style-name="T8">e</text:span><text:span text:style-name="T2"> gereftan (gir) </text:span><text:span text:style-name="T4">messen</text:span></text:p>
        <text:p text:style-name="P6"><text:span text:style-name="T2">arzešmand </text:span><text:span text:style-name="T4">wertvoll</text:span></text:p>
        <text:p text:style-name="P1"><text:span text:style-name="T2">asir </text:span><text:span text:style-name="T4">Gefangene m</text:span></text:p>
        <text:p text:style-name="P6"><text:span text:style-name="T2">āzā</text:span><text:span text:style-name="T8">d</text:span><text:span text:style-name="T2"> kardan (kon) </text:span><text:span text:style-name="T4">befreien</text:span></text:p>
        <text:p text:style-name="P6"><text:span text:style-name="T2">badal </text:span><text:span text:style-name="T4">Replik f; Imitat n</text:span></text:p>
        <text:p text:style-name="P6"><text:span text:style-name="T2">bāmodārā </text:span><text:span text:style-name="T4">tolerant</text:span></text:p>
        <text:p text:style-name="P6"><text:span text:style-name="T2">band </text:span><text:span text:style-name="T4">Fessel f; Paragraph m; Schnur f</text:span></text:p>
        <text:p text:style-name="P6"><text:span text:style-name="T2">barnāme </text:span><text:span text:style-name="T4">Programm n; Aufführung</text:span></text:p>
        <text:p text:style-name="P6"><text:span text:style-name="T2">bašar </text:span><text:span text:style-name="T4">Menschheit f; Mensch m</text:span></text:p>
        <text:p text:style-name="P6"><text:span text:style-name="T2">bāstānšenās </text:span><text:span text:style-name="T4">Archäologe m</text:span></text:p>
        <text:p text:style-name="P6"><text:span text:style-name="T2">bāzgardāni </text:span><text:span text:style-name="T4">Rückkehr f</text:span></text:p>
        <text:p text:style-name="P1"><text:span text:style-name="T2">bāzsāzi </text:span><text:span text:style-name="T4">Wiederaufbau m</text:span></text:p>
        <text:p text:style-name="P6"><text:span text:style-name="T2">b</text:span><text:span text:style-name="T8">e</text:span><text:span text:style-name="T2"> armaqān āvardan (āvar) </text:span><text:span text:style-name="T4">schenken</text:span></text:p>
        <text:p text:style-name="P6"><text:span text:style-name="T2">bejāymānde </text:span><text:span text:style-name="T4">verblieben</text:span></text:p>
        <text:p text:style-name="P3"><text:span text:style-name="T2">b</text:span><text:span text:style-name="T8">e</text:span><text:span text:style-name="T2"> narmi </text:span><text:span text:style-name="T4">sanft</text:span></text:p>
        <text:p text:style-name="P6"><text:span text:style-name="T2">Beritāniyā </text:span><text:span text:style-name="T4">Britannien</text:span></text:p>
        <text:p text:style-name="P6"><text:span text:style-name="T2">bonyāngozār </text:span><text:span text:style-name="T4">Gründer(in f) m</text:span></text:p>
        <text:p text:style-name="P6"><text:span text:style-name="T2">da’vat kardan (kon) </text:span><text:span text:style-name="T4">einladen</text:span></text:p>
        <text:p text:style-name="P6"><text:span text:style-name="T2">darsad </text:span><text:span text:style-name="T4">Prozent n</text:span></text:p>
        <text:p text:style-name="P1"><text:span text:style-name="T2">durbin </text:span><text:span text:style-name="T4">Kamera f; Fernglas n</text:span></text:p>
        <text:p text:style-name="P6"><text:span text:style-name="T2">e’lāmiye </text:span><text:span text:style-name="T4">Deklaration f; Verkündigung f</text:span></text:p>
        <text:p text:style-name="P6"><text:span text:style-name="T2">ehterām </text:span><text:span text:style-name="T4">Achtung f; Respekt m</text:span></text:p>
        <text:p text:style-name="P6"><text:span text:style-name="T2">eštebāh gereftan (gir) </text:span><text:span text:style-name="T4">sich verwählen</text:span></text:p>
        <text:p text:style-name="P6"><text:span text:style-name="T2">farmānravā </text:span><text:span text:style-name="T4">Herrscher m</text:span></text:p>
        <text:p text:style-name="P6"><text:span text:style-name="T2">fāteh </text:span><text:span text:style-name="T4">Eroberer m; Sieger m</text:span></text:p>
        <text:p text:style-name="P6"><text:span text:style-name="T2">fath </text:span><text:span text:style-name="T4">Eroberung f; Sieg m</text:span></text:p>
        <text:p text:style-name="P6"><text:span text:style-name="T2">fāyede </text:span><text:span text:style-name="T4">Nutzen m; Wert m</text:span></text:p>
        <text:p text:style-name="P6"><text:span text:style-name="T2">hāk</text:span><text:span text:style-name="T8">i</text:span><text:span text:style-name="T2"> budan (hast, bāš) az </text:span><text:span text:style-name="T4">zeugen von</text:span></text:p>
        <text:p text:style-name="P6"><text:span text:style-name="T2">hamdigar </text:span><text:span text:style-name="T4">einander</text:span></text:p>
        <text:p text:style-name="P6"><text:span text:style-name="T2">hamkār </text:span><text:span text:style-name="T4">Kollege m; Kollegin f</text:span></text:p>
        <text:p text:style-name="P6"><text:span text:style-name="T2">hoquq </text:span><text:span text:style-name="T4">Rechte pl; Gehalt m</text:span></text:p>
        <text:p text:style-name="P6"><text:span text:style-name="T2">jān </text:span><text:span text:style-name="T4">Leben n; libe(r)</text:span></text:p>
        <text:p text:style-name="P6"><text:span text:style-name="T2">kanise </text:span><text:span text:style-name="T4">Synagoge f</text:span></text:p>
        <text:p text:style-name="P6"><text:span text:style-name="T2">kārvānsarā </text:span><text:span text:style-name="T4">Karawanserei f</text:span></text:p>
        <text:p text:style-name="P6"><text:span text:style-name="T2">kāvoš </text:span><text:span text:style-name="T4">Ausgrabung f; Suche f</text:span></text:p>
        <text:p text:style-name="P6"><text:span text:style-name="T2">laqab </text:span><text:span text:style-name="T4">Beiname m; Titel m</text:span></text:p>
        <text:p text:style-name="P6"><text:span text:style-name="T2">lezzat </text:span><text:span text:style-name="T4">Spaß m; Genuss m; Vergnügen n</text:span></text:p>
        <text:p text:style-name="P6"><text:span text:style-name="T2">mādaršowhar </text:span><text:span text:style-name="T4">Schwiegermutter f</text:span></text:p>
        <text:p text:style-name="P6"><text:soft-page-break/><text:span text:style-name="T2">majles </text:span><text:span text:style-name="T4">Versammlung f; Parlament m</text:span></text:p>
        <text:p text:style-name="P6"><text:span text:style-name="T2">manšur </text:span><text:span text:style-name="T4">Charta f</text:span></text:p>
        <text:p text:style-name="P1"><text:span text:style-name="T2">manzel </text:span><text:span text:style-name="T4">Haus n</text:span></text:p>
        <text:p text:style-name="P6"><text:span text:style-name="T2">maqar(r) </text:span><text:span text:style-name="T4">Stützpunkt m; Sitz m</text:span></text:p>
        <text:p text:style-name="P6"><text:span text:style-name="T2">matn </text:span><text:span text:style-name="T4">Text m; Kontext m</text:span></text:p>
        <text:p text:style-name="P6"><text:span text:style-name="T2">mehmāni </text:span><text:span text:style-name="T4">Party f; Bankett n</text:span></text:p>
        <text:p text:style-name="P6"><text:span text:style-name="T2">melal </text:span><text:span text:style-name="T4">Nationen pl</text:span></text:p>
        <text:p text:style-name="P1"><text:span text:style-name="T2">mihan </text:span><text:span text:style-name="T4">Heimat f; Vaterland n</text:span></text:p>
        <text:p text:style-name="P6"><text:span text:style-name="T2">minibus </text:span><text:span text:style-name="T4">Kleinbus m</text:span></text:p>
        <text:p text:style-name="P6"><text:span text:style-name="T2">moddathā </text:span><text:span text:style-name="T4">lange Zeit</text:span></text:p>
        <text:p text:style-name="P1"><text:span text:style-name="T2">mohaqqeq </text:span><text:span text:style-name="T4">Forscher(in f) m; Gelehrte</text:span><text:span text:style-name="T2"> </text:span><text:span text:style-name="T4">m/f</text:span></text:p>
        <text:p text:style-name="P6"><text:span text:style-name="T2">motealleq </text:span><text:span text:style-name="T4">gehörig; Zugehörigkeit f</text:span></text:p>
        <text:p text:style-name="P6"><text:span text:style-name="T2">mottahed </text:span><text:span text:style-name="T4">vereint; vereinigt</text:span></text:p>
        <text:p text:style-name="P6"><text:span text:style-name="T2">mozāhem šodan (šav, šow) </text:span><text:span text:style-name="T4">stören;</text:span><text:span text:style-name="T2"> </text:span><text:span text:style-name="T4">belästigen</text:span></text:p>
        <text:p text:style-name="P1"><text:span text:style-name="T2">mu </text:span><text:span text:style-name="T4">Haar n</text:span></text:p>
        <text:p text:style-name="P6"><text:span text:style-name="T2">m</text:span><text:span text:style-name="T8">u</text:span><text:span text:style-name="T2"> zadan (zan) </text:span><text:span text:style-name="T4">Haare schneiden</text:span></text:p>
        <text:p text:style-name="P6"><text:span text:style-name="T2">nāji </text:span><text:span text:style-name="T4">Retter m</text:span></text:p>
        <text:p text:style-name="P6"><text:span text:style-name="T2">navāzande </text:span><text:span text:style-name="T4">Musiker m</text:span></text:p>
        <text:p text:style-name="P6"><text:span text:style-name="T2">negaristan (negar) </text:span><text:span text:style-name="T4">blicken</text:span></text:p>
        <text:p text:style-name="P6"><text:span text:style-name="T2">niyāyešgāh </text:span><text:span text:style-name="T4">Tempel m</text:span></text:p>
        <text:p text:style-name="P1"><text:span text:style-name="T2">olgu </text:span><text:span text:style-name="T4">Modell n; Muster m; Vorbild n;</text:span><text:span text:style-name="T2"> </text:span><text:span text:style-name="T4">Vorlage f</text:span></text:p>
        <text:p text:style-name="P1"><text:span text:style-name="T2">ostovāne </text:span><text:span text:style-name="T4">Zylinder m</text:span></text:p>
        <text:p text:style-name="P6"><text:span text:style-name="T2">pažuhešgar </text:span><text:span text:style-name="T4">Forscher m; Gelehrte m/f</text:span></text:p>
        <text:p text:style-name="P6"><text:span text:style-name="T2">peyqām gozāštan (gozār) </text:span><text:span text:style-name="T4">eine Nachricht</text:span><text:span text:style-name="T2"> </text:span><text:span text:style-name="T4">hinterlassen</text:span></text:p>
        <text:p text:style-name="P1"><text:span text:style-name="T2">qasr </text:span><text:span text:style-name="T4">Palast m; Schloss n</text:span></text:p>
        <text:p text:style-name="P1"><text:span text:style-name="T2">rahāyi </text:span><text:span text:style-name="T4">Befreiung f; Freiheit f; Freilassung</text:span><text:span text:style-name="T2"> </text:span><text:span text:style-name="T4">f</text:span></text:p>
        <text:p text:style-name="P1"><text:span text:style-name="T2">rahāyibaxš </text:span><text:span text:style-name="T4">befreiend</text:span></text:p>
        <text:p text:style-name="P1"><text:span text:style-name="T2">sābeqe </text:span><text:span text:style-name="T4">Präzedens n; Historie f;</text:span><text:span text:style-name="T2"> </text:span><text:span text:style-name="T4">Vergangenheit f</text:span></text:p>
        <text:p text:style-name="P6"><text:span text:style-name="T2">sanad </text:span><text:span text:style-name="T4">Dokument n</text:span></text:p>
        <text:p text:style-name="P6"><text:span text:style-name="T2">sarāmad </text:span><text:span text:style-name="T4">das bedeutendste</text:span></text:p>
        <text:p text:style-name="P6"><text:span text:style-name="T2">šavāhed </text:span><text:span text:style-name="T4">Zeugnisse f</text:span></text:p>
        <text:p text:style-name="P6"><text:span text:style-name="T2">sāxtan (sāz) </text:span><text:span text:style-name="T4">bauen; errichten; herstellen</text:span></text:p>
        <text:p text:style-name="P6"><text:span text:style-name="T2">sāzmān </text:span><text:span text:style-name="T4">Organisation f</text:span></text:p>
        <text:p text:style-name="P1"><text:span text:style-name="T2">šekastxorde </text:span><text:span text:style-name="T4">besiegt</text:span></text:p>
        <text:p text:style-name="P1"><text:span text:style-name="T2">sotudan (setā) </text:span><text:span text:style-name="T4">preisen; verherrlichen;</text:span><text:span text:style-name="T2"> </text:span><text:span text:style-name="T4">loben</text:span></text:p>
        <text:p text:style-name="P6"><text:span text:style-name="T2">tār </text:span><text:span text:style-name="T4">Tar f; Saite f; verschwommen</text:span></text:p>
        <text:p text:style-name="P6"><text:span text:style-name="T2">taxfif </text:span><text:span text:style-name="T4">Rabatt m</text:span></text:p>
        <text:p text:style-name="P6"><text:span text:style-name="T2">Towrāt </text:span><text:span text:style-name="T4">Thora f</text:span></text:p>
        <text:p text:style-name="P6"><text:span text:style-name="T2">tuālet </text:span><text:span text:style-name="T4">Toilette f</text:span></text:p>
        <text:p text:style-name="P6"><text:span text:style-name="T2">vazn </text:span><text:span text:style-name="T4">Gewicht n</text:span></text:p>
        <text:p text:style-name="P6"><text:span text:style-name="T2">virānšode </text:span><text:span text:style-name="T4">zerstört</text:span></text:p>
        <text:p text:style-name="P1"><text:span text:style-name="T2">xod </text:span><text:span text:style-name="T4">eigen; selbst; sich</text:span></text:p>
        <text:p text:style-name="P1"><text:span text:style-name="T2">xodam </text:span><text:span text:style-name="T4">mich; mir; ich selbst; mich selbst;</text:span><text:span text:style-name="T2"> </text:span><text:span text:style-name="T4">mir selbst</text:span></text:p>
        <text:p text:style-name="P9"><text:span text:style-name="T2">xodaš </text:span><text:span text:style-name="T4">ihn[sie, es]; ihm[ihr]; er[sie, es]</text:span><text:span text:style-name="T2"> </text:span><text:span text:style-name="T4">selbst; ihn [sie, es] selbst; ihm[ihr] selbst</text:span></text:p>
        <text:p text:style-name="P9"><text:span text:style-name="T2">xodat </text:span><text:span text:style-name="T4">dich; dir; du selbst; dich selbst; dir</text:span><text:span text:style-name="T2"> </text:span><text:span text:style-name="T4">selbst</text:span></text:p>
        <text:p text:style-name="P6"><text:span text:style-name="T2">xodemān </text:span><text:span text:style-name="T4">uns; wir selbst; uns selbst</text:span></text:p>
        <text:p text:style-name="P6"><text:span text:style-name="T2">xodešān </text:span><text:span text:style-name="T4">sie; sie selbst; ihnen selbst</text:span></text:p>
        <text:p text:style-name="P6"><text:span text:style-name="T2">xodetān </text:span><text:span text:style-name="T4">euch; ihr selbst; euch selbst</text:span></text:p>
        <text:p text:style-name="P6"><text:span text:style-name="T2">yād kardan (kon) </text:span><text:span text:style-name="T4">erwähnen</text:span></text:p>
        <text:p text:style-name="P1"><text:span text:style-name="T2">yunāni </text:span><text:span text:style-name="T4">Grieche m; Griechin f; griechisch</text:span></text:p>
        <text:p text:style-name="P5"><text:span text:style-name="T1">Dars-e</text:span> 16</text:p>
        <text:p text:style-name="P6"><text:span text:style-name="T2">a’dād </text:span><text:span text:style-name="T4">Zahlen pl; Nummern pl</text:span></text:p>
        <text:p text:style-name="P6"><text:span text:style-name="T2">ābohavāyi </text:span><text:span text:style-name="T4">Klima‐; klimatisch</text:span></text:p>
        <text:p text:style-name="P6"><text:span text:style-name="T2">ābresāni </text:span><text:span text:style-name="T4">Wasserversorgung f</text:span></text:p>
        <text:p text:style-name="P6"><text:span text:style-name="T2">ābyāri </text:span><text:span text:style-name="T4">Bewässerung f</text:span></text:p>
        <text:p text:style-name="P6"><text:span text:style-name="T2">abyāt </text:span><text:span text:style-name="T4">Versen pl</text:span></text:p>
        <text:p text:style-name="P6"><text:soft-page-break/><text:span text:style-name="T2">adabiyāt </text:span><text:span text:style-name="T4">Literatur f</text:span></text:p>
        <text:p text:style-name="P1"><text:span text:style-name="T2">adad </text:span><text:span text:style-name="T4">Zahl f; Nummer f</text:span></text:p>
        <text:p text:style-name="P6"><text:span text:style-name="T2">ahdāf </text:span><text:span text:style-name="T4">Ziele pl; Zielsetzungen pl</text:span></text:p>
        <text:p text:style-name="P6"><text:span text:style-name="T2">ālem </text:span><text:span text:style-name="T4">Wissenschaftler(in f) m</text:span></text:p>
        <text:p text:style-name="P6"><text:span text:style-name="T2">amal </text:span><text:span text:style-name="T4">Operation f; Handlung f; Aktion f</text:span></text:p>
        <text:p text:style-name="P6"><text:span text:style-name="T2">āmuzande </text:span><text:span text:style-name="T4">belehrend; lehrreich</text:span></text:p>
        <text:p text:style-name="P6"><text:span text:style-name="T2">anāsor </text:span><text:span text:style-name="T4">Elemente pl</text:span></text:p>
        <text:p text:style-name="P6"><text:span text:style-name="T2">āqā</text:span><text:span text:style-name="T8">z</text:span><text:span text:style-name="T2"> šodan (šav, šow) </text:span><text:span text:style-name="T4">beginnen, starten</text:span></text:p>
        <text:p text:style-name="P6"><text:span text:style-name="T2">arqām </text:span><text:span text:style-name="T4">Ziffern pl</text:span></text:p>
        <text:p text:style-name="P6"><text:span text:style-name="T2">āsānsor </text:span><text:span text:style-name="T4">Aufzug m; Fahrstuhl m</text:span></text:p>
        <text:p text:style-name="P6"><text:span text:style-name="T2">aš’ār </text:span><text:span text:style-name="T4">Gedichte pl</text:span></text:p>
        <text:p text:style-name="P6"><text:span text:style-name="T2">aškāl </text:span><text:span text:style-name="T4">Figuren pl</text:span></text:p>
        <text:p text:style-name="P6"><text:span text:style-name="T2">azbar </text:span><text:span text:style-name="T4">auswendig</text:span></text:p>
        <text:p text:style-name="P6"><text:span text:style-name="T2">bāqsāzi </text:span><text:span text:style-name="T4">Gartenbau m</text:span></text:p>
        <text:p text:style-name="P6"><text:span text:style-name="T2">bargerefte </text:span><text:span text:style-name="T4">von; aus; entnommen</text:span></text:p>
        <text:p text:style-name="P6"><text:span text:style-name="T2">bāzgu kardan (kon) </text:span><text:span text:style-name="T4">erzählen</text:span></text:p>
        <text:p text:style-name="P6"><text:span text:style-name="T2">beyt </text:span><text:span text:style-name="T4">Vers m</text:span></text:p>
        <text:p text:style-name="P6"><text:span text:style-name="T2">camedān </text:span><text:span text:style-name="T4">Koffer m</text:span></text:p>
        <text:p text:style-name="P6"><text:span text:style-name="T2">dabirestān </text:span><text:span text:style-name="T4">Gymnasium n</text:span></text:p>
        <text:p text:style-name="P6"><text:span text:style-name="T2">dar qadim </text:span><text:span text:style-name="T4">früher</text:span></text:p>
        <text:p text:style-name="P6"><text:span text:style-name="T2">delsuz </text:span><text:span text:style-name="T4">mitfühlend; barmherzig</text:span></text:p>
        <text:p text:style-name="P6"><text:span text:style-name="T2">dotaxte </text:span><text:span text:style-name="T4">Zweibett‐</text:span></text:p>
        <text:p text:style-name="P6"><text:span text:style-name="T2">emzā </text:span><text:span text:style-name="T4">Unterschrift f; Unterzeichnung f</text:span></text:p>
        <text:p text:style-name="P6"><text:span text:style-name="T2">emzā kardan (kon) </text:span><text:span text:style-name="T4">unterschreiben;</text:span><text:span text:style-name="T2"> </text:span><text:span text:style-name="T4">unterzeichnen</text:span></text:p>
        <text:p text:style-name="P6"><text:span text:style-name="T2">enqelābiyun </text:span><text:span text:style-name="T4">Revolutionäre pl</text:span></text:p>
        <text:p text:style-name="P6"><text:span text:style-name="T2">enteqād </text:span><text:span text:style-name="T4">Kritik f</text:span></text:p>
        <text:p text:style-name="P6"><text:span text:style-name="T2">enteqādāt </text:span><text:span text:style-name="T4">Kritiken pl</text:span></text:p>
        <text:p text:style-name="P6"><text:span text:style-name="T2">eqāmat kardan (kon) </text:span><text:span text:style-name="T4">bleiben</text:span></text:p>
        <text:p text:style-name="P6"><text:span text:style-name="T2">eštebā</text:span><text:span text:style-name="T8">h</text:span><text:span text:style-name="T2"> kardan (kon) </text:span><text:span text:style-name="T4">sich irren</text:span></text:p>
        <text:p text:style-name="P6"><text:span text:style-name="T2">estefāde kardan (kon) </text:span><text:span text:style-name="T4">benutzen;</text:span><text:span text:style-name="T2"> </text:span><text:span text:style-name="T4">verwenden</text:span></text:p>
        <text:p text:style-name="P1"><text:span text:style-name="T2">fanāvari </text:span><text:span text:style-name="T4">Technologie f</text:span></text:p>
        <text:p text:style-name="P6"><text:span text:style-name="T2">faqih </text:span><text:span text:style-name="T4">islamischer Rechtswissenschaftler</text:span></text:p>
        <text:p text:style-name="P6"><text:span text:style-name="T2">foqahā </text:span><text:span text:style-name="T4">islamische Rechtswissenschaftler</text:span></text:p>
        <text:p text:style-name="P6"><text:span text:style-name="T2">fosul </text:span><text:span text:style-name="T4">Jahreszeiten pl</text:span></text:p>
        <text:p text:style-name="P1"><text:span text:style-name="T2">gozarnāme </text:span><text:span text:style-name="T4">Reisepass m</text:span></text:p>
        <text:p text:style-name="P6"><text:span text:style-name="T2">hadaf </text:span><text:span text:style-name="T4">Ziel n; Zweck m; Zielsetzung f</text:span></text:p>
        <text:p text:style-name="P6"><text:span text:style-name="T2">hamsar </text:span><text:span text:style-name="T4">Ehepartner(in f) m</text:span></text:p>
        <text:p text:style-name="P6"><text:span text:style-name="T2">hargāh </text:span><text:span text:style-name="T4">wann immer</text:span></text:p>
        <text:p text:style-name="P6"><text:span text:style-name="T2">harvaqt </text:span><text:span text:style-name="T4">wann immer</text:span></text:p>
        <text:p text:style-name="P6"><text:span text:style-name="T2">hekāyāt </text:span><text:span text:style-name="T4">Erzählungen pl; Geschichten pl</text:span></text:p>
        <text:p text:style-name="P6"><text:span text:style-name="T2">horuf </text:span><text:span text:style-name="T4">Buchstaben pl</text:span></text:p>
        <text:p text:style-name="P6"><text:span text:style-name="T2">hušmandāne </text:span><text:span text:style-name="T4">klug; schlau</text:span></text:p>
        <text:p text:style-name="P6"><text:span text:style-name="T2">jāhān </text:span><text:span text:style-name="T4">Welt f</text:span></text:p>
        <text:p text:style-name="P6"><text:span text:style-name="T2">jangal </text:span><text:span text:style-name="T4">Wald m; Dschungel m</text:span></text:p>
        <text:p text:style-name="P6"><text:span text:style-name="T2">kalamāt </text:span><text:span text:style-name="T4">Wörter pl</text:span></text:p>
        <text:p text:style-name="P1"><text:span text:style-name="T2">kārbord </text:span><text:span text:style-name="T4">Anwendung f; Gebrauch m;</text:span><text:span text:style-name="T2"> </text:span><text:span text:style-name="T4">Verwendung f</text:span></text:p>
        <text:p text:style-name="P6"><text:span text:style-name="T2">madāres </text:span><text:span text:style-name="T4">Schulen pl</text:span></text:p>
        <text:p text:style-name="P6"><text:span text:style-name="T2">manābe’ </text:span><text:span text:style-name="T4">Quellen pl</text:span></text:p>
        <text:p text:style-name="P6"><text:span text:style-name="T2">manba’ </text:span><text:span text:style-name="T4">Quelle f</text:span></text:p>
        <text:p text:style-name="P6"><text:span text:style-name="T2">mas’ale </text:span><text:span text:style-name="T4">Problem n</text:span></text:p>
        <text:p text:style-name="P6"><text:span text:style-name="T2">mas’ul </text:span><text:span text:style-name="T4">verantwortlich</text:span></text:p>
        <text:p text:style-name="P6"><text:span text:style-name="T2">masāel </text:span><text:span text:style-name="T4">Probleme pl</text:span></text:p>
        <text:p text:style-name="P6"><text:span text:style-name="T2">mavāred </text:span><text:span text:style-name="T4">Fälle pl</text:span></text:p>
        <text:p text:style-name="P6"><text:span text:style-name="T2">mavāze’ </text:span><text:span text:style-name="T4">Positionen pl; Stellungen pl</text:span></text:p>
        <text:p text:style-name="P6"><text:span text:style-name="T2">mirās </text:span><text:span text:style-name="T4">Erbe n; Erbschaft f</text:span></text:p>
        <text:p text:style-name="P6"><text:span text:style-name="T2">mivejāt </text:span><text:span text:style-name="T4">Früchte pl</text:span></text:p>
        <text:p text:style-name="P6"><text:soft-page-break/><text:span text:style-name="T2">moallemin </text:span><text:span text:style-name="T4">Lehrer pl</text:span></text:p>
        <text:p text:style-name="P6"><text:span text:style-name="T2">molāhezāt </text:span><text:span text:style-name="T4">Betrachtungen pl</text:span></text:p>
        <text:p text:style-name="P1"><text:span text:style-name="T2">molāheze </text:span><text:span text:style-name="T4">Berücksichtigung f; Beachtung</text:span><text:span text:style-name="T2"> </text:span><text:span text:style-name="T4">f; Betrachtung f</text:span></text:p>
        <text:p text:style-name="P1"><text:span text:style-name="T2">mowred </text:span><text:span text:style-name="T4">Fall m</text:span></text:p>
        <text:p text:style-name="P6"><text:span text:style-name="T2">mowze’ </text:span><text:span text:style-name="T4">Position f; Stellung f</text:span></text:p>
        <text:p text:style-name="P6"><text:span text:style-name="T2">moxālef </text:span><text:span text:style-name="T4">Opponent m; Gegner m;</text:span><text:span text:style-name="T2"> </text:span><text:span text:style-name="T4">gegnerisch; gegen</text:span></text:p>
        <text:p text:style-name="P1"><text:span text:style-name="T2">moxālefin </text:span><text:span text:style-name="T4">Gegner pl</text:span></text:p>
        <text:p text:style-name="P6"><text:span text:style-name="T2">nā</text:span><text:span text:style-name="T8">m</text:span><text:span text:style-name="T2"> bordan (bar) </text:span><text:span text:style-name="T4">erwähnen; nennen</text:span></text:p>
        <text:p text:style-name="P6"><text:span text:style-name="T2">namād </text:span><text:span text:style-name="T4">Symbol n; Zeichen n</text:span></text:p>
        <text:p text:style-name="P6"><text:span text:style-name="T2">olamā </text:span><text:span text:style-name="T4">Gelehrten pl</text:span></text:p>
        <text:p text:style-name="P6"><text:span text:style-name="T2">onsor </text:span><text:span text:style-name="T4">Element n</text:span></text:p>
        <text:p text:style-name="P1"><text:span text:style-name="T2">pāsoxguyi </text:span><text:span text:style-name="T4">Rechenschaftspflicht f;</text:span><text:span text:style-name="T2"> </text:span><text:span text:style-name="T4">Verantwortlichkeit f</text:span></text:p>
        <text:p text:style-name="P6"><text:span text:style-name="T2">pāsport </text:span><text:span text:style-name="T4">Reisepass m</text:span></text:p>
        <text:p text:style-name="P6"><text:span text:style-name="T2">por </text:span><text:span text:style-name="T4">voll</text:span></text:p>
        <text:p text:style-name="P6"><text:span text:style-name="T2">qorun </text:span><text:span text:style-name="T4">Jahrhunderte pl</text:span></text:p>
        <text:p text:style-name="P6"><text:span text:style-name="T2">rais </text:span><text:span text:style-name="T4">Chef m; Direktor m</text:span></text:p>
        <text:p text:style-name="P3"><text:span text:style-name="T2">rāhnamāy</text:span><text:span text:style-name="T8">i</text:span><text:span text:style-name="T2"> kardan (kon) </text:span><text:span text:style-name="T4">führen;</text:span><text:span text:style-name="T2"> </text:span><text:span text:style-name="T4">anweisen; anleiten</text:span></text:p>
        <text:p text:style-name="P1"><text:span text:style-name="T2">rāhrow </text:span><text:span text:style-name="T4">Diele f; Durchgang m; Flur m;</text:span><text:span text:style-name="T2"> </text:span><text:span text:style-name="T4">Korridor m; Gang m</text:span></text:p>
        <text:p text:style-name="P1"><text:span text:style-name="T2">raqam </text:span><text:span text:style-name="T4">Ziffer f</text:span></text:p>
        <text:p text:style-name="P6"><text:span text:style-name="T2">roasā </text:span><text:span text:style-name="T4">Chefs pl; Direktoren pl</text:span></text:p>
        <text:p text:style-name="P6"><text:span text:style-name="T2">sabk </text:span><text:span text:style-name="T4">Stil m</text:span></text:p>
        <text:p text:style-name="P6"><text:span text:style-name="T2">sabzi </text:span><text:span text:style-name="T4">Gemüse n</text:span></text:p>
        <text:p text:style-name="P6"><text:span text:style-name="T2">sabzijāt </text:span><text:span text:style-name="T4">Gemüse n</text:span></text:p>
        <text:p text:style-name="P1"><text:span text:style-name="T2">šāgerd </text:span><text:span text:style-name="T4">Schüler(in f) m</text:span></text:p>
        <text:p text:style-name="P6"><text:span text:style-name="T2">sālon </text:span><text:span text:style-name="T4">Halle f; Saal m; Salon m</text:span></text:p>
        <text:p text:style-name="P6"><text:span text:style-name="T2">sālon‐e qazāxori </text:span><text:span text:style-name="T4">Speisesaal m</text:span></text:p>
        <text:p text:style-name="P6"><text:span text:style-name="T2">sāmāne </text:span><text:span text:style-name="T4">System n</text:span></text:p>
        <text:p text:style-name="P6"><text:span text:style-name="T2">šarāyet </text:span><text:span text:style-name="T4">Bedingungen pl</text:span></text:p>
        <text:p text:style-name="P6"><text:span text:style-name="T2">sāreq </text:span><text:span text:style-name="T4">Dieb m</text:span></text:p>
        <text:p text:style-name="P1"><text:span text:style-name="T2">sāreqin </text:span><text:span text:style-name="T4">Diebe pl</text:span></text:p>
        <text:p text:style-name="P6"><text:span text:style-name="T2">saxt </text:span><text:span text:style-name="T4">schwer; schwierig</text:span></text:p>
        <text:p text:style-name="P6"><text:span text:style-name="T2">sāxtemān </text:span><text:span text:style-name="T4">Gebäude n</text:span></text:p>
        <text:p text:style-name="P6"><text:span text:style-name="T2">še’r </text:span><text:span text:style-name="T4">Gedicht n; Poesie f</text:span></text:p>
        <text:p text:style-name="P6"><text:span text:style-name="T2">sepāsgozār </text:span><text:span text:style-name="T4">dankbar</text:span></text:p>
        <text:p text:style-name="P6"><text:span text:style-name="T2">setaxte </text:span><text:span text:style-name="T4">Dreibett‐</text:span></text:p>
        <text:p text:style-name="P6"><text:span text:style-name="T2">šive </text:span><text:span text:style-name="T4">Methode f; Stil m</text:span></text:p>
        <text:p text:style-name="P6"><text:span text:style-name="T2">šoarā </text:span><text:span text:style-name="T4">Dichter pl</text:span></text:p>
        <text:p text:style-name="P1"><text:span text:style-name="T2">šohrat </text:span><text:span text:style-name="T4">Ruhm m</text:span></text:p>
        <text:p text:style-name="P6"><text:span text:style-name="T2">tabaqe </text:span><text:span text:style-name="T4">Stockwerk n; Klasse f</text:span></text:p>
        <text:p text:style-name="P6"><text:span text:style-name="T2">tah‐e </text:span><text:span text:style-name="T4">am Ende von</text:span></text:p>
        <text:p text:style-name="P6"><text:span text:style-name="T2">taht‐</text:span><text:span text:style-name="T8">e</text:span><text:span text:style-name="T2"> ta’sir </text:span><text:span text:style-name="T4">beeinflusst</text:span></text:p>
        <text:p text:style-name="P6"><text:span text:style-name="T2">tariq </text:span><text:span text:style-name="T4">Weg m; Weise f</text:span></text:p>
        <text:p text:style-name="P6"><text:span text:style-name="T2">tarrāhi </text:span><text:span text:style-name="T4">Design n; Gestaltung f; Planung f</text:span></text:p>
        <text:p text:style-name="P6"><text:span text:style-name="T2">tavānāyi </text:span><text:span text:style-name="T4">Fähigkeit f</text:span></text:p>
        <text:p text:style-name="P6"><text:span text:style-name="T2">telefoni </text:span><text:span text:style-name="T4">telefonisch</text:span></text:p>
        <text:p text:style-name="P6"><text:span text:style-name="T2">vazāyef </text:span><text:span text:style-name="T4">Pflichten pl</text:span></text:p>
        <text:p text:style-name="P6"><text:span text:style-name="T2">vāže </text:span><text:span text:style-name="T4">Wort n</text:span></text:p>
        <text:p text:style-name="P6"><text:span text:style-name="T2">vazife </text:span><text:span text:style-name="T4">Pflicht f</text:span></text:p>
        <text:p text:style-name="P6"><text:span text:style-name="T2">vazifešenās </text:span><text:span text:style-name="T4">pflichtbewusst</text:span></text:p>
        <text:p text:style-name="P6"><text:span text:style-name="T2">xalife </text:span><text:span text:style-name="T4">Kalif m</text:span></text:p>
        <text:p text:style-name="P6"><text:span text:style-name="T2">xolafā </text:span><text:span text:style-name="T4">Kalifen pl</text:span></text:p>
        <text:p text:style-name="P6"><text:span text:style-name="T2">yektaxte </text:span><text:span text:style-name="T4">Einzelbett‐</text:span></text:p>
        <text:p text:style-name="P6"><text:span text:style-name="T2">zowq </text:span><text:span text:style-name="T4">Geschmack m</text:span></text:p>
        <text:p text:style-name="P5"><text:span text:style-name="T1">Dars-e</text:span> 17</text:p>
        <text:p text:style-name="P6"><text:span text:style-name="T2">agar </text:span><text:span text:style-name="T4">falls; wenn</text:span></text:p>
        <text:p text:style-name="P6"><text:span text:style-name="T2">agarce </text:span><text:span text:style-name="T4">obwohl</text:span></text:p>
        <text:p text:style-name="P6"><text:soft-page-break/><text:span text:style-name="T2">alāv</text:span><text:span text:style-name="T8">e</text:span><text:span text:style-name="T2"> bar in </text:span><text:span text:style-name="T4">außerdem; darüber hinaus</text:span></text:p>
        <text:p text:style-name="P6"><text:span text:style-name="T2">āmāde </text:span><text:span text:style-name="T4">bereit; fertig</text:span></text:p>
        <text:p text:style-name="P1"><text:span text:style-name="T2">ammā </text:span><text:span text:style-name="T4">aber; jedoch</text:span></text:p>
        <text:p text:style-name="P1"><text:span text:style-name="T2">āntaraf </text:span><text:span text:style-name="T4">drüben</text:span></text:p>
        <text:p text:style-name="P6"><text:span text:style-name="T2">āšqāl </text:span><text:span text:style-name="T4">Abfall m; Müll m</text:span></text:p>
        <text:p text:style-name="P6"><text:span text:style-name="T2">az ānjā ke </text:span><text:span text:style-name="T4">da; weil</text:span></text:p>
        <text:p text:style-name="P6"><text:span text:style-name="T2">a</text:span><text:span text:style-name="T8">z</text:span><text:span text:style-name="T2"> in jahat </text:span><text:span text:style-name="T4">darum; deshalb</text:span></text:p>
        <text:p text:style-name="P6"><text:span text:style-name="T2">az in ru </text:span><text:span text:style-name="T4">daher</text:span></text:p>
        <text:p text:style-name="P6"><text:span text:style-name="T2">a</text:span><text:span text:style-name="T8">z</text:span><text:span text:style-name="T2"> mowqe‐ i ke </text:span><text:span text:style-name="T4">seit; seitdem</text:span></text:p>
        <text:p text:style-name="P6"><text:span text:style-name="T2">az vaqt‐i ke </text:span><text:span text:style-name="T4">seit; seitdem</text:span></text:p>
        <text:p text:style-name="P6"><text:span text:style-name="T2">āžāns </text:span><text:span text:style-name="T4">Agentur f</text:span></text:p>
        <text:p text:style-name="P6"><text:span text:style-name="T2">b</text:span><text:span text:style-name="T8">ā</text:span><text:span text:style-name="T2"> ān ke </text:span><text:span text:style-name="T4">obwohl</text:span></text:p>
        <text:p text:style-name="P6"><text:span text:style-name="T2">bā in hāl </text:span><text:span text:style-name="T4">trotzdem</text:span></text:p>
        <text:p text:style-name="P3"><text:span text:style-name="T2">b</text:span><text:span text:style-name="T8">ā</text:span><text:span text:style-name="T2"> in vojud </text:span><text:span text:style-name="T4">trotzdem</text:span></text:p>
        <text:p text:style-name="P6"><text:span text:style-name="T2">b</text:span><text:span text:style-name="T8">ā</text:span><text:span text:style-name="T2"> vojud‐e in </text:span><text:span text:style-name="T4">dennoch; trotzdem</text:span></text:p>
        <text:p text:style-name="P6"><text:span text:style-name="T2">bā vojud‐e in ke </text:span><text:span text:style-name="T4">obwohl</text:span></text:p>
        <text:p text:style-name="P6"><text:span text:style-name="T2">ba’</text:span><text:span text:style-name="T8">d</text:span><text:span text:style-name="T2"> az in ke </text:span><text:span text:style-name="T4">nachdem</text:span></text:p>
        <text:p text:style-name="P6"><text:span text:style-name="T2">balke </text:span><text:span text:style-name="T4">sondern</text:span></text:p>
        <text:p text:style-name="P6"><text:span text:style-name="T2">ban</text:span><text:span text:style-name="T8">ā</text:span><text:span text:style-name="T2"> bar in </text:span><text:span text:style-name="T4">daher; deshalb; deswegen</text:span></text:p>
        <text:p text:style-name="P6"><text:span text:style-name="T2">bānešāt </text:span><text:span text:style-name="T4">lebhaft</text:span></text:p>
        <text:p text:style-name="P6"><text:span text:style-name="T2">barā‐y</text:span><text:span text:style-name="T8">e</text:span><text:span text:style-name="T2"> in ke </text:span><text:span text:style-name="T4">weil; damit</text:span></text:p>
        <text:p text:style-name="P6"><text:span text:style-name="T2">bargozidan (gozin) </text:span><text:span text:style-name="T4">auswählen</text:span></text:p>
        <text:p text:style-name="P6"><text:span text:style-name="T2">be dalil‐e ān ke </text:span><text:span text:style-name="T4">weil</text:span></text:p>
        <text:p text:style-name="P6"><text:span text:style-name="T2">b</text:span><text:span text:style-name="T8">e</text:span><text:span text:style-name="T2"> in dalil </text:span><text:span text:style-name="T4">deswegen; aus diesem Grund</text:span></text:p>
        <text:p text:style-name="P6"><text:span text:style-name="T2">be jā‐ye ān ke </text:span><text:span text:style-name="T4">anstatt</text:span></text:p>
        <text:p text:style-name="P3"><text:span text:style-name="T2">b</text:span><text:span text:style-name="T8">e</text:span><text:span text:style-name="T2"> jā‐ye in ke </text:span><text:span text:style-name="T4">anstatt</text:span></text:p>
        <text:p text:style-name="P3"><text:span text:style-name="T2">b</text:span><text:span text:style-name="T8">e</text:span><text:span text:style-name="T2"> sabt residan (res) </text:span><text:span text:style-name="T4">registriert werden;</text:span><text:span text:style-name="T2"> </text:span><text:span text:style-name="T4">eingetragen werden</text:span></text:p>
        <text:p text:style-name="P3"><text:span text:style-name="T2">b</text:span><text:span text:style-name="T8">e</text:span><text:span text:style-name="T2"> šart‐e in ke </text:span><text:span text:style-name="T4">unter der Bedingung,</text:span><text:span text:style-name="T2"> </text:span><text:span text:style-name="T4">dass</text:span></text:p>
        <text:p text:style-name="P6"><text:span text:style-name="T2">b</text:span><text:span text:style-name="T8">e</text:span><text:span text:style-name="T2"> xāter‐e in ke </text:span><text:span text:style-name="T4">weil</text:span></text:p>
        <text:p text:style-name="P6"><text:span text:style-name="T2">bed‐in tartib </text:span><text:span text:style-name="T4">somit; folglich</text:span></text:p>
        <text:p text:style-name="P6"><text:span text:style-name="T2">bed‐in vasile </text:span><text:span text:style-name="T4">hiermit</text:span></text:p>
        <text:p text:style-name="P6"><text:span text:style-name="T2">b</text:span><text:span text:style-name="T8">e</text:span><text:span text:style-name="T2"> dun‐e inke </text:span><text:span text:style-name="T4">ohne dass</text:span></text:p>
        <text:p text:style-name="P6"><text:span text:style-name="T2">bi ān ke </text:span><text:span text:style-name="T4">ohne dass</text:span></text:p>
        <text:p text:style-name="P6"><text:span text:style-name="T2">binande </text:span><text:span text:style-name="T4">Zuschauer(in f) m</text:span></text:p>
        <text:p text:style-name="P6"><text:span text:style-name="T2">ceciz </text:span><text:span text:style-name="T4">was</text:span></text:p>
        <text:p text:style-name="P6"><text:span text:style-name="T2">cešme </text:span><text:span text:style-name="T4">Quelle f; Brunnen m</text:span></text:p>
        <text:p text:style-name="P6"><text:span text:style-name="T2">conānce </text:span><text:span text:style-name="T4">falls;‐im Falle; wenn</text:span></text:p>
        <text:p text:style-name="P6"><text:span text:style-name="T2">conke </text:span><text:span text:style-name="T4">da; denn; weil</text:span></text:p>
        <text:p text:style-name="P6"><text:span text:style-name="T2">da</text:span><text:span text:style-name="T8">r</text:span><text:span text:style-name="T2"> hāl‐i ke </text:span><text:span text:style-name="T4">während; wohingegen</text:span></text:p>
        <text:p text:style-name="P6"><text:span text:style-name="T2">dar natije </text:span><text:span text:style-name="T4">folglich;‐im Ergebnis</text:span></text:p>
        <text:p text:style-name="P6"><text:span text:style-name="T2">da</text:span><text:span text:style-name="T8">r</text:span><text:span text:style-name="T2"> surat‐i ke </text:span><text:span text:style-name="T4">während; wohingegen</text:span></text:p>
        <text:p text:style-name="P6"><text:span text:style-name="T2">darmāni </text:span><text:span text:style-name="T4">therapeutisch</text:span></text:p>
        <text:p text:style-name="P6"><text:span text:style-name="T2">ehsā</text:span><text:span text:style-name="T8">s</text:span><text:span text:style-name="T2"> kardan (kon) </text:span><text:span text:style-name="T4">fühlen</text:span></text:p>
        <text:p text:style-name="P6"><text:span text:style-name="T2">en’ekās </text:span><text:span text:style-name="T4">Reflektion f</text:span></text:p>
        <text:p text:style-name="P6"><text:span text:style-name="T2">eqtesādi </text:span><text:span text:style-name="T4">wirtschaftlich; ökonomisch</text:span></text:p>
        <text:p text:style-name="P6"><text:span text:style-name="T2">ešterāk </text:span><text:span text:style-name="T4">Abonnement n; Teilnahme f</text:span></text:p>
        <text:p text:style-name="P6"><text:span text:style-name="T2">forudgāh </text:span><text:span text:style-name="T4">Flughafen m</text:span></text:p>
        <text:p text:style-name="P1"><text:span text:style-name="T2">garce </text:span><text:span text:style-name="T4">obwohl</text:span></text:p>
        <text:p text:style-name="P6"><text:span text:style-name="T2">gāzdār </text:span><text:span text:style-name="T4">kohlensäurehaltig</text:span></text:p>
        <text:p text:style-name="P6"><text:span text:style-name="T2">gitār </text:span><text:span text:style-name="T4">Gitarre f</text:span></text:p>
        <text:p text:style-name="P6"><text:span text:style-name="T2">ha</text:span><text:span text:style-name="T8">l</text:span><text:span text:style-name="T2"> kardan (kon) </text:span><text:span text:style-name="T4">lösen; auflösen</text:span></text:p>
        <text:p text:style-name="P6"><text:span text:style-name="T2">haminke </text:span><text:span text:style-name="T4">sobald</text:span></text:p>
        <text:p text:style-name="P1"><text:span text:style-name="T2">harsāl </text:span><text:span text:style-name="T4">jährlich</text:span></text:p>
        <text:p text:style-name="P6"><text:span text:style-name="T2">hengām‐</text:span><text:span text:style-name="T8">i</text:span><text:span text:style-name="T2"> ke </text:span><text:span text:style-name="T4">während; wenn; als</text:span></text:p>
        <text:p text:style-name="P6"><text:span text:style-name="T2">hezārān </text:span><text:span text:style-name="T4">Tausende m/pl</text:span></text:p>
        <text:p text:style-name="P6"><text:span text:style-name="T2">hicgāh </text:span><text:span text:style-name="T4">nie</text:span></text:p>
        <text:p text:style-name="P6"><text:soft-page-break/><text:span text:style-name="T2">howzce </text:span><text:span text:style-name="T4">Becken n</text:span></text:p>
        <text:p text:style-name="P6"><text:span text:style-name="T2">jenāb </text:span><text:span text:style-name="T4">Exzellenz f</text:span></text:p>
        <text:p text:style-name="P6"><text:span text:style-name="T2">kalsiyom </text:span><text:span text:style-name="T4">Kalzium n</text:span></text:p>
        <text:p text:style-name="P6"><text:span text:style-name="T2">kilumetr </text:span><text:span text:style-name="T4">Kilometer m</text:span></text:p>
        <text:p text:style-name="P6"><text:span text:style-name="T2">kuhestān </text:span><text:span text:style-name="T4">Gebirge n</text:span></text:p>
        <text:p text:style-name="P6"><text:span text:style-name="T2">lāye </text:span><text:span text:style-name="T4">Schicht f</text:span></text:p>
        <text:p text:style-name="P6"><text:span text:style-name="T2">masāref </text:span><text:span text:style-name="T4">Verwendungen pl</text:span></text:p>
        <text:p text:style-name="P6"><text:span text:style-name="T2">moqābel‐e </text:span><text:span text:style-name="T4">gegenüber</text:span></text:p>
        <text:p text:style-name="P6"><text:span text:style-name="T2">mošābeh </text:span><text:span text:style-name="T4">ähnlich; vergleichbar</text:span></text:p>
        <text:p text:style-name="P6"><text:span text:style-name="T2">moškelāt </text:span><text:span text:style-name="T4">Schwierigkeiten pl</text:span></text:p>
        <text:p text:style-name="P6"><text:span text:style-name="T2">moštarek </text:span><text:span text:style-name="T4">gemeinsam; Abonnent m</text:span></text:p>
        <text:p text:style-name="P6"><text:span text:style-name="T2">motorsiklet </text:span><text:span text:style-name="T4">Motorrad n</text:span></text:p>
        <text:p text:style-name="P6"><text:span text:style-name="T2">n</text:span><text:span text:style-name="T8">a</text:span><text:span text:style-name="T2"> tanhā </text:span><text:span text:style-name="T4">nicht nur</text:span></text:p>
        <text:p text:style-name="P6"><text:span text:style-name="T2">nur </text:span><text:span text:style-name="T4">Licht n</text:span></text:p>
        <text:p text:style-name="P6"><text:span text:style-name="T2">parvāz </text:span><text:span text:style-name="T4">Flug m; Abflug m</text:span></text:p>
        <text:p text:style-name="P6"><text:span text:style-name="T2">pas az in ke </text:span><text:span text:style-name="T4">nachdem</text:span></text:p>
        <text:p text:style-name="P6"><text:span text:style-name="T2">piš az in ke </text:span><text:span text:style-name="T4">bevor</text:span></text:p>
        <text:p text:style-name="P6"><text:span text:style-name="T2">pormašqale </text:span><text:span text:style-name="T4">sehr beschäftigt</text:span></text:p>
        <text:p text:style-name="P6"><text:span text:style-name="T2">pornešāt </text:span><text:span text:style-name="T4">lebhaft</text:span></text:p>
        <text:p text:style-name="P6"><text:span text:style-name="T2">qābeletavajjoh </text:span><text:span text:style-name="T4">beachtlich;</text:span><text:span text:style-name="T2"> </text:span><text:span text:style-name="T4">bemerkenswert</text:span></text:p>
        <text:p text:style-name="P3"><text:span text:style-name="T2">qab</text:span><text:span text:style-name="T8">l</text:span><text:span text:style-name="T2"> az in ke </text:span><text:span text:style-name="T4">bevor</text:span></text:p>
        <text:p text:style-name="P1"><text:span text:style-name="T2">qesmat </text:span><text:span text:style-name="T4">Abschnitt m; Anteil m; Teil m/n;</text:span><text:span text:style-name="T2"> </text:span><text:span text:style-name="T4">Abteilung f</text:span></text:p>
        <text:p text:style-name="P6"><text:span text:style-name="T2">rāhāhan </text:span><text:span text:style-name="T4">Eisenbahn f; Bahnhof m</text:span></text:p>
        <text:p text:style-name="P6"><text:span text:style-name="T2">rangin </text:span><text:span text:style-name="T4">bunt</text:span></text:p>
        <text:p text:style-name="P6"><text:span text:style-name="T2">rosubāt </text:span><text:span text:style-name="T4">Sedimente pl</text:span></text:p>
        <text:p text:style-name="P6"><text:span text:style-name="T2">rosubi </text:span><text:span text:style-name="T4">sedimentär</text:span></text:p>
        <text:p text:style-name="P6"><text:span text:style-name="T2">sang </text:span><text:span text:style-name="T4">Stein m</text:span></text:p>
        <text:p text:style-name="P6"><text:span text:style-name="T2">sarāzi</text:span><text:span text:style-name="T8">r</text:span><text:span text:style-name="T2"> šodan (šav, šow) </text:span><text:span text:style-name="T4">herunterfließen</text:span></text:p>
        <text:p text:style-name="P6"><text:span text:style-name="T2">sarehāl </text:span><text:span text:style-name="T4">fit; gesund</text:span></text:p>
        <text:p text:style-name="P1"><text:span text:style-name="T2">šarif </text:span><text:span text:style-name="T4">nobel; ehrenwert</text:span></text:p>
        <text:p text:style-name="P6"><text:span text:style-name="T2">šarqi </text:span><text:span text:style-name="T4">Ost‐; östlich; Orientale m</text:span></text:p>
        <text:p text:style-name="P6"><text:span text:style-name="T2">šart </text:span><text:span text:style-name="T4">Bedingung f; Wette f</text:span></text:p>
        <text:p text:style-name="P6"><text:span text:style-name="T2">sarzende </text:span><text:span text:style-name="T4">lebendig</text:span></text:p>
        <text:p text:style-name="P6"><text:span text:style-name="T2">satl </text:span><text:span text:style-name="T4">Eimer m</text:span></text:p>
        <text:p text:style-name="P6"><text:span text:style-name="T2">sāyerowšan </text:span><text:span text:style-name="T4">Kontrast m</text:span></text:p>
        <text:p text:style-name="P1"><text:span text:style-name="T2">šegeftangiz </text:span><text:span text:style-name="T4">wunderbar; fantastisch</text:span></text:p>
        <text:p text:style-name="P6"><text:span text:style-name="T2">šegeftzade </text:span><text:span text:style-name="T4">erstaunt</text:span></text:p>
        <text:p text:style-name="P6"><text:span text:style-name="T2">sen(n) </text:span><text:span text:style-name="T4">Alter n</text:span></text:p>
        <text:p text:style-name="P6"><text:span text:style-name="T2">šomāretelefon </text:span><text:span text:style-name="T4">Telefonnummer f</text:span></text:p>
        <text:p text:style-name="P6"><text:span text:style-name="T2">tābeš </text:span><text:span text:style-name="T4">Schein m</text:span></text:p>
        <text:p text:style-name="P1"><text:span text:style-name="T2">tabiat </text:span><text:span text:style-name="T4">Natur f</text:span></text:p>
        <text:p text:style-name="P1"><text:span text:style-name="T2">tāksiservis </text:span><text:span text:style-name="T4">Taxiunternehmen n; Taxi‐</text:span><text:span text:style-name="T2"> </text:span><text:span text:style-name="T4">Service m</text:span></text:p>
        <text:p text:style-name="P1"><text:span text:style-name="T2">talāyi </text:span><text:span text:style-name="T4">golden</text:span></text:p>
        <text:p text:style-name="P6"><text:span text:style-name="T2">tamann</text:span><text:span text:style-name="T8">ā</text:span><text:span text:style-name="T2"> kardan (kon) </text:span><text:span text:style-name="T4">bitten</text:span></text:p>
        <text:p text:style-name="P6"><text:span text:style-name="T2">tamrin kardan (kon) </text:span><text:span text:style-name="T4">üben</text:span></text:p>
        <text:p text:style-name="P3"><text:span text:style-name="T2">taqāz</text:span><text:span text:style-name="T8">ā</text:span><text:span text:style-name="T2"> kardan (kon) </text:span><text:span text:style-name="T4">bitten; nachfragen;</text:span><text:span text:style-name="T2"> </text:span><text:span text:style-name="T4">anfordern</text:span></text:p>
        <text:p text:style-name="P1"><text:span text:style-name="T2">tartib </text:span><text:span text:style-name="T4">Ordnung f</text:span></text:p>
        <text:p text:style-name="P6"><text:span text:style-name="T2">tašri</text:span><text:span text:style-name="T8">f</text:span><text:span text:style-name="T2"> bordan (bar) </text:span><text:span text:style-name="T4">gehen</text:span></text:p>
        <text:p text:style-name="P6"><text:span text:style-name="T2">termināl </text:span><text:span text:style-name="T4">Terminal m/n</text:span></text:p>
        <text:p text:style-name="P6"><text:span text:style-name="T2">toršoširin </text:span><text:span text:style-name="T4">süßsauer</text:span></text:p>
        <text:p text:style-name="P6"><text:span text:style-name="T2">vagarna </text:span><text:span text:style-name="T4">ansonsten</text:span></text:p>
        <text:p text:style-name="P3"><text:span text:style-name="T2">vaqt‐</text:span><text:span text:style-name="T8">i</text:span><text:span text:style-name="T2"> ke </text:span><text:span text:style-name="T4">während; wenn; als</text:span></text:p>
        <text:p text:style-name="P1"><text:span text:style-name="T2">varzeškār </text:span><text:span text:style-name="T4">Athlet(in f) m; Sportler(in f) m;</text:span><text:span text:style-name="T2"> </text:span><text:span text:style-name="T4">sportlich</text:span></text:p>
        <text:p text:style-name="P6"><text:span text:style-name="T2">xiš </text:span><text:span text:style-name="T4">eigen; selbst; sich; Verwandte m/f</text:span></text:p>
        <text:p text:style-name="P6"><text:span text:style-name="T2">xoršid </text:span><text:span text:style-name="T4">Sonne f</text:span></text:p>
        <text:p text:style-name="P6"><text:span text:style-name="T2">yeknavāxt </text:span><text:span text:style-name="T4">langweilig; eintönig</text:span></text:p>
        <text:p text:style-name="P6"><text:soft-page-break/><text:span text:style-name="T2">zirā </text:span><text:span text:style-name="T4">da; denn; weil</text:span></text:p>
        <text:p text:style-name="P1"><text:span text:style-name="T2">zirāke </text:span><text:span text:style-name="T4">da; denn; weil</text:span></text:p>
        <text:p text:style-name="P5"><text:span text:style-name="T1">Dars-e</text:span> 18</text:p>
        <text:p text:style-name="P1"><text:span text:style-name="T2">anbāri </text:span><text:span text:style-name="T4">Abstellraum m</text:span></text:p>
        <text:p text:style-name="P6"><text:span text:style-name="T2">āpārtemān </text:span><text:span text:style-name="T4">Appartement n; Wohnung f</text:span></text:p>
        <text:p text:style-name="P6"><text:span text:style-name="T2">āšnā kardan (kon) </text:span><text:span text:style-name="T4">bekannt machen;</text:span><text:span text:style-name="T2"> </text:span><text:span text:style-name="T4">vertraut machen</text:span></text:p>
        <text:p text:style-name="P6"><text:span text:style-name="T2">asnād </text:span><text:span text:style-name="T4">Dokumente pl</text:span></text:p>
        <text:p text:style-name="P6"><text:span text:style-name="T2">āyine </text:span><text:span text:style-name="T4">Spiegel m</text:span></text:p>
        <text:p text:style-name="P1"><text:span text:style-name="T2">azemat </text:span><text:span text:style-name="T4">Größe f; Pracht f</text:span></text:p>
        <text:p text:style-name="P6"><text:span text:style-name="T2">ba’d </text:span><text:span text:style-name="T4">dann; danach; nächste(r)[s]</text:span></text:p>
        <text:p text:style-name="P6"><text:span text:style-name="T2">bāqimānde </text:span><text:span text:style-name="T4">Rest m</text:span></text:p>
        <text:p text:style-name="P1"><text:span text:style-name="T2">barābari </text:span><text:span text:style-name="T4">Gleichberechtigung f;</text:span><text:span text:style-name="T2"> </text:span><text:span text:style-name="T4">Gleichheit f</text:span></text:p>
        <text:p text:style-name="P6"><text:span text:style-name="T2">barande </text:span><text:span text:style-name="T4">Gewinner(in f); Sieger(in f) m</text:span></text:p>
        <text:p text:style-name="P6"><text:span text:style-name="T2">barde </text:span><text:span text:style-name="T4">Sklave m; Sklavin f</text:span></text:p>
        <text:p text:style-name="P1"><text:span text:style-name="T2">barjeste </text:span><text:span text:style-name="T4">hervorragend</text:span></text:p>
        <text:p text:style-name="P3"><text:span text:style-name="T2">barxordā</text:span><text:span text:style-name="T8">r</text:span><text:span text:style-name="T2"> budan (hast, bāš) </text:span><text:span text:style-name="T4">haben;</text:span><text:span text:style-name="T2"> </text:span><text:span text:style-name="T4">verfügen; genießen</text:span></text:p>
        <text:p text:style-name="P1"><text:span text:style-name="T2">bāzande </text:span><text:span text:style-name="T4">Verlierer(in f) m</text:span></text:p>
        <text:p text:style-name="P6"><text:span text:style-name="T2">b</text:span><text:span text:style-name="T8">e</text:span><text:span text:style-name="T2"> ātaš kešidan (keš) </text:span><text:span text:style-name="T4">brennen</text:span></text:p>
        <text:p text:style-name="P6"><text:span text:style-name="T2">be hesāb āmadan (ā) </text:span><text:span text:style-name="T4">zählen</text:span></text:p>
        <text:p text:style-name="P6"><text:span text:style-name="T2">bedastāmade </text:span><text:span text:style-name="T4">erhalten; erreicht</text:span></text:p>
        <text:p text:style-name="P6"><text:span text:style-name="T2">bihamtā </text:span><text:span text:style-name="T4">einzigartig; unvergleichlich</text:span></text:p>
        <text:p text:style-name="P6"><text:span text:style-name="T2">bikār </text:span><text:span text:style-name="T4">arbeitslos; Arbeitslose m/f</text:span></text:p>
        <text:p text:style-name="P6"><text:span text:style-name="T2">conān </text:span><text:span text:style-name="T4">so; solch; solch ein</text:span></text:p>
        <text:p text:style-name="P6"><text:span text:style-name="T2">dabestān </text:span><text:span text:style-name="T4">Grundschule f</text:span></text:p>
        <text:p text:style-name="P1"><text:span text:style-name="T2">darvāze </text:span><text:span text:style-name="T4">Tor n</text:span></text:p>
        <text:p text:style-name="P6"><text:span text:style-name="T2">dastšuyi </text:span><text:span text:style-name="T4">Waschbecken n; Toilette f</text:span></text:p>
        <text:p text:style-name="P6"><text:span text:style-name="T2">dehkade </text:span><text:span text:style-name="T4">Dorf n</text:span></text:p>
        <text:p text:style-name="P3"><text:span text:style-name="T2">eslā</text:span><text:span text:style-name="T8">h</text:span><text:span text:style-name="T2"> kardan (kon) </text:span><text:span text:style-name="T4">rasieren; verbessern;</text:span><text:span text:style-name="T2"> </text:span><text:span text:style-name="T4">korrigieren</text:span></text:p>
        <text:p text:style-name="P6"><text:span text:style-name="T2">ettelāāt </text:span><text:span text:style-name="T4">Informationen pl</text:span></text:p>
        <text:p text:style-name="P6"><text:span text:style-name="T2">fahmidan (fahm) </text:span><text:span text:style-name="T4">verstehen</text:span></text:p>
        <text:p text:style-name="P6"><text:span text:style-name="T2">feqdān </text:span><text:span text:style-name="T4">Fehlen n; Abwesenheit f</text:span></text:p>
        <text:p text:style-name="P6"><text:span text:style-name="T2">fer zadan (zan) </text:span><text:span text:style-name="T4">Dauerwelle machen</text:span></text:p>
        <text:p text:style-name="P6"><text:span text:style-name="T2">gerye kardan (kon) </text:span><text:span text:style-name="T4">weinen</text:span></text:p>
        <text:p text:style-name="P6"><text:span text:style-name="T2">go</text:span><text:span text:style-name="T8">m</text:span><text:span text:style-name="T2"> šodan (šav, šow) </text:span><text:span text:style-name="T4">verloren gehen</text:span></text:p>
        <text:p text:style-name="P6"><text:span text:style-name="T2">gomšode </text:span><text:span text:style-name="T4">vermisst</text:span></text:p>
        <text:p text:style-name="P1"><text:span text:style-name="T2">govāhi </text:span><text:span text:style-name="T4">Bescheinigung f; Urkunde f;</text:span><text:span text:style-name="T2"> </text:span><text:span text:style-name="T4">Zeugnis n</text:span></text:p>
        <text:p text:style-name="P1"><text:span text:style-name="T2">guše </text:span><text:span text:style-name="T4">Ecke f</text:span></text:p>
        <text:p text:style-name="P6"><text:span text:style-name="T2">hekāya</text:span><text:span text:style-name="T8">t</text:span><text:span text:style-name="T2"> kardan (kon) </text:span><text:span text:style-name="T4">zeugen; erzählen</text:span></text:p>
        <text:p text:style-name="P6"><text:span text:style-name="T2">howle </text:span><text:span text:style-name="T4">Handtuch n</text:span></text:p>
        <text:p text:style-name="P1"><text:span text:style-name="T2">istādan (ist) </text:span><text:span text:style-name="T4">stehen; stehen bleiben;</text:span><text:span text:style-name="T2"> </text:span><text:span text:style-name="T4">stoppen; anhalten</text:span></text:p>
        <text:p text:style-name="P4">jalb‐<text:span text:style-name="T7">e</text:span> tavajjoh kardan (kon)</text:p>
        <text:p text:style-name="P1">Aufmerksamkeit lenken <text:span text:style-name="T2">jang </text:span><text:span text:style-name="T4">Krieg m; Schlacht f</text:span></text:p>
        <text:p text:style-name="P6"><text:span text:style-name="T2">kutā</text:span><text:span text:style-name="T8">h</text:span><text:span text:style-name="T2"> kardan (kon) </text:span><text:span text:style-name="T4">verkürzen</text:span></text:p>
        <text:p text:style-name="P6"><text:span text:style-name="T2">mahsub šodan (šav, šow) </text:span><text:span text:style-name="T4">gezählt</text:span><text:span text:style-name="T2"> </text:span><text:span text:style-name="T4">werden</text:span></text:p>
        <text:p text:style-name="P6"><text:span text:style-name="T2">maqsad </text:span><text:span text:style-name="T4">Reiseziel n; Ziel n</text:span></text:p>
        <text:p text:style-name="P6"><text:span text:style-name="T2">masāhat </text:span><text:span text:style-name="T4">Fläche f</text:span></text:p>
        <text:p text:style-name="P1"><text:span text:style-name="T2">masir </text:span><text:span text:style-name="T4">Route f; Strecke f; Weg m;</text:span><text:span text:style-name="T2"> </text:span><text:span text:style-name="T4">Richtung f</text:span></text:p>
        <text:p text:style-name="P1"><text:span text:style-name="T2">model </text:span><text:span text:style-name="T4">Modell n</text:span></text:p>
        <text:p text:style-name="P3"><text:span text:style-name="T2">moratta</text:span><text:span text:style-name="T8">b</text:span><text:span text:style-name="T2"> kardan (kon) </text:span><text:span text:style-name="T4">ordnen;</text:span><text:span text:style-name="T2"> </text:span><text:span text:style-name="T4">aufräumen</text:span></text:p>
        <text:p text:style-name="P1"><text:span text:style-name="T2">nāciz </text:span><text:span text:style-name="T4">geringfügig; unbedeutend</text:span></text:p>
        <text:p text:style-name="P1"><text:span text:style-name="T2">nahv </text:span><text:span text:style-name="T4">Weise f</text:span></text:p>
        <text:p text:style-name="P6"><text:span text:style-name="T2">noqāt </text:span><text:span text:style-name="T4">Punkte pl; Gebiete pl</text:span></text:p>
        <text:p text:style-name="P6"><text:span text:style-name="T2">pāre‐i </text:span><text:span text:style-name="T4">einige</text:span></text:p>
        <text:p text:style-name="P1"><text:span text:style-name="T2">pārking </text:span><text:span text:style-name="T4">Parkplatz m</text:span></text:p>
        <text:p text:style-name="P6"><text:span text:style-name="T2">pāyegozār </text:span><text:span text:style-name="T4">Gründer m</text:span></text:p>
        <text:p text:style-name="P6"><text:span text:style-name="T2">pellekān </text:span><text:span text:style-name="T4">Treppe f</text:span></text:p>
        <text:p text:style-name="P6"><text:soft-page-break/><text:span text:style-name="T2">qablān </text:span><text:span text:style-name="T4">bereits; schon; früher</text:span></text:p>
        <text:p text:style-name="P6"><text:span text:style-name="T2">qedmat </text:span><text:span text:style-name="T4">Alter n</text:span></text:p>
        <text:p text:style-name="P1"><text:span text:style-name="T2">rudxāne </text:span><text:span text:style-name="T4">Fluss m</text:span></text:p>
        <text:p text:style-name="P6"><text:span text:style-name="T2">šāgerdavval </text:span><text:span text:style-name="T4">Klassenbester m</text:span></text:p>
        <text:p text:style-name="P6"><text:span text:style-name="T2">šāhanšāh </text:span><text:span text:style-name="T4">König der Könige; König m</text:span></text:p>
        <text:p text:style-name="P6"><text:span text:style-name="T2">šāhkār </text:span><text:span text:style-name="T4">Meisterwerk n</text:span></text:p>
        <text:p text:style-name="P6"><text:span text:style-name="T2">sangnevešte </text:span><text:span text:style-name="T4">Inschrift f</text:span></text:p>
        <text:p text:style-name="P6"><text:span text:style-name="T2">sāyer‐e </text:span><text:span text:style-name="T4">andere</text:span></text:p>
        <text:p text:style-name="P6"><text:span text:style-name="T2">sešuā</text:span><text:span text:style-name="T8">r</text:span><text:span text:style-name="T2"> kešidan (keš) </text:span><text:span text:style-name="T4">föhnen</text:span></text:p>
        <text:p text:style-name="P6"><text:span text:style-name="T2">soxan goftan (gu) </text:span><text:span text:style-name="T4">reden; sprechen;</text:span><text:span text:style-name="T2"> </text:span><text:span text:style-name="T4">sagen</text:span></text:p>
        <text:p text:style-name="P6"><text:span text:style-name="T2">takmi</text:span><text:span text:style-name="T8">l</text:span><text:span text:style-name="T2"> kardan (kon) </text:span><text:span text:style-name="T4">vervollständigen</text:span></text:p>
        <text:p text:style-name="P6"><text:span text:style-name="T2">talfiq </text:span><text:span text:style-name="T4">Zusammenstellung f</text:span></text:p>
        <text:p text:style-name="P1"><text:span text:style-name="T2">ta’mirkār </text:span><text:span text:style-name="T4">Mechaniker m</text:span></text:p>
        <text:p text:style-name="P3"><text:span text:style-name="T2">taqdi</text:span><text:span text:style-name="T8">m</text:span><text:span text:style-name="T2"> kardan (kon) </text:span><text:span text:style-name="T4">präsentieren;</text:span><text:span text:style-name="T2"> </text:span><text:span text:style-name="T4">widmen; geben</text:span></text:p>
        <text:p text:style-name="P6"><text:span text:style-name="T2">tārixdān </text:span><text:span text:style-name="T4">Historiker m</text:span></text:p>
        <text:p text:style-name="P6"><text:span text:style-name="T2">tašakkor </text:span><text:span text:style-name="T4">Dank m; danke</text:span></text:p>
        <text:p text:style-name="P6"><text:span text:style-name="T2">tasāvir </text:span><text:span text:style-name="T4">Bilder pl; Illustrationen pl</text:span></text:p>
        <text:p text:style-name="P6"><text:span text:style-name="T2">tasvir </text:span><text:span text:style-name="T4">Bild n; Illustration f</text:span></text:p>
        <text:p text:style-name="P1"><text:span text:style-name="T2">vālā </text:span><text:span text:style-name="T4">hoch</text:span></text:p>
        <text:p text:style-name="P3"><text:span text:style-name="T2">vaqt‐</text:span><text:span text:style-name="T8">e</text:span><text:span text:style-name="T2"> qabli </text:span><text:span text:style-name="T4">Termin m</text:span></text:p>
        <text:p text:style-name="P3"><text:span text:style-name="T2">vaq</text:span><text:span text:style-name="T8">t</text:span><text:span text:style-name="T2"> gereftan (gir) </text:span><text:span text:style-name="T4">einen Termin</text:span><text:span text:style-name="T2"> </text:span><text:span text:style-name="T4">vereinbaren</text:span></text:p>
        <text:p text:style-name="P6"><text:span text:style-name="T2">vasāyel‐</text:span><text:span text:style-name="T8">e</text:span><text:span text:style-name="T2"> naqliye </text:span><text:span text:style-name="T4">Verkehrsmittel pl</text:span></text:p>
        <text:p text:style-name="P6"><text:span text:style-name="T2">vilā </text:span><text:span text:style-name="T4">Villa f; Bungalow m</text:span></text:p>
        <text:p text:style-name="P3"><text:span text:style-name="T2">xarā</text:span><text:span text:style-name="T8">b</text:span><text:span text:style-name="T2"> kardan (kon) </text:span><text:span text:style-name="T4">zerstören; kaputt</text:span><text:span text:style-name="T2"> </text:span><text:span text:style-name="T4">machen</text:span></text:p>
        <text:p text:style-name="P6"><text:span text:style-name="T2">xat(t) </text:span><text:span text:style-name="T4">Schrift f; Linie f; Strich m</text:span></text:p>
        <text:p text:style-name="P6"><text:span text:style-name="T2">xunrizi </text:span><text:span text:style-name="T4">Blutung f; Blutvergießen n</text:span></text:p>
        <text:p text:style-name="P6"><text:span text:style-name="T2">yādgāri </text:span><text:span text:style-name="T4">Andenken n; Erinnerungsstück n</text:span></text:p>
        <text:p text:style-name="P6"><text:span text:style-name="T2">zahmat </text:span><text:span text:style-name="T4">Mühe f; Unannehmlichkeit f</text:span></text:p>
        <text:p text:style-name="P5"><text:span text:style-name="T1">Dars-e</text:span> 19</text:p>
        <text:p text:style-name="P6"><text:span text:style-name="T2">adabi </text:span><text:span text:style-name="T4">literarisch; Literartur‐</text:span></text:p>
        <text:p text:style-name="P6"><text:span text:style-name="T2">ādi </text:span><text:span text:style-name="T4">gewöhnlich; normal</text:span></text:p>
        <text:p text:style-name="P6"><text:span text:style-name="T2">afsānei </text:span><text:span text:style-name="T4">fabelhaft</text:span></text:p>
        <text:p text:style-name="P1"><text:span text:style-name="T2">āhangar </text:span><text:span text:style-name="T4">Schmied m</text:span></text:p>
        <text:p text:style-name="P6"><text:span text:style-name="T2">aks </text:span><text:span text:style-name="T4">Bild n; Foto n; Fotografie f</text:span></text:p>
        <text:p text:style-name="P6"><text:span text:style-name="T2">arabi </text:span><text:span text:style-name="T4">arabisch</text:span></text:p>
        <text:p text:style-name="P6"><text:span text:style-name="T2">asil </text:span><text:span text:style-name="T4">original; klassisch</text:span></text:p>
        <text:p text:style-name="P6"><text:span text:style-name="T2">az in jahat ke </text:span><text:span text:style-name="T4">weil</text:span></text:p>
        <text:p text:style-name="P6"><text:span text:style-name="T2">bā in ke </text:span><text:span text:style-name="T4">obwohl</text:span></text:p>
        <text:p text:style-name="P6"><text:span text:style-name="T2">b</text:span><text:span text:style-name="T8">ā</text:span><text:span text:style-name="T2"> vojud‐i ke </text:span><text:span text:style-name="T4">obwohl</text:span></text:p>
        <text:p text:style-name="P6"><text:span text:style-name="T2">bas </text:span><text:span text:style-name="T4">genug</text:span></text:p>
        <text:p text:style-name="P1"><text:span text:style-name="T2">bas‐i </text:span><text:span text:style-name="T4">sehr</text:span></text:p>
        <text:p text:style-name="P6"><text:span text:style-name="T2">b</text:span><text:span text:style-name="T8">e</text:span><text:span text:style-name="T2"> ellat‐e in ke </text:span><text:span text:style-name="T4">weil</text:span></text:p>
        <text:p text:style-name="P6"><text:span text:style-name="T2">be towr‐i ke </text:span><text:span text:style-name="T4">so dass</text:span></text:p>
        <text:p text:style-name="P6"><text:span text:style-name="T2">bekārrafte </text:span><text:span text:style-name="T4">benutzt; gebraucht</text:span></text:p>
        <text:p text:style-name="P6"><text:span text:style-name="T2">bidār </text:span><text:span text:style-name="T4">wach</text:span></text:p>
        <text:p text:style-name="P1"><text:span text:style-name="T2">cāhārruze </text:span><text:span text:style-name="T4">viertägig</text:span></text:p>
        <text:p text:style-name="P6"><text:span text:style-name="T2">candruze </text:span><text:span text:style-name="T4">wie viele Tage; ein paar Tage</text:span></text:p>
        <text:p text:style-name="P6"><text:span text:style-name="T2">casbāndan (casbān) </text:span><text:span text:style-name="T4">kleben</text:span></text:p>
        <text:p text:style-name="P1"><text:span text:style-name="T2">cerāke </text:span><text:span text:style-name="T4">weil; da</text:span></text:p>
        <text:p text:style-name="P1"><text:span text:style-name="T2">dahhā </text:span><text:span text:style-name="T4">Dutzende pl</text:span></text:p>
        <text:p text:style-name="P3"><text:span text:style-name="T2">da</text:span><text:span text:style-name="T8">r</text:span><text:span text:style-name="T2"> surat‐i ke‐im </text:span><text:span text:style-name="T4">Falle; wohingegen;</text:span><text:span text:style-name="T2"> </text:span><text:span text:style-name="T4">während</text:span></text:p>
        <text:p text:style-name="P6"><text:span text:style-name="T2">dargozaštan (gozar) </text:span><text:span text:style-name="T4">sterben</text:span></text:p>
        <text:p text:style-name="P6"><text:span text:style-name="T2">dāstān </text:span><text:span text:style-name="T4">Geschichte f; Erzählung f</text:span></text:p>
        <text:p text:style-name="P6"><text:span text:style-name="T2">dāstān‐</text:span><text:span text:style-name="T8">e</text:span><text:span text:style-name="T2"> āšeqāne </text:span><text:span text:style-name="T4">Liebesgeschichte f</text:span></text:p>
        <text:p text:style-name="P6"><text:span text:style-name="T2">davāzdahsālegi </text:span><text:span text:style-name="T4">Alter von zwölf Jahren</text:span></text:p>
        <text:p text:style-name="P6"><text:span text:style-name="T2">dusti </text:span><text:span text:style-name="T4">Freundschaft f</text:span></text:p>
        <text:p text:style-name="P3"><text:soft-page-break/><text:span text:style-name="T2">ebra</text:span><text:span text:style-name="T8">t</text:span><text:span text:style-name="T2"> gereftan (gir) </text:span><text:span text:style-name="T4">lernen; Lehren</text:span><text:span text:style-name="T2"> </text:span><text:span text:style-name="T4">ziehen</text:span></text:p>
        <text:p text:style-name="P6"><text:span text:style-name="T2">etminān </text:span><text:span text:style-name="T4">Vertrauen n; Zuversicht f</text:span></text:p>
        <text:p text:style-name="P6"><text:span text:style-name="T2">faryād zadan (zan) </text:span><text:span text:style-name="T4">schreien</text:span></text:p>
        <text:p text:style-name="P1"><text:span text:style-name="T2">fāyede </text:span><text:span text:style-name="T4">Nutzen m; Vorteil m; Zweck m;</text:span><text:span text:style-name="T2"> </text:span><text:span text:style-name="T4">Gewinn m</text:span></text:p>
        <text:p text:style-name="P6"><text:span text:style-name="T2">ferestande </text:span><text:span text:style-name="T4">Absender m; Sender m</text:span></text:p>
        <text:p text:style-name="P6"><text:span text:style-name="T2">geram </text:span><text:span text:style-name="T4">Gramm n</text:span></text:p>
        <text:p text:style-name="P6"><text:span text:style-name="T2">giyāhxār </text:span><text:span text:style-name="T4">Vegetarier(in f) m</text:span></text:p>
        <text:p text:style-name="P6"><text:span text:style-name="T2">had(d) </text:span><text:span text:style-name="T4">Limit n; Ausmaß n</text:span></text:p>
        <text:p text:style-name="P6"><text:span text:style-name="T2">hamāse </text:span><text:span text:style-name="T4">Epos n</text:span></text:p>
        <text:p text:style-name="P6"><text:span text:style-name="T2">hamvāre </text:span><text:span text:style-name="T4">immer</text:span></text:p>
        <text:p text:style-name="P6"><text:span text:style-name="T2">harcand </text:span><text:span text:style-name="T4">obwohl</text:span></text:p>
        <text:p text:style-name="P6"><text:span text:style-name="T2">har</text:span><text:span text:style-name="T8">f</text:span><text:span text:style-name="T2"> zadan (zan) </text:span><text:span text:style-name="T4">reden; sprechen; sagen</text:span></text:p>
        <text:p text:style-name="P6"><text:span text:style-name="T2">haštādsālegi </text:span><text:span text:style-name="T4">Alter von achtzig Jahren</text:span></text:p>
        <text:p text:style-name="P6"><text:span text:style-name="T2">hazine </text:span><text:span text:style-name="T4">Ausgabe f; Kosten pl; Gebühr f</text:span></text:p>
        <text:p text:style-name="P6"><text:span text:style-name="T2">jāvidān </text:span><text:span text:style-name="T4">ewig</text:span></text:p>
        <text:p text:style-name="P6"><text:span text:style-name="T2">jazire </text:span><text:span text:style-name="T4">Insel f</text:span></text:p>
        <text:p text:style-name="P6"><text:span text:style-name="T2">kādo </text:span><text:span text:style-name="T4">Geschenk n</text:span></text:p>
        <text:p text:style-name="P6"><text:span text:style-name="T2">kešti </text:span><text:span text:style-name="T4">Schiff n</text:span></text:p>
        <text:p text:style-name="P6"><text:span text:style-name="T2">kod‐</text:span><text:span text:style-name="T8">e</text:span><text:span text:style-name="T2"> posti </text:span><text:span text:style-name="T4">Postleitzahl f</text:span></text:p>
        <text:p text:style-name="P6"><text:span text:style-name="T2">kudaki </text:span><text:span text:style-name="T4">Kindheit f</text:span></text:p>
        <text:p text:style-name="P1"><text:span text:style-name="T2">lagad </text:span><text:span text:style-name="T4">Fußtritt m</text:span></text:p>
        <text:p text:style-name="P3"><text:span text:style-name="T2">madyu</text:span><text:span text:style-name="T8">n</text:span><text:span text:style-name="T2"> budan (has; bāš) </text:span><text:span text:style-name="T4">verdanken; in</text:span><text:span text:style-name="T2"> </text:span><text:span text:style-name="T4">der Schuld stehen</text:span></text:p>
        <text:p text:style-name="P6"><text:span text:style-name="T2">māhitābe </text:span><text:span text:style-name="T4">Pfanne f</text:span></text:p>
        <text:p text:style-name="P6"><text:span text:style-name="T2">mašhur </text:span><text:span text:style-name="T4">bekannt; berühmt</text:span></text:p>
        <text:p text:style-name="P6"><text:span text:style-name="T2">mohkam </text:span><text:span text:style-name="T4">fest; hart; solide; stabil</text:span></text:p>
        <text:p text:style-name="P6"><text:span text:style-name="T2">musiqi‐ye pāp </text:span><text:span text:style-name="T4">Popmusik f</text:span></text:p>
        <text:p text:style-name="P6"><text:span text:style-name="T2">musiqidān </text:span><text:span text:style-name="T4">Musiker(in f) m</text:span></text:p>
        <text:p text:style-name="P6"><text:span text:style-name="T2">navāzandegi </text:span><text:span text:style-name="T4">musikalisches Können</text:span></text:p>
        <text:p text:style-name="P6"><text:span text:style-name="T2">nazd‐e </text:span><text:span text:style-name="T4">bei</text:span></text:p>
        <text:p text:style-name="P6"><text:span text:style-name="T2">nimetārixi </text:span><text:span text:style-name="T4">halbhistorisch</text:span></text:p>
        <text:p text:style-name="P6"><text:span text:style-name="T2">pākat‐e nāme </text:span><text:span text:style-name="T4">Briefumschlag m</text:span></text:p>
        <text:p text:style-name="P6"><text:span text:style-name="T2">pišraft </text:span><text:span text:style-name="T4">Fortschritt m</text:span></text:p>
        <text:p text:style-name="P1"><text:span text:style-name="T2">post </text:span><text:span text:style-name="T4">Post f</text:span></text:p>
        <text:p text:style-name="P6"><text:span text:style-name="T2">post‐</text:span><text:span text:style-name="T8">e</text:span><text:span text:style-name="T2"> sefāreši </text:span><text:span text:style-name="T4">Post per einschreiben</text:span></text:p>
        <text:p text:style-name="P6"><text:span text:style-name="T2">qāblame </text:span><text:span text:style-name="T4">Topf m</text:span></text:p>
        <text:p text:style-name="P6"><text:span text:style-name="T2">qāleb </text:span><text:span text:style-name="T4">Form f; Gussform f; Format n</text:span></text:p>
        <text:p text:style-name="P6"><text:span text:style-name="T2">qam </text:span><text:span text:style-name="T4">Trauer f; Kummer m; Leid n</text:span></text:p>
        <text:p text:style-name="P6"><text:span text:style-name="T2">ranj bordan (bar) </text:span><text:span text:style-name="T4">leiden</text:span></text:p>
        <text:p text:style-name="P1"><text:span text:style-name="T2">šādi </text:span><text:span text:style-name="T4">Freude f</text:span></text:p>
        <text:p text:style-name="P6"><text:span text:style-name="T2">sāket </text:span><text:span text:style-name="T4">leise; ruhig; still</text:span></text:p>
        <text:p text:style-name="P6"><text:span text:style-name="T2">sandoq‐e post </text:span><text:span text:style-name="T4">Briefkasten m</text:span></text:p>
        <text:p text:style-name="P6"><text:span text:style-name="T2">šarik </text:span><text:span text:style-name="T4">Partner m</text:span></text:p>
        <text:p text:style-name="P1"><text:span text:style-name="T2">šaxsiyat </text:span><text:span text:style-name="T4">Charakter m; Figur f;</text:span><text:span text:style-name="T2"> </text:span><text:span text:style-name="T4">Persönlichkeit f</text:span></text:p>
        <text:p text:style-name="P6"><text:span text:style-name="T2">sāz </text:span><text:span text:style-name="T4">Instrument n; Musikinstrument n</text:span></text:p>
        <text:p text:style-name="P6"><text:span text:style-name="T2">seri </text:span><text:span text:style-name="T4">Serie f</text:span></text:p>
        <text:p text:style-name="P6"><text:span text:style-name="T2">sorāyande </text:span><text:span text:style-name="T4">Dichter m</text:span></text:p>
        <text:p text:style-name="P6"><text:span text:style-name="T2">sorudan (sorā) </text:span><text:span text:style-name="T4">dichten; singen</text:span></text:p>
        <text:p text:style-name="P9"><text:span text:style-name="T2">taht‐</text:span><text:span text:style-name="T8">e</text:span><text:span text:style-name="T2"> ta’sir qarār gereftan (gir) </text:span><text:span text:style-name="T4">beeindruckt werden; beinflusst werden</text:span></text:p>
        <text:p text:style-name="P9"><text:span text:style-name="T2">tahvi</text:span><text:span text:style-name="T8">l</text:span><text:span text:style-name="T2"> dādan (deh) </text:span><text:span text:style-name="T4">liefern; übergeben;</text:span><text:span text:style-name="T2"> </text:span><text:span text:style-name="T4">abgeben</text:span></text:p>
        <text:p text:style-name="P6"><text:span text:style-name="T2">tambr </text:span><text:span text:style-name="T4">Briefmarke f</text:span></text:p>
        <text:p text:style-name="P6"><text:span text:style-name="T2">tasallot </text:span><text:span text:style-name="T4">Herrschaft f</text:span></text:p>
        <text:p text:style-name="P3"><text:span text:style-name="T2">tasmi</text:span><text:span text:style-name="T8">m</text:span><text:span text:style-name="T2"> gereftan (gir) </text:span><text:span text:style-name="T4">entscheiden;</text:span><text:span text:style-name="T2"> </text:span><text:span text:style-name="T4">entschließen</text:span></text:p>
        <text:p text:style-name="P1"><text:span text:style-name="T2">towr </text:span><text:span text:style-name="T4">Weise f</text:span></text:p>
        <text:p text:style-name="P3"><text:span text:style-name="T2">vāmdā</text:span><text:span text:style-name="T8">r</text:span><text:span text:style-name="T2"> budan (hast, bāš) </text:span><text:span text:style-name="T4">verdanken; in</text:span><text:span text:style-name="T2"> </text:span><text:span text:style-name="T4">der Schuld stehen</text:span></text:p>
        <text:p text:style-name="P6"><text:span text:style-name="T2">vāzeh </text:span><text:span text:style-name="T4">deutlich; klar</text:span></text:p>
        <text:p text:style-name="P6"><text:span text:style-name="T2">xābidan (xāb) </text:span><text:span text:style-name="T4">schlafen</text:span></text:p>
        <text:p text:style-name="P6"><text:soft-page-break/><text:span text:style-name="T2">xašmgin </text:span><text:span text:style-name="T4">wütend; zornig</text:span></text:p>
        <text:p text:style-name="P6"><text:span text:style-name="T2">yekxorde </text:span><text:span text:style-name="T4">ein bisschen</text:span></text:p>
        <text:p text:style-name="P6"><text:span text:style-name="T2">zarrebin </text:span><text:span text:style-name="T4">Lupe f</text:span></text:p>
        <text:p text:style-name="P1"><text:span text:style-name="T2">zowqzade </text:span><text:span text:style-name="T4">freudig erregt; freudig aufge‐</text:span><text:span text:style-name="T2"> </text:span><text:span text:style-name="T4">regt</text:span></text:p>
        <text:p text:style-name="P5"><text:span text:style-name="T1">Dars-e</text:span> 20</text:p>
        <text:p text:style-name="P6"><text:span text:style-name="T2">a’sār </text:span><text:span text:style-name="T4">Zeitalter pl</text:span></text:p>
        <text:p text:style-name="P6"><text:span text:style-name="T2">ālgoritm </text:span><text:span text:style-name="T4">Algorithmus m</text:span></text:p>
        <text:p text:style-name="P6"><text:span text:style-name="T2">alkol </text:span><text:span text:style-name="T4">Alkohol m</text:span></text:p>
        <text:p text:style-name="P6"><text:span text:style-name="T2">andiše </text:span><text:span text:style-name="T4">Gedanke m; Idee f</text:span></text:p>
        <text:p text:style-name="P6"><text:span text:style-name="T2">arz </text:span><text:span text:style-name="T4">Breite f; Weite; Devisen f</text:span></text:p>
        <text:p text:style-name="P6"><text:span text:style-name="T2">arzeš </text:span><text:span text:style-name="T4">Wert m; Preis m</text:span></text:p>
        <text:p text:style-name="P1"><text:span text:style-name="T2">asid </text:span><text:span text:style-name="T4">Säure f</text:span></text:p>
        <text:p text:style-name="P3"><text:span text:style-name="T2">a</text:span><text:span text:style-name="T8">z</text:span><text:span text:style-name="T2"> miān‐e </text:span><text:span text:style-name="T4">durch; unter</text:span></text:p>
        <text:p text:style-name="P6"><text:span text:style-name="T2">ba’di </text:span><text:span text:style-name="T4">nächste; nachfolgende; spätere</text:span></text:p>
        <text:p text:style-name="P6"><text:span text:style-name="T2">bābā </text:span><text:span text:style-name="T4">Papa m</text:span></text:p>
        <text:p text:style-name="P1"><text:span text:style-name="T2">bāje </text:span><text:span text:style-name="T4">Schalter m</text:span></text:p>
        <text:p text:style-name="P3"><text:span text:style-name="T2">bāl</text:span><text:span text:style-name="T8">ā</text:span><text:span text:style-name="T2"> raftan (rav, row) </text:span><text:span text:style-name="T4">steigen;</text:span><text:span text:style-name="T2"> </text:span><text:span text:style-name="T4">aufsteigen; klettern</text:span></text:p>
        <text:p text:style-name="P1"><text:span text:style-name="T2">bānk </text:span><text:span text:style-name="T4">Bank f</text:span></text:p>
        <text:p text:style-name="P6"><text:span text:style-name="T2">barjā</text:span><text:span text:style-name="T8">y</text:span><text:span text:style-name="T2"> gozāštan (gozār) </text:span><text:span text:style-name="T4">hinterlassen</text:span></text:p>
        <text:p text:style-name="P6"><text:span text:style-name="T2">bayān kardan (kon) </text:span><text:span text:style-name="T4">ausdrücken; äußern</text:span></text:p>
        <text:p text:style-name="P6"><text:span text:style-name="T2">cekpul </text:span><text:span text:style-name="T4">Reisescheck m</text:span></text:p>
        <text:p text:style-name="P6"><text:span text:style-name="T2">dāneš </text:span><text:span text:style-name="T4">Wissen n; Wissenschaft f</text:span></text:p>
        <text:p text:style-name="P6"><text:span text:style-name="T2">dānešnāme </text:span><text:span text:style-name="T4">Enzyklopädie f</text:span></text:p>
        <text:p text:style-name="P6"><text:span text:style-name="T2">daqiq </text:span><text:span text:style-name="T4">exakt; genau; gründlich</text:span></text:p>
        <text:p text:style-name="P3"><text:span text:style-name="T2">dastbekā</text:span><text:span text:style-name="T8">r</text:span><text:span text:style-name="T2"> šodan (šav, šow) </text:span><text:span text:style-name="T4">mit der</text:span><text:span text:style-name="T2"> </text:span><text:span text:style-name="T4">Arbeit beginnen</text:span></text:p>
        <text:p text:style-name="P1"><text:span text:style-name="T2">dastekam </text:span><text:span text:style-name="T4">zumindest; mindestens;</text:span><text:span text:style-name="T2"> </text:span><text:span text:style-name="T4">immerhin</text:span></text:p>
        <text:p text:style-name="P6"><text:span text:style-name="T2">elm </text:span><text:span text:style-name="T4">Wissen n; Wissenschaft f</text:span></text:p>
        <text:p text:style-name="P6"><text:span text:style-name="T2">emruzi </text:span><text:span text:style-name="T4">heutig; modern</text:span></text:p>
        <text:p text:style-name="P6"><text:span text:style-name="T2">entezār </text:span><text:span text:style-name="T4">Erwartung f; Warten n</text:span></text:p>
        <text:p text:style-name="P1"><text:span text:style-name="T2">eskenās </text:span><text:span text:style-name="T4">Banknote f; Geldschein m;</text:span><text:span text:style-name="T2"> </text:span><text:span text:style-name="T4">Schein m</text:span></text:p>
        <text:p text:style-name="P6"><text:span text:style-name="T2">eslāh </text:span><text:span text:style-name="T4">Korrektur f; Berichtigung f</text:span></text:p>
        <text:p text:style-name="P6"><text:span text:style-name="T2">ettefāqi </text:span><text:span text:style-name="T4">zufällig</text:span></text:p>
        <text:p text:style-name="P1"><text:span text:style-name="T2">falsafi </text:span><text:span text:style-name="T4">philosophisch</text:span></text:p>
        <text:p text:style-name="P6"><text:span text:style-name="T2">gāhšomāri </text:span><text:span text:style-name="T4">Kalender m; Zeitrechnung f</text:span></text:p>
        <text:p text:style-name="P6"><text:span text:style-name="T2">gozāšte </text:span><text:span text:style-name="T4">Vergangenheit f; vergangen</text:span></text:p>
        <text:p text:style-name="P6"><text:span text:style-name="T2">gugerd </text:span><text:span text:style-name="T4">Schwefel m</text:span></text:p>
        <text:p text:style-name="P6"><text:span text:style-name="T2">hakimāne </text:span><text:span text:style-name="T4">weise</text:span></text:p>
        <text:p text:style-name="P6"><text:span text:style-name="T2">hamcon </text:span><text:span text:style-name="T4">wie</text:span></text:p>
        <text:p text:style-name="P1"><text:span text:style-name="T2">harif </text:span><text:span text:style-name="T4">Gegner(in f) m; Konkurrent(in f) m;</text:span><text:span text:style-name="T2"> </text:span><text:span text:style-name="T4">Rivale m</text:span></text:p>
        <text:p text:style-name="P1"><text:span text:style-name="T2">hendi </text:span><text:span text:style-name="T4">Inder(in f) m; indisch</text:span></text:p>
        <text:p text:style-name="P6"><text:span text:style-name="T2">jabr </text:span><text:span text:style-name="T4">Algebra f</text:span></text:p>
        <text:p text:style-name="P6"><text:span text:style-name="T2">joqrāfi </text:span><text:span text:style-name="T4">Geographie f</text:span></text:p>
        <text:p text:style-name="P6"><text:span text:style-name="T2">joqrāfidān </text:span><text:span text:style-name="T4">Geograph m</text:span></text:p>
        <text:p text:style-name="P6"><text:span text:style-name="T2">jowhar </text:span><text:span text:style-name="T4">Essenz f; Säure f; Tinte f</text:span></text:p>
        <text:p text:style-name="P6"><text:span text:style-name="T2">kašf </text:span><text:span text:style-name="T4">Entdeckung f</text:span></text:p>
        <text:p text:style-name="P3"><text:span text:style-name="T2">kaš</text:span><text:span text:style-name="T8">f</text:span><text:span text:style-name="T2"> kardan (kon) </text:span><text:span text:style-name="T4">entdecken;</text:span><text:span text:style-name="T2"> </text:span><text:span text:style-name="T4">herauszufinden</text:span></text:p>
        <text:p text:style-name="P6"><text:span text:style-name="T2">kollan </text:span><text:span text:style-name="T4">generell; völlig; gänzlich</text:span></text:p>
        <text:p text:style-name="P6"><text:span text:style-name="T2">lahze </text:span><text:span text:style-name="T4">Moment m</text:span></text:p>
        <text:p text:style-name="P1"><text:span text:style-name="T2">larzidan (larz) </text:span><text:span text:style-name="T4">zittern</text:span></text:p>
        <text:p text:style-name="P1"><text:span text:style-name="T2">Lātin </text:span><text:span text:style-name="T4">Latein n</text:span></text:p>
        <text:p text:style-name="P6"><text:span text:style-name="T2">logāritm </text:span><text:span text:style-name="T4">Logarithmus m</text:span></text:p>
        <text:p text:style-name="P6"><text:span text:style-name="T2">ma’danšenāsi </text:span><text:span text:style-name="T4">Mineralogie f</text:span></text:p>
        <text:p text:style-name="P6"><text:span text:style-name="T2">mafāhim </text:span><text:span text:style-name="T4">Konzepte pl</text:span></text:p>
        <text:p text:style-name="P6"><text:span text:style-name="T2">mahd </text:span><text:span text:style-name="T4">Wiege f</text:span></text:p>
        <text:p text:style-name="P6"><text:span text:style-name="T2">me’yār </text:span><text:span text:style-name="T4">Standard m; Kriterium n</text:span></text:p>
        <text:p text:style-name="P6"><text:span text:style-name="T2">montazer šodan (šav, šow) </text:span><text:span text:style-name="T4">warten;</text:span><text:span text:style-name="T2"> </text:span><text:span text:style-name="T4">abwarten</text:span></text:p>
        <text:p text:style-name="P6"><text:soft-page-break/><text:span text:style-name="T2">movāfe</text:span><text:span text:style-name="T8">q</text:span><text:span text:style-name="T2"> budan (hast; bāš) </text:span><text:span text:style-name="T4">zustimmen</text:span></text:p>
        <text:p text:style-name="P6"><text:span text:style-name="T2">movarrex </text:span><text:span text:style-name="T4">Historiker m</text:span></text:p>
        <text:p text:style-name="P1"><text:span text:style-name="T2">nāmidan (nām) </text:span><text:span text:style-name="T4">benennen; bezeichnen;</text:span><text:span text:style-name="T2"> </text:span><text:span text:style-name="T4">nennen</text:span></text:p>
        <text:p text:style-name="P1"><text:span text:style-name="T2">navābeq </text:span><text:span text:style-name="T4">Genies pl</text:span></text:p>
        <text:p text:style-name="P3"><text:span text:style-name="T2">negā</text:span><text:span text:style-name="T8">h</text:span><text:span text:style-name="T2"> kardan (kon) </text:span><text:span text:style-name="T4">sehen; ansehen;</text:span><text:span text:style-name="T2"> </text:span><text:span text:style-name="T4">anschauen; zuschauen</text:span></text:p>
        <text:p text:style-name="P6"><text:span text:style-name="T2">nerx </text:span><text:span text:style-name="T4">Rate f; Wechselkurs m</text:span></text:p>
        <text:p text:style-name="P6"><text:span text:style-name="T2">nesbat dādan (deh) </text:span><text:span text:style-name="T4">zuschreiben</text:span></text:p>
        <text:p text:style-name="P6"><text:span text:style-name="T2">nozul kardan (kon) </text:span><text:span text:style-name="T4">sinken</text:span></text:p>
        <text:p text:style-name="P6"><text:span text:style-name="T2">olum </text:span><text:span text:style-name="T4">Wissenschaften pl</text:span></text:p>
        <text:p text:style-name="P1"><text:span text:style-name="T2">pažuheš </text:span><text:span text:style-name="T4">Forschung f; Studium n;</text:span><text:span text:style-name="T2"> </text:span><text:span text:style-name="T4">Untersuchung f</text:span></text:p>
        <text:p text:style-name="P3"><text:span text:style-name="T2">pāyi</text:span><text:span text:style-name="T8">n</text:span><text:span text:style-name="T2"> āmadan (ā) </text:span><text:span text:style-name="T4">fallen; sinken;</text:span><text:span text:style-name="T2"> </text:span><text:span text:style-name="T4">herabkommen</text:span></text:p>
        <text:p text:style-name="P1"><text:span text:style-name="T2">pur </text:span><text:span text:style-name="T4">Sohn m</text:span></text:p>
        <text:p text:style-name="P6"><text:span text:style-name="T2">pušide </text:span><text:span text:style-name="T4">bedeckt; verdeckt; getragen</text:span></text:p>
        <text:p text:style-name="P6"><text:span text:style-name="T2">qavi </text:span><text:span text:style-name="T4">kräftig; stark</text:span></text:p>
        <text:p text:style-name="P6"><text:span text:style-name="T2">qeymat </text:span><text:span text:style-name="T4">Preis m; Wert m</text:span></text:p>
        <text:p text:style-name="P6"><text:span text:style-name="T2">Qorun e Vostā </text:span><text:span text:style-name="T4">Mittelalter n</text:span></text:p>
        <text:p text:style-name="P6"><text:span text:style-name="T2">qowl dādan (deh) </text:span><text:span text:style-name="T4">versprechen</text:span></text:p>
        <text:p text:style-name="P6"><text:span text:style-name="T2">rad šodan (šav, šow) </text:span><text:span text:style-name="T4">passieren;</text:span><text:span text:style-name="T2"> </text:span><text:span text:style-name="T4">durchfallen</text:span></text:p>
        <text:p text:style-name="P6"><text:span text:style-name="T2">resāle </text:span><text:span text:style-name="T4">Abhandlung f; Dissertation f</text:span></text:p>
        <text:p text:style-name="P6"><text:span text:style-name="T2">riyāzidān </text:span><text:span text:style-name="T4">Mathematiker m</text:span></text:p>
        <text:p text:style-name="P6"><text:span text:style-name="T2">riše </text:span><text:span text:style-name="T4">Wurzel f</text:span></text:p>
        <text:p text:style-name="P6"><text:span text:style-name="T2">robāiyāt </text:span><text:span text:style-name="T4">Vierzeiler pl</text:span></text:p>
        <text:p text:style-name="P6"><text:span text:style-name="T2">sāde </text:span><text:span text:style-name="T4">einfach</text:span></text:p>
        <text:p text:style-name="P3"><text:span text:style-name="T2">šān</text:span><text:span text:style-name="T8">s</text:span><text:span text:style-name="T2"> āvardan (āvar) </text:span><text:span text:style-name="T4">Glück haben</text:span></text:p>
        <text:p text:style-name="P1"><text:span text:style-name="T2">šāxe </text:span><text:span text:style-name="T4">Ast m; Zweig m</text:span></text:p>
        <text:p text:style-name="P3"><text:span text:style-name="T2">šerka</text:span><text:span text:style-name="T8">t</text:span><text:span text:style-name="T2"> kardan (kon) </text:span><text:span text:style-name="T4">teilnehmen; sich</text:span><text:span text:style-name="T2"> </text:span><text:span text:style-name="T4">beteiligen</text:span></text:p>
        <text:p text:style-name="P1"><text:span text:style-name="T2">setārešenās </text:span><text:span text:style-name="T4">Astronom m</text:span></text:p>
        <text:p text:style-name="P1"><text:span text:style-name="T2">šimidān </text:span><text:span text:style-name="T4">Chemiker m</text:span></text:p>
        <text:p text:style-name="P1"><text:span text:style-name="T2">šoluq </text:span><text:span text:style-name="T4">überfüllt; laut; belebt</text:span></text:p>
        <text:p text:style-name="P6"><text:span text:style-name="T2">ta’li</text:span><text:span text:style-name="T8">f</text:span><text:span text:style-name="T2"> kardan (kon) </text:span><text:span text:style-name="T4">verfassen; schreiben</text:span></text:p>
        <text:p text:style-name="P6"><text:span text:style-name="T2">tabdil kardan (kon) </text:span><text:span text:style-name="T4">wechseln;</text:span><text:span text:style-name="T2"> </text:span><text:span text:style-name="T4">Transformation</text:span></text:p>
        <text:p text:style-name="P6"><text:span text:style-name="T2">talaffoz </text:span><text:span text:style-name="T4">Aussprache f</text:span></text:p>
        <text:p text:style-name="P6"><text:span text:style-name="T2">taqvim </text:span><text:span text:style-name="T4">Kalender m</text:span></text:p>
        <text:p text:style-name="P3"><text:span text:style-name="T2">taraqq</text:span><text:span text:style-name="T8">i</text:span><text:span text:style-name="T2"> kardan (kon) </text:span><text:span text:style-name="T4">aufsteigen;</text:span><text:span text:style-name="T2"> </text:span><text:span text:style-name="T4">fortschreiten</text:span></text:p>
        <text:p text:style-name="P3"><text:span text:style-name="T2">xadamāt‐</text:span><text:span text:style-name="T8">e</text:span><text:span text:style-name="T2"> arzi </text:span><text:span text:style-name="T4">Wechselbüro</text:span><text:span text:style-name="T2"> </text:span><text:span text:style-name="T4">Serviceleistungen</text:span></text:p>
        <text:p text:style-name="P6"><text:span text:style-name="T2">xalvat </text:span><text:span text:style-name="T4">leer; menschenleer; verlassen</text:span></text:p>
        <text:p text:style-name="P6"><text:span text:style-name="T2">yax zadan (zan) </text:span><text:span text:style-name="T4">gefroren sein</text:span></text:p>
        <text:p text:style-name="P1"><text:span text:style-name="T2">zaif </text:span><text:span text:style-name="T4">schwach</text:span></text:p>
        <text:p text:style-name="P1"><text:span text:style-name="T2">zamine </text:span><text:span text:style-name="T4">Thema n; Hintergrund m; Kon‐</text:span><text:span text:style-name="T2"> </text:span><text:span text:style-name="T4">text m</text:span></text:p>
        <text:p text:style-name="P5"><text:span text:style-name="T1">Dars-e</text:span> 21</text:p>
        <text:p text:style-name="P6"><text:span text:style-name="T2">āheste </text:span><text:span text:style-name="T4">leise; langsam</text:span></text:p>
        <text:p text:style-name="P6"><text:span text:style-name="T2">āref </text:span><text:span text:style-name="T4">Mystiker m</text:span></text:p>
        <text:p text:style-name="P6"><text:span text:style-name="T2">ārefāne </text:span><text:span text:style-name="T4">mystisch</text:span></text:p>
        <text:p text:style-name="P6"><text:span text:style-name="T2">aš’ār </text:span><text:span text:style-name="T4">Gedichte pl</text:span></text:p>
        <text:p text:style-name="P1"><text:span text:style-name="T2">axlāqi </text:span><text:span text:style-name="T4">moralisch; ethisch</text:span></text:p>
        <text:p text:style-name="P6"><text:span text:style-name="T2">ayādat </text:span><text:span text:style-name="T4">Besuch m; Krankenbesuch m</text:span></text:p>
        <text:p text:style-name="P6"><text:span text:style-name="T2">bad āmadan (ā) </text:span><text:span text:style-name="T4">Abneigung haben; nicht</text:span><text:span text:style-name="T2"> </text:span><text:span text:style-name="T4">mögen</text:span></text:p>
        <text:p text:style-name="P6"><text:span text:style-name="T2">bašariyat </text:span><text:span text:style-name="T4">Menschheit f</text:span></text:p>
        <text:p text:style-name="P6"><text:span text:style-name="T2">bedunetavaqqof </text:span><text:span text:style-name="T4">pausenlos; direkt</text:span></text:p>
        <text:p text:style-name="P6"><text:span text:style-name="T2">be jor’at </text:span><text:span text:style-name="T4">gweiss; sicher</text:span></text:p>
        <text:p text:style-name="P6"><text:span text:style-name="T2">bel’axare </text:span><text:span text:style-name="T4">schließlich</text:span></text:p>
        <text:p text:style-name="P6"><text:span text:style-name="T2">belit‐e raft </text:span><text:span text:style-name="T4">Hinflugticket n</text:span></text:p>
        <text:p text:style-name="P6"><text:span text:style-name="T2">bibarnāmegi </text:span><text:span text:style-name="T4">Unordnung f;</text:span><text:span text:style-name="T2"> </text:span><text:span text:style-name="T4">Durcheinander n</text:span></text:p>
        <text:p text:style-name="P1"><text:span text:style-name="T2">bustān </text:span><text:span text:style-name="T4">Garten m</text:span></text:p>
        <text:p text:style-name="P1"><text:span text:style-name="T2">cāre </text:span><text:span text:style-name="T4">Abhilfe f; Alternative f</text:span></text:p>
        <text:p text:style-name="P3"><text:span text:style-name="T2">da</text:span><text:span text:style-name="T8">r</text:span><text:span text:style-name="T2"> dastres budan (hast, bāš) </text:span><text:span text:style-name="T4">zur</text:span><text:span text:style-name="T2"> </text:span><text:span text:style-name="T4">Verfügung stehen</text:span></text:p>
        <text:p text:style-name="P6"><text:soft-page-break/><text:span text:style-name="T2">da’va</text:span><text:span text:style-name="T8">t</text:span><text:span text:style-name="T2"> kardan (kon) </text:span><text:span text:style-name="T4">einladen</text:span></text:p>
        <text:p text:style-name="P6"><text:span text:style-name="T2">dirine </text:span><text:span text:style-name="T4">alt; antik</text:span></text:p>
        <text:p text:style-name="P6"><text:span text:style-name="T2">divān </text:span><text:span text:style-name="T4">Gedichtsammlung f</text:span></text:p>
        <text:p text:style-name="P6"><text:span text:style-name="T2">divānegi </text:span><text:span text:style-name="T4">Wahnsinn m</text:span></text:p>
        <text:p text:style-name="P6"><text:span text:style-name="T2">ensāndusti </text:span><text:span text:style-name="T4">humanitär</text:span></text:p>
        <text:p text:style-name="P6"><text:span text:style-name="T2">ettefāq </text:span><text:span text:style-name="T4">Ereignis n; Vorfall m; Zufall m</text:span></text:p>
        <text:p text:style-name="P6"><text:span text:style-name="T2">farāmuš šodan (šav, šow) </text:span><text:span text:style-name="T4">vergessen</text:span><text:span text:style-name="T2"> </text:span><text:span text:style-name="T4">werden</text:span></text:p>
        <text:p text:style-name="P6"><text:span text:style-name="T2">farāmuškār </text:span><text:span text:style-name="T4">vergesslich</text:span></text:p>
        <text:p text:style-name="P6"><text:span text:style-name="T2">farāmuškāri </text:span><text:span text:style-name="T4">Vergesslichkeit f</text:span></text:p>
        <text:p text:style-name="P6"><text:span text:style-name="T2">fowran </text:span><text:span text:style-name="T4">sofort; unverzüglich</text:span></text:p>
        <text:p text:style-name="P6"><text:span text:style-name="T2">gar</text:span><text:span text:style-name="T8">m</text:span><text:span text:style-name="T2"> šodan (šav, šow) </text:span><text:span text:style-name="T4">warm werden</text:span></text:p>
        <text:p text:style-name="P6"><text:span text:style-name="T2">gerye gereftan (gir) </text:span><text:span text:style-name="T4">in Tränen</text:span><text:span text:style-name="T2"> </text:span><text:span text:style-name="T4">ausbrechen</text:span></text:p>
        <text:p text:style-name="P6"><text:span text:style-name="T2">golestān </text:span><text:span text:style-name="T4">Rosengarten m</text:span></text:p>
        <text:p text:style-name="P6"><text:span text:style-name="T2">hassās </text:span><text:span text:style-name="T4">empfindlich; sensibel</text:span></text:p>
        <text:p text:style-name="P1"><text:span text:style-name="T2">hekāyat </text:span><text:span text:style-name="T4">Anekdote f; Erzählung f;</text:span><text:span text:style-name="T2"> </text:span><text:span text:style-name="T4">Geschichte f</text:span></text:p>
        <text:p text:style-name="P6"><text:span text:style-name="T2">howlhowlaki </text:span><text:span text:style-name="T4">Hals über Kopf; hastig</text:span></text:p>
        <text:p text:style-name="P6"><text:span text:style-name="T2">jāduyi </text:span><text:span text:style-name="T4">magisch; zauberhaft</text:span></text:p>
        <text:p text:style-name="P6"><text:span text:style-name="T2">jahl </text:span><text:span text:style-name="T4">Unwissenheit f</text:span></text:p>
        <text:p text:style-name="P6"><text:span text:style-name="T2">jam’an </text:span><text:span text:style-name="T4">insgesamt</text:span></text:p>
        <text:p text:style-name="P6"><text:span text:style-name="T2">javāni </text:span><text:span text:style-name="T4">Jugend f</text:span></text:p>
        <text:p text:style-name="P6"><text:span text:style-name="T2">jok </text:span><text:span text:style-name="T4">Witz m</text:span></text:p>
        <text:p text:style-name="P6"><text:span text:style-name="T2">ma’navi </text:span><text:span text:style-name="T4">spirituell; moralisch</text:span></text:p>
        <text:p text:style-name="P6"><text:span text:style-name="T2">mahbub </text:span><text:span text:style-name="T4">beliebt; populär</text:span></text:p>
        <text:p text:style-name="P6"><text:span text:style-name="T2">maqām </text:span><text:span text:style-name="T4">Amt n; Rang m; Stellung f</text:span></text:p>
        <text:p text:style-name="P6"><text:span text:style-name="T2">meh </text:span><text:span text:style-name="T4">Dunst m; Nebel m</text:span></text:p>
        <text:p text:style-name="P1"><text:span text:style-name="T2">nāgahān </text:span><text:span text:style-name="T4">auf einmal; plötzlich;</text:span><text:span text:style-name="T2"> </text:span><text:span text:style-name="T4">unerwartet</text:span></text:p>
        <text:p text:style-name="P6"><text:span text:style-name="T2">nahādan (nah, neh) </text:span><text:span text:style-name="T4">stellen; legen;</text:span><text:span text:style-name="T2"> </text:span><text:span text:style-name="T4">setzen</text:span></text:p>
        <text:p text:style-name="P6"><text:span text:style-name="T2">nazar </text:span><text:span text:style-name="T4">Ansicht f; Meinung f</text:span></text:p>
        <text:p text:style-name="P6"><text:span text:style-name="T2">nešāndan (nešān) </text:span><text:span text:style-name="T4">setzen</text:span></text:p>
        <text:p text:style-name="P6"><text:span text:style-name="T2">noqte </text:span><text:span text:style-name="T4">Punkt m</text:span></text:p>
        <text:p text:style-name="P6"><text:span text:style-name="T2">panjšanbešab </text:span><text:span text:style-name="T4">Donnerstag Nacht</text:span></text:p>
        <text:p text:style-name="P6"><text:span text:style-name="T2">parvāz‐e xāreji </text:span><text:span text:style-name="T4">Auslandsflug m;</text:span><text:span text:style-name="T2"> </text:span><text:span text:style-name="T4">internationaler Flug</text:span></text:p>
        <text:p text:style-name="P1"><text:span text:style-name="T2">pišāmad </text:span><text:span text:style-name="T4">Vorfall m; Zwischenfall m;</text:span><text:span text:style-name="T2"> </text:span><text:span text:style-name="T4">Ereignis n</text:span></text:p>
        <text:p text:style-name="P6"><text:span text:style-name="T2">porkār </text:span><text:span text:style-name="T4">fleißig</text:span></text:p>
        <text:p text:style-name="P6"><text:span text:style-name="T2">pormājarā </text:span><text:span text:style-name="T4">abenteuerlich</text:span></text:p>
        <text:p text:style-name="P6"><text:span text:style-name="T2">qazal </text:span><text:span text:style-name="T4">Sonett n; lyrisches Gedicht</text:span></text:p>
        <text:p text:style-name="P6"><text:span text:style-name="T2">raftobargašt </text:span><text:span text:style-name="T4">hin und zurück</text:span></text:p>
        <text:p text:style-name="P6"><text:span text:style-name="T2">rānandegi kardan (kon) </text:span><text:span text:style-name="T4">fahren</text:span></text:p>
        <text:p text:style-name="P6"><text:span text:style-name="T2">riyākāri </text:span><text:span text:style-name="T4">Falschheit f; Heuchelei f</text:span></text:p>
        <text:p text:style-name="P3"><text:span text:style-name="T2">ro</text:span><text:span text:style-name="T8">x</text:span><text:span text:style-name="T2"> dādan (deh) </text:span><text:span text:style-name="T4">geschehen; passieren;</text:span><text:span text:style-name="T2"> </text:span><text:span text:style-name="T4">auftreten</text:span></text:p>
        <text:p text:style-name="P6"><text:span text:style-name="T2">Rum </text:span><text:span text:style-name="T4">Rom</text:span></text:p>
        <text:p text:style-name="P6"><text:span text:style-name="T2">sābeq </text:span><text:span text:style-name="T4">ehemalig</text:span></text:p>
        <text:p text:style-name="P6"><text:span text:style-name="T2">sar</text:span><text:span text:style-name="T8">d</text:span><text:span text:style-name="T2"> šodan (šav, šow) </text:span><text:span text:style-name="T4">kalt werden</text:span></text:p>
        <text:p text:style-name="P6"><text:span text:style-name="T2">setiz </text:span><text:span text:style-name="T4">Streit m; Kampf m</text:span></text:p>
        <text:p text:style-name="P6"><text:span text:style-name="T2">šifte </text:span><text:span text:style-name="T4">fasziniert</text:span></text:p>
        <text:p text:style-name="P6"><text:span text:style-name="T2">soxan </text:span><text:span text:style-name="T4">Rede f; Wort n</text:span></text:p>
        <text:p text:style-name="P6"><text:span text:style-name="T2">t</text:span><text:span text:style-name="T8">ā</text:span><text:span text:style-name="T2"> konun </text:span><text:span text:style-name="T4">bis jetzt; bisher; je; jemals</text:span></text:p>
        <text:p text:style-name="P6"><text:span text:style-name="T2">taassob </text:span><text:span text:style-name="T4">Dogma n; Fanatismus m</text:span></text:p>
        <text:p text:style-name="P6"><text:span text:style-name="T2">talāš </text:span><text:span text:style-name="T4">Anstrengung f; Bemühung f</text:span></text:p>
        <text:p text:style-name="P6"><text:span text:style-name="T2">tamannā </text:span><text:span text:style-name="T4">Bitte f; Wunsch m</text:span></text:p>
        <text:p text:style-name="P6"><text:span text:style-name="T2">tarsnāk </text:span><text:span text:style-name="T4">erschreckend; furchtbar</text:span></text:p>
        <text:p text:style-name="P6"><text:span text:style-name="T2">tavaqqof </text:span><text:span text:style-name="T4">Halt m; Aufenthalt m</text:span></text:p>
        <text:p text:style-name="P6"><text:span text:style-name="T2">tond </text:span><text:span text:style-name="T4">schnell; scharf</text:span></text:p>
        <text:p text:style-name="P6"><text:span text:style-name="T2">xā</text:span><text:span text:style-name="T8">b</text:span><text:span text:style-name="T2"> bordan (bar) </text:span><text:span text:style-name="T4">einschlafen</text:span></text:p>
        <text:p text:style-name="P6"><text:span text:style-name="T2">xāheš </text:span><text:span text:style-name="T4">Bitte f; Wunsch m</text:span></text:p>
        <text:p text:style-name="P3"><text:span text:style-name="T2">xand</text:span><text:span text:style-name="T8">e</text:span><text:span text:style-name="T2"> gereftan (gir) </text:span><text:span text:style-name="T4">in Gelächter</text:span><text:span text:style-name="T2"> </text:span><text:span text:style-name="T4">ausbrechen</text:span></text:p>
        <text:p text:style-name="P6"><text:soft-page-break/><text:span text:style-name="T2">xandidan (xand) </text:span><text:span text:style-name="T4">lachen</text:span></text:p>
        <text:p text:style-name="P6"><text:span text:style-name="T2">xorāndan (xorān) </text:span><text:span text:style-name="T4">füttern</text:span></text:p>
        <text:p text:style-name="P6"><text:span text:style-name="T2">xordsāli </text:span><text:span text:style-name="T4">Kindheit f; Kindesalter n</text:span></text:p>
        <text:p text:style-name="P3"><text:span text:style-name="T2">xo</text:span><text:span text:style-name="T8">š</text:span><text:span text:style-name="T2"> āmadan (ā) </text:span><text:span text:style-name="T4">willkommen heißen;</text:span><text:span text:style-name="T2"> </text:span><text:span text:style-name="T4">mögen</text:span></text:p>
        <text:p text:style-name="P6"><text:span text:style-name="T2">yā</text:span><text:span text:style-name="T8">d</text:span><text:span text:style-name="T2"> āmadan (ā) </text:span><text:span text:style-name="T4">sich erinnern</text:span></text:p>
        <text:p text:style-name="P6"><text:span text:style-name="T2">yād oftādan (oft) </text:span><text:span text:style-name="T4">sich erinnern</text:span></text:p>
        <text:p text:style-name="P6"><text:span text:style-name="T2">yād raftan (rav, row) </text:span><text:span text:style-name="T4">vergessen</text:span></text:p>
        <text:p text:style-name="P6"><text:span text:style-name="T2">yavāš </text:span><text:span text:style-name="T4">langsam</text:span></text:p>
        <text:p text:style-name="P1"><text:span text:style-name="T2">yekdaf’e </text:span><text:span text:style-name="T4">auf einmal; plötzlich;</text:span><text:span text:style-name="T2"> </text:span><text:span text:style-name="T4">unerwartet</text:span></text:p>
        <text:p text:style-name="P6"><text:span text:style-name="T2">zarbe </text:span><text:span text:style-name="T4">Schlag m; Stoß m</text:span></text:p>
        <text:p text:style-name="P6"><text:span text:style-name="T2">zarbolmasal </text:span><text:span text:style-name="T4">Sprichwort n</text:span></text:p>
        <text:p text:style-name="P5"><text:span text:style-name="T1">Dars-e</text:span> 22</text:p>
        <text:p text:style-name="P6"><text:span text:style-name="T2">abri </text:span><text:span text:style-name="T4">bewölkt; wolkig</text:span></text:p>
        <text:p text:style-name="P6"><text:span text:style-name="T2">āftābi </text:span><text:span text:style-name="T4">sonnig</text:span></text:p>
        <text:p text:style-name="P1"><text:span text:style-name="T2">amudi </text:span><text:span text:style-name="T4">senkrecht; vertikal</text:span></text:p>
        <text:p text:style-name="P3"><text:span text:style-name="T2">āmuze</text:span><text:span text:style-name="T8">š</text:span><text:span text:style-name="T2"> didan (bin) </text:span><text:span text:style-name="T4">ausgebildet werden</text:span></text:p>
        <text:p text:style-name="P6"><text:span text:style-name="T2">ārez</text:span><text:span text:style-name="T8">u</text:span><text:span text:style-name="T2"> kardan (kon) </text:span><text:span text:style-name="T4">wünschen</text:span></text:p>
        <text:p text:style-name="P6"><text:span text:style-name="T2">asbsavāri </text:span><text:span text:style-name="T4">Reiten n</text:span></text:p>
        <text:p text:style-name="P6"><text:span text:style-name="T2">āsiyāyi </text:span><text:span text:style-name="T4">asiatisch</text:span></text:p>
        <text:p text:style-name="P6"><text:span text:style-name="T2">axlāq </text:span><text:span text:style-name="T4">Moral f</text:span></text:p>
        <text:p text:style-name="P6"><text:span text:style-name="T2">bānovān </text:span><text:span text:style-name="T4">Damen pl</text:span></text:p>
        <text:p text:style-name="P9"><text:span text:style-name="T2">ba</text:span><text:span text:style-name="T8">r</text:span><text:span text:style-name="T2"> gardāndan (gardān) </text:span><text:span text:style-name="T4">umdrehen;</text:span><text:span text:style-name="T2"> </text:span><text:span text:style-name="T4">zurückgeben; übersetzen</text:span></text:p>
        <text:p text:style-name="P9"><text:span text:style-name="T2">basketbāl </text:span><text:span text:style-name="T4">Basketball m</text:span></text:p>
        <text:p text:style-name="P6"><text:span text:style-name="T2">b</text:span><text:span text:style-name="T8">e</text:span><text:span text:style-name="T2"> onvān‐e </text:span><text:span text:style-name="T4">für; als</text:span></text:p>
        <text:p text:style-name="P6"><text:span text:style-name="T2">beynolmelali </text:span><text:span text:style-name="T4">international</text:span></text:p>
        <text:p text:style-name="P6"><text:span text:style-name="T2">b</text:span><text:span text:style-name="T8">e</text:span><text:span text:style-name="T2"> zudi </text:span><text:span text:style-name="T4">bald; demnächst; in Kürze</text:span></text:p>
        <text:p text:style-name="P6"><text:span text:style-name="T2">cowgān </text:span><text:span text:style-name="T4">Polo n</text:span></text:p>
        <text:p text:style-name="P6"><text:span text:style-name="T2">damā </text:span><text:span text:style-name="T4">Temperatur f</text:span></text:p>
        <text:p text:style-name="P6"><text:span text:style-name="T2">dar atrāf‐e </text:span><text:span text:style-name="T4">rund um</text:span></text:p>
        <text:p text:style-name="P6"><text:span text:style-name="T2">daraje‐y</text:span><text:span text:style-name="T8">e</text:span><text:span text:style-name="T2"> sāntigerād </text:span><text:span text:style-name="T4">Grad Celsius</text:span></text:p>
        <text:p text:style-name="P6"><text:span text:style-name="T2">dārande </text:span><text:span text:style-name="T4">Besitzer(in f) m; Inhaber(in f) m</text:span></text:p>
        <text:p text:style-name="P6"><text:span text:style-name="T2">dastgir kardan (kon) </text:span><text:span text:style-name="T4">verhaften;</text:span><text:span text:style-name="T2"> </text:span><text:span text:style-name="T4">festnehmen</text:span></text:p>
        <text:p text:style-name="P6"><text:span text:style-name="T2">das</text:span><text:span text:style-name="T8">t</text:span><text:span text:style-name="T2"> yāftan (yāb) </text:span><text:span text:style-name="T4">erreichen</text:span></text:p>
        <text:p text:style-name="P6"><text:span text:style-name="T2">dastgiri </text:span><text:span text:style-name="T4">Festnahme f; Verhaftung f</text:span></text:p>
        <text:p text:style-name="P6"><text:span text:style-name="T2">doktorā </text:span><text:span text:style-name="T4">Promotion f</text:span></text:p>
        <text:p text:style-name="P6"><text:span text:style-name="T2">dosevvom </text:span><text:span text:style-name="T4">zweidrittel</text:span></text:p>
        <text:p text:style-name="P6"><text:span text:style-name="T2">došman </text:span><text:span text:style-name="T4">Feind m</text:span></text:p>
        <text:p text:style-name="P6"><text:span text:style-name="T2">dozdi </text:span><text:span text:style-name="T4">Diebstahl m; Einbruch m; Raub m</text:span></text:p>
        <text:p text:style-name="P6"><text:span text:style-name="T2">elekteriki </text:span><text:span text:style-name="T4">elektrisch</text:span></text:p>
        <text:p text:style-name="P1"><text:span text:style-name="T2">emkānāt </text:span><text:span text:style-name="T4">Möglichkeiten pl;</text:span><text:span text:style-name="T2"> </text:span><text:span text:style-name="T4">Ausstattungen pl</text:span></text:p>
        <text:p text:style-name="P3"><text:span text:style-name="T2">farāha</text:span><text:span text:style-name="T8">m</text:span><text:span text:style-name="T2"> kardan (kon) </text:span><text:span text:style-name="T4">beschaffen;</text:span><text:span text:style-name="T2"> </text:span><text:span text:style-name="T4">besorgen</text:span></text:p>
        <text:p text:style-name="P6"><text:span text:style-name="T2">futsāl </text:span><text:span text:style-name="T4">Hallenfußball m</text:span></text:p>
        <text:p text:style-name="P6"><text:span text:style-name="T2">gerāmi </text:span><text:span text:style-name="T4">verehrt</text:span></text:p>
        <text:p text:style-name="P1"><text:span text:style-name="T2">geyt </text:span><text:span text:style-name="T4">Gate n</text:span></text:p>
        <text:p text:style-name="P1"><text:span text:style-name="T2">golzani </text:span><text:span text:style-name="T4">Tore Schießen</text:span></text:p>
        <text:p text:style-name="P6"><text:span text:style-name="T2">hālat </text:span><text:span text:style-name="T4">Zustand m; Position f; Art f</text:span></text:p>
        <text:p text:style-name="P6"><text:span text:style-name="T2">hamaknun </text:span><text:span text:style-name="T4">jetzt; nun</text:span></text:p>
        <text:p text:style-name="P6"><text:span text:style-name="T2">imeni </text:span><text:span text:style-name="T4">Sicherheit f</text:span></text:p>
        <text:p text:style-name="P6"><text:span text:style-name="T2">jahānpahlevān </text:span><text:span text:style-name="T4">Weltmeister m</text:span></text:p>
        <text:p text:style-name="P6"><text:span text:style-name="T2">jām‐e jahāni </text:span><text:span text:style-name="T4">Weltmeisterschaft f</text:span></text:p>
        <text:p text:style-name="P6"><text:span text:style-name="T2">jāsus </text:span><text:span text:style-name="T4">Spion m</text:span></text:p>
        <text:p text:style-name="P1"><text:span text:style-name="T2">javānmard </text:span><text:span text:style-name="T4">edelmütig; großherzig;</text:span><text:span text:style-name="T2"> </text:span><text:span text:style-name="T4">ritterlich</text:span></text:p>
        <text:p text:style-name="P3"><text:span text:style-name="T2">kamarband‐</text:span><text:span text:style-name="T8">e</text:span><text:span text:style-name="T2"> imeni </text:span><text:span text:style-name="T4">Anschnallgurt m;</text:span><text:span text:style-name="T2"> </text:span><text:span text:style-name="T4">Sicherheitsgurt m</text:span></text:p>
        <text:p text:style-name="P6"><text:span text:style-name="T2">kārt‐</text:span><text:span text:style-name="T8">e</text:span><text:span text:style-name="T2"> parvāz </text:span><text:span text:style-name="T4">Bordkarte f</text:span></text:p>
        <text:p text:style-name="P6"><text:span text:style-name="T2">koštan (koš) </text:span><text:span text:style-name="T4">töten</text:span></text:p>
        <text:p text:style-name="P6"><text:span text:style-name="T2">košti </text:span><text:span text:style-name="T4">Ringen n; Ringkampf m</text:span></text:p>
        <text:p text:style-name="P6"><text:soft-page-break/><text:span text:style-name="T2">kuhestāni </text:span><text:span text:style-name="T4">gebirgig</text:span></text:p>
        <text:p text:style-name="P1"><text:span text:style-name="T2">lavāzem </text:span><text:span text:style-name="T4">Artikel pl; Ausrüstungen pl;</text:span><text:span text:style-name="T2"> </text:span><text:span text:style-name="T4">Zubehör n; Sachen pl</text:span></text:p>
        <text:p text:style-name="P6"><text:span text:style-name="T2">mahalle </text:span><text:span text:style-name="T4">Bezirk m; Stadtteil m</text:span></text:p>
        <text:p text:style-name="P6"><text:span text:style-name="T2">matlab </text:span><text:span text:style-name="T4">Thema n</text:span></text:p>
        <text:p text:style-name="P6"><text:span text:style-name="T2">moāmele </text:span><text:span text:style-name="T4">Geschäft n; Transaktion f</text:span></text:p>
        <text:p text:style-name="P6"><text:span text:style-name="T2">mosābeqāt </text:span><text:span text:style-name="T4">Wettbewerbe pl; Spiele pl</text:span></text:p>
        <text:p text:style-name="P6"><text:span text:style-name="T2">mosāfer </text:span><text:span text:style-name="T4">Passagier m; Reisende f/m</text:span></text:p>
        <text:p text:style-name="P6"><text:span text:style-name="T2">motesaddi </text:span><text:span text:style-name="T4">Sachbearbeiter m</text:span></text:p>
        <text:p text:style-name="P6"><text:span text:style-name="T2">movaffaqiyat </text:span><text:span text:style-name="T4">Erfolg m</text:span></text:p>
        <text:p text:style-name="P1"><text:span text:style-name="T2">mowzu’ </text:span><text:span text:style-name="T4">Thema n; Gegenstand m;</text:span><text:span text:style-name="T2"> </text:span><text:span text:style-name="T4">Thematik f</text:span></text:p>
        <text:p text:style-name="P1"><text:span text:style-name="T2">namāyeš </text:span><text:span text:style-name="T4">Aufführung f; Demonstration f;</text:span><text:span text:style-name="T2"> </text:span><text:span text:style-name="T4">Schauspiel n</text:span></text:p>
        <text:p text:style-name="P6"><text:span text:style-name="T2">otomobilrāni </text:span><text:span text:style-name="T4">Autorennsport m</text:span></text:p>
        <text:p text:style-name="P6"><text:span text:style-name="T2">pahlevān </text:span><text:span text:style-name="T4">Champion m</text:span></text:p>
        <text:p text:style-name="P6"><text:span text:style-name="T2">poštesar </text:span><text:span text:style-name="T4">hinter</text:span></text:p>
        <text:p text:style-name="P3"><text:span text:style-name="T2">poštesa</text:span><text:span text:style-name="T8">r</text:span><text:span text:style-name="T2"> gozāštan (gozār) </text:span><text:span text:style-name="T4">hinter sich</text:span><text:span text:style-name="T2"> </text:span><text:span text:style-name="T4">lassen</text:span></text:p>
        <text:p text:style-name="P6"><text:span text:style-name="T2">qahremān </text:span><text:span text:style-name="T4">Champion m; Held(in f) m</text:span></text:p>
        <text:p text:style-name="P6"><text:span text:style-name="T2">qahremāni </text:span><text:span text:style-name="T4">Meisterschaft f; Heldentum</text:span><text:span text:style-name="T2"> </text:span><text:span text:style-name="T4">n</text:span></text:p>
        <text:p text:style-name="P6"><text:span text:style-name="T2">qeyrenezāmi </text:span><text:span text:style-name="T4">zivil; Zivilist(in f) m</text:span></text:p>
        <text:p text:style-name="P6"><text:span text:style-name="T2">rābete </text:span><text:span text:style-name="T4">Beziehung f; Verbindung f</text:span></text:p>
        <text:p text:style-name="P6"><text:span text:style-name="T2">rāh yāftan (yāb) </text:span><text:span text:style-name="T4">erreichen</text:span></text:p>
        <text:p text:style-name="P6"><text:span text:style-name="T2">rahgozar </text:span><text:span text:style-name="T4">Passant(in f) m</text:span></text:p>
        <text:p text:style-name="P6"><text:span text:style-name="T2">raqib </text:span><text:span text:style-name="T4">Konkurrent m</text:span></text:p>
        <text:p text:style-name="P6"><text:span text:style-name="T2">rekord </text:span><text:span text:style-name="T4">Rekord m</text:span></text:p>
        <text:p text:style-name="P1"><text:span text:style-name="T2">robudan (robā) </text:span><text:span text:style-name="T4">entführen; rauben;</text:span><text:span text:style-name="T2"> </text:span><text:span text:style-name="T4">stehlen</text:span></text:p>
        <text:p text:style-name="P6"><text:span text:style-name="T2">sākdasti </text:span><text:span text:style-name="T4">Handgepäck n</text:span></text:p>
        <text:p text:style-name="P6"><text:span text:style-name="T2">sanginvazn </text:span><text:span text:style-name="T4">Schwergewicht n;</text:span><text:span text:style-name="T2"> </text:span><text:span text:style-name="T4">schwergewichtig</text:span></text:p>
        <text:p text:style-name="P6"><text:span text:style-name="T2">sarmehmāndār </text:span><text:span text:style-name="T4">leitende Stewardess</text:span></text:p>
        <text:p text:style-name="P6"><text:span text:style-name="T2">saxrenavardi </text:span><text:span text:style-name="T4">Felsklettern n</text:span></text:p>
        <text:p text:style-name="P1"><text:span text:style-name="T2">sefr </text:span><text:span text:style-name="T4">null</text:span></text:p>
        <text:p text:style-name="P6"><text:span text:style-name="T2">šerkat </text:span><text:span text:style-name="T4">Firma f; Teilnahme f</text:span></text:p>
        <text:p text:style-name="P6"><text:span text:style-name="T2">sud </text:span><text:span text:style-name="T4">Gewinn m; Profit m; Zins m</text:span></text:p>
        <text:p text:style-name="P6"><text:span text:style-name="T2">sura</text:span><text:span text:style-name="T8">t</text:span><text:span text:style-name="T2"> gereftan (gir) </text:span><text:span text:style-name="T4">stattfinden; erfolgen</text:span></text:p>
        <text:p text:style-name="P6"><text:span text:style-name="T2">tark kardan (kon) </text:span><text:span text:style-name="T4">verlassen</text:span></text:p>
        <text:p text:style-name="P6"><text:span text:style-name="T2">tavajjoh </text:span><text:span text:style-name="T4">Aufmerksamkeit f; Achtung f</text:span></text:p>
        <text:p text:style-name="P6"><text:span text:style-name="T2">tavassot‐e </text:span><text:span text:style-name="T4">durch; von</text:span></text:p>
        <text:p text:style-name="P6"><text:span text:style-name="T2">te’dād </text:span><text:span text:style-name="T4">Anzahl f</text:span></text:p>
        <text:p text:style-name="P6"><text:span text:style-name="T2">tebq‐e </text:span><text:span text:style-name="T4">gemäß; nach</text:span></text:p>
        <text:p text:style-name="P1"><text:span text:style-name="T2">tim </text:span><text:span text:style-name="T4">Mannschaft f; Team n</text:span></text:p>
        <text:p text:style-name="P6"><text:span text:style-name="T2">tirandāzi </text:span><text:span text:style-name="T4">Bogenschießen; Schießerei f</text:span></text:p>
        <text:p text:style-name="P6"><text:span text:style-name="T2">vālibāl </text:span><text:span text:style-name="T4">Volleyball m</text:span></text:p>
        <text:p text:style-name="P6"><text:span text:style-name="T2">varzeš‐</text:span><text:span text:style-name="T8">e</text:span><text:span text:style-name="T2"> razmi </text:span><text:span text:style-name="T4">Kampfsport m</text:span></text:p>
        <text:p text:style-name="P6"><text:span text:style-name="T2">vaznebardāri </text:span><text:span text:style-name="T4">Gewichtheben n</text:span></text:p>
        <text:p text:style-name="P6"><text:span text:style-name="T2">vojud </text:span><text:span text:style-name="T4">Existenz f</text:span></text:p>
        <text:p text:style-name="P6"><text:span text:style-name="T2">xodrow </text:span><text:span text:style-name="T4">Auto n; Fahrzeug n</text:span></text:p>
        <text:p text:style-name="P6"><text:span text:style-name="T2">xošāmad goftan (gu) </text:span><text:span text:style-name="T4">willkommen</text:span><text:span text:style-name="T2"> </text:span><text:span text:style-name="T4">heißen</text:span></text:p>
        <text:p text:style-name="P1"><text:span text:style-name="T2">zarar </text:span><text:span text:style-name="T4">Verlust m; Nachteil m</text:span></text:p>
        <text:p text:style-name="P5"><text:span text:style-name="T1">Dars-e</text:span> 23</text:p>
        <text:p text:style-name="P1"><text:span text:style-name="T2">āhanin </text:span><text:span text:style-name="T4">eisern</text:span></text:p>
        <text:p text:style-name="P1"><text:span text:style-name="T2">āmuxtan (āmuzeš) </text:span><text:span text:style-name="T4">lernen; lehren</text:span></text:p>
        <text:p text:style-name="P6"><text:span text:style-name="T2">āni </text:span><text:span text:style-name="T4">augenblicklich</text:span></text:p>
        <text:p text:style-name="P6"><text:span text:style-name="T2">ārezu </text:span><text:span text:style-name="T4">Wunsch m</text:span></text:p>
        <text:p text:style-name="P6"><text:span text:style-name="T2">asbābbāzi </text:span><text:span text:style-name="T4">Spielzeug n</text:span></text:p>
        <text:p text:style-name="P6"><text:span text:style-name="T2">avvaliye </text:span><text:span text:style-name="T4">primär; initial; ursprünglich</text:span></text:p>
        <text:p text:style-name="P6"><text:span text:style-name="T2">āzādi </text:span><text:span text:style-name="T4">Freiheit f</text:span></text:p>
        <text:p text:style-name="P1"><text:span text:style-name="T2">bānd </text:span><text:span text:style-name="T4">Gepäckband m; Band m; Verband</text:span><text:span text:style-name="T2"> </text:span><text:span text:style-name="T4">m</text:span></text:p>
        <text:p text:style-name="P6"><text:span text:style-name="T2">bāqbān </text:span><text:span text:style-name="T4">Gärtner(in f) m</text:span></text:p>
        <text:p text:style-name="P6"><text:soft-page-break/><text:span text:style-name="T2">bardāšt </text:span><text:span text:style-name="T4">Eindruck m</text:span></text:p>
        <text:p text:style-name="P1"><text:span text:style-name="T2">bastan (band) </text:span><text:span text:style-name="T4">schließen; einpacken;</text:span><text:span text:style-name="T2"> </text:span><text:span text:style-name="T4">sperren</text:span></text:p>
        <text:p text:style-name="P1"><text:span text:style-name="T2">bātajrobe </text:span><text:span text:style-name="T4">erfahren</text:span></text:p>
        <text:p text:style-name="P3"><text:span text:style-name="T2">bā</text:span><text:span text:style-name="T8">z</text:span><text:span text:style-name="T2"> kardan (kon) </text:span><text:span text:style-name="T4">öffnen; eröffnen;</text:span><text:span text:style-name="T2"> </text:span><text:span text:style-name="T4">auspacken</text:span></text:p>
        <text:p text:style-name="P6"><text:span text:style-name="T2">bāzikon </text:span><text:span text:style-name="T4">Spieler(in f) m</text:span></text:p>
        <text:p text:style-name="P6"><text:span text:style-name="T2">bāzpors </text:span><text:span text:style-name="T4">Befrager m</text:span></text:p>
        <text:p text:style-name="P6"><text:span text:style-name="T2">b</text:span><text:span text:style-name="T8">e</text:span><text:span text:style-name="T2"> zamin nešastan (nešin) </text:span><text:span text:style-name="T4">landen</text:span></text:p>
        <text:p text:style-name="P6"><text:span text:style-name="T2">bedāhenavāzi </text:span><text:span text:style-name="T4">Improvisation f</text:span></text:p>
        <text:p text:style-name="P6"><text:span text:style-name="T2">benām </text:span><text:span text:style-name="T4">berühmt</text:span></text:p>
        <text:p text:style-name="P6"><text:span text:style-name="T2">biadab </text:span><text:span text:style-name="T4">unhöflich</text:span></text:p>
        <text:p text:style-name="P6"><text:span text:style-name="T2">binā </text:span><text:span text:style-name="T4">sehend</text:span></text:p>
        <text:p text:style-name="P6"><text:span text:style-name="T2">bord </text:span><text:span text:style-name="T4">Gewinn m; Sieg m; Reichweite f</text:span></text:p>
        <text:p text:style-name="P6"><text:span text:style-name="T2">bozorgi </text:span><text:span text:style-name="T4">Größe f</text:span></text:p>
        <text:p text:style-name="P1"><text:span text:style-name="T2">ciredast </text:span><text:span text:style-name="T4">geschickt</text:span></text:p>
        <text:p text:style-name="P1"><text:span text:style-name="T2">daf </text:span><text:span text:style-name="T4">Schellentrommel f</text:span></text:p>
        <text:p text:style-name="P6"><text:span text:style-name="T2">daftarce </text:span><text:span text:style-name="T4">Block m; Schreibblock m</text:span></text:p>
        <text:p text:style-name="P6"><text:span text:style-name="T2">dānā </text:span><text:span text:style-name="T4">weise; wissend</text:span></text:p>
        <text:p text:style-name="P6"><text:span text:style-name="T2">darbār </text:span><text:span text:style-name="T4">Hof m</text:span></text:p>
        <text:p text:style-name="P6"><text:span text:style-name="T2">daryāft </text:span><text:span text:style-name="T4">Empfang m</text:span></text:p>
        <text:p text:style-name="P6"><text:span text:style-name="T2">dastgāh </text:span><text:span text:style-name="T4">Gerät n; persischer Musikbegriff</text:span></text:p>
        <text:p text:style-name="P6"><text:span text:style-name="T2">deldāri dādan (deh) </text:span><text:span text:style-name="T4">trösten</text:span></text:p>
        <text:p text:style-name="P1"><text:span text:style-name="T2">divāne </text:span><text:span text:style-name="T4">verrückt</text:span></text:p>
        <text:p text:style-name="P6"><text:span text:style-name="T2">espāniyāyi </text:span><text:span text:style-name="T4">Spanier(in f) m; spanisch</text:span></text:p>
        <text:p text:style-name="P6"><text:span text:style-name="T2">forud </text:span><text:span text:style-name="T4">Abstieg m; Landung f</text:span></text:p>
        <text:p text:style-name="P6"><text:span text:style-name="T2">foru</text:span><text:span text:style-name="T8">d</text:span><text:span text:style-name="T2"> āmadan (ā) </text:span><text:span text:style-name="T4">landen</text:span></text:p>
        <text:p text:style-name="P6"><text:span text:style-name="T2">gomrok </text:span><text:span text:style-name="T4">Zoll m</text:span></text:p>
        <text:p text:style-name="P6"><text:span text:style-name="T2">gomroki </text:span><text:span text:style-name="T4">Zoll m; Zoll‐</text:span></text:p>
        <text:p text:style-name="P6"><text:span text:style-name="T2">gorosnegi </text:span><text:span text:style-name="T4">Hunger m</text:span></text:p>
        <text:p text:style-name="P6"><text:span text:style-name="T2">gostare</text:span><text:span text:style-name="T8">š</text:span><text:span text:style-name="T2"> yāftan (yāb) </text:span><text:span text:style-name="T4">sich verbreiten</text:span></text:p>
        <text:p text:style-name="P6"><text:span text:style-name="T2">gozārešgar </text:span><text:span text:style-name="T4">Reporter(in f) m</text:span></text:p>
        <text:p text:style-name="P1"><text:span text:style-name="T2">guyande </text:span><text:span text:style-name="T4">Ansager(in f) m; Sprecher(in f)</text:span><text:span text:style-name="T2"> </text:span><text:span text:style-name="T4">m</text:span></text:p>
        <text:p text:style-name="P6"><text:span text:style-name="T2">honarkade </text:span><text:span text:style-name="T4">Studio n; Atelier n</text:span></text:p>
        <text:p text:style-name="P6"><text:span text:style-name="T2">ist </text:span><text:span text:style-name="T4">Stopp m; Halt m</text:span></text:p>
        <text:p text:style-name="P6"><text:span text:style-name="T2">kamānce </text:span><text:span text:style-name="T4">Geige f</text:span></text:p>
        <text:p text:style-name="P6"><text:span text:style-name="T2">kāmyāb </text:span><text:span text:style-name="T4">erfolgreich; glücklich</text:span></text:p>
        <text:p text:style-name="P6"><text:span text:style-name="T2">ma’mur </text:span><text:span text:style-name="T4">Beauftragte m; Agent m</text:span></text:p>
        <text:p text:style-name="P6"><text:span text:style-name="T2">mafhum </text:span><text:span text:style-name="T4">Konzept n; Begriff m; Sinn m;</text:span><text:span text:style-name="T2"> </text:span><text:span text:style-name="T4">Bedeutung f</text:span></text:p>
        <text:p text:style-name="P6"><text:span text:style-name="T2">mānand‐e </text:span><text:span text:style-name="T4">ähnlich; wie</text:span></text:p>
        <text:p text:style-name="P6"><text:span text:style-name="T2">moāf </text:span><text:span text:style-name="T4">ausgenommen; befreit</text:span></text:p>
        <text:p text:style-name="P6"><text:span text:style-name="T2">mohtaram </text:span><text:span text:style-name="T4">ehrenwert</text:span></text:p>
        <text:p text:style-name="P6"><text:span text:style-name="T2">namakdān </text:span><text:span text:style-name="T4">Salzstreuer m</text:span></text:p>
        <text:p text:style-name="P6"><text:span text:style-name="T2">naxeyr </text:span><text:span text:style-name="T4">nein</text:span></text:p>
        <text:p text:style-name="P1"><text:span text:style-name="T2">neveštār </text:span><text:span text:style-name="T4">Artikel m; Beitrag m; Schreiben</text:span><text:span text:style-name="T2"> </text:span><text:span text:style-name="T4">n; Text m</text:span></text:p>
        <text:p text:style-name="P6"><text:span text:style-name="T2">ney </text:span><text:span text:style-name="T4">Flöte f; Strohhalm m</text:span></text:p>
        <text:p text:style-name="P6"><text:span text:style-name="T2">pardāxt </text:span><text:span text:style-name="T4">Bezahlung f; Zahlung f</text:span></text:p>
        <text:p text:style-name="P6"><text:span text:style-name="T2">pardāx</text:span><text:span text:style-name="T8">t</text:span><text:span text:style-name="T2"> kardan (kon) </text:span><text:span text:style-name="T4">bezahlen; zahlen</text:span></text:p>
        <text:p text:style-name="P6"><text:span text:style-name="T2">pasraft </text:span><text:span text:style-name="T4">Regress m; Rückschritt m</text:span></text:p>
        <text:p text:style-name="P6"><text:span text:style-name="T2">paxš </text:span><text:span text:style-name="T4">Verteilung f; Ausstrahlung f</text:span></text:p>
        <text:p text:style-name="P6"><text:span text:style-name="T2">pesarak </text:span><text:span text:style-name="T4">Bursche m; Kerlchen n</text:span></text:p>
        <text:p text:style-name="P6"><text:span text:style-name="T2">pišpardāxt </text:span><text:span text:style-name="T4">Anzahlung f; Vorauszahlung f</text:span></text:p>
        <text:p text:style-name="P6"><text:span text:style-name="T2">poxte </text:span><text:span text:style-name="T4">gekocht</text:span></text:p>
        <text:p text:style-name="P6"><text:span text:style-name="T2">qābelemolāheze </text:span><text:span text:style-name="T4">signifikant; beträchtlich</text:span></text:p>
        <text:p text:style-name="P6"><text:span text:style-name="T2">qateāt </text:span><text:span text:style-name="T4">Teile pl; Ersatzteile pl</text:span></text:p>
        <text:p text:style-name="P3"><text:span text:style-name="T2">qateāt‐</text:span><text:span text:style-name="T8">e</text:span><text:span text:style-name="T2"> taškildehande </text:span><text:span text:style-name="T4">Komponenten</text:span><text:span text:style-name="T2"> </text:span><text:span text:style-name="T4">pl; Elemente pl</text:span></text:p>
        <text:p text:style-name="P6"><text:span text:style-name="T2">ravān </text:span><text:span text:style-name="T4">fließend; Seele f</text:span></text:p>
        <text:p text:style-name="P6"><text:span text:style-name="T2">ruzāne </text:span><text:span text:style-name="T4">täglich</text:span></text:p>
        <text:p text:style-name="P6"><text:soft-page-break/><text:span text:style-name="T2">samfoni </text:span><text:span text:style-name="T4">Symphonie f</text:span></text:p>
        <text:p text:style-name="P6"><text:span text:style-name="T2">santur </text:span><text:span text:style-name="T4">iranisches Hackbrett n</text:span></text:p>
        <text:p text:style-name="P6"><text:span text:style-name="T2">šast </text:span><text:span text:style-name="T4">sechzig; Daumen m</text:span></text:p>
        <text:p text:style-name="P6"><text:span text:style-name="T2">šaxsi </text:span><text:span text:style-name="T4">privat; persönlich; zivil</text:span></text:p>
        <text:p text:style-name="P6"><text:span text:style-name="T2">sowqāti </text:span><text:span text:style-name="T4">Souvenir n</text:span></text:p>
        <text:p text:style-name="P9"><text:span text:style-name="T2">tahvi</text:span><text:span text:style-name="T8">l</text:span><text:span text:style-name="T2"> gereftan (gir) </text:span><text:span text:style-name="T4">in Empfang</text:span><text:span text:style-name="T2"> </text:span><text:span text:style-name="T4">nehmen; empfangen</text:span></text:p>
        <text:p text:style-name="P9"><text:span text:style-name="T2">tamāšāgar </text:span><text:span text:style-name="T4">Zuschauer(in f) m</text:span></text:p>
        <text:p text:style-name="P6"><text:span text:style-name="T2">taški</text:span><text:span text:style-name="T8">l</text:span><text:span text:style-name="T2"> šodan (šav, šow) </text:span><text:span text:style-name="T4">bestehen</text:span></text:p>
        <text:p text:style-name="P6"><text:span text:style-name="T2">tulāni </text:span><text:span text:style-name="T4">lang</text:span></text:p>
        <text:p text:style-name="P3"><text:span text:style-name="T2">vāgozā</text:span><text:span text:style-name="T8">r</text:span><text:span text:style-name="T2"> kardan (kon) </text:span><text:span text:style-name="T4">überlassen;</text:span><text:span text:style-name="T2"> </text:span><text:span text:style-name="T4">verlieren</text:span></text:p>
        <text:p text:style-name="P6"><text:span text:style-name="T2">varzešgāh </text:span><text:span text:style-name="T4">Stadion n</text:span></text:p>
        <text:p text:style-name="P6"><text:span text:style-name="T2">xallāqiyat </text:span><text:span text:style-name="T4">Kreativität f</text:span></text:p>
        <text:p text:style-name="P3"><text:span text:style-name="T2">xāternešā</text:span><text:span text:style-name="T8">n</text:span><text:span text:style-name="T2"> kardan (kon) </text:span><text:span text:style-name="T4">anmerken;</text:span><text:span text:style-name="T2"> </text:span><text:span text:style-name="T4">bemerken</text:span></text:p>
        <text:p text:style-name="P1"><text:span text:style-name="T2">yekmeqdār </text:span><text:span text:style-name="T4">etwas; ein wenig</text:span></text:p>
        <text:p text:style-name="P5"><text:span text:style-name="T1">Dars-e</text:span> 24</text:p>
        <text:p text:style-name="P1"><text:span text:style-name="T2">ābanbār </text:span><text:span text:style-name="T4">Zisterne f</text:span></text:p>
        <text:p text:style-name="P6"><text:span text:style-name="T2">āberu </text:span><text:span text:style-name="T4">Ansehen n; Ehre f; Ruf m</text:span></text:p>
        <text:p text:style-name="P6"><text:span text:style-name="T2">ahammiyat </text:span><text:span text:style-name="T4">Bedeutung f; Wichtigkeit f</text:span></text:p>
        <text:p text:style-name="P6"><text:span text:style-name="T2">ānmowqe’ </text:span><text:span text:style-name="T4">zu dem Zeitpunkt; damals;</text:span><text:span text:style-name="T2"> </text:span><text:span text:style-name="T4">dann</text:span></text:p>
        <text:p text:style-name="P3"><text:span text:style-name="T2">arz</text:span><text:span text:style-name="T8">e</text:span><text:span text:style-name="T2"> kardan (kon) </text:span><text:span text:style-name="T4">anbieten</text:span></text:p>
        <text:p text:style-name="P3"><text:span text:style-name="T2">a</text:span><text:span text:style-name="T8">z</text:span><text:span text:style-name="T2"> taraf‐e </text:span><text:span text:style-name="T4">seitens;‐im Namen von;‐im</text:span><text:span text:style-name="T2"> </text:span><text:span text:style-name="T4">Auftrag von</text:span></text:p>
        <text:p text:style-name="P1"><text:span text:style-name="T2">badandiš </text:span><text:span text:style-name="T4">böswillig</text:span></text:p>
        <text:p text:style-name="P1"><text:span text:style-name="T2">bāzigar </text:span><text:span text:style-name="T4">Artist m; Darsteller(in f) m;</text:span><text:span text:style-name="T2"> </text:span><text:span text:style-name="T4">Schauspieler(in f) m</text:span></text:p>
        <text:p text:style-name="P3"><text:span text:style-name="T2">b</text:span><text:span text:style-name="T8">e</text:span><text:span text:style-name="T2"> in zudi </text:span><text:span text:style-name="T4">so früh</text:span></text:p>
        <text:p text:style-name="P3"><text:span text:style-name="T2">b</text:span><text:span text:style-name="T8">e</text:span><text:span text:style-name="T2"> tavāfoq residan (res) </text:span><text:span text:style-name="T4">sich einigen;</text:span><text:span text:style-name="T2"> </text:span><text:span text:style-name="T4">eine Einigung erzielen</text:span></text:p>
        <text:p text:style-name="P6"><text:span text:style-name="T2">belitforuš </text:span><text:span text:style-name="T4">Ticketverkäufer m</text:span></text:p>
        <text:p text:style-name="P6"><text:span text:style-name="T2">bolandgu </text:span><text:span text:style-name="T4">Lautsprecher m</text:span></text:p>
        <text:p text:style-name="P6"><text:span text:style-name="T2">bordobāxt </text:span><text:span text:style-name="T4">Sieg und Niederlage</text:span></text:p>
        <text:p text:style-name="P6"><text:span text:style-name="T2">cāne zadan (zan) </text:span><text:span text:style-name="T4">feilschen</text:span></text:p>
        <text:p text:style-name="P6"><text:span text:style-name="T2">cānezani </text:span><text:span text:style-name="T4">Feilschen n</text:span></text:p>
        <text:p text:style-name="P1"><text:span text:style-name="T2">dahe </text:span><text:span text:style-name="T4">Jahrzehnt n</text:span></text:p>
        <text:p text:style-name="P7"><text:span text:style-name="T2">dardesar </text:span><text:span text:style-name="T4">Ärger m; Schwierigkeit f</text:span></text:p>
        <text:p text:style-name="P7"><text:span text:style-name="T2">dāstānnevis </text:span><text:span text:style-name="T4">Romanautor m</text:span></text:p>
        <text:p text:style-name="P7"><text:span text:style-name="T2">dastband </text:span><text:span text:style-name="T4">Armband n; Handschellen pl</text:span></text:p>
        <text:p text:style-name="P7"><text:span text:style-name="T2">dāvar </text:span><text:span text:style-name="T4">Schiedsrichter m</text:span></text:p>
        <text:p text:style-name="P1"><text:span text:style-name="T2">dolā </text:span><text:span text:style-name="T4">doppelt; zweilagig</text:span></text:p>
        <text:p text:style-name="P7"><text:span text:style-name="T2">ezdevāj </text:span><text:span text:style-name="T4">Ehe f; Heirat f; Hochzeit f</text:span></text:p>
        <text:p text:style-name="P7"><text:span text:style-name="T2">fāreqottahsil </text:span><text:span text:style-name="T4">Hochschulabsolvent(in f)</text:span><text:span text:style-name="T2"> </text:span><text:span text:style-name="T4">m</text:span></text:p>
        <text:p text:style-name="P7"><text:span text:style-name="T2">filmbardāri </text:span><text:span text:style-name="T4">Filmaufnahme f</text:span></text:p>
        <text:p text:style-name="P7"><text:span text:style-name="T2">filmsāz </text:span><text:span text:style-name="T4">Filmemacher m</text:span></text:p>
        <text:p text:style-name="P7"><text:span text:style-name="T2">forušande </text:span><text:span text:style-name="T4">Verkäufer(in f) m</text:span></text:p>
        <text:p text:style-name="P1"><text:span text:style-name="T2">goftogu </text:span><text:span text:style-name="T4">Dialog m; Gespräch n; Interview</text:span><text:span text:style-name="T2"> </text:span><text:span text:style-name="T4">n</text:span></text:p>
        <text:p text:style-name="P1"><text:span text:style-name="T2">hey’at </text:span><text:span text:style-name="T4">Gremium n; Kommission f;</text:span><text:span text:style-name="T2"> </text:span><text:span text:style-name="T4">Komitee n</text:span></text:p>
        <text:p text:style-name="P1"><text:span text:style-name="T2">hozur </text:span><text:span text:style-name="T4">Anwesenheit f</text:span></text:p>
        <text:p text:style-name="P7"><text:span text:style-name="T2">jal</text:span><text:span text:style-name="T8">b</text:span><text:span text:style-name="T2"> kardan (kon) </text:span><text:span text:style-name="T4">anziehen</text:span></text:p>
        <text:p text:style-name="P7"><text:span text:style-name="T2">jašnvāre </text:span><text:span text:style-name="T4">Festival n</text:span></text:p>
        <text:p text:style-name="P7"><text:span text:style-name="T2">javāyez </text:span><text:span text:style-name="T4">Preise pl</text:span></text:p>
        <text:p text:style-name="P7"><text:span text:style-name="T2">jodāyi </text:span><text:span text:style-name="T4">Trennung f; Scheidung f</text:span></text:p>
        <text:p text:style-name="P7"><text:span text:style-name="T2">jozv(‐e) </text:span><text:span text:style-name="T4">Teil m; unter</text:span></text:p>
        <text:p text:style-name="P7"><text:span text:style-name="T2">kamhowsele </text:span><text:span text:style-name="T4">ungeduldig</text:span></text:p>
        <text:p text:style-name="P7"><text:span text:style-name="T2">kamrang </text:span><text:span text:style-name="T4">blass</text:span></text:p>
        <text:p text:style-name="P7"><text:span text:style-name="T2">kārgardān </text:span><text:span text:style-name="T4">Regisseur(in f) m</text:span></text:p>
        <text:p text:style-name="P7"><text:span text:style-name="T2">ketābforuš </text:span><text:span text:style-name="T4">Buchhändler(in f) m</text:span></text:p>
        <text:p text:style-name="P7"><text:span text:style-name="T2">lož </text:span><text:span text:style-name="T4">Loge f</text:span></text:p>
        <text:p text:style-name="P7"><text:span text:style-name="T2">maqāze </text:span><text:span text:style-name="T4">Geschäft n; Laden m</text:span></text:p>
        <text:p text:style-name="P7"><text:span text:style-name="T2">matrah </text:span><text:span text:style-name="T4">bedeutend; vorgeschlagen</text:span></text:p>
        <text:p text:style-name="P7"><text:soft-page-break/><text:span text:style-name="T2">mo’tabar </text:span><text:span text:style-name="T4">glaubwürdig; verlässlich; gültig</text:span></text:p>
        <text:p text:style-name="P7"><text:span text:style-name="T2">moddatzamān </text:span><text:span text:style-name="T4">Laufzeit f; Dauer f</text:span></text:p>
        <text:p text:style-name="P7"><text:span text:style-name="T2">montaqed </text:span><text:span text:style-name="T4">Kritiker(in f) m</text:span></text:p>
        <text:p text:style-name="P7"><text:span text:style-name="T2">mostamar </text:span><text:span text:style-name="T4">kontinuierlich</text:span></text:p>
        <text:p text:style-name="P7"><text:span text:style-name="T2">movaffaqiyatāmiz </text:span><text:span text:style-name="T4">erfolgreich</text:span></text:p>
        <text:p text:style-name="P7"><text:span text:style-name="T2">mowredenazar </text:span><text:span text:style-name="T4">gewünscht; beabsichtigt</text:span></text:p>
        <text:p text:style-name="P1"><text:span text:style-name="T2">nešāne </text:span><text:span text:style-name="T4">Anzeichen n; Hinweis m; Symbol</text:span><text:span text:style-name="T2"> </text:span><text:span text:style-name="T4">n</text:span></text:p>
        <text:p text:style-name="P7"><text:span text:style-name="T2">peyvaste </text:span><text:span text:style-name="T4">kontinuierlich</text:span></text:p>
        <text:p text:style-name="P7"><text:span text:style-name="T2">poršomār </text:span><text:span text:style-name="T4">zahlreich</text:span></text:p>
        <text:p text:style-name="P7"><text:span text:style-name="T2">porzarqobarq </text:span><text:span text:style-name="T4">glänzend</text:span></text:p>
        <text:p text:style-name="P7"><text:span text:style-name="T2">poxtopaz </text:span><text:span text:style-name="T4">Kochen n</text:span></text:p>
        <text:p text:style-name="P7"><text:span text:style-name="T2">qulpeykar </text:span><text:span text:style-name="T4">gigantisch; riesig</text:span></text:p>
        <text:p text:style-name="P7"><text:span text:style-name="T2">rošd </text:span><text:span text:style-name="T4">Wachstum n; Zunahme f</text:span></text:p>
        <text:p text:style-name="P7"><text:span text:style-name="T2">sadhā </text:span><text:span text:style-name="T4">Hunderte m/pl</text:span></text:p>
        <text:p text:style-name="P7"><text:span text:style-name="T2">sālāne </text:span><text:span text:style-name="T4">jährlich</text:span></text:p>
        <text:p text:style-name="P7"><text:span text:style-name="T2">san’at </text:span><text:span text:style-name="T4">Industrie f</text:span></text:p>
        <text:p text:style-name="P7"><text:span text:style-name="T2">sāns </text:span><text:span text:style-name="T4">Kinovorstellung f</text:span></text:p>
        <text:p text:style-name="P7"><text:span text:style-name="T2">saranjām </text:span><text:span text:style-name="T4">endlich; schließlich</text:span></text:p>
        <text:p text:style-name="P7"><text:span text:style-name="T2">sarosedā </text:span><text:span text:style-name="T4">Krach m; lärm m</text:span></text:p>
        <text:p text:style-name="P7"><text:span text:style-name="T2">sarovaz’ </text:span><text:span text:style-name="T4">Outfit n</text:span></text:p>
        <text:p text:style-name="P7"><text:span text:style-name="T2">seguš </text:span><text:span text:style-name="T4">Dreieck n; dreieckig</text:span></text:p>
        <text:p text:style-name="P7"><text:span text:style-name="T2">sinamāgar </text:span><text:span text:style-name="T4">Filmemacher m</text:span></text:p>
        <text:p text:style-name="P7"><text:span text:style-name="T2">šokufā </text:span><text:span text:style-name="T4">florierend; blühend</text:span></text:p>
        <text:p text:style-name="P7"><text:span text:style-name="T2">ta’m </text:span><text:span text:style-name="T4">Geschmack m</text:span></text:p>
        <text:p text:style-name="P7"><text:span text:style-name="T2">tahiyekonande </text:span><text:span text:style-name="T4">Produzent m</text:span></text:p>
        <text:p text:style-name="P7"><text:span text:style-name="T2">talāforuš </text:span><text:span text:style-name="T4">Juwelier m</text:span></text:p>
        <text:p text:style-name="P7"><text:span text:style-name="T2">tavāfoq </text:span><text:span text:style-name="T4">Einigung f</text:span></text:p>
        <text:p text:style-name="P1"><text:span text:style-name="T2">tizhuš </text:span><text:span text:style-name="T4">scharfsinnig</text:span></text:p>
        <text:p text:style-name="P7"><text:span text:style-name="T2">xandeāvar </text:span><text:span text:style-name="T4">lustig; komisch; witzig</text:span></text:p>
        <text:p text:style-name="P7"><text:span text:style-name="T2">xolāse </text:span><text:span text:style-name="T4">Zusammenfassung f</text:span></text:p>
        <text:p text:style-name="P7"><text:span text:style-name="T2">xošandām </text:span><text:span text:style-name="T4">formschön; ansehnlich</text:span></text:p>
        <text:p text:style-name="P7"><text:span text:style-name="T2">zadoxord </text:span><text:span text:style-name="T4">Schlägerei f</text:span></text:p>
        <text:p text:style-name="P2"><text:span text:style-name="T2">zeytun </text:span><text:span text:style-name="T4">Olive f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07in" fo:margin-bottom="0.402in" fo:margin-left="0.5972in" fo:margin-right="0.5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2T08:06:45.153612534</dc:date>
    <meta:editing-duration>PT1H20M13S</meta:editing-duration>
    <meta:editing-cycles>15</meta:editing-cycles>
    <meta:document-statistic meta:table-count="0" meta:image-count="0" meta:object-count="0" meta:page-count="43" meta:paragraph-count="2385" meta:word-count="9356" meta:character-count="58418" meta:non-whitespace-character-count="51447"/>
  </office:meta>
</office:document-meta>
</file>